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1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1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2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4"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35"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3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3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39"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0"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4"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8"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5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2"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3"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4"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5"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0"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1"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3"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4"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66"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6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6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7"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78"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79"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0"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1" style:family="paragraph" style:parent-style-name="Standard">
      <style:paragraph-properties fo:margin-left="0cm" fo:margin-right="0cm" fo:text-align="justify" style:justify-single-word="false" fo:text-indent="0cm" style:auto-text-indent="false" style:text-autospace="none"/>
    </style:style>
    <style:style style:name="P1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84"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8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8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9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9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9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19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8" style:family="paragraph" style:parent-style-name="Standard">
      <style:paragraph-properties fo:margin-left="0cm" fo:margin-right="0cm" fo:text-align="start" style:justify-single-word="false" fo:text-indent="0cm" style:auto-text-indent="false" style:text-autospace="none"/>
    </style:style>
    <style:style style:name="P19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0"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0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04"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5"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06"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07"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8"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09"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1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1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1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2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22"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3"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2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2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9"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30"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1"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32"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3"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4" style:family="paragraph" style:parent-style-name="Standard" style:list-style-name="L1">
      <style:paragraph-properties fo:text-align="justify" style:justify-single-word="false"/>
      <style:text-properties fo:font-size="14pt" style:font-size-asian="14pt" style:font-size-complex="14pt"/>
    </style:style>
    <style:style style:name="P235"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36" style:family="paragraph" style:parent-style-name="Standard" style:list-style-name="L8">
      <style:paragraph-properties fo:text-align="justify" style:justify-single-word="false" style:text-autospace="none"/>
    </style:style>
    <style:style style:name="P237" style:family="paragraph" style:parent-style-name="Standard" style:list-style-name="L10">
      <style:paragraph-properties fo:text-align="justify" style:justify-single-word="false" style:text-autospace="none"/>
    </style:style>
    <style:style style:name="P238"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9"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0"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1"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2"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3"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44"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45" style:family="paragraph" style:parent-style-name="Standard" style:list-style-name="L11">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6"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7"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48"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49"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50"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51"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52"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5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54"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5"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56"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7"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5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6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6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6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6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6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67"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68"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9"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70" style:family="paragraph" style:parent-style-name="Standard" style:list-style-name="L14">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7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7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7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7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77" style:family="paragraph" style:parent-style-name="Standard" style:list-style-name="">
      <style:paragraph-properties fo:margin-left="0cm" fo:margin-right="0cm" fo:text-align="start" style:justify-single-word="false" fo:text-indent="0cm" style:auto-text-indent="false" style:text-autospace="none"/>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278"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normal" style:text-underline-style="none" style:font-size-asian="13pt" style:font-style-asian="normal" style:font-size-complex="13pt" style:font-style-complex="normal"/>
    </style:style>
    <style:style style:name="T10"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3" style:family="text">
      <style:text-properties fo:font-size="13pt" fo:font-style="italic" fo:font-weight="normal" style:font-size-asian="13pt" style:font-weight-asian="normal" style:font-size-complex="13pt" style:font-weight-complex="normal"/>
    </style:style>
    <style:style style:name="T14" style:family="text">
      <style:text-properties fo:font-size="13pt" fo:font-style="italic" style:font-size-asian="13pt" style:font-style-asian="italic" style:font-size-complex="13pt" style:font-style-complex="italic"/>
    </style:style>
    <style:style style:name="T15" style:family="text">
      <style:text-properties fo:font-size="13pt" fo:font-style="italic" style:text-underline-style="none" style:font-size-asian="13pt" style:font-style-asian="italic" style:font-size-complex="13pt" style:font-style-complex="italic"/>
    </style:style>
    <style:style style:name="T16"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5pt" style:font-size-asian="15pt" style:font-size-complex="15pt"/>
    </style:style>
    <style:style style:name="T19" style:family="text">
      <style:text-properties fo:color="#000000"/>
    </style:style>
    <style:style style:name="T20" style:family="text">
      <style:text-properties fo:color="#000000" style:font-name="Courier New"/>
    </style:style>
    <style:style style:name="T2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 fo:font-size="10pt" fo:font-style="normal" style:font-size-asian="10pt" style:font-style-asian="normal" style:font-size-complex="10pt" style:font-style-complex="normal"/>
    </style:style>
    <style:style style:name="T24" style:family="text">
      <style:text-properties fo:color="#000000" style:font-name="Courier New" fo:font-size="10pt" style:font-size-asian="10pt" style:font-size-complex="10pt"/>
    </style:style>
    <style:style style:name="T25" style:family="text">
      <style:text-properties fo:color="#000000" style:font-name="Courier New" fo:font-size="10pt" fo:font-weight="normal" style:font-size-asian="10pt" style:font-weight-asian="normal" style:font-size-complex="10pt" style:font-weight-complex="normal"/>
    </style:style>
    <style:style style:name="T26"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9"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0" style:family="text">
      <style:text-properties fo:color="#000000" style:font-name="Courier New" fo:font-style="normal" fo:font-weight="normal" style:font-style-asian="normal" style:font-weight-asian="normal" style:font-style-complex="normal" style:font-weight-complex="normal"/>
    </style:style>
    <style:style style:name="T31"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2" style:family="text">
      <style:text-properties fo:color="#000000" style:font-name="Courier New" fo:font-style="normal" fo:font-weight="bold" style:font-style-asian="normal" style:font-weight-asian="bold" style:font-style-complex="normal" style:font-weight-complex="bold"/>
    </style:style>
    <style:style style:name="T33"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4" style:family="text">
      <style:text-properties fo:color="#000000" style:font-name="Courier New" style:font-name-asian="Courier New" style:font-name-complex="Courier New"/>
    </style:style>
    <style:style style:name="T35" style:family="text">
      <style:text-properties fo:color="#000000" style:font-name="Courier New" fo:font-weight="bold" style:font-weight-asian="bold" style:font-weight-complex="bold"/>
    </style:style>
    <style:style style:name="T36"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7"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8" style:family="text">
      <style:text-properties fo:color="#000000" style:font-name="Courier New" fo:font-weight="normal" style:font-weight-asian="normal" style:font-weight-complex="normal"/>
    </style:style>
    <style:style style:name="T39"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2"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3" style:family="text">
      <style:text-properties fo:color="#000000" style:font-name="Courier New" fo:font-size="8pt" fo:font-weight="normal" style:font-size-asian="8pt" style:font-weight-asian="normal" style:font-size-complex="8pt" style:font-weight-complex="normal"/>
    </style:style>
    <style:style style:name="T44" style:family="text">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45" style:family="text">
      <style:text-properties fo:color="#000000" style:font-name="Courier New" fo:font-size="8pt" fo:font-style="italic" fo:font-weight="normal" style:font-size-asian="8pt" style:font-style-asian="italic" style:font-weight-asian="normal" style:font-size-complex="8pt" style:font-style-complex="italic" style:font-weight-complex="normal"/>
    </style:style>
    <style:style style:name="T46" style:family="text">
      <style:text-properties fo:color="#000000" style:font-name="Times New Roman"/>
    </style:style>
    <style:style style:name="T47"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8"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9"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51"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2"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3"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4" style:family="text">
      <style:text-properties fo:color="#000000" style:font-name="Times New Roman" fo:font-size="13pt" fo:font-style="normal" style:font-size-asian="13pt" style:font-style-asian="normal" style:font-size-complex="13pt" style:font-style-complex="normal"/>
    </style:style>
    <style:style style:name="T55"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6"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7"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8" style:family="text">
      <style:text-properties fo:color="#000000" style:font-name="Times New Roman" fo:font-size="13pt" fo:font-style="normal" style:text-underline-style="none" style:font-size-asian="13pt" style:font-style-asian="normal" style:font-size-complex="13pt" style:font-style-complex="normal"/>
    </style:style>
    <style:style style:name="T59"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6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6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2"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3"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4"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5"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6"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7"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8"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69"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70" style:family="text">
      <style:text-properties fo:color="#000000" style:font-name="Times New Roman" fo:font-size="13pt" fo:font-style="italic" style:text-underline-style="none" style:font-size-asian="13pt" style:font-style-asian="italic" style:font-size-complex="13pt" style:font-style-complex="italic"/>
    </style:style>
    <style:style style:name="T71"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2" style:family="text">
      <style:text-properties fo:color="#000000" style:font-name="Times New Roman" fo:font-size="13pt" fo:font-weight="normal" style:font-size-asian="13pt" style:font-weight-asian="normal" style:font-size-complex="13pt" style:font-weight-complex="normal"/>
    </style:style>
    <style:style style:name="T73" style:family="text">
      <style:text-properties fo:color="#000000" style:font-name="Times New Roman" fo:font-size="13pt" style:font-size-asian="13pt" style:font-size-complex="13pt"/>
    </style:style>
    <style:style style:name="T74"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5"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6" style:family="text">
      <style:text-properties fo:color="#000000" style:font-name="Times New Roman" fo:font-style="normal" fo:font-weight="normal" style:font-style-asian="normal" style:font-weight-asian="normal" style:font-style-complex="normal" style:font-weight-complex="normal"/>
    </style:style>
    <style:style style:name="T77" style:family="text">
      <style:text-properties fo:color="#000000" style:font-name="Times New Roman" fo:font-style="normal" fo:font-weight="normal" style:font-style-asian="normal" style:font-weight-asian="normal" style:font-style-complex="normal" style:font-weight-complex="bold"/>
    </style:style>
    <style:style style:name="T78" style:family="text">
      <style:text-properties fo:color="#000000" style:font-name="Times New Roman" fo:font-style="normal" style:font-name-asian="Courier New" style:font-style-asian="normal" style:font-name-complex="Courier New" style:font-style-complex="normal"/>
    </style:style>
    <style:style style:name="T79"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80"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81"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2" style:family="text">
      <style:text-properties fo:color="#000000" style:font-name="Times New Roman" fo:font-style="normal" style:font-style-asian="normal" style:font-style-complex="normal"/>
    </style:style>
    <style:style style:name="T83"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4"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5"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6" style:family="text">
      <style:text-properties fo:color="#000000" style:font-name="Times New Roman" fo:font-size="12pt" fo:font-style="italic" style:text-underline-style="none" style:font-size-asian="12pt" style:font-style-asian="italic" style:font-size-complex="12pt" style:font-style-complex="italic"/>
    </style:style>
    <style:style style:name="T87" style:family="text">
      <style:text-properties fo:color="#000000" style:font-name="Times New Roman" fo:font-size="12pt" fo:font-style="italic" style:font-size-asian="12pt" style:font-style-asian="italic" style:font-size-complex="12pt" style:font-style-complex="italic"/>
    </style:style>
    <style:style style:name="T88"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9" style:family="text">
      <style:text-properties fo:color="#000000" style:font-name="Times New Roman" fo:font-size="12pt" style:font-size-asian="12pt" style:font-size-complex="12pt"/>
    </style:style>
    <style:style style:name="T90"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91" style:family="text">
      <style:text-properties fo:color="#000000" style:font-name="Times New Roman" fo:font-style="italic" fo:font-weight="normal" style:font-style-asian="italic" style:font-weight-asian="normal" style:font-style-complex="italic" style:font-weight-complex="normal"/>
    </style:style>
    <style:style style:name="T92"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3"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4"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5" style:family="text">
      <style:text-properties fo:color="#000000" style:font-name="Times New Roman" fo:font-size="14pt" fo:font-style="normal" style:font-size-asian="14pt" style:font-style-asian="normal" style:font-size-complex="14pt" style:font-style-complex="normal"/>
    </style:style>
    <style:style style:name="T96"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7" style:family="text">
      <style:text-properties fo:color="#000000" style:font-name="Times New Roman" fo:font-weight="normal" style:font-weight-asian="normal" style:font-weight-complex="normal"/>
    </style:style>
    <style:style style:name="T98"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99"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00"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01" style:family="text">
      <style:text-properties fo:color="#000000" fo:font-style="normal" fo:font-weight="normal" style:font-style-asian="normal" style:font-weight-asian="normal" style:font-style-complex="normal" style:font-weight-complex="normal"/>
    </style:style>
    <style:style style:name="T102" style:family="text">
      <style:text-properties fo:color="#000000" fo:font-style="normal" style:font-name-asian="Courier New" style:font-style-asian="normal" style:font-name-complex="Courier New" style:font-style-complex="normal"/>
    </style:style>
    <style:style style:name="T103" style:family="text">
      <style:text-properties fo:color="#000000" fo:font-style="normal" fo:font-weight="bold" style:font-style-asian="normal" style:font-weight-asian="bold" style:font-style-complex="normal" style:font-weight-complex="bold"/>
    </style:style>
    <style:style style:name="T104" style:family="text">
      <style:text-properties fo:color="#000000" fo:font-style="normal" style:font-style-asian="normal" style:font-style-complex="normal"/>
    </style:style>
    <style:style style:name="T105"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6"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7"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8" style:family="text">
      <style:text-properties fo:color="#000000" fo:font-style="normal" style:text-underline-style="none" fo:font-weight="bold" style:font-style-asian="normal" style:font-weight-asian="bold" style:font-style-complex="normal" style:font-weight-complex="bold"/>
    </style:style>
    <style:style style:name="T109" style:family="text">
      <style:text-properties fo:color="#000000" fo:font-style="normal" style:text-underline-style="none" fo:font-weight="normal" style:font-style-asian="normal" style:font-weight-asian="normal" style:font-style-complex="normal" style:font-weight-complex="normal"/>
    </style:style>
    <style:style style:name="T110"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11"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12"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3"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4"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5" style:family="text">
      <style:text-properties fo:color="#000000" fo:font-style="italic" fo:font-weight="normal" style:font-style-asian="italic" style:font-weight-asian="normal" style:font-style-complex="italic" style:font-weight-complex="normal"/>
    </style:style>
    <style:style style:name="T116" style:family="text">
      <style:text-properties fo:color="#000000" fo:font-style="italic" style:font-style-asian="italic" style:font-style-complex="italic"/>
    </style:style>
    <style:style style:name="T117" style:family="text">
      <style:text-properties fo:color="#000000" fo:font-style="italic" fo:font-weight="bold" style:font-style-asian="italic" style:font-weight-asian="bold" style:font-style-complex="italic" style:font-weight-complex="bold"/>
    </style:style>
    <style:style style:name="T118" style:family="text">
      <style:text-properties fo:color="#000000" fo:font-style="italic" style:text-underline-style="none" fo:font-weight="normal" style:font-style-asian="italic" style:font-weight-asian="normal" style:font-style-complex="italic" style:font-weight-complex="normal"/>
    </style:style>
    <style:style style:name="T119" style:family="text">
      <style:text-properties fo:color="#000000" fo:font-weight="bold" style:font-weight-asian="bold" style:font-weight-complex="bold"/>
    </style:style>
    <style:style style:name="T120"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21"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22"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3"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4"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5" style:family="text">
      <style:text-properties fo:color="#000000" style:text-underline-style="solid" style:text-underline-width="auto" style:text-underline-color="font-color"/>
    </style:style>
    <style:style style:name="T126" style:family="text">
      <style:text-properties fo:color="#000000" style:text-underline-style="solid" style:text-underline-width="auto" style:text-underline-color="font-color" style:font-name-asian="Courier New" style:font-name-complex="Courier New"/>
    </style:style>
    <style:style style:name="T127" style:family="text">
      <style:text-properties fo:color="#000000" style:text-underline-style="none"/>
    </style:style>
    <style:style style:name="T128" style:family="text">
      <style:text-properties fo:color="#000000" fo:font-size="8pt" style:text-underline-style="none" style:font-size-asian="8pt" style:font-size-complex="8pt"/>
    </style:style>
    <style:style style:name="T129"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30"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31" style:family="text">
      <style:text-properties fo:color="#000000"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132"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33" style:family="text">
      <style:text-properties fo:color="#000000" style:font-name-asian="Courier New" style:font-name-complex="Courier New"/>
    </style:style>
    <style:style style:name="T134" style:family="text">
      <style:text-properties fo:font-style="italic"/>
    </style:style>
    <style:style style:name="T135" style:family="text">
      <style:text-properties fo:font-style="italic" style:font-style-asian="italic" style:font-style-complex="italic"/>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fo:font-style="italic" fo:font-weight="bold" style:font-style-asian="italic" style:font-weight-asian="bold" style:font-style-complex="italic" style:font-weight-complex="bold"/>
    </style:style>
    <style:style style:name="T138" style:family="text">
      <style:text-properties fo:font-style="italic" style:text-underline-style="none" style:font-style-asian="italic" style:font-style-complex="italic"/>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style="normal" style:font-style-asian="normal" style:font-style-complex="normal"/>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3" style:family="text">
      <style:text-properties fo:font-style="normal" style:text-underline-style="none" fo:font-weight="normal" style:font-style-asian="normal" style:font-weight-asian="normal" style:font-style-complex="normal" style:font-weight-complex="normal"/>
    </style:style>
    <style:style style:name="T144" style:family="text">
      <style:text-properties fo:font-style="normal" style:text-underline-style="none" fo:font-weight="normal" style:font-style-asian="normal" style:font-weight-asian="normal" style:font-style-complex="normal" style:font-weight-complex="bold"/>
    </style:style>
    <style:style style:name="T145" style:family="text">
      <style:text-properties fo:font-style="normal" style:text-underline-style="none" fo:font-weight="bold" style:font-style-asian="normal" style:font-weight-asian="bold" style:font-style-complex="normal" style:font-weight-complex="bold"/>
    </style:style>
    <style:style style:name="T146" style:family="text">
      <style:text-properties fo:font-style="normal" style:text-underline-style="none" style:font-style-asian="normal" style:font-style-complex="normal"/>
    </style:style>
    <style:style style:name="T147" style:family="text">
      <style:text-properties fo:font-weight="normal"/>
    </style:style>
    <style:style style:name="T148" style:family="text">
      <style:text-properties fo:font-weight="normal" style:font-weight-asian="normal" style:font-weight-complex="normal"/>
    </style:style>
    <style:style style:name="T149" style:family="text">
      <style:text-properties style:font-name="Courier New" fo:font-size="10pt" style:font-size-asian="10pt" style:font-size-complex="10pt"/>
    </style:style>
    <style:style style:name="T150" style:family="text">
      <style:text-properties style:font-name="Courier New" fo:font-size="10pt" fo:font-weight="normal" style:font-size-asian="10pt" style:font-weight-asian="normal" style:font-size-complex="10pt" style:font-weight-complex="normal"/>
    </style:style>
    <style:style style:name="T151"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52" style:family="text">
      <style:text-properties style:font-name="Courier New" fo:font-size="11pt" fo:font-weight="normal" style:font-size-asian="11pt" style:font-weight-asian="normal" style:font-size-complex="11pt" style:font-weight-complex="normal"/>
    </style:style>
    <style:style style:name="T153" style:family="text">
      <style:text-properties style:font-name="Courier New" fo:font-size="9pt" style:font-size-asian="9pt" style:font-size-complex="9pt"/>
    </style:style>
    <style:style style:name="T154" style:family="text">
      <style:text-properties style:font-name="Courier New" fo:font-size="9pt" fo:font-style="italic" style:font-size-asian="9pt" style:font-style-asian="italic" style:font-size-complex="9pt" style:font-style-complex="italic"/>
    </style:style>
    <style:style style:name="T155" style:family="text">
      <style:text-properties style:font-name="Courier New" fo:font-weight="normal" style:font-weight-asian="normal" style:font-weight-complex="normal"/>
    </style:style>
    <style:style style:name="T156" style:family="text">
      <style:text-properties style:font-name="Times New Roman"/>
    </style:style>
    <style:style style:name="T157" style:family="text">
      <style:text-properties style:font-name="Times New Roman" fo:font-style="normal" fo:font-weight="normal" style:font-style-asian="normal" style:font-weight-asian="normal" style:font-style-complex="normal" style:font-weight-complex="normal"/>
    </style:style>
    <style:style style:name="T158" style:family="text">
      <style:text-properties style:font-name="Times New Roman" fo:font-style="normal" fo:font-weight="bold" style:font-style-asian="normal" style:font-weight-asian="bold" style:font-style-complex="normal" style:font-weight-complex="bold"/>
    </style:style>
    <style:style style:name="T159" style:family="text">
      <style:text-properties style:font-name="Times New Roman" fo:font-style="italic" fo:font-weight="normal" style:font-style-asian="italic" style:font-weight-asian="normal" style:font-style-complex="italic" style:font-weight-complex="normal"/>
    </style:style>
    <style:style style:name="T160" style:family="text">
      <style:text-properties style:font-name="Times New Roman" fo:font-style="italic" style:font-style-asian="italic" style:font-style-complex="italic"/>
    </style:style>
    <style:style style:name="T161" style:family="text">
      <style:text-properties style:font-name="Times New Roman" fo:font-style="italic" fo:font-weight="bold" style:font-style-asian="italic" style:font-weight-asian="bold" style:font-style-complex="italic" style:font-weight-complex="bold"/>
    </style:style>
    <style:style style:name="T162"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63"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64"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65" style:family="text">
      <style:text-properties style:font-name="Times New Roman" fo:font-size="13pt" fo:font-style="normal" style:text-underline-style="none" style:font-size-asian="13pt" style:font-style-asian="normal" style:font-size-complex="13pt" style:font-style-complex="normal"/>
    </style:style>
    <style:style style:name="T166"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67"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68"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69" style:family="text">
      <style:text-properties style:font-name="Times New Roman" fo:font-size="13pt" fo:font-style="italic" style:text-underline-style="none" style:font-size-asian="13pt" style:font-style-asian="italic" style:font-size-complex="13pt" style:font-style-complex="italic"/>
    </style:style>
    <style:style style:name="T170" style:family="text">
      <style:text-properties style:font-name="Times New Roman" fo:font-size="13pt" style:font-size-asian="13pt" style:font-size-complex="13pt"/>
    </style:style>
    <style:style style:name="T171"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7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73"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7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75"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76" style:family="text">
      <style:text-properties style:font-name="Times New Roman" fo:font-size="14pt" fo:font-weight="bold" style:font-size-asian="14pt" style:font-weight-asian="bold" style:font-size-complex="14pt" style:font-weight-complex="bold"/>
    </style:style>
    <style:style style:name="T177"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78"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79" style:family="text">
      <style:text-properties fo:color="#2a00ff"/>
    </style:style>
    <style:style style:name="T180" style:family="text">
      <style:text-properties fo:color="#2a00ff" fo:font-style="italic" style:font-style-asian="italic" style:font-style-complex="italic"/>
    </style:style>
    <style:style style:name="T181" style:family="text">
      <style:text-properties fo:color="#2a00ff" fo:font-style="italic" fo:font-weight="normal" style:font-style-asian="italic" style:font-weight-asian="normal" style:font-style-complex="italic" style:font-weight-complex="normal"/>
    </style:style>
    <style:style style:name="T182" style:family="text">
      <style:text-properties fo:color="#2a00ff" fo:font-style="italic" fo:font-weight="bold" style:font-style-asian="italic" style:font-weight-asian="bold" style:font-style-complex="italic" style:font-weight-complex="bold"/>
    </style:style>
    <style:style style:name="T183" style:family="text">
      <style:text-properties fo:color="#2a00ff" fo:font-style="italic" style:text-underline-style="none" fo:font-weight="normal" style:font-style-asian="italic" style:font-weight-asian="normal" style:font-style-complex="italic" style:font-weight-complex="normal"/>
    </style:style>
    <style:style style:name="T184" style:family="text">
      <style:text-properties fo:color="#2a00ff" fo:font-size="9pt" fo:font-style="italic" style:font-size-asian="9pt" style:font-style-asian="italic" style:font-size-complex="9pt" style:font-style-complex="italic"/>
    </style:style>
    <style:style style:name="T185" style:family="text">
      <style:text-properties fo:color="#2a00ff" fo:font-style="normal" fo:font-weight="normal" style:font-style-asian="normal" style:font-weight-asian="normal" style:font-style-complex="normal" style:font-weight-complex="normal"/>
    </style:style>
    <style:style style:name="T186" style:family="text">
      <style:text-properties fo:color="#2a00ff" fo:font-style="normal" style:text-underline-style="none" fo:font-weight="normal" style:font-style-asian="normal" style:font-weight-asian="normal" style:font-style-complex="normal" style:font-weight-complex="normal"/>
    </style:style>
    <style:style style:name="T187" style:family="text">
      <style:text-properties fo:color="#2a00ff" style:font-name="Courier New"/>
    </style:style>
    <style:style style:name="T188" style:family="text">
      <style:text-properties fo:color="#2a00ff" style:font-name="Courier New" fo:font-size="10pt" style:font-size-asian="10pt" style:font-size-complex="10pt"/>
    </style:style>
    <style:style style:name="T189"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90"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91"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92"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93"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94"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95"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96" style:family="text">
      <style:text-properties fo:color="#2a00ff" style:font-name="Courier New" fo:font-style="normal" fo:font-weight="normal" style:font-style-asian="normal" style:font-weight-asian="normal" style:font-style-complex="normal" style:font-weight-complex="normal"/>
    </style:style>
    <style:style style:name="T197" style:family="text">
      <style:text-properties fo:color="#2a00ff" style:font-name="Courier New" fo:font-style="italic" fo:font-weight="normal" style:font-style-asian="italic" style:font-weight-asian="normal" style:font-style-complex="italic" style:font-weight-complex="normal"/>
    </style:style>
    <style:style style:name="T198"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99"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200"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01" style:family="text">
      <style:text-properties fo:color="#2a00ff" style:font-name="Courier New" fo:font-size="8pt" fo:font-style="italic" fo:font-weight="normal" style:font-size-asian="8pt" style:font-style-asian="italic" style:font-weight-asian="normal" style:font-size-complex="8pt" style:font-style-complex="italic" style:font-weight-complex="normal"/>
    </style:style>
    <style:style style:name="T202" style:family="text">
      <style:text-properties fo:color="#2a00ff" style:font-name="Times New Roman"/>
    </style:style>
    <style:style style:name="T203" style:family="text">
      <style:text-properties fo:color="#2a00ff" style:font-name="Times New Roman" fo:font-style="normal" fo:font-weight="normal" style:font-style-asian="normal" style:font-weight-asian="normal" style:font-style-complex="normal" style:font-weight-complex="normal"/>
    </style:style>
    <style:style style:name="T204"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05" style:family="text">
      <style:text-properties fo:color="#2a00ff" style:font-name="Times New Roman" fo:font-style="italic" fo:font-weight="normal" style:font-style-asian="italic" style:font-weight-asian="normal" style:font-style-complex="italic" style:font-weight-complex="normal"/>
    </style:style>
    <style:style style:name="T206" style:family="text">
      <style:text-properties fo:color="#2a00ff" style:font-name="Times New Roman" fo:font-size="12pt" fo:font-weight="bold" style:font-size-asian="12pt" style:font-weight-asian="bold" style:font-size-complex="12pt" style:font-weight-complex="bold"/>
    </style:style>
    <style:style style:name="T207"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08" style:family="text">
      <style:text-properties fo:color="#2a00ff" style:text-underline-style="solid" style:text-underline-width="auto" style:text-underline-color="font-color"/>
    </style:style>
    <style:style style:name="T209" style:family="text">
      <style:text-properties fo:color="#2a00ff" style:text-underline-style="solid" style:text-underline-width="auto" style:text-underline-color="font-color" style:font-name-asian="Courier New" style:font-name-complex="Courier New"/>
    </style:style>
    <style:style style:name="T210" style:family="text">
      <style:text-properties fo:color="#2a00ff" fo:font-size="8pt" fo:font-style="italic" style:text-underline-style="none" style:font-size-asian="8pt" style:font-style-asian="italic" style:font-size-complex="8pt" style:font-style-complex="italic"/>
    </style:style>
    <style:style style:name="T211"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12" style:family="text">
      <style:text-properties fo:color="#2a00ff" style:text-underline-style="none"/>
    </style:style>
    <style:style style:name="T213" style:family="text">
      <style:text-properties fo:color="#2a00ff" fo:font-weight="normal" style:font-name-asian="Courier New" style:font-weight-asian="normal" style:font-name-complex="Courier New" style:font-weight-complex="normal"/>
    </style:style>
    <style:style style:name="T214" style:family="text">
      <style:text-properties fo:color="#7f0055"/>
    </style:style>
    <style:style style:name="T215" style:family="text">
      <style:text-properties fo:color="#7f0055" fo:font-weight="bold" style:font-weight-asian="bold" style:font-weight-complex="bold"/>
    </style:style>
    <style:style style:name="T216"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17" style:family="text">
      <style:text-properties fo:color="#7f0055" style:font-name="Courier New" fo:font-size="10pt" fo:font-weight="normal" style:font-size-asian="10pt" style:font-weight-asian="normal" style:font-size-complex="10pt" style:font-weight-complex="normal"/>
    </style:style>
    <style:style style:name="T218"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19" style:family="text">
      <style:text-properties fo:color="#7f0055" style:font-name="Courier New" fo:font-weight="bold" style:font-weight-asian="bold" style:font-weight-complex="bold"/>
    </style:style>
    <style:style style:name="T220"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21"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22" style:family="text">
      <style:text-properties fo:color="#7f0055" style:font-name="Courier New" fo:font-size="8pt" fo:font-weight="bold" style:font-size-asian="8pt" style:font-weight-asian="bold" style:font-size-complex="8pt" style:font-weight-complex="bold"/>
    </style:style>
    <style:style style:name="T223" style:family="text">
      <style:text-properties fo:color="#7f0055"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24" style:family="text">
      <style:text-properties fo:color="#7f0055" style:font-name="Courier New" fo:font-style="normal" fo:font-weight="bold" style:font-style-asian="normal" style:font-weight-asian="bold" style:font-style-complex="normal" style:font-weight-complex="bold"/>
    </style:style>
    <style:style style:name="T225" style:family="text">
      <style:text-properties fo:color="#7f0055" style:font-name="Courier New" fo:font-style="normal" style:text-underline-style="none" fo:font-weight="bold" style:font-style-asian="normal" style:font-weight-asian="bold" style:font-style-complex="normal" style:font-weight-complex="bold"/>
    </style:style>
    <style:style style:name="T226" style:family="text">
      <style:text-properties fo:color="#7f0055" fo:font-style="normal" fo:font-weight="bold" style:font-style-asian="normal" style:font-weight-asian="bold" style:font-style-complex="normal" style:font-weight-complex="bold"/>
    </style:style>
    <style:style style:name="T227" style:family="text">
      <style:text-properties fo:color="#7f0055" fo:font-style="normal" style:text-underline-style="none" fo:font-weight="bold" style:font-style-asian="normal" style:font-weight-asian="bold" style:font-style-complex="normal" style:font-weight-complex="bold"/>
    </style:style>
    <style:style style:name="T228"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29" style:family="text">
      <style:text-properties fo:color="#7f0055" style:text-underline-style="none" fo:font-weight="bold" style:font-weight-asian="bold" style:font-weight-complex="bold"/>
    </style:style>
    <style:style style:name="T230"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31"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32" style:family="text">
      <style:text-properties fo:color="#7f0055" fo:font-size="9pt" fo:font-style="normal" style:font-size-asian="9pt" style:font-style-asian="normal" style:font-size-complex="9pt" style:font-style-complex="normal"/>
    </style:style>
    <style:style style:name="T23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34" style:family="text">
      <style:text-properties fo:color="#008080"/>
    </style:style>
    <style:style style:name="T235" style:family="text">
      <style:text-properties fo:color="#008080" fo:font-size="9pt" style:font-size-asian="9pt" style:font-size-complex="9pt"/>
    </style:style>
    <style:style style:name="T236" style:family="text">
      <style:text-properties fo:color="#008080" style:font-name="Courier New" fo:font-style="normal" fo:font-weight="normal" style:font-style-asian="normal" style:font-weight-asian="normal" style:font-style-complex="normal" style:font-weight-complex="normal"/>
    </style:style>
    <style:style style:name="T237"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38"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39" style:family="text">
      <style:text-properties fo:color="#008080" style:font-name="Courier New" fo:font-style="normal" fo:font-weight="bold" style:font-style-asian="normal" style:font-weight-asian="bold" style:font-style-complex="normal" style:font-weight-complex="bold"/>
    </style:style>
    <style:style style:name="T240"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41"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42"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3" style:family="text">
      <style:text-properties fo:color="#008080" style:font-name="Courier New" fo:font-size="10pt" fo:font-weight="normal" style:font-size-asian="10pt" style:font-weight-asian="normal" style:font-size-complex="10pt" style:font-weight-complex="normal"/>
    </style:style>
    <style:style style:name="T244" style:family="text">
      <style:text-properties fo:color="#008080" style:font-name="Courier New" fo:font-size="10pt" style:font-name-asian="Courier New" style:font-size-asian="10pt" style:font-name-complex="Courier New" style:font-size-complex="10pt"/>
    </style:style>
    <style:style style:name="T245"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46"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47" style:family="text">
      <style:text-properties fo:color="#008080" style:font-name="Courier New" fo:font-size="8pt" fo:font-style="normal" style:font-size-asian="8pt" style:font-style-asian="normal" style:font-size-complex="8pt" style:font-style-complex="normal" style:font-weight-complex="normal"/>
    </style:style>
    <style:style style:name="T248" style:family="text">
      <style:text-properties fo:color="#008080" style:font-name="Courier New" fo:font-size="8pt" fo:font-style="italic" fo:font-weight="normal" style:font-size-asian="8pt" style:font-style-asian="italic" style:font-weight-asian="normal" style:font-size-complex="8pt" style:font-style-complex="italic" style:font-weight-complex="normal"/>
    </style:style>
    <style:style style:name="T249" style:family="text">
      <style:text-properties fo:color="#008080" style:font-name="Courier New" style:font-name-asian="Courier New" style:font-name-complex="Courier New"/>
    </style:style>
    <style:style style:name="T250" style:family="text">
      <style:text-properties fo:color="#008080" fo:font-style="italic" fo:font-weight="normal" style:font-style-asian="italic" style:font-weight-asian="normal" style:font-style-complex="italic" style:font-weight-complex="normal"/>
    </style:style>
    <style:style style:name="T251" style:family="text">
      <style:text-properties fo:color="#008080" fo:font-style="italic" style:font-style-asian="italic" style:font-style-complex="italic"/>
    </style:style>
    <style:style style:name="T252" style:family="text">
      <style:text-properties fo:color="#008080" fo:font-style="italic" style:text-underline-style="none" fo:font-weight="normal" style:font-style-asian="italic" style:font-weight-asian="normal" style:font-style-complex="italic" style:font-weight-complex="normal"/>
    </style:style>
    <style:style style:name="T253" style:family="text">
      <style:text-properties fo:color="#008080" fo:font-style="normal" fo:font-weight="normal" style:font-style-asian="normal" style:font-weight-asian="normal" style:font-style-complex="normal" style:font-weight-complex="normal"/>
    </style:style>
    <style:style style:name="T254" style:family="text">
      <style:text-properties fo:color="#008080" fo:font-style="normal" style:text-underline-style="none" fo:font-weight="normal" style:font-style-asian="normal" style:font-weight-asian="normal" style:font-style-complex="normal" style:font-weight-complex="normal"/>
    </style:style>
    <style:style style:name="T255" style:family="text">
      <style:text-properties fo:color="#008080" style:font-name="Times New Roman" fo:font-style="normal" fo:font-weight="normal" style:font-style-asian="normal" style:font-weight-asian="normal" style:font-style-complex="normal" style:font-weight-complex="normal"/>
    </style:style>
    <style:style style:name="T256"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57"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58"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59" style:family="text">
      <style:text-properties fo:color="#008080" fo:font-weight="bold" style:font-weight-asian="bold" style:font-weight-complex="bold"/>
    </style:style>
    <style:style style:name="T260" style:family="text">
      <style:text-properties fo:color="#008080" fo:font-size="8pt" style:text-underline-style="none" style:font-size-asian="8pt" style:font-size-complex="8pt"/>
    </style:style>
    <style:style style:name="T261"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62" style:family="text">
      <style:text-properties fo:color="#3f7f7f"/>
    </style:style>
    <style:style style:name="T263" style:family="text">
      <style:text-properties fo:color="#3f7f7f" fo:font-size="9pt" style:font-size-asian="9pt" style:font-size-complex="9pt"/>
    </style:style>
    <style:style style:name="T264" style:family="text">
      <style:text-properties fo:color="#3f7f7f" style:font-name="Courier New" fo:font-style="normal" fo:font-weight="normal" style:font-style-asian="normal" style:font-weight-asian="normal" style:font-style-complex="normal" style:font-weight-complex="normal"/>
    </style:style>
    <style:style style:name="T265"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66"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67" style:family="text">
      <style:text-properties fo:color="#3f7f7f" style:font-name="Courier New" fo:font-style="normal" fo:font-weight="bold" style:font-style-asian="normal" style:font-weight-asian="bold" style:font-style-complex="normal" style:font-weight-complex="bold"/>
    </style:style>
    <style:style style:name="T268"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69"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70" style:family="text">
      <style:text-properties fo:color="#3f7f7f" style:font-name="Courier New" fo:font-size="10pt" fo:font-weight="normal" style:font-size-asian="10pt" style:font-weight-asian="normal" style:font-size-complex="10pt" style:font-weight-complex="normal"/>
    </style:style>
    <style:style style:name="T271" style:family="text">
      <style:text-properties fo:color="#3f7f7f" style:font-name="Courier New" fo:font-weight="normal" style:font-weight-asian="normal" style:font-weight-complex="normal"/>
    </style:style>
    <style:style style:name="T272"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73"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74" style:family="text">
      <style:text-properties fo:color="#3f7f7f" style:font-name="Courier New" fo:font-size="8pt" fo:font-style="italic" fo:font-weight="normal" style:font-size-asian="8pt" style:font-style-asian="italic" style:font-weight-asian="normal" style:font-size-complex="8pt" style:font-style-complex="italic" style:font-weight-complex="normal"/>
    </style:style>
    <style:style style:name="T275" style:family="text">
      <style:text-properties fo:color="#3f7f7f" style:font-name="Courier New" style:font-name-asian="Courier New" style:font-name-complex="Courier New"/>
    </style:style>
    <style:style style:name="T276" style:family="text">
      <style:text-properties fo:color="#3f7f7f" fo:font-style="italic" fo:font-weight="normal" style:font-style-asian="italic" style:font-weight-asian="normal" style:font-style-complex="italic" style:font-weight-complex="normal"/>
    </style:style>
    <style:style style:name="T277" style:family="text">
      <style:text-properties fo:color="#3f7f7f" fo:font-style="italic" style:font-style-asian="italic" style:font-style-complex="italic"/>
    </style:style>
    <style:style style:name="T278" style:family="text">
      <style:text-properties fo:color="#3f7f7f" fo:font-style="italic" style:text-underline-style="none" fo:font-weight="normal" style:font-style-asian="italic" style:font-weight-asian="normal" style:font-style-complex="italic" style:font-weight-complex="normal"/>
    </style:style>
    <style:style style:name="T279" style:family="text">
      <style:text-properties fo:color="#3f7f7f" fo:font-style="normal" fo:font-weight="normal" style:font-style-asian="normal" style:font-weight-asian="normal" style:font-style-complex="normal" style:font-weight-complex="normal"/>
    </style:style>
    <style:style style:name="T280" style:family="text">
      <style:text-properties fo:color="#3f7f7f" fo:font-style="normal" style:text-underline-style="none" fo:font-weight="normal" style:font-style-asian="normal" style:font-weight-asian="normal" style:font-style-complex="normal" style:font-weight-complex="normal"/>
    </style:style>
    <style:style style:name="T281"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82"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83" style:family="text">
      <style:text-properties fo:color="#3f7f7f" fo:font-weight="bold" style:font-weight-asian="bold" style:font-weight-complex="bold"/>
    </style:style>
    <style:style style:name="T284" style:family="text">
      <style:text-properties fo:color="#3f7f7f" fo:font-size="8pt" style:text-underline-style="none" style:font-size-asian="8pt" style:font-size-complex="8pt"/>
    </style:style>
    <style:style style:name="T285" style:family="text">
      <style:text-properties fo:color="#3f7f7f" fo:font-size="8pt" fo:font-weight="normal" style:font-size-asian="8pt" style:font-weight-asian="normal" style:font-size-complex="8pt" style:font-weight-complex="normal"/>
    </style:style>
    <style:style style:name="T286"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87" style:family="text">
      <style:text-properties fo:color="#7f007f"/>
    </style:style>
    <style:style style:name="T288" style:family="text">
      <style:text-properties fo:color="#7f007f" fo:font-size="9pt" style:font-size-asian="9pt" style:font-size-complex="9pt"/>
    </style:style>
    <style:style style:name="T289" style:family="text">
      <style:text-properties fo:color="#7f007f" fo:font-style="italic" fo:font-weight="normal" style:font-style-asian="italic" style:font-weight-asian="normal" style:font-style-complex="italic" style:font-weight-complex="normal"/>
    </style:style>
    <style:style style:name="T290" style:family="text">
      <style:text-properties fo:color="#7f007f" fo:font-style="italic" style:font-style-asian="italic" style:font-style-complex="italic"/>
    </style:style>
    <style:style style:name="T291" style:family="text">
      <style:text-properties fo:color="#7f007f" fo:font-style="italic" fo:font-weight="bold" style:font-style-asian="italic" style:font-weight-asian="bold" style:font-style-complex="italic" style:font-weight-complex="bold"/>
    </style:style>
    <style:style style:name="T292" style:family="text">
      <style:text-properties fo:color="#7f007f" fo:font-style="italic" style:text-underline-style="none" fo:font-weight="normal" style:font-style-asian="italic" style:font-weight-asian="normal" style:font-style-complex="italic" style:font-weight-complex="normal"/>
    </style:style>
    <style:style style:name="T293" style:family="text">
      <style:text-properties fo:color="#7f007f" fo:font-style="normal" fo:font-weight="normal" style:font-style-asian="normal" style:font-weight-asian="normal" style:font-style-complex="normal" style:font-weight-complex="normal"/>
    </style:style>
    <style:style style:name="T294" style:family="text">
      <style:text-properties fo:color="#7f007f" fo:font-style="normal" style:text-underline-style="none" fo:font-weight="normal" style:font-style-asian="normal" style:font-weight-asian="normal" style:font-style-complex="normal" style:font-weight-complex="normal"/>
    </style:style>
    <style:style style:name="T295"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96"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97" style:family="text">
      <style:text-properties fo:color="#7f007f" style:font-name="Courier New" fo:font-size="10pt" fo:font-weight="normal" style:font-size-asian="10pt" style:font-weight-asian="normal" style:font-size-complex="10pt" style:font-weight-complex="normal"/>
    </style:style>
    <style:style style:name="T298"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99"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300" style:family="text">
      <style:text-properties fo:color="#7f007f" style:font-name="Courier New" fo:font-size="8pt" fo:font-style="italic" fo:font-weight="normal" style:font-size-asian="8pt" style:font-style-asian="italic" style:font-weight-asian="normal" style:font-size-complex="8pt" style:font-style-complex="italic" style:font-weight-complex="normal"/>
    </style:style>
    <style:style style:name="T301"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302" style:family="text">
      <style:text-properties fo:color="#7f007f" style:font-name="Times New Roman" fo:font-style="normal" fo:font-weight="normal" style:font-style-asian="normal" style:font-weight-asian="normal" style:font-style-complex="normal" style:font-weight-complex="normal"/>
    </style:style>
    <style:style style:name="T303" style:family="text">
      <style:text-properties fo:color="#7f007f" fo:font-size="8pt" style:text-underline-style="none" style:font-size-asian="8pt" style:font-size-complex="8pt"/>
    </style:style>
    <style:style style:name="T304" style:family="text">
      <style:text-properties fo:color="#7f007f" fo:font-weight="bold" style:font-weight-asian="bold" style:font-weight-complex="bold"/>
    </style:style>
    <style:style style:name="T305" style:family="text">
      <style:text-properties fo:font-size="9pt" style:font-size-asian="9pt" style:font-size-complex="9pt"/>
    </style:style>
    <style:style style:name="T306" style:family="text">
      <style:text-properties fo:font-size="9pt" fo:font-style="normal" fo:font-weight="normal" style:font-size-asian="9pt" style:font-style-asian="normal" style:font-weight-asian="normal" style:font-size-complex="9pt" style:font-style-complex="normal" style:font-weight-complex="normal"/>
    </style:style>
    <style:style style:name="T307" style:family="text">
      <style:text-properties fo:color="#ff0000"/>
    </style:style>
    <style:style style:name="T308" style:family="text">
      <style:text-properties fo:color="#ff0000" fo:font-size="13pt" fo:font-weight="normal" style:font-size-asian="13pt" style:font-weight-asian="normal" style:font-size-complex="13pt" style:font-weight-complex="normal"/>
    </style:style>
    <style:style style:name="T309"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10" style:family="text">
      <style:text-properties fo:color="#ff0000" style:font-name="Courier New" fo:font-size="10pt" style:font-size-asian="10pt" style:font-size-complex="10pt"/>
    </style:style>
    <style:style style:name="T311" style:family="text">
      <style:text-properties fo:color="#ff0000" style:font-name="Courier New" fo:font-size="10pt" fo:font-weight="bold" style:font-size-asian="10pt" style:font-weight-asian="bold" style:font-size-complex="10pt" style:font-weight-complex="bold"/>
    </style:style>
    <style:style style:name="T312"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13" style:family="text">
      <style:text-properties fo:color="#0000c0"/>
    </style:style>
    <style:style style:name="T314" style:family="text">
      <style:text-properties fo:color="#0000c0" fo:font-style="italic" style:font-style-asian="italic" style:font-style-complex="italic"/>
    </style:style>
    <style:style style:name="T315" style:family="text">
      <style:text-properties fo:color="#0000c0" fo:font-style="italic" fo:font-weight="normal" style:font-style-asian="italic" style:font-weight-asian="normal" style:font-style-complex="italic" style:font-weight-complex="normal"/>
    </style:style>
    <style:style style:name="T316" style:family="text">
      <style:text-properties fo:color="#0000c0" fo:font-style="italic" style:text-underline-style="solid" style:text-underline-width="auto" style:text-underline-color="font-color" style:font-style-asian="italic" style:font-style-complex="italic"/>
    </style:style>
    <style:style style:name="T317" style:family="text">
      <style:text-properties fo:color="#0000c0" style:font-name="Courier New" fo:font-size="9pt" fo:font-style="italic" style:font-size-asian="9pt" style:font-style-asian="italic" style:font-size-complex="9pt" style:font-style-complex="italic"/>
    </style:style>
    <style:style style:name="T318" style:family="text">
      <style:text-properties fo:color="#0000c0" style:text-underline-style="solid" style:text-underline-width="auto" style:text-underline-color="font-color"/>
    </style:style>
    <style:style style:name="T319" style:family="text">
      <style:text-properties fo:color="#646464"/>
    </style:style>
    <style:style style:name="T320" style:family="text">
      <style:text-properties fo:color="#646464" style:font-name="Courier New" fo:font-size="10pt" style:font-size-asian="10pt" style:font-size-complex="10pt"/>
    </style:style>
    <style:style style:name="T321" style:family="text">
      <style:text-properties fo:color="#646464" style:font-name="Courier New" fo:font-weight="normal" style:font-weight-asian="normal" style:font-weight-complex="normal"/>
    </style:style>
    <style:style style:name="T322" style:family="text">
      <style:text-properties fo:color="#646464" fo:font-style="normal" style:text-underline-style="none" fo:font-weight="normal" style:font-style-asian="normal" style:font-weight-asian="normal" style:font-style-complex="normal" style:font-weight-complex="normal"/>
    </style:style>
    <style:style style:name="T323" style:family="text">
      <style:text-properties fo:font-weight="bold" style:font-weight-asian="bold" style:font-weight-complex="bold"/>
    </style:style>
    <style:style style:name="T324" style:family="text">
      <style:text-properties style:text-underline-style="solid" style:text-underline-width="auto" style:text-underline-color="font-color"/>
    </style:style>
    <style:style style:name="T325" style:family="text">
      <style:text-properties fo:font-size="12pt" fo:font-style="italic" style:font-size-asian="12pt" style:font-style-asian="italic" style:font-size-complex="12pt" style:font-style-complex="italic"/>
    </style:style>
    <style:style style:name="T32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27"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28"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29"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30"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31"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32"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33"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34"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35"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36" style:family="text">
      <style:text-properties style:use-window-font-color="true" style:font-name="Times New Roman" fo:font-style="italic" fo:font-weight="normal" style:font-style-asian="italic" style:font-weight-asian="normal" style:font-style-complex="italic" style:font-weight-complex="normal"/>
    </style:style>
    <style:style style:name="T337"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38" style:family="text">
      <style:text-properties style:text-underline-style="none"/>
    </style:style>
    <style:style style:name="T339" style:family="text">
      <style:text-properties style:text-underline-style="none" fo:font-weight="normal" style:font-weight-asian="normal" style:font-weight-complex="normal"/>
    </style:style>
    <style:style style:name="T340" style:family="text">
      <style:text-properties fo:color="#3f5fbf"/>
    </style:style>
    <style:style style:name="T341" style:family="text">
      <style:text-properties fo:color="#3f5fbf" style:text-underline-style="solid" style:text-underline-width="auto" style:text-underline-color="font-color"/>
    </style:style>
    <style:style style:name="T342" style:family="text">
      <style:text-properties fo:color="#3f7f5f"/>
    </style:style>
    <style:style style:name="T343" style:family="text">
      <style:text-properties fo:color="#3f7f5f" style:text-underline-style="none" fo:font-weight="bold" style:font-weight-asian="bold" style:font-weight-complex="bold"/>
    </style:style>
    <style:style style:name="T344" style:family="text">
      <style:text-properties fo:color="#3f7f5f" style:text-underline-style="solid" style:text-underline-width="auto" style:text-underline-color="font-color"/>
    </style:style>
    <style:style style:name="T345" style:family="text">
      <style:text-properties fo:font-size="8pt" style:text-underline-style="none" style:font-size-asian="8pt" style:font-size-complex="8pt"/>
    </style:style>
    <style:style style:name="T346" style:family="text">
      <style:text-properties fo:font-size="8pt" fo:font-weight="normal" style:font-size-asian="8pt" style:font-weight-asian="normal" style:font-size-complex="8pt" style:font-weight-complex="normal"/>
    </style:style>
    <style:style style:name="T347" style:family="text">
      <style:text-properties fo:color="#008000"/>
    </style:style>
    <style:style style:name="T348" style:family="text">
      <style:text-properties fo:color="#008000" style:font-name="Courier New" fo:font-style="normal" fo:font-weight="normal" style:font-style-asian="normal" style:font-weight-asian="normal" style:font-style-complex="normal" style:font-weight-complex="normal"/>
    </style:style>
    <style:style style:name="T349" style:family="text">
      <style:text-properties fo:color="#000080"/>
    </style:style>
    <style:style style:name="T350" style:family="text">
      <style:text-properties fo:color="#0000ff"/>
    </style:style>
    <style:style style:name="T351" style:family="text">
      <style:text-properties style:font-style-asian="italic"/>
    </style:style>
    <style:style style:name="T352" style:family="text">
      <style:text-properties style:font-weight-asian="normal"/>
    </style:style>
    <style:style style:name="T353" style:family="text">
      <style:text-properties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1440549" text:style-name="L1">
        <text:list-item>
          <text:p text:style-name="P234">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8">2.1 – Arquitetura</text:span></text:p>
      <text:p text:style-name="P14"/>
      <text:p text:style-name="P8"><text:span text:style-name="T18"><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8">2.1.1 – Módulos e responsabilidades</text:span></text:p>
      <text:p text:style-name="P14"/>
      <text:list xml:id="list31440114" text:style-name="L2">
        <text:list-item>
          <text:p text:style-name="P251"><text:span text:style-name="T323">Beans</text:span>: Responsável por todo gerenciamento de inversão de controle (IOC) que o framework provê. O <text:span text:style-name="T323">LDIC </text:span><text:span text:style-name="T139">(Lindberg Dependency Injection Container) é o componente responsável por resolver as instancias de beans solicitados e injeta-los no lugar certo na hora certa de acordo com a necessidade de cada bean. Este componente será detalhado mais a frente.</text:span></text:p>
          <text:p text:style-name="P252"/>
        </text:list-item>
        <text:list-item>
          <text:p text:style-name="P253"><text:span text:style-name="T140">Integration:</text:span><text:span text:style-name="T139"> Módulo responsável pela integração e operacionalidade entre o lindberg e outros frameworks. Na versão atual o framework provê integração com Spring, Adobe Flex e JSF.</text:span></text:p>
          <text:p text:style-name="P252"/>
        </text:list-item>
        <text:list-item>
          <text:p text:style-name="P253"><text:span text:style-name="T140">Context:</text:span><text:span text:style-name="T139"> Responsável por toda configuração, beans e gerenciamento em nível de escopo de cada camada: core, persistence, validation e web.</text:span></text:p>
          <text:p text:style-name="P252"/>
        </text:list-item>
        <text:list-item>
          <text:p text:style-name="P253"><text:span text:style-name="T140">Configuration: </text:span><text:span text:style-name="T139">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05"/>
      <text:p text:style-name="P32"><text:soft-page-break/></text:p>
      <text:p text:style-name="P31">3 – O Framework.</text:p>
      <text:p text:style-name="P32"/>
      <text:p text:style-name="P30"><text:span text:style-name="T1"><text:tab/><text:tab/></text:span><text:span text:style-name="T7">O lindbergframework como qualquer outro framework é configurável e customizável de acordo com as necessidades de cada projeto. A interface </text:span><text:span text:style-name="T83">Configuration</text:span><text:span text:style-name="T28"> </text:span><text:span text:style-name="T47">define o contrato de classes que configuram o framework. Existem ainda duas interfaces que estendem desta ultima. Uma para configurações do core, </text:span><text:span text:style-name="T83">CoreConfiguration</text:span><text:span text:style-name="T21"> </text:span><text:span text:style-name="T47">e outra para configurações específicas do componente de persistencia, </text:span><text:span text:style-name="T83">LinpConfiguration</text:span><text:span text:style-name="T47">.</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136"><text:span text:style-name="T102"><text:tab/><text:tab/>- XmlCoreConfiguration:</text:span><text:span text:style-name="T100"> Implementação de </text:span><text:span text:style-name="T114">CoreConfiguration </text:span><text:span text:style-name="T100">para definição da configuração do módulo CORE <text:tab/><text:tab/>via XML baseado no schema: </text:span><text:a xlink:type="simple" xlink:href="http://www.lindbergframework.org/schema/lindberg-config.xsd">http://www.lindbergframework.org/schema/lindberg-config.xsd</text:a><text:span text:style-name="T100">.</text:span></text:p>
      <text:p text:style-name="P79"/>
      <text:p text:style-name="P136"><text:span text:style-name="T102"><text:tab/><text:tab/>- SimpleCoreConfiguration: </text:span><text:span text:style-name="T100">Implementação de </text:span><text:span text:style-name="T114">CoreConfiguration</text:span><text:span text:style-name="T100"> para definição da configuração do módulo CORE <text:tab/><text:tab/>programaticamente.</text:span></text:p>
      <text:p text:style-name="P79"/>
      <text:p text:style-name="P78"><text:tab/><text:tab/>- SimpleLinpConfiguration: <text:span text:style-name="T148">Implementação de </text:span><text:span text:style-name="T136">LinpConfiguration</text:span><text:span text:style-name="T148"> para definição da configuração do módulo de <text:tab/><text:tab/>persistência (LINP) programaticamente.</text:span></text:p>
      <text:p text:style-name="P79"/>
      <text:p text:style-name="P78"><text:tab/><text:tab/>- XmlLinpConfiguration: <text:span text:style-name="T148">Implementação de </text:span><text:span text:style-name="T136">LinpConfiguration</text:span><text:span text:style-name="T148"> para definição da configuração do módulo de <text:tab/><text:tab/><text:tab/>persistência (LINP) via XML baseado no schema: </text:span><text:a xlink:type="simple" xlink:href="http://www.lindbergframework.org/schema/linp-sqlMapping.xsd"><text:span text:style-name="T148">http://www.lindbergframework.org/schema/linp-sqlMapping.xsd</text:span></text:a><text:span text:style-name="T148">.</text:span></text:p>
      <text:p text:style-name="P79"/>
      <text:p text:style-name="P79"/>
      <text:p text:style-name="P79"/>
      <text:p text:style-name="P87"><text:tab/><text:tab/>3.1 – Processo de Configuração</text:p>
      <text:p text:style-name="P84"/>
      <text:p text:style-name="P33"><text:tab/><text:tab/>O processo de configuração é iniciado e gerenciamento a partir do módulo CORE. O módulo core é configurado e este configura e os outros módulos dependentes, como por exemplo o módulo LINP.</text:p>
      <text:p text:style-name="P33"/>
      <text:p text:style-name="P54"><text:span text:style-name="T139"><text:tab/><text:tab/>A interface </text:span><text:span text:style-name="T136">CoreConfiguration </text:span><text:span text:style-name="T139">define um método chamado </text:span><text:span text:style-name="T160">getLinpConfiguration</text:span><text:span text:style-name="T149"> </text:span><text:span text:style-name="T139">que devolve uma implementação de </text:span><text:span text:style-name="T136">LinpConfiguration</text:span><text:span text:style-name="T139">. Isto é feito por que uma implementação de configuração de </text:span><text:span text:style-name="T136">CORE</text:span><text:span text:style-name="T139"> deve de alguma forma fornecer a instancia da implementação do módulo LINP a ser usado para configurar este módulo. Quando o módulo </text:span><text:span text:style-name="T136">CORE</text:span><text:span text:style-name="T139"> for configurado ele vai obter esta instancia da implementação de </text:span><text:span text:style-name="T136">LinpConfiguration </text:span><text:span text:style-name="T139">para disparar o processo de configuração do módulo </text:span><text:span text:style-name="T136">LINP</text:span><text:span text:style-name="T139"> baseado nesta instancia de configuração. Essa instancia pode ser uma configuração via XML, via programaticamente, via arquivo properties, qualquer implementação útil que seja fornecida.</text:span></text:p>
      <text:p text:style-name="P33"/>
      <text:p text:style-name="P87"><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54"><text:soft-page-break/><text:span text:style-name="T139"><text:tab/><text:tab/>A interface </text:span><text:span text:style-name="T136">ComponentContext </text:span><text:span text:style-name="T139">define um contexto dentro do lindbergframework e dois contextos atualmente são definidos: Core <text:s/>e Persistence. As implementações de cada um desses contextos são respectivamente </text:span><text:span text:style-name="T136">CoreContext</text:span><text:span text:style-name="T139"> e </text:span><text:span text:style-name="T136">LinpContext</text:span><text:span text:style-name="T139">. Definidos através de um </text:span><text:span text:style-name="T136">singleton</text:span><text:span text:style-name="T139"> para todo sistema sendo necessário a chamada ao método </text:span><text:span text:style-name="T136">getInstance </text:span><text:span text:style-name="T139">definido em cada um deles para a obtenção da instância corrente.</text:span></text:p>
      <text:p text:style-name="P33"/>
      <text:p text:style-name="P54"><text:span text:style-name="T139"><text:tab/><text:tab/>Um contexto só pode ser usado se este estiver ativo. Para ativar um contexto o método </text:span><text:span text:style-name="T136">loadConfiguration</text:span><text:span text:style-name="T139"> deve ser invocado passando como parâmetro a instancia da configuração sobre o qual o contexto se baseará.</text:span></text:p>
      <text:p text:style-name="P33"/>
      <text:p text:style-name="P54"><text:span text:style-name="T139"><text:tab/><text:tab/>A interface </text:span><text:span text:style-name="T136">ComponentContext </text:span><text:span text:style-name="T139">também define outros métodos auxiliares, como por exemplo </text:span><text:span text:style-name="T136">isActive</text:span><text:span text:style-name="T139"> para a verificação do status do contexto e </text:span><text:span text:style-name="T136">close</text:span><text:span text:style-name="T139"> para efetuar o encerramento do contexto. Qualquer tentativa de uso de um contexto fechado resultará em uma </text:span><text:span text:style-name="T159">IllegalStateContextException.</text:span></text:p>
      <text:p text:style-name="P59"/>
      <text:p text:style-name="P54"><text:span text:style-name="T159"><text:tab/><text:tab/></text:span><text:span text:style-name="T157">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87"><text:tab/><text:tab/>3.3 – Configuração do CORE</text:p>
      <text:p text:style-name="P84"/>
      <text:p text:style-name="P82"><text:span text:style-name="T139"><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
      <text:p text:style-name="P33"/>
      <text:p text:style-name="P33"><text:tab/><text:tab/>As duas propriedades que podem ser configuradas no CORE são:</text:p>
      <text:p text:style-name="P33"/>
      <text:p text:style-name="P54"><text:span text:style-name="T139"><text:tab/><text:tab/>- </text:span><text:span text:style-name="T195">lindberg.core.di-basepackage </text:span><text:span text:style-name="T309">(propriedade requerida)</text:span><text:span text:style-name="T195">:</text:span></text:p>
      <text:p text:style-name="P107"><text:span text:style-name="T197"><text:tab/><text:tab/></text:span><text:span text:style-name="T139">Pacote base de beans para injeção. </text:span></text:p>
      <text:p text:style-name="P54"><text:span text:style-name="T139"><text:tab/><text:tab/></text:span><text:span text:style-name="T326">Constante que define essa propriedade:</text:span><text:span text:style-name="T139"> </text:span><text:span text:style-name="T151">CoreConfiguration.CONFIG_PROPERTY_DI_BASEPACKAGE</text:span><text:span text:style-name="T233">;</text:span><text:span text:style-name="T139"> </text:span></text:p>
      <text:p text:style-name="P168"><text:tab/><text:tab/></text:p>
      <text:p text:style-name="P82"><text:span text:style-name="T233"><text:tab/><text:tab/>- </text:span><text:span text:style-name="T195">lindberg.core.beanfactory </text:span><text:span text:style-name="T309">(se não for definida a fábrica padrão será usada - AnnotationBeanFactory)</text:span><text:span text:style-name="T195">: <text:tab/><text:tab/></text:span><text:span text:style-name="T326">Fábrica de beans a ser usada. </text:span></text:p>
      <text:p text:style-name="P91"><text:span text:style-name="T308"><text:tab/><text:tab/></text:span><text:span text:style-name="T326">Constante que define essa propriedade:</text:span><text:span text:style-name="T7"> </text:span><text:span text:style-name="T152">CoreConfiguration.CONFIG_PROPERTY_BEAN_FACTORY;</text:span></text:p>
      <text:p text:style-name="P33"/>
      <text:p text:style-name="P82"><text:span text:style-name="T7"><text:tab/><text:tab/>Vamos definir uma configuração de CORE para os seguintes valores usando as duas implementações de </text:span><text:span text:style-name="T11">CoreConfiguration </text:span><text:span text:style-name="T7">na prática:</text:span></text:p>
      <text:p text:style-name="P33"/>
      <text:p text:style-name="P104"><text:tab/><text:tab/>- Pacote base de beans para injeção (<text:span text:style-name="T135">lindberg.core.di-basepackage</text:span>) = org.lindbergframework.exemplo.*</text:p>
      <text:p text:style-name="P81"><text:span text:style-name="T139"><text:tab/><text:tab/>- Bean factory (</text:span><text:span text:style-name="T136">lindberg.core.beanfactory</text:span><text:span text:style-name="T139">) = </text:span><text:span text:style-name="T157">org.lindbergframework.beans.di.context.AnnotationBeanFactory</text:span></text:p>
      <text:p text:style-name="P33"/>
      <text:p text:style-name="P82"><text:span text:style-name="T162"><text:tab/><text:tab/>Estas duas propriedades são suficientes para configurarmos o core para usarmos apenas o mecanismo de injeção de dependência. Neste caso os beans para injeção serão procurados dentro do pacote </text:span><text:soft-page-break/><text:span text:style-name="T11">org.lindbergframework.exemplo </text:span><text:span text:style-name="T7">e o ponto asterisco “.*” define que o framework também <text:s/>procurar beans para injeção de dependência dentro dos sub-pacotes de </text:span><text:span text:style-name="T11">org.lindbergframework.exemplo</text:span><text:span text:style-name="T7">.</text:span></text:p>
      <text:p text:style-name="P33"/>
      <text:p text:style-name="P82"><text:span text:style-name="T7"><text:s text:c="9"/>O lindbergframework define uma interface chamada </text:span><text:span text:style-name="T11">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1">BeanFactory </text:span><text:span text:style-name="T7">e de todo o mecanismo de injeção de dependência.</text:span></text:p>
      <text:p text:style-name="P33"/>
      <text:list xml:id="list31435652" text:style-name="L3">
        <text:list-item>
          <text:list>
            <text:list-item>
              <text:list>
                <text:list-header>
                  <text:p text:style-name="P255"><text:span text:style-name="T78">3.3.1 </text:span><text:span text:style-name="T78">–</text:span><text:span text:style-name="T78">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137"><text:span text:style-name="T111"><text:s/><text:tab/><text:tab/></text:span><text:span text:style-name="T22">SimpleCoreConfiguration coreConfiguration = </text:span><text:span text:style-name="T216">new</text:span><text:span text:style-name="T22"> SimpleCoreConfiguration();</text:span></text:p>
      <text:p text:style-name="P108"><text:s text:c="8"/></text:p>
      <text:p text:style-name="P146"><text:span text:style-name="T19"><text:s text:c="6"/>coreConfiguration.setDiBasePackage(</text:span><text:span text:style-name="T179">"org.lindbergframework.exemplo.*"</text:span><text:span text:style-name="T19">);</text:span></text:p>
      <text:p text:style-name="P146"><text:span text:style-name="T19"><text:s text:c="6"/>coreConfiguration.setBeanFactory(</text:span><text:span text:style-name="T215">new</text:span><text:span text:style-name="T19"> AnnotationBeanFactory());</text:span></text:p>
      <text:p text:style-name="P108"><text:s text:c="8"/></text:p>
      <text:p text:style-name="P108"><text:s text:c="6"/>CoreContext.<text:span text:style-name="T135">getInstance</text:span>().loadConfiguration(coreConfiguration);</text:p>
      <text:p text:style-name="P108"/>
      <text:p text:style-name="P108"/>
      <text:p text:style-name="P54"><text:span text:style-name="T139"><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36">CoreContext </text:span><text:span text:style-name="T139">via </text:span><text:span text:style-name="T136">CoreContext.getInstance()</text:span><text:span text:style-name="T139"> e o método </text:span><text:span text:style-name="T136">loadConfiguration </text:span><text:span text:style-name="T139">passando a configuração criada é invocado. Pronto, o módulo CORE já está pronto para ser usado e em qualquer lugar você pode invocar </text:span><text:span text:style-name="T136">CoreContext.getInstance().getBeanFactory() <text:s/></text:span><text:span text:style-name="T139">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36">UserBeanContext </text:span><text:span text:style-name="T139">via</text:span><text:span text:style-name="T136"> UserBeanContext.getInstance().getBean(id).</text:span><text:span text:style-name="T139"> O mecanismo de injeção de dependência será detalhado mais a frente, aqui está apenas sendo demonstrado os conceitos de configuração.</text:span></text:p>
      <text:p text:style-name="P33"/>
      <text:p text:style-name="P87"><text:tab/><text:tab/>3.3.2 – <text:s/>Configurando o CORE na prática – Usando XML</text:p>
      <text:p text:style-name="P33"/>
      <text:p text:style-name="P54"><text:span text:style-name="T139"><text:tab/><text:tab/>A seguir é demonstrado a mesma configuração só que usando uma implementação de </text:span><text:span text:style-name="T136">CoreConfiguration</text:span><text:span text:style-name="T139"> para configuração baseada em XML. O schema que define as configurações baseadas em XML é detalhado a seguir.</text:span></text:p>
      <text:p text:style-name="P33"><text:tab/><text:tab/></text:p>
      <text:p text:style-name="P54"><text:span text:style-name="T139"><text:tab/><text:tab/>Schema: <text:s/></text:span><text:a xlink:type="simple" xlink:href="http://www.lindbergframework.org/schema/lindberg-config.xsd"><text:span text:style-name="T139">http://www.lindbergframework.org/schema/lindberg-config.xsd</text:span></text:a></text:p>
      <text:p text:style-name="P33"/>
      <text:p text:style-name="P54"><text:span text:style-name="T139"><text:tab/><text:tab/>O schema no que diz respeito a tag </text:span><text:span text:style-name="T136">&lt;core&gt;</text:span><text:span text:style-name="T139">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3"><text:tab/><text:tab/>Abaixo é mostrado um simples arquivo de configuração de core que define as mesmas configurações do exemplo anterior.</text:p>
      <text:p text:style-name="P79"/>
      <text:p text:style-name="P112"><text:span text:style-name="T234"><text:tab/> <text:s/></text:span><text:span text:style-name="T235">&lt;?</text:span><text:span text:style-name="T263">xml</text:span><text:span text:style-name="T305"> </text:span><text:span text:style-name="T288">version</text:span><text:span text:style-name="T305">=</text:span><text:span text:style-name="T184">"1.0"</text:span><text:span text:style-name="T305"> </text:span><text:span text:style-name="T288">encoding</text:span><text:span text:style-name="T305">=</text:span><text:span text:style-name="T184">"UTF-8"</text:span><text:span text:style-name="T235">?&gt;</text:span></text:p>
      <text:p text:style-name="P152"><text:span text:style-name="T234"><text:s text:c="4"/>&lt;</text:span><text:span text:style-name="T262">lindberg-configuration</text:span> <text:span text:style-name="T287">xmlns</text:span><text:span text:style-name="T19">=</text:span><text:span text:style-name="T180">"http://www.lindbergframework.org/schema"</text:span> <text:tab/><text:tab/><text:span text:style-name="T287">xmlns:xsi</text:span><text:span text:style-name="T19">=</text:span><text:span text:style-name="T180">"http://www.w3.org/2001/XMLSchema-instance"</text:span> <text:tab/><text:span text:style-name="T287">xsi:schemaLocation</text:span><text:span text:style-name="T19">=</text:span><text:span text:style-name="T180">"http://www.lindbergframework.org/schema/lindberg-config.xsd"</text:span><text:span text:style-name="T234">&gt;</text:span></text:p>
      <text:p text:style-name="P152"/>
      <text:p text:style-name="P152"><text:span text:style-name="T234"><text:s text:c="7"/>&lt;</text:span><text:span text:style-name="T262">core</text:span><text:span text:style-name="T234">&gt;</text:span></text:p>
      <text:p text:style-name="P152"><text:span text:style-name="T19"><text:s text:c="10"/></text:span><text:span text:style-name="T234">&lt;</text:span><text:span text:style-name="T262">config-property</text:span> <text:span text:style-name="T287">name</text:span><text:span text:style-name="T19">=</text:span><text:span text:style-name="T180">"lindberg.core.di-basepackage"</text:span> <text:s/><text:tab/><text:tab/><text:tab/><text:tab/><text:tab/><text:tab/><text:tab/><text:tab/><text:span text:style-name="T287">value</text:span><text:span text:style-name="T19">=</text:span><text:span text:style-name="T180">"org.lindbergframework.exemplo.*"</text:span><text:span text:style-name="T234">/&gt;</text:span></text:p>
      <text:p text:style-name="P152"><text:span text:style-name="T19"><text:s text:c="10"/></text:span><text:span text:style-name="T234">&lt;</text:span><text:span text:style-name="T262">config-property</text:span> <text:span text:style-name="T287">name</text:span><text:span text:style-name="T19">=</text:span><text:span text:style-name="T180">"lindberg.core.beanfactory"</text:span> <text:s text:c="3"/><text:tab/><text:tab/><text:tab/> <text:s text:c="22"/><text:soft-page-break/><text:tab/><text:tab/><text:span text:style-name="T287">value</text:span><text:span text:style-name="T19">=</text:span><text:span text:style-name="T180">"org.lindbergframework.beans.di.context.AnnotationBeanFactory"</text:span><text:span text:style-name="T234">/&gt; </text:span></text:p>
      <text:p text:style-name="P152"><text:span text:style-name="T234"><text:s text:c="7"/>&lt;/</text:span><text:span text:style-name="T262">core</text:span><text:span text:style-name="T234">&gt;</text:span></text:p>
      <text:p text:style-name="P152"/>
      <text:p text:style-name="P152"><text:span text:style-name="T234"><text:s text:c="4"/>&lt;/</text:span><text:span text:style-name="T262">lindberg-configuration</text:span><text:span text:style-name="T234">&gt;</text:span></text:p>
      <text:p text:style-name="P183"/>
      <text:p text:style-name="P43"><text:tab/>Obs.: A beanfactory está sendo definida mas lembre que esta propriedade não é requerida e <text:tab/>quando não informada a factory padrão, <text:span text:style-name="T135">AnnotationBeanFactory,</text:span> é usada automaticamente <text:tab/>pelo framework.</text:p>
      <text:p text:style-name="P43"/>
      <text:p text:style-name="P43"><text:tab/><text:span text:style-name="T4">3.3.2.1 – <text:s/>A tag </text:span><text:span text:style-name="T5">&lt;config-property&gt;</text:span></text:p>
      <text:p text:style-name="P92"><text:tab/></text:p>
      <text:p text:style-name="P43"><text:span text:style-name="T135"><text:tab/></text:span><text:span text:style-name="T148">A tag </text:span><text:span text:style-name="T136">&lt;config-property&gt;</text:span><text:span text:style-name="T148">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7"/>
      <text:p text:style-name="P43"><text:span text:style-name="T148"><text:tab/>Esta é uma tag basicamente de </text:span><text:span text:style-name="T136">nome </text:span><text:span text:style-name="T148">e </text:span><text:span text:style-name="T136">valor, </text:span><text:span text:style-name="T148">onde o atributo </text:span><text:span text:style-name="T136">nome</text:span><text:span text:style-name="T148"> define a chave da propriedade de configuração e o atributo </text:span><text:span text:style-name="T136">valor </text:span><text:span text:style-name="T148">define o valor que será usado na configuração para esta propriedade.</text:span></text:p>
      <text:p text:style-name="P37"/>
      <text:p text:style-name="P43"><text:span text:style-name="T148"><text:tab/>Esta tag fornece a flexibilidade de definição de propriedades que serão setadas na objeto </text:span><text:span text:style-name="T136">valor</text:span><text:span text:style-name="T148"> desta propriedade no momento da inicialização e propriedades que serão usadas como parâmetro para um construtor específico.</text:span></text:p>
      <text:p text:style-name="P37"/>
      <text:p text:style-name="P43"><text:span text:style-name="T148"><text:tab/>Supondo que nós tivéssemos uma propriedade de configuração de CORE cujo a chave é </text:span><text:span text:style-name="T136">exemplo</text:span><text:span text:style-name="T148"> e o valor para esta chave fosse a classe </text:span><text:span text:style-name="T136">com.aplicacao.Exemplo </text:span><text:span text:style-name="T148">e esta classe tivesse uma propriedade String chamada <text:s/></text:span><text:span text:style-name="T136">propriedade1</text:span><text:span text:style-name="T148">, então a definição dessa propriedade seria:</text:span></text:p>
      <text:p text:style-name="P37"/>
      <text:list xml:id="list31450725" text:style-name="L4">
        <text:list-item>
          <text:p text:style-name="P254">Definindo a inicialização simples de propriedades dentro de uma propriedade de configuração</text:p>
        </text:list-item>
      </text:list>
      <text:p text:style-name="P37"/>
      <text:p text:style-name="P140"><text:tab/><text:span text:style-name="T243">&lt;</text:span><text:span text:style-name="T270">config-property</text:span><text:span text:style-name="T150"> </text:span><text:span text:style-name="T297">name</text:span><text:span text:style-name="T25">=</text:span><text:span text:style-name="T191">"exemplo"</text:span><text:span text:style-name="T150"> </text:span><text:span text:style-name="T297">value</text:span><text:span text:style-name="T25">=</text:span><text:span text:style-name="T191">"com.aplicacao.Exemplo"</text:span><text:span text:style-name="T243">&gt;</text:span></text:p>
      <text:p text:style-name="P146"><text:span text:style-name="T19"><text:s text:c="9"/></text:span><text:span text:style-name="T234">&lt;</text:span><text:span text:style-name="T262">property</text:span> <text:span text:style-name="T287">name</text:span><text:span text:style-name="T19">=</text:span><text:span text:style-name="T180">"propriedade1"</text:span> <text:span text:style-name="T287">value</text:span><text:span text:style-name="T19">=</text:span><text:span text:style-name="T180">"valor da propriedade1"</text:span> <text:span text:style-name="T234">/&gt;</text:span></text:p>
      <text:p text:style-name="P146"><text:span text:style-name="T19"><text:s text:c="6"/></text:span><text:span text:style-name="T234">&lt;/</text:span><text:span text:style-name="T262">config-property</text:span><text:span text:style-name="T234">&gt;</text:span></text:p>
      <text:p text:style-name="P37"/>
      <text:p text:style-name="P146"><text:span text:style-name="T50"><text:tab/>Observe que foi usada uma nova tag dentro da tag </text:span><text:span text:style-name="T59">&lt;config-property&gt;</text:span><text:span text:style-name="T50">. Ela serve para definir propriedades de inicialização e parâmetros de construtor de propriedades de configuração. A tag </text:span><text:span text:style-name="T59">&lt;property&gt;</text:span><text:span text:style-name="T50"> pode ser usada o número ilimitado de vezes dentro da tag </text:span><text:span text:style-name="T59">&lt;config-property&gt;</text:span><text:span text:style-name="T50"> de acordo com a necessidade. Neste caso a utilizamos uma única vez, para definir o </text:span><text:span text:style-name="T59">set</text:span><text:span text:style-name="T50"> da String '</text:span><text:span text:style-name="T59">valor da propriedade1' </text:span><text:span text:style-name="T50">na propriedade de nome </text:span><text:span text:style-name="T59">propriedade1 </text:span><text:span text:style-name="T50">na instância do objeto do tipo </text:span><text:span text:style-name="T59">com.aplicacao.Exemplo</text:span><text:span text:style-name="T50"> para a chave de </text:span><text:span text:style-name="T50">configuração </text:span><text:span text:style-name="T59">Exemplo. </text:span><text:span text:style-name="T50">A propriedade </text:span><text:span text:style-name="T59">propriedade1 </text:span><text:span text:style-name="T50">será setada no momento da criação do objeto <text:s text:c="2"/></text:span><text:span text:style-name="T59">com.aplicacao.Exemplo. </text:span><text:span text:style-name="T50">Se tivéssemos uma </text:span><text:span text:style-name="T59">propriedade2, </text:span><text:span text:style-name="T50">bastaria declarar uma outra tag </text:span><text:span text:style-name="T59">&lt;property&gt;</text:span><text:span text:style-name="T50"> dentro de </text:span><text:span text:style-name="T59">&lt;config-property&gt;</text:span><text:span text:style-name="T50"> da mesma forma que a </text:span><text:span text:style-name="T59">propriedade1.</text:span></text:p>
      <text:p text:style-name="P63"/>
      <text:list xml:id="list31463740" text:style-name="L5">
        <text:list-item>
          <text:p text:style-name="P256">Definindo a inicialização de propriedades do tipo List ou Array dentro de uma propriedade de configuração</text:p>
        </text:list-item>
      </text:list>
      <text:p text:style-name="P63"/>
      <text:p text:style-name="P146"><text:soft-page-break/><text:span text:style-name="T59"><text:tab/></text:span><text:span text:style-name="T50">Suponha agora que tivéssemos então as </text:span><text:span text:style-name="T59">propriedade2 </text:span><text:span text:style-name="T50">e </text:span><text:span text:style-name="T59">propriedade3 </text:span><text:span text:style-name="T50">e estas fossem respectivamente uma </text:span><text:span text:style-name="T59">List </text:span><text:span text:style-name="T50">e um </text:span><text:span text:style-name="T59">Array</text:span><text:span text:style-name="T50"> e ambas de String. Esta tag fornece a flexibilidade de inicialização de listas e arrays de Strings diretamente pelo XML de configuração. Abaixo é mostrado como ficaria a tag </text:span><text:span text:style-name="T59">&lt;config-property&gt; </text:span><text:span text:style-name="T50">com a inicialização destas duas propriedades.</text:span></text:p>
      <text:p text:style-name="P37"/>
      <text:p text:style-name="P146"><text:span text:style-name="T50"><text:s text:c="7"/></text:span><text:span text:style-name="T253">&lt;</text:span><text:span text:style-name="T279">config-property</text:span><text:span text:style-name="T101"> </text:span><text:span text:style-name="T293">name</text:span><text:span text:style-name="T101">=</text:span><text:span text:style-name="T181">"exemplo"</text:span><text:span text:style-name="T101"> </text:span><text:span text:style-name="T293">value</text:span><text:span text:style-name="T101">=</text:span><text:span text:style-name="T181">"com.aplicacao.Exemplo"</text:span><text:span text:style-name="T253">&gt;</text:span></text:p>
      <text:p text:style-name="P146"><text:span text:style-name="T19"><text:s text:c="6"/></text:span><text:span text:style-name="T234">&lt;</text:span><text:span text:style-name="T262">property</text:span> <text:span text:style-name="T287">name</text:span><text:span text:style-name="T19">=</text:span><text:span text:style-name="T180">"propriedade1"</text:span> <text:span text:style-name="T287">value</text:span><text:span text:style-name="T19">=</text:span><text:span text:style-name="T180">"valor da propriedade1"</text:span> <text:span text:style-name="T234">/&gt;</text:span></text:p>
      <text:p text:style-name="P146"><text:span text:style-name="T19"><text:s text:c="6"/></text:span><text:span text:style-name="T234">&lt;</text:span><text:span text:style-name="T262">property</text:span> <text:span text:style-name="T287">name</text:span><text:span text:style-name="T19">=</text:span><text:span text:style-name="T180">"propriedade2"</text:span><text:span text:style-name="T234">&gt;</text:span></text:p>
      <text:p text:style-name="P146"><text:span text:style-name="T19"><text:s text:c="9"/></text:span><text:span text:style-name="T234">&lt;</text:span><text:span text:style-name="T262">list</text:span><text:span text:style-name="T234">&gt;</text:span></text:p>
      <text:p text:style-name="P108"><text:s text:c="12"/><text:span text:style-name="T324">exemplo</text:span> list string 1;</text:p>
      <text:p text:style-name="P108"><text:s text:c="12"/><text:span text:style-name="T324">exemplo</text:span> list string 2;</text:p>
      <text:p text:style-name="P108"><text:s text:c="12"/><text:span text:style-name="T324">exemplo</text:span> list string 3;</text:p>
      <text:p text:style-name="P108"><text:s text:c="12"/><text:span text:style-name="T324">exemplo</text:span> list string N;</text:p>
      <text:p text:style-name="P146"><text:span text:style-name="T19"><text:s text:c="9"/></text:span><text:span text:style-name="T234">&lt;/</text:span><text:span text:style-name="T262">list</text:span><text:span text:style-name="T234">&gt;</text:span></text:p>
      <text:p text:style-name="P146"><text:span text:style-name="T19"><text:s text:c="6"/></text:span><text:span text:style-name="T234">&lt;/</text:span><text:span text:style-name="T262">property</text:span><text:span text:style-name="T234">&gt;</text:span></text:p>
      <text:p text:style-name="P146"><text:span text:style-name="T19"><text:s text:c="6"/></text:span><text:span text:style-name="T234">&lt;</text:span><text:span text:style-name="T262">property</text:span> <text:span text:style-name="T287">name</text:span><text:span text:style-name="T19">=</text:span><text:span text:style-name="T180">"propriedade3"</text:span><text:span text:style-name="T234">&gt;</text:span></text:p>
      <text:p text:style-name="P146"><text:span text:style-name="T19"><text:s text:c="9"/></text:span><text:span text:style-name="T234">&lt;</text:span><text:span text:style-name="T262">array</text:span><text:span text:style-name="T234">&gt;</text:span></text:p>
      <text:p text:style-name="P108"><text:s text:c="12"/><text:span text:style-name="T324">exemplo</text:span> array string 1;</text:p>
      <text:p text:style-name="P108"><text:s text:c="12"/><text:span text:style-name="T324">exemplo</text:span> array string 2;</text:p>
      <text:p text:style-name="P108"><text:s text:c="12"/><text:span text:style-name="T324">exemplo</text:span> array string 3;</text:p>
      <text:p text:style-name="P108"><text:s text:c="12"/><text:span text:style-name="T324">exemplo</text:span> array string N;</text:p>
      <text:p text:style-name="P146"><text:span text:style-name="T19"><text:s text:c="9"/></text:span><text:span text:style-name="T234">&lt;/</text:span><text:span text:style-name="T262">array</text:span><text:span text:style-name="T234">&gt;</text:span></text:p>
      <text:p text:style-name="P146"><text:span text:style-name="T19"><text:s text:c="6"/></text:span><text:span text:style-name="T234">&lt;/</text:span><text:span text:style-name="T262">property</text:span><text:span text:style-name="T234">&gt;</text:span></text:p>
      <text:p text:style-name="P146"><text:span text:style-name="T19"><text:s text:c="3"/></text:span><text:span text:style-name="T234">&lt;/</text:span><text:span text:style-name="T262">config-property</text:span><text:span text:style-name="T234">&gt;</text:span></text:p>
      <text:p text:style-name="P185"/>
      <text:p text:style-name="P146"><text:span text:style-name="T234"><text:tab/></text:span><text:span text:style-name="T50">No trecho acima agora definimos duas novas propriedades </text:span><text:span text:style-name="T59">propriedade2 </text:span><text:span text:style-name="T50">e </text:span><text:span text:style-name="T59">propriedade3. </text:span><text:span text:style-name="T50">A primeira é uma </text:span><text:span text:style-name="T59">List </text:span><text:span text:style-name="T50">e a segunda um </text:span><text:span text:style-name="T59">Array.</text:span><text:span text:style-name="T50"> Observe que agora temos duas novas tags para serem usadas dentro da tag </text:span><text:span text:style-name="T59">&lt;property&gt;, </text:span><text:span text:style-name="T50">as tags </text:span><text:span text:style-name="T59">&lt;list&gt; </text:span><text:span text:style-name="T50">e </text:span><text:span text:style-name="T59">&lt;array&gt;.</text:span><text:span text:style-name="T50"> A primeira define uma lista e a segunda um array, ambos de Strings. Os valores de cada uma dessas tags são definidos com o conteúdo entre a tag de abertura e fechamento onde cada elemento da </text:span><text:span text:style-name="T59">List</text:span><text:span text:style-name="T50"> ou </text:span><text:span text:style-name="T59">Array</text:span><text:span text:style-name="T50"> é separado por um carácter </text:span><text:span text:style-name="T59">';'</text:span><text:span text:style-name="T50">. Dentro da tag </text:span><text:span text:style-name="T59">&lt;property&gt;</text:span><text:span text:style-name="T50"> se tem a flexibilidade de usar qualquer um dos dois tipos sendo que nunca os dois ao mesmo tempo dentro da mesma </text:span><text:span text:style-name="T59">&lt;property&gt;.</text:span></text:p>
      <text:p text:style-name="P63"/>
      <text:list xml:id="list31437006" text:style-name="L6">
        <text:list-item>
          <text:p text:style-name="P257">Inicialização propriedades de configuração usando um construtor específico</text:p>
        </text:list-item>
      </text:list>
      <text:p text:style-name="P63"/>
      <text:p text:style-name="P146"><text:span text:style-name="T59"><text:tab/></text:span><text:span text:style-name="T50">Agora suponhamos que a nossa classe </text:span><text:span text:style-name="T59">Exemplo</text:span><text:span text:style-name="T50"> tenha um construtor que recebe uma String e uma coleção de Strings e queiramos usar este construtor para a criação do objeto </text:span><text:span text:style-name="T59">Exemplo </text:span><text:span text:style-name="T50">transformando a nossa definição da </text:span><text:span text:style-name="T59">propriedade1</text:span><text:span text:style-name="T50"> e </text:span><text:span text:style-name="T59">propriedade2</text:span><text:span text:style-name="T50"> em parâmetros para o construtor. Suponha também que <text:s/>ainda assim queiramos setar a propriedade </text:span><text:span text:style-name="T59">propriedade3</text:span><text:span text:style-name="T50"> da mesma forma que o exemplo anterior. A nossa nova definição da tag </text:span><text:span text:style-name="T59">&lt;config-property&gt;</text:span><text:span text:style-name="T50"> ficaria da seguinte forma:</text:span></text:p>
      <text:p text:style-name="P37"/>
      <text:p text:style-name="P37"/>
      <text:p text:style-name="P37"/>
      <text:p text:style-name="P37"/>
      <text:p text:style-name="P37"/>
      <text:p text:style-name="P37"/>
      <text:p text:style-name="P146"><text:span text:style-name="T50"><text:s text:c="6"/></text:span><text:span text:style-name="T253">&lt;</text:span><text:span text:style-name="T279">config-property</text:span><text:span text:style-name="T101"> </text:span><text:span text:style-name="T293">name</text:span><text:span text:style-name="T101">=</text:span><text:span text:style-name="T181">"exemplo"</text:span><text:span text:style-name="T101"> </text:span><text:span text:style-name="T293">value</text:span><text:span text:style-name="T101">=</text:span><text:span text:style-name="T181">"com.aplicacao.Exemplo"</text:span><text:span text:style-name="T253">&gt;</text:span></text:p>
      <text:p text:style-name="P146"><text:span text:style-name="T19"><text:s text:c="6"/></text:span><text:span text:style-name="T234">&lt;</text:span><text:span text:style-name="T262">property</text:span> <text:span text:style-name="T287">value</text:span><text:span text:style-name="T19">=</text:span><text:span text:style-name="T180">"valor da propriedade1"</text:span> <text:span text:style-name="T287">constructor-arg</text:span><text:span text:style-name="T19">=</text:span><text:span text:style-name="T180">"true"</text:span> <text:span text:style-name="T234">/&gt;</text:span></text:p>
      <text:p text:style-name="P146"><text:span text:style-name="T19"><text:s text:c="6"/></text:span><text:span text:style-name="T234">&lt;</text:span><text:span text:style-name="T262">property</text:span> <text:span text:style-name="T287">constructor-arg</text:span><text:span text:style-name="T19">=</text:span><text:span text:style-name="T180">"true"</text:span><text:span text:style-name="T234">&gt;</text:span></text:p>
      <text:p text:style-name="P146"><text:span text:style-name="T19"><text:s text:c="9"/></text:span><text:span text:style-name="T234">&lt;</text:span><text:span text:style-name="T262">list</text:span><text:span text:style-name="T234">&gt;</text:span></text:p>
      <text:p text:style-name="P108"><text:s text:c="12"/><text:span text:style-name="T324">exemplo</text:span> list string 1;</text:p>
      <text:p text:style-name="P108"><text:s text:c="12"/><text:span text:style-name="T324">exemplo</text:span> list string 2;</text:p>
      <text:p text:style-name="P108"><text:soft-page-break/><text:s text:c="12"/><text:span text:style-name="T324">exemplo</text:span> list string 3;</text:p>
      <text:p text:style-name="P108"><text:s text:c="12"/><text:span text:style-name="T324">exemplo</text:span> list string N;</text:p>
      <text:p text:style-name="P146"><text:span text:style-name="T19"><text:s text:c="9"/></text:span><text:span text:style-name="T234">&lt;/</text:span><text:span text:style-name="T262">list</text:span><text:span text:style-name="T234">&gt;</text:span></text:p>
      <text:p text:style-name="P146"><text:span text:style-name="T19"><text:s text:c="6"/></text:span><text:span text:style-name="T234">&lt;/</text:span><text:span text:style-name="T262">property</text:span><text:span text:style-name="T234">&gt;</text:span></text:p>
      <text:p text:style-name="P146"><text:span text:style-name="T19"><text:s text:c="6"/></text:span><text:span text:style-name="T234">&lt;</text:span><text:span text:style-name="T262">property</text:span> <text:span text:style-name="T287">name</text:span><text:span text:style-name="T19">=</text:span><text:span text:style-name="T180">"propriedade3"</text:span><text:span text:style-name="T234">&gt;</text:span></text:p>
      <text:p text:style-name="P146"><text:span text:style-name="T19"><text:s text:c="9"/></text:span><text:span text:style-name="T234">&lt;</text:span><text:span text:style-name="T262">array</text:span><text:span text:style-name="T234">&gt;</text:span></text:p>
      <text:p text:style-name="P108"><text:s text:c="12"/><text:span text:style-name="T324">exemplo</text:span> list string 1;</text:p>
      <text:p text:style-name="P108"><text:s text:c="12"/><text:span text:style-name="T324">exemplo</text:span> list string 2;</text:p>
      <text:p text:style-name="P108"><text:s text:c="12"/><text:span text:style-name="T324">exemplo</text:span> list string 3;</text:p>
      <text:p text:style-name="P108"><text:s text:c="12"/><text:span text:style-name="T324">exemplo</text:span> list string N;</text:p>
      <text:p text:style-name="P146"><text:span text:style-name="T19"><text:s text:c="9"/></text:span><text:span text:style-name="T234">&lt;/</text:span><text:span text:style-name="T262">array</text:span><text:span text:style-name="T234">&gt;</text:span></text:p>
      <text:p text:style-name="P146"><text:span text:style-name="T19"><text:s text:c="6"/></text:span><text:span text:style-name="T234">&lt;/</text:span><text:span text:style-name="T262">property</text:span><text:span text:style-name="T234">&gt;</text:span></text:p>
      <text:p text:style-name="P146"><text:span text:style-name="T19"><text:s text:c="3"/></text:span><text:span text:style-name="T234">&lt;/</text:span><text:span text:style-name="T262">config-property</text:span><text:span text:style-name="T234">&gt;</text:span></text:p>
      <text:p text:style-name="P37"/>
      <text:p text:style-name="P146"><text:span text:style-name="T50"><text:tab/>Observe que o que mudou neste exemplo foi que a tag que definiam as propriedades </text:span><text:span text:style-name="T59">propriedade1 </text:span><text:span text:style-name="T50">e </text:span><text:span text:style-name="T59">propriedade2</text:span><text:span text:style-name="T50"> agora não tem mais definidos seus atributos </text:span><text:span text:style-name="T59">nome, </text:span><text:span text:style-name="T50">pois agora são parâmetros de construtor e agora ao invés disto estas tags tem a propriedade </text:span><text:span text:style-name="T59">constructor-arg</text:span><text:span text:style-name="T50"> definido para </text:span><text:span text:style-name="T59">'true'</text:span><text:span text:style-name="T50">, indicando que estes serão atributos de construtor. Então o construtor que o framework buscaria para criar a instancia de </text:span><text:span text:style-name="T59">Exemplo </text:span><text:span text:style-name="T50">seria:</text:span></text:p>
      <text:p text:style-name="P37"/>
      <text:p text:style-name="P37"><text:tab/>public Exemplo(String,List&lt;String&gt;)</text:p>
      <text:p text:style-name="P37"/>
      <text:p text:style-name="P146"><text:span text:style-name="T50"><text:tab/>Após a chamada a este construtor e a criação da instancia, a propriedade </text:span><text:span text:style-name="T59">propriedade3</text:span><text:span text:style-name="T50"> seria setada com o </text:span><text:span text:style-name="T59">Array de String </text:span><text:span text:style-name="T50">definido.</text:span></text:p>
      <text:p text:style-name="P37"><text:tab/></text:p>
      <text:p text:style-name="P153"><text:span text:style-name="T94"><text:tab/>3.3.2.2 – <text:s/>Inicializando </text:span><text:span text:style-name="T96">CoreContext</text:span><text:span text:style-name="T94"> usando configuração XML</text:span></text:p>
      <text:p text:style-name="P43"/>
      <text:p text:style-name="P153"><text:span text:style-name="T50"><text:s/><text:tab/>Abaixo é mostrado o mesmo processo de configuração do </text:span><text:span text:style-name="T59">CORE</text:span><text:span text:style-name="T50"> só que usando o XML. Para este exemplo vamos considerar que o XML acima esteja no pacote </text:span><text:span text:style-name="T59">org.lindbergframework.configuracao </text:span><text:span text:style-name="T50">e que o nome do XML é </text:span><text:span text:style-name="T59">lindberg-config.xml </text:span><text:span text:style-name="T50">seguindo o nome do schema.</text:span></text:p>
      <text:p text:style-name="P35"/>
      <text:p text:style-name="P128">XmlCoreConfiguration coreConfiguration = </text:p>
      <text:p text:style-name="P153"><text:span text:style-name="T101"><text:s text:c="11"/></text:span><text:span text:style-name="T226">new</text:span><text:span text:style-name="T101"> ClassPathXmlCoreConfiguration(</text:span><text:span text:style-name="T185">"org/lindbergframework/configuracao/lindberg-config.xml"</text:span><text:span text:style-name="T101">);</text:span></text:p>
      <text:p text:style-name="P152"><text:span text:style-name="T19">CoreContext.</text:span><text:span text:style-name="T116">getInstance</text:span><text:span text:style-name="T19">().loadConfiguration(coreConfiguration);</text:span></text:p>
      <text:p text:style-name="P120"/>
      <text:p text:style-name="P35"><text:tab/>Os dois exemplos resultarão na seguinte saída no console informando o status de configuração do framework:</text:p>
      <text:p text:style-name="P35"/>
      <text:p text:style-name="P166"><text:tab/>INFO: Initializing Lindberg Core Context</text:p>
      <text:p text:style-name="P166"><text:tab/>INFO: Lindberg Core Context initialized</text:p>
      <text:p text:style-name="P166"/>
      <text:p text:style-name="P146"><text:span text:style-name="T307"><text:tab/></text:span><text:span text:style-name="T50">Neste último exemplo observe que foi utilizada a classe </text:span><text:span text:style-name="T74">ClassPathXmlCoreConfiguration</text:span><text:span text:style-name="T50"> para criar a configuração. Essa classe é uma extensão natural de </text:span><text:span text:style-name="T59">XmlCoreConfiguration</text:span><text:span text:style-name="T50"> para trabalhar com um arquivo de configuração que está dentro do class path do projeto. Os dois exemplos mostrados ao final configuram o framework a partir de:</text:span></text:p>
      <text:p text:style-name="P35"/>
      <text:p text:style-name="P148"><text:span text:style-name="T101">CoreContext.</text:span><text:span text:style-name="T115">getInstance</text:span><text:span text:style-name="T101">().loadConfiguration(coreConfiguration);</text:span></text:p>
      <text:p text:style-name="P114"/>
      <text:p text:style-name="P114"/>
      <text:p text:style-name="P148"><text:span text:style-name="T30"><text:s text:c="6"/></text:span><text:span text:style-name="T50">A partir daí o core do framework está configurado e podemos por exemplo obter uma instância de um bean a partir da fábrica. Supondo que no pacote </text:span><text:span text:style-name="T59">org.lindbergframework.exemplo.beans </text:span><text:span text:style-name="T50">tenha um bean cujo ID seja “</text:span><text:span text:style-name="T59">pessoaDAO”</text:span><text:span text:style-name="T50"> então podemos obter uma instância desse bean chamando a BeanFactory como </text:span><text:soft-page-break/><text:span text:style-name="T50">demonstrado a seguir, isso só pode ser feito após claro a devida configuração do CORE.</text:span></text:p>
      <text:p text:style-name="P35"/>
      <text:p text:style-name="P154"><text:span text:style-name="T101">IPessoaDAO</text:span><text:span text:style-name="T101"> pessoaDAO = CoreContext.</text:span><text:span text:style-name="T115">getInstance</text:span><text:span text:style-name="T101">().getBeanFactory().</text:span><text:span text:style-name="T101">getBean</text:span><text:span text:style-name="T101">(</text:span><text:span text:style-name="T185">"pessoaDAO"</text:span><text:span text:style-name="T101">);</text:span></text:p>
      <text:p text:style-name="P128"/>
      <text:p text:style-name="P153"><text:span text:style-name="T101"><text:tab/></text:span><text:span text:style-name="T50">Todo o funcionamento do mecanismo de injeção de dependência será detalhado mais a frente. Aqui foi demonstrado apenas como exemplo do uso da configuração na prática.</text:span></text:p>
      <text:p text:style-name="P89"/>
      <text:p text:style-name="P153"><text:span text:style-name="T93"><text:tab/></text:span><text:span text:style-name="T94">3.3.2.3 – <text:s/>Uso do carácter '#' no XML para definir métodos getters estáticos e <text:tab/>propriedades estáticas</text:span></text:p>
      <text:p text:style-name="P86"/>
      <text:p text:style-name="P153"><text:span text:style-name="T93"><text:tab/></text:span><text:span text:style-name="T50">Imagine que você quer por algum motivo que o framework chame um método </text:span><text:span text:style-name="T59">'get'</text:span><text:span text:style-name="T50"> seu para obter a </text:span><text:span text:style-name="T50">instância da implementação de </text:span><text:span text:style-name="T59">BeanFactory</text:span><text:span text:style-name="T50"> a ser usada, imagine que você queira isso pois por algum motivo você precise fazer algum processamento nesse método </text:span><text:span text:style-name="T59">'get' </text:span><text:span text:style-name="T50">para efetuar alguma customização, registro de log, enfim. Ou imagine ainda que por algum motivo você quer que a String com pacote base, onde o framework encontrará os beans que farão parte do contexto de </text:span><text:span text:style-name="T59">'inversão de controle'</text:span><text:span text:style-name="T50">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153"><text:span text:style-name="T50"><text:tab/>Para estes casos o framework provê o recurso de usar o carácter coringa </text:span><text:span text:style-name="T59">'#'</text:span><text:span text:style-name="T50">. O uso desse carácter antes da definição de um valor de uma propriedade no arquivo XML de configuração informa que o valor real daquela propriedade será obtido através da chamada ao método </text:span><text:span text:style-name="T59">'get' </text:span><text:span text:style-name="T50">estático e público ou da constante também estática e pública definidos na String ao qual o carácter </text:span><text:span text:style-name="T59">'#'</text:span><text:span text:style-name="T50"> é fixado.</text:span></text:p>
      <text:p text:style-name="P35"/>
      <text:p text:style-name="P153"><text:span text:style-name="T50"><text:tab/></text:span><text:span text:style-name="T53">Isso só é possível para propriedades e métodos que são estáticos e públicos e nos casos do <text:tab/>método que seja um método seguindo o padrão de nomenclatura de métodos </text:span><text:span text:style-name="T63">getter, </text:span><text:span text:style-name="T53">não sendo <text:tab/>para este último caso necessário preceder o nome do método no XML com 'get' pois o <text:tab/>framework já busca o método adequado baseado no padrão de nomenclatura. </text:span></text:p>
      <text:p text:style-name="P35"/>
      <text:p text:style-name="P153"><text:span text:style-name="T50"><text:tab/>Por exemplo, se quiséssemos que as duas propriedades mostradas anteriormente para o </text:span><text:span text:style-name="T59">CORE</text:span><text:span text:style-name="T50"> fossem obtidas agora da seguinte forma:</text:span></text:p>
      <text:p text:style-name="P35"/>
      <text:p text:style-name="P153"><text:span text:style-name="T50"><text:tab/>- </text:span><text:span text:style-name="T59">di-basepackage: </text:span><text:span text:style-name="T50">A partir de uma constante estática e pública chamada </text:span><text:span text:style-name="T59">BASEPACKAGE</text:span><text:span text:style-name="T50"> na classe <text:tab/></text:span><text:span text:style-name="T59">com.soft.MyConstants</text:span><text:span text:style-name="T50">;</text:span></text:p>
      <text:p text:style-name="P153"><text:span text:style-name="T50"><text:tab/>- </text:span><text:span text:style-name="T59">BeanFactory: </text:span><text:span text:style-name="T50">A partir de um método getter público e estático chamado </text:span><text:span text:style-name="T59">getMyBeanFactory</text:span><text:span text:style-name="T50"> na <text:tab/>classe </text:span><text:span text:style-name="T59">com.soft.MyFactoryConfiguration</text:span><text:span text:style-name="T50">.</text:span></text:p>
      <text:p text:style-name="P35"/>
      <text:p text:style-name="P35"><text:tab/>Então a nova configuração seria:</text:p>
      <text:p text:style-name="P35"/>
      <text:p text:style-name="P153"><text:span text:style-name="T50"><text:tab/></text:span><text:span text:style-name="T253">&lt;</text:span><text:span text:style-name="T279">core</text:span><text:span text:style-name="T253">&gt;</text:span></text:p>
      <text:p text:style-name="P152"><text:span text:style-name="T19"><text:s text:c="10"/></text:span><text:span text:style-name="T234">&lt;</text:span><text:span text:style-name="T262">config-property</text:span> <text:span text:style-name="T287">name</text:span><text:span text:style-name="T19">=</text:span><text:span text:style-name="T180">"lindberg.core.di-basepackage"</text:span> <text:s/><text:tab/><text:tab/><text:tab/><text:tab/><text:tab/><text:tab/><text:tab/><text:tab/><text:span text:style-name="T287">value</text:span><text:span text:style-name="T19">=</text:span><text:span text:style-name="T180">"#com.soft.MyConstants.BASEPACKAGE"</text:span><text:span text:style-name="T234">/&gt;</text:span></text:p>
      <text:p text:style-name="P152"><text:span text:style-name="T19"><text:s text:c="10"/></text:span><text:span text:style-name="T234">&lt;</text:span><text:span text:style-name="T262">config-property</text:span> <text:span text:style-name="T287">name</text:span><text:span text:style-name="T19">=</text:span><text:span text:style-name="T180">"lindberg.core.beanfactory"</text:span> <text:s text:c="3"/><text:tab/><text:tab/><text:tab/> <text:s text:c="22"/><text:tab/><text:tab/><text:span text:style-name="T287">value</text:span><text:span text:style-name="T19">=</text:span><text:span text:style-name="T180">"#com.soft.MyFactoryConfiguration.myBeanFactory"</text:span><text:span text:style-name="T234">/&gt; </text:span></text:p>
      <text:p text:style-name="P153"><text:span text:style-name="T255"><text:tab/></text:span><text:span text:style-name="T236">&lt;/</text:span><text:span text:style-name="T264">core</text:span><text:span text:style-name="T236">&gt;</text:span></text:p>
      <text:p text:style-name="P184"/>
      <text:p text:style-name="P153"><text:span text:style-name="T236"><text:tab/></text:span><text:span text:style-name="T50">Observe que agora os valores das propriedades estão precedidos do carácter </text:span><text:span text:style-name="T59">'#'. </text:span><text:span text:style-name="T50">Observe que o valor </text:span><text:span text:style-name="T50">da propriedade </text:span><text:span text:style-name="T59">beanFactory,</text:span><text:span text:style-name="T50"> que aponta para um método '</text:span><text:span text:style-name="T59">get'</text:span><text:span text:style-name="T50">, não contém o prefixo 'get' ou seja o nome </text:span><text:soft-page-break/><text:span text:style-name="T50">completo do método </text:span><text:span text:style-name="T59">'getMyBeanFactory'</text:span><text:span text:style-name="T50"> e sim apenas </text:span><text:span text:style-name="T59">'myBeanFactory'. </text:span><text:span text:style-name="T50">Isso pode ser feito pois o </text:span><text:span text:style-name="T50">framework por padrão vai buscar o método </text:span><text:span text:style-name="T59">'get'</text:span><text:span text:style-name="T50">, seguindo os padões de nomenclatura, fazendo </text:span><text:span text:style-name="T59">'get'</text:span><text:span text:style-name="T50"> + </text:span><text:span text:style-name="T59">'MyBeanFactory'</text:span><text:span text:style-name="T50"> e invoca o método </text:span><text:span text:style-name="T59">'getMyBeanFactory'.</text:span><text:span text:style-name="T50"> Da mesma forma caso deseje informar diretamente o nome do método o framework percebe e o invoca da mesma forma. Seguindo este pensamento a definição da propriedade </text:span><text:span text:style-name="T59">beanFactory</text:span><text:span text:style-name="T50"> poderia ser feita sem nenhuma mudança no processamento da seguinte forma:</text:span></text:p>
      <text:p text:style-name="P35"/>
      <text:p text:style-name="P152"><text:span text:style-name="T101"><text:s text:c="10"/></text:span><text:span text:style-name="T253">&lt;</text:span><text:span text:style-name="T279">config-property</text:span><text:span text:style-name="T101"> </text:span><text:span text:style-name="T293">name</text:span><text:span text:style-name="T101">=</text:span><text:span text:style-name="T181">"lindberg.core.beanfactory"</text:span><text:span text:style-name="T101"> <text:s text:c="3"/><text:tab/><text:tab/><text:tab/> <text:s text:c="22"/><text:tab/><text:tab/></text:span><text:span text:style-name="T293">value</text:span><text:span text:style-name="T101">=</text:span><text:span text:style-name="T181">"#com.soft.MyFactoryConfiguration.getMyBeanFactory"</text:span><text:span text:style-name="T253">/&gt; </text:span></text:p>
      <text:p text:style-name="P35"/>
      <text:p text:style-name="P153"><text:span text:style-name="T50"><text:tab/>Agora informamos diretamente o nome completo do método </text:span><text:span text:style-name="T59">getMyBeanFactory</text:span><text:span text:style-name="T50">. O framework vai detectar que isso foi feito e não fará nenhuma conversão de nomenclatura, invocando diretamente o método </text:span><text:span text:style-name="T50">informando.</text:span></text:p>
      <text:p text:style-name="P153"><text:span text:style-name="T50"><text:tab/></text:span><text:span text:style-name="T53">Apenas métodos e propriedades ambos públicos e estáticos podem ser usados com '</text:span><text:span text:style-name="T63">#'.</text:span></text:p>
      <text:p text:style-name="P67"/>
      <text:p text:style-name="P67"><text:span text:style-name="T3"><text:tab/>3.3.3 – <text:s/>A classe </text:span><text:span text:style-name="T4">CoreContext</text:span></text:p>
      <text:p text:style-name="P93"/>
      <text:p text:style-name="P61"><text:span text:style-name="T140"><text:tab/>A classe </text:span>CoreContrext<text:span text:style-name="T140"> é um </text:span>singleton<text:span text:style-name="T146"> e provê acesso toda configuração do módulo </text:span><text:span text:style-name="T338">CORE</text:span><text:span text:style-name="T146"> do framework. Para obter a instância singleton do contexto de configuração de core basta chamar </text:span><text:span text:style-name="T338">CoreContext.getInstane</text:span><text:span text:style-name="T146">.</text:span><text:span text:style-name="T338"> </text:span><text:span text:style-name="T146">As configurações definidas para o core como o pacote base para o contexto de injeção de dependências, a implementação da </text:span><text:span text:style-name="T338">BeanFactory</text:span><text:span text:style-name="T146">, e qualquer outra configuração pode ser acessada via </text:span><text:span text:style-name="T338">CoreContext.</text:span></text:p>
      <text:p text:style-name="P90"/>
      <text:p text:style-name="P88"><text:tab/><text:tab/>3.3.4 – <text:s/>Configurando em aplicações WEB</text:p>
      <text:p text:style-name="P85"/>
      <text:p text:style-name="P138"><text:span text:style-name="T101"><text:tab/><text:tab/>Até agora para configurar o framework, através de seu módulo principal, o CORE, seja programaticamente, via XML, ou qualquer outra implementação seja em nosso código seja a partir de um método </text:span><text:span text:style-name="T115">main, </text:span><text:span text:style-name="T101">seja a partir de uma classe que recebe essa responsabilidade ou qualquer outra estrutura temos que chamar sempre </text:span><text:span text:style-name="T36">CoreContext.</text:span><text:span text:style-name="T37">getInstance</text:span><text:span text:style-name="T36">().loadConfiguration(coreConfiguration); </text:span><text:span text:style-name="T101">para configurar e inicializar o framework. Em uma aplicação WEB é comum que um framework forneça recursos para que a configuração seja feita de forma automática, sem precisar de nada programaticamente.</text:span></text:p>
      <text:p text:style-name="P138"><text:span text:style-name="T101"><text:tab/><text:tab/>Este recurso também é provido pelo lindbergframework através de um </text:span><text:span text:style-name="T115">ServletContextListener </text:span><text:span text:style-name="T101">e da definição de alguns </text:span><text:span text:style-name="T115">&lt;context-param&gt;</text:span><text:span text:style-name="T101"> no </text:span><text:span text:style-name="T115">Deployment Descriptor </text:span><text:span text:style-name="T101">(web.xml)</text:span><text:span text:style-name="T115"> </text:span><text:span text:style-name="T101">da aplicação. A partir daí quando o servidor for inicializado e a aplicação publicada o lindbergframework será automaticamente configurado baseado nas configurações passadas. </text:span></text:p>
      <text:p text:style-name="P34"/>
      <text:p text:style-name="P138"><text:span text:style-name="T101"><text:tab/><text:tab/>Essa configuração é muito simples. Baseia-se em declarar no </text:span><text:span text:style-name="T115">web.xml</text:span><text:span text:style-name="T101"> da aplicação o </text:span><text:span text:style-name="T115">ServletContextListener</text:span><text:span text:style-name="T101"> provido pelo lindbergframework para tal e definir os parâmetros (</text:span><text:span text:style-name="T115">&lt;context-param&gt;</text:span><text:span text:style-name="T101">)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5">WebCoreConfiguration</text:span><text:span text:style-name="T101">.</text:span></text:p>
      <text:p text:style-name="P34"/>
      <text:p text:style-name="P138"><text:span text:style-name="T101"><text:tab/><text:tab/>O lindbergframework já fornece uma implementação de </text:span><text:span text:style-name="T115">WebCoreConfiguration</text:span><text:span text:style-name="T101"> para configurações a partir de XML onde este arquivo esteja dentro do classpath do projeto: </text:span><text:span text:style-name="T115">WebClassPathXmlCoreConfiguration.</text:span></text:p>
      <text:p text:style-name="P60"/>
      <text:p text:style-name="P138"><text:span text:style-name="T115"><text:tab/><text:tab/></text:span><text:span text:style-name="T101">Abaixo é descrito um exemplo do que precisaria ser adicionado ao nosso </text:span><text:span text:style-name="T115">web.xml</text:span><text:span text:style-name="T101"> se fossemos usar o </text:span><text:soft-page-break/><text:span text:style-name="T101">mesmo arquivo de configuração que usamos nos exemplos anteriores só que agora em um projeto WEB para configurar o framework de forma automática:</text:span></text:p>
      <text:p text:style-name="P34"/>
      <text:p text:style-name="P142"><text:span text:style-name="T101"><text:tab/> </text:span><text:span text:style-name="T236">&lt;</text:span><text:span text:style-name="T264">context-param</text:span><text:span text:style-name="T236">&gt;</text:span></text:p>
      <text:p text:style-name="P152"><text:span text:style-name="T19"><text:tab/></text:span><text:span text:style-name="T234">&lt;</text:span><text:span text:style-name="T262">param-name</text:span><text:span text:style-name="T234">&gt;</text:span><text:span text:style-name="T19">lindbergConfigLocation</text:span><text:span text:style-name="T234">&lt;/</text:span><text:span text:style-name="T262">param-name</text:span><text:span text:style-name="T234">&gt;</text:span></text:p>
      <text:p text:style-name="P152"><text:span text:style-name="T19"><text:tab/></text:span><text:span text:style-name="T234">&lt;</text:span><text:span text:style-name="T262">param-value</text:span><text:span text:style-name="T234">&gt;</text:span><text:span text:style-name="T101">org/lindbergframework/configuracao/lindberg-config.xml</text:span><text:span text:style-name="T234">&lt;/</text:span><text:span text:style-name="T262">param-value</text:span><text:span text:style-name="T234">&gt;</text:span></text:p>
      <text:p text:style-name="P152"><text:span text:style-name="T19"><text:s text:c="3"/></text:span><text:span text:style-name="T234">&lt;/</text:span><text:span text:style-name="T262">context-param</text:span><text:span text:style-name="T234">&gt;</text:span></text:p>
      <text:p text:style-name="P130"><text:s text:c="2"/></text:p>
      <text:p text:style-name="P152"><text:span text:style-name="T19"><text:s text:c="3"/></text:span><text:span text:style-name="T234">&lt;</text:span><text:span text:style-name="T262">context-param</text:span><text:span text:style-name="T234">&gt; </text:span><text:span text:style-name="T307">&lt;!--(ISTO É OPCIONAL)--&gt;</text:span></text:p>
      <text:p text:style-name="P152"><text:span text:style-name="T19"><text:tab/></text:span><text:span text:style-name="T234">&lt;</text:span><text:span text:style-name="T262">param-name</text:span><text:span text:style-name="T234">&gt;</text:span><text:span text:style-name="T19">lindbergConfigClass</text:span><text:span text:style-name="T234">&lt;/</text:span><text:span text:style-name="T262">param-name</text:span><text:span text:style-name="T234">&gt;</text:span></text:p>
      <text:p text:style-name="P152"><text:span text:style-name="T19"><text:tab/></text:span><text:span text:style-name="T234">&lt;</text:span><text:span text:style-name="T262">param-alue</text:span><text:span text:style-name="T234">&gt;</text:span><text:span text:style-name="T19">org.lindbergframework.core.context.WebClassPathXmlCoreConfiguration</text:span><text:span text:style-name="T234">&lt;/</text:span><text:span text:style-name="T262">param-value</text:span><text:span text:style-name="T234">&gt;</text:span></text:p>
      <text:p text:style-name="P152"><text:span text:style-name="T19"><text:s text:c="3"/></text:span><text:span text:style-name="T234">&lt;/</text:span><text:span text:style-name="T262">context-param</text:span><text:span text:style-name="T234">&gt;</text:span></text:p>
      <text:p text:style-name="P130"><text:s text:c="2"/></text:p>
      <text:p text:style-name="P152"><text:span text:style-name="T19"><text:s text:c="2"/></text:span><text:span text:style-name="T234">&lt;</text:span><text:span text:style-name="T262">listener</text:span><text:span text:style-name="T234">&gt; </text:span></text:p>
      <text:p text:style-name="P152"><text:span text:style-name="T19"><text:s text:c="4"/></text:span><text:span text:style-name="T234">&lt;</text:span><text:span text:style-name="T262">listener-class</text:span><text:span text:style-name="T234">&gt;</text:span><text:span text:style-name="T19">org.lindbergframework.web.context.LindbergConfigLoaderListener</text:span><text:span text:style-name="T234">&lt;/</text:span><text:span text:style-name="T262">listener-class</text:span><text:span text:style-name="T234">&gt;</text:span></text:p>
      <text:p text:style-name="P152"><text:span text:style-name="T19"><text:s text:c="2"/></text:span><text:span text:style-name="T234">&lt;/</text:span><text:span text:style-name="T262">listener</text:span><text:span text:style-name="T234">&gt;</text:span></text:p>
      <text:p text:style-name="P34"><text:s/></text:p>
      <text:p text:style-name="P138"><text:span text:style-name="T101"><text:tab/><text:tab/>No exemplo acima observe que adicionamos o </text:span><text:span text:style-name="T115">listener LindbergConfigLoaderListener,</text:span><text:span text:style-name="T101"> que é o </text:span><text:span text:style-name="T115">ServletContextListener </text:span><text:span text:style-name="T101">provido pelo lindbergframework e que sabe como configurar de forma automatizada o framework. Adicionamos o parâmetro </text:span><text:span text:style-name="T115">lindbergConfigLocation</text:span><text:span text:style-name="T101">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5">CoreConfiguration</text:span><text:span text:style-name="T101"> que trabalha com um arquivo TXT segundo uma formatação que eu criei então esse parâmetro vai apontar para um arquivo TXT que segue o padrão de </text:span><text:span text:style-name="T101">formatação que eu defini. Para que haja essa flexibilidade é que é possível definir a implementação de </text:span><text:span text:style-name="T115">CoreConfiguration</text:span><text:span text:style-name="T101"> que deve ser usada através do parâmetro </text:span><text:span text:style-name="T115">lindbergConfigClass</text:span><text:span text:style-name="T101">.</text:span></text:p>
      <text:p text:style-name="P138"><text:span text:style-name="T101"><text:tab/><text:tab/>Observe que parâmetro </text:span><text:span text:style-name="T115">lindbergConfigClass</text:span><text:span text:style-name="T101"> neste exemplo está com um comentário dizendo que é </text:span><text:span text:style-name="T101">opcional. Este parâmetro tem um valor </text:span><text:span text:style-name="T115">default</text:span><text:span text:style-name="T101"> e na não declaração deste, o framework usa a implementação que está sendo usada de forma explicita neste exemplo: </text:span><text:span text:style-name="T115">WebClassPathXmlCoreConfiguration</text:span><text:span text:style-name="T101">.</text:span></text:p>
      <text:p text:style-name="P34"/>
      <text:p text:style-name="P34"><text:tab/><text:tab/>Passos:</text:p>
      <text:list xml:id="list31459982" text:style-name="L7">
        <text:list-item>
          <text:p text:style-name="P235"><text:span text:style-name="T47">Declarar o listener: <text:s/></text:span><text:span text:style-name="T21">org.lindbergframework.web.context.LindbergConfigLoaderListener</text:span></text:p>
        </text:list-item>
        <text:list-item>
          <text:p text:style-name="P238">Declarar os Parâmetros:</text:p>
          <text:list>
            <text:list-item>
              <text:p text:style-name="P244">lindbergConfigLocation: Local onde está o arquivo de configuração</text:p>
            </text:list-item>
            <text:list-item>
              <text:p text:style-name="P248"><text:span text:style-name="T75">lindbergConfigClass: Implementação de </text:span><text:span text:style-name="T90">CoreConfiguration</text:span><text:span text:style-name="T75"> que efetuará o parser da configuração. Quando não definido este parâmetro a implementação padrão, </text:span><text:span text:style-name="T90">WebClassPathXmlCoreConfiguration, </text:span><text:span text:style-name="T75">é usada.</text:span></text:p>
            </text:list-item>
          </text:list>
        </text:list-item>
      </text:list>
      <text:p text:style-name="P19"/>
      <text:p text:style-name="P29"><text:span text:style-name="T75"><text:tab/><text:tab/></text:span><text:span text:style-name="T47">A partir daí é só iniciar o servidor que o framework será configurado automáticamente.</text:span></text:p>
      <text:p text:style-name="P34"/>
      <text:p text:style-name="P101">4 – Injeção de Dependência e Inversão de Controle com o lindbergframework.</text:p>
      <text:p text:style-name="P85"/>
      <text:p text:style-name="P34"><text:tab/><text:tab/>Um conceito importante abordado por muitos frameworks consolidados na comunidade java, como o spring, é o de inversão de controle para o tratamento de injeção de dependências. Esse conceito propõe a transferência de responsabilidade para a criação de beans no projeto fazendo com que o controle sobre a criação, gerenciamento e injeção de dependências destes beans não fique a cargo do programador e seja invertido para um <text:span text:style-name="T135">container</text:span> ou qualquer outro componente que possa tomar controle sobre a execução.</text:p>
      <text:p text:style-name="P34"/>
      <text:p text:style-name="P34"><text:tab/><text:tab/>O lindbergframework precisa em muitos casos intervir e customizar a criação de beans para aplicar <text:soft-page-break/>correta e eficientemente injeção de dependência nos mesmos. Uma outra necessidade de intervenção na criação de beans é para usar diversos tipos de proxies de aspecto para vários fins, como por exemplo no gerenciamento de transações via annotation. Para fazer isso, o <text:span text:style-name="T135">lindbergframework</text:span> <text:s/>aplica um proxy sobre o bean que gerenciará todo o processo de transação de forma transparente. Mas para tal, é necessário que o controle de criação dos beans seja invertido para o LDIC <text:span text:style-name="T135">(Lindberg Dependency Injection Container)</text:span>. Toda a parte do gerenciamento de transações do <text:span text:style-name="T135">framework <text:s/></text:span>será detalhada mais a frente quando a parte de persistência for abordada.</text:p>
      <text:p text:style-name="P34"/>
      <text:p text:style-name="P34"><text:tab/><text:tab/>Um framework já consolidado que poderia ter sido adotado é o <text:span text:style-name="T135">spring</text:span> por exemplo, mas isso obrigaria que todo projeto que usasse o <text:span text:style-name="T135">lindbergframework</text:span> também tivesse que usar o <text:span text:style-name="T135">spring</text:span>. Para solucionar o problema um mecanismo de inversão de controle foi criado de forma independente e exclusiva para o <text:span text:style-name="T135">lindbergframework</text:span>. Caso você deseje mesmo assim usar spring em seu projeto o <text:span text:style-name="T135">lindbergframework</text:span> no módulo integration fornece integração com este framework. Isto será demonstrado mais a frente.</text:p>
      <text:p text:style-name="P34"/>
      <text:p text:style-name="P88"><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35">org.lindbergframework.exemplo.*</text:span> foi definido, isso fará com que o LDIC crie seu contexto de beans visualizando apenas beans que estão dentro do escopo do pacote <text:span text:style-name="T135">org.lindbergframework.exemplo </text:span>ou sub pacotes deste já que o “.*” foi definido. Abaixo vão algumas regras para a definição do pacote base:</text:p>
      <text:p text:style-name="P34"/>
      <text:p text:style-name="P34"><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135">br.empresa.beans</text:span> define que apenas os beans dentro deste pacote serão visualizados. Qualquer bean dentro de um sub pacote deste não será encontrado como por exemplo um bean dentro de <text:span text:style-name="T135">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135">br.empresa.beans</text:span> como pacote base. Para que um bean dentro de <text:span text:style-name="T135">br.empresa.beans.exemplo</text:span> também sejá visualizado e incluído no contexto o pacote base deve ser definido usando ”.*” como a seguir:</text:p>
      <text:p text:style-name="P34"/>
      <text:p text:style-name="P34"><text:tab/><text:tab/> <text:s text:c="9"/><text:span text:style-name="T135">br.empresa.beans.*</text:span></text:p>
      <text:p text:style-name="P60"/>
      <text:p text:style-name="P34"><text:span text:style-name="T135"><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soft-page-break/><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135">br.empresa.beans</text:span> e seus sub pacotes mas que o pacote <text:span text:style-name="T135">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55"><text:span text:style-name="T139"><text:tab/><text:tab/><text:tab/></text:span><text:span text:style-name="T188">br.empresa.beans</text:span><text:span text:style-name="T311">:schemas</text:span><text:span text:style-name="T188">.*</text:span></text:p>
      <text:p text:style-name="P169"/>
      <text:p text:style-name="P169"/>
      <text:p text:style-name="P85"><text:span text:style-name="T6"><text:tab/><text:tab/>O pacote definido dessa forma diz que o LDIC deve buscar beans no pacote </text:span><text:span text:style-name="T14">br.empresa.beans </text:span><text:span text:style-name="T6">e </text:span><text:span text:style-name="T6">todos os seus sub pacotes menos o sub pacote </text:span><text:span text:style-name="T14">schemas</text:span><text:span text:style-name="T6">. Todo e qualquer bean que estiver dentro de </text:span><text:span text:style-name="T14">br.empresa.beans.schemas</text:span><text:span text:style-name="T6"> os sub pacotes deste não será visualizado pelo LDIC.</text:span></text:p>
      <text:p text:style-name="P34"/>
      <text:p text:style-name="P34"/>
      <text:p text:style-name="P88"><text:tab/><text:tab/>4.2 – Fábrica de Beans (<text:span text:style-name="T135">BeanFactory</text:span>)</text:p>
      <text:p text:style-name="P34"/>
      <text:p text:style-name="P85"><text:span text:style-name="T6"><text:tab/><text:tab/>A interface </text:span><text:span text:style-name="T14">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85"><text:span text:style-name="T6"><text:tab/><text:tab/>Uma outra interface importante mas que não será abordada mais a fundo neste momento e que trabalha em conjunto com as fábricas de beans é a </text:span><text:span text:style-name="T14">BeanMapper. </text:span><text:span text:style-name="T6">Essa interface define um mapeador de beans de modo a fornecer meta dados a uma </text:span><text:span text:style-name="T14">BeanFactory</text:span><text:span text:style-name="T6"> de modo a com base nos metadados mapeados </text:span><text:span text:style-name="T6">por um </text:span><text:span text:style-name="T14">BeanMapper</text:span><text:span text:style-name="T6"> a correta instãncia de um bean solicitado com base em um ID seja criado e retornado pela fábrica. </text:span></text:p>
      <text:p text:style-name="P34"/>
      <text:p text:style-name="P85"><text:span text:style-name="T6"><text:tab/><text:tab/>A classe abstrata </text:span><text:span text:style-name="T14">AbstractBeanFactory </text:span><text:span text:style-name="T6"><text:s/>que fornece recursos comuns ás fábricas de beans já contém um atributo </text:span><text:span text:style-name="T14">BeanMapper</text:span><text:span text:style-name="T6"> de modo a fornecer um mapeador de bean para as fábricas concretas.</text:span></text:p>
      <text:p text:style-name="P34"/>
      <text:p text:style-name="P88"><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text:soft-page-break/></text:p>
      <text:p text:style-name="P34"><text:tab/><text:tab/>O lindbergframework provê a interface <text:span text:style-name="T135">DependencyManager</text:span> que define um gerenciador de dependências que tem como responsabilidade auxiliar uma <text:span text:style-name="T135">BeanFactory </text:span>resolvendo as dependências dos beans solicitados. A implementação padrão desta interface é um gerenciador de dependências baseado em annotation – <text:span text:style-name="T135">AnnotationDependencyManager.</text:span> </text:p>
      <text:p text:style-name="P34"/>
      <text:p text:style-name="P34"><text:tab/>Para exemplificar considere o código abaixo que não usa a injeção automática de dependência:</text:p>
      <text:p text:style-name="P34"/>
      <text:p text:style-name="P113"><text:span text:style-name="T215">public</text:span> <text:span text:style-name="T215">interface</text:span> ISistemaFacade {</text:p>
      <text:p text:style-name="P108"><text:s text:c="4"/></text:p>
      <text:p text:style-name="P146"><text:span text:style-name="T19"><text:s text:c="4"/></text:span><text:span text:style-name="T215">public</text:span><text:span text:style-name="T19"> </text:span><text:span text:style-name="T215">void</text:span><text:span text:style-name="T19"> cadastrarPessoa(Pessoa pessoa);</text:span></text:p>
      <text:p text:style-name="P146"/>
      <text:p text:style-name="P108">}</text:p>
      <text:p text:style-name="P37"/>
      <text:p text:style-name="P108"><text:span text:style-name="T226">public</text:span><text:span text:style-name="T139"> </text:span><text:span text:style-name="T226">class</text:span><text:span text:style-name="T139"> SistemaFacade </text:span><text:span text:style-name="T226">implements</text:span><text:span text:style-name="T139"> ISistemaFacade{</text:span></text:p>
      <text:p text:style-name="P108"><text:s text:c="4"/></text:p>
      <text:p text:style-name="P146"><text:span text:style-name="T19"><text:s text:c="4"/></text:span><text:span text:style-name="T215">private</text:span><text:span text:style-name="T19"> IPessoaBC </text:span><text:span text:style-name="T313">pessoaBC</text:span><text:span text:style-name="T19"> = </text:span><text:span text:style-name="T215">new</text:span><text:span text:style-name="T19"> PessoaBC();</text:span></text:p>
      <text:p text:style-name="P108"><text:s text:c="4"/></text:p>
      <text:p text:style-name="P146"><text:span text:style-name="T19"><text:s text:c="4"/></text:span><text:span text:style-name="T215">public</text:span><text:span text:style-name="T19"> </text:span><text:span text:style-name="T215">void</text:span><text:span text:style-name="T19"> cadastrarPessoa(Pessoa pessoa){</text:span></text:p>
      <text:p text:style-name="P146"><text:span text:style-name="T19"><text:s text:c="8"/></text:span><text:span text:style-name="T313">pessoaBC</text:span><text:span text:style-name="T19">.cadastrar(pessoa);</text:span></text:p>
      <text:p text:style-name="P108"><text:s text:c="4"/>}</text:p>
      <text:p text:style-name="P146"/>
      <text:p text:style-name="P108">}</text:p>
      <text:p text:style-name="P179"/>
      <text:p text:style-name="P108"><text:span text:style-name="T226">public</text:span><text:span text:style-name="T139"> </text:span><text:span text:style-name="T226">interface</text:span><text:span text:style-name="T139"> IPessoaBC {</text:span></text:p>
      <text:p text:style-name="P146"/>
      <text:p text:style-name="P146"><text:span text:style-name="T19"><text:s text:c="3"/></text:span><text:span text:style-name="T215">public</text:span><text:span text:style-name="T19"> </text:span><text:span text:style-name="T215">void</text:span><text:span text:style-name="T19"> cadastrar(Pessoa pessoa);</text:span></text:p>
      <text:p text:style-name="P146"/>
      <text:p text:style-name="P108">}</text:p>
      <text:p text:style-name="P37"/>
      <text:p text:style-name="P108"><text:span text:style-name="T226">public</text:span><text:span text:style-name="T139"> </text:span><text:span text:style-name="T226">class</text:span><text:span text:style-name="T139"> PessoaBC </text:span><text:span text:style-name="T226">implements</text:span><text:span text:style-name="T139"> IPessoaBC{</text:span></text:p>
      <text:p text:style-name="P108"><text:s text:c="4"/></text:p>
      <text:p text:style-name="P146"><text:span text:style-name="T19"><text:s text:c="4"/></text:span><text:span text:style-name="T215">private</text:span><text:span text:style-name="T19"> IPessoaDAO </text:span><text:span text:style-name="T313">pessoaDAO</text:span><text:span text:style-name="T19"> = </text:span><text:span text:style-name="T215">new</text:span><text:span text:style-name="T19"> PessoaDAO();</text:span></text:p>
      <text:p text:style-name="P108"><text:s text:c="4"/></text:p>
      <text:p text:style-name="P146"><text:span text:style-name="T19"><text:s text:c="4"/></text:span><text:span text:style-name="T215">public</text:span><text:span text:style-name="T19"> </text:span><text:span text:style-name="T215">void</text:span><text:span text:style-name="T19"> cadastrar(Pessoa pessoa) {</text:span></text:p>
      <text:p text:style-name="P146"><text:span text:style-name="T19"><text:s text:c="8"/></text:span><text:span text:style-name="T313">pessoaDAO</text:span><text:span text:style-name="T19">.cadastrar(pessoa);</text:span></text:p>
      <text:p text:style-name="P108"><text:s text:c="4"/>}</text:p>
      <text:p text:style-name="P146"/>
      <text:p text:style-name="P108">}</text:p>
      <text:p text:style-name="P177"/>
      <text:p text:style-name="P108"><text:span text:style-name="T226">public</text:span><text:span text:style-name="T139"> </text:span><text:span text:style-name="T226">interface</text:span><text:span text:style-name="T139"> IPessoaDAO {</text:span></text:p>
      <text:p text:style-name="P108"><text:s text:c="4"/></text:p>
      <text:p text:style-name="P146"><text:span text:style-name="T19"><text:s text:c="4"/></text:span><text:span text:style-name="T215">public</text:span><text:span text:style-name="T19"> </text:span><text:span text:style-name="T215">void</text:span><text:span text:style-name="T19"> cadastrar(Pessoa pessoa);</text:span></text:p>
      <text:p text:style-name="P146"/>
      <text:p text:style-name="P108">}</text:p>
      <text:p text:style-name="P37"/>
      <text:p text:style-name="P108"><text:span text:style-name="T226">public</text:span><text:span text:style-name="T139"> </text:span><text:span text:style-name="T226">class</text:span><text:span text:style-name="T139"> PessoaDAO </text:span><text:span text:style-name="T226">implements</text:span><text:span text:style-name="T139"> IPessoaDAO{</text:span></text:p>
      <text:p text:style-name="P108"><text:s text:c="4"/></text:p>
      <text:p text:style-name="P146"><text:span text:style-name="T19"><text:s text:c="4"/></text:span><text:span text:style-name="T215">public</text:span><text:span text:style-name="T19"> </text:span><text:span text:style-name="T215">void</text:span><text:span text:style-name="T19"> cadastrar(Pessoa pessoa){</text:span></text:p>
      <text:p text:style-name="P146"><text:span text:style-name="T19"><text:s text:c="8"/>System.</text:span><text:span text:style-name="T314">out</text:span><text:span text:style-name="T19">.println(</text:span><text:span text:style-name="T179">"Pessoa cadastrada: "</text:span><text:span text:style-name="T19">+pessoa.getNome());</text:span></text:p>
      <text:p text:style-name="P108"><text:s text:c="4"/>}</text:p>
      <text:p text:style-name="P146"/>
      <text:p text:style-name="P108">}</text:p>
      <text:p text:style-name="P37"/>
      <text:p text:style-name="P37">Código de teste:</text:p>
      <text:p text:style-name="P37"/>
      <text:p text:style-name="P108"><text:soft-page-break/><text:span text:style-name="T139">Pessoa pessoa = </text:span><text:span text:style-name="T226">new</text:span><text:span text:style-name="T139"> Pessoa(</text:span><text:span text:style-name="T185">"joão"</text:span><text:span text:style-name="T139">);</text:span></text:p>
      <text:p text:style-name="P146"><text:span text:style-name="T19">ISistemaFacade sistemaFacade = </text:span><text:span text:style-name="T215">new</text:span><text:span text:style-name="T19"> SistemaFacade();</text:span></text:p>
      <text:p text:style-name="P108">sistemaFacade.cadastrarPessoa(pessoa);</text:p>
      <text:p text:style-name="P108"/>
      <text:p text:style-name="P109"><text:tab/><text:span text:style-name="T162">Observe que as classes demonstradas acima não usam recurso de injeção de dependência algum e referem diretamente as implementações finais das classes ao qual dependem. Neste caso observe que a fachada do nosso sistema depende de um </text:span><text:span text:style-name="T166">business controller</text:span><text:span text:style-name="T162"> que implementa a interface </text:span><text:span text:style-name="T166">IPessoaBC</text:span><text:span text:style-name="T162"> e a instância é criada diretamente via operador </text:span><text:span text:style-name="T166">new</text:span><text:span text:style-name="T162"> no código tornando a fachada do nosso sistema extremamente dependente da implementação </text:span><text:span text:style-name="T166">PessoaBC</text:span><text:span text:style-name="T162"> da interface </text:span><text:span text:style-name="T166">IPessoaBC</text:span><text:span text:style-name="T162">. Da mesma forma a implementação </text:span><text:span text:style-name="T166">PessoaBC</text:span><text:span text:style-name="T162"> dependente de uma implementação de </text:span><text:span text:style-name="T166">IPessoaDAO </text:span><text:span text:style-name="T162">e como foi feito na fachada a implementação </text:span><text:span text:style-name="T166">PessoaDAO</text:span><text:span text:style-name="T162"> está diretamente referenciada no código e a instância criada diretamente no código. Neste exemplo os três níveis estão extremamente interdependentes, dificultando qualquer evolução </text:span><text:span text:style-name="T162">ou manutenção no código pois o código está extremamente amarrado a implementações e não a interfaces </text:span><text:span text:style-name="T162">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
      <text:p text:style-name="P83"><text:span text:style-name="T7"><text:tab/><text:tab/>O lindbergframework fornece uma implementação padrão de </text:span><text:span text:style-name="T11">BeanFacotry</text:span><text:span text:style-name="T7"> que é a classe </text:span><text:span text:style-name="T11">AnnotationBeanFactory</text:span><text:span text:style-name="T7">. Essa fábrica de beans trabalha com as annotations </text:span><text:span text:style-name="T12">@Bean </text:span><text:span text:style-name="T7">e </text:span><text:span text:style-name="T11">@Inject</text:span><text:span text:style-name="T7"> que são utilizadas para a definição de beans e suas dependências. Essa bean factory é a padrão e caso uma não seja definida o framework utilizará esta como padrão.</text:span></text:p>
      <text:p text:style-name="P83"><text:span text:style-name="T7"><text:tab/><text:tab/></text:span><text:span text:style-name="T8">- @Bean:</text:span><text:span text:style-name="T7"> Annotation utilizada para a definir um bean. Os únicos parâmetros que ela tem é o </text:span><text:span text:style-name="T11">value </text:span><text:span text:style-name="T7">e </text:span><text:span text:style-name="T11">singleton.</text:span><text:span text:style-name="T7"> O value é uma String que define o ID do bean. Esse ID deve ser único no contexto e esse ID é o que será usado para referenciar o bean. O ID é requerido nesta annotation. O parâmetro </text:span><text:span text:style-name="T11">singleton</text:span><text:span text:style-name="T7"> é um boolean que recebe “true” quando o bean deve ser um </text:span><text:span text:style-name="T11">singleton</text:span><text:span text:style-name="T7"> ou seja ter apenas uma instância dentro do contexto retornando sempre a mesma instância deste e “false” caso contrário.</text:span></text:p>
      <text:p text:style-name="P34"/>
      <text:p text:style-name="P83"><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11">value</text:span><text:span text:style-name="T7"> que é o ID do bean que deve ser injetado no atributo de </text:span><text:span text:style-name="T7">classe onde esta annotation foi declarada.</text:span></text:p>
      <text:p text:style-name="P34"/>
      <text:p text:style-name="P83"><text:span text:style-name="T7"><text:tab/><text:tab/>Abaixo é mostrado o mesmo exemplo só que fazendo uso dos recursos de inversão de controle do lindbergframework. No exemplo a seguir considere que no ponto de obtenção da instância do bean o </text:span><text:span text:style-name="T11">Core </text:span><text:span text:style-name="T7">do framework já foi configurado como mostrado nas sessões anteriores. Como só as implementações foram alteradas as interfaces são omitidas neste exemplo:</text:span></text:p>
      <text:p text:style-name="P34"/>
      <text:p text:style-name="P110"><text:span text:style-name="T226">import</text:span><text:span text:style-name="T139"> org.lindbergframework.beans.di.annotation.Bean;</text:span></text:p>
      <text:p text:style-name="P146"><text:span text:style-name="T215">import</text:span><text:span text:style-name="T19"> org.lindbergframework.beans.di.annotation.Inject;</text:span></text:p>
      <text:p text:style-name="P146"/>
      <text:p text:style-name="P146"><text:span text:style-name="T319">@Bean</text:span><text:span text:style-name="T19">(</text:span><text:span text:style-name="T179">"sistemaFacade"</text:span><text:span text:style-name="T19">)</text:span></text:p>
      <text:p text:style-name="P146"><text:span text:style-name="T215">public</text:span><text:span text:style-name="T19"> </text:span><text:span text:style-name="T215">class</text:span><text:span text:style-name="T19"> SistemaFacade </text:span><text:span text:style-name="T215">implements</text:span><text:span text:style-name="T19"> ISistemaFacade{</text:span></text:p>
      <text:p text:style-name="P108"><text:s text:c="4"/></text:p>
      <text:p text:style-name="P146"><text:span text:style-name="T19"><text:s text:c="4"/></text:span><text:span text:style-name="T319">@Inject</text:span><text:span text:style-name="T19">(</text:span><text:span text:style-name="T179">"pessoaBC"</text:span><text:span text:style-name="T19">)</text:span></text:p>
      <text:p text:style-name="P146"><text:span text:style-name="T19"><text:s text:c="4"/></text:span><text:span text:style-name="T215">private</text:span><text:span text:style-name="T19"> IPessoaBC </text:span><text:span text:style-name="T313">pessoaBC</text:span><text:span text:style-name="T19">;</text:span></text:p>
      <text:p text:style-name="P108"><text:s text:c="4"/></text:p>
      <text:p text:style-name="P146"><text:span text:style-name="T19"><text:s text:c="4"/></text:span><text:span text:style-name="T215">public</text:span><text:span text:style-name="T19"> </text:span><text:span text:style-name="T215">void</text:span><text:span text:style-name="T19"> cadastrarPessoa(Pessoa pessoa){</text:span></text:p>
      <text:p text:style-name="P146"><text:soft-page-break/><text:span text:style-name="T19"><text:s text:c="8"/></text:span><text:span text:style-name="T313">pessoaBC</text:span><text:span text:style-name="T19">.cadastrar(pessoa);</text:span></text:p>
      <text:p text:style-name="P108"><text:s text:c="4"/>}</text:p>
      <text:p text:style-name="P108">}</text:p>
      <text:p text:style-name="P40"/>
      <text:p text:style-name="P108"><text:span text:style-name="T226">import</text:span><text:span text:style-name="T139"> org.lindbergframework.beans.di.annotation.Bean;</text:span></text:p>
      <text:p text:style-name="P146"><text:span text:style-name="T215">import</text:span><text:span text:style-name="T19"> org.lindbergframework.beans.di.annotation.Inject;</text:span></text:p>
      <text:p text:style-name="P146"/>
      <text:p text:style-name="P146"><text:span text:style-name="T319">@Bean</text:span><text:span text:style-name="T19">(</text:span><text:span text:style-name="T179">"pessoaBC"</text:span><text:span text:style-name="T19">)</text:span></text:p>
      <text:p text:style-name="P146"><text:span text:style-name="T215">public</text:span><text:span text:style-name="T19"> </text:span><text:span text:style-name="T215">class</text:span><text:span text:style-name="T19"> PessoaBC </text:span><text:span text:style-name="T215">implements</text:span><text:span text:style-name="T19"> IPessoaBC{</text:span></text:p>
      <text:p text:style-name="P108"><text:s text:c="4"/></text:p>
      <text:p text:style-name="P146"><text:span text:style-name="T19"><text:s text:c="4"/></text:span><text:span text:style-name="T319">@Inject</text:span><text:span text:style-name="T19">(</text:span><text:span text:style-name="T179">"pessoaDAO"</text:span><text:span text:style-name="T19">)</text:span></text:p>
      <text:p text:style-name="P146"><text:span text:style-name="T19"><text:s text:c="4"/></text:span><text:span text:style-name="T215">private</text:span><text:span text:style-name="T19"> IPessoaDAO </text:span><text:span text:style-name="T313">pessoaDAO</text:span><text:span text:style-name="T19">;</text:span></text:p>
      <text:p text:style-name="P108"><text:s text:c="4"/></text:p>
      <text:p text:style-name="P146"><text:span text:style-name="T19"><text:s text:c="4"/></text:span><text:span text:style-name="T215">public</text:span><text:span text:style-name="T19"> </text:span><text:span text:style-name="T215">void</text:span><text:span text:style-name="T19"> cadastrar(Pessoa pessoa) {</text:span></text:p>
      <text:p text:style-name="P146"><text:span text:style-name="T19"><text:s text:c="8"/></text:span><text:span text:style-name="T313">pessoaDAO</text:span><text:span text:style-name="T19">.cadastrar(pessoa);</text:span></text:p>
      <text:p text:style-name="P108"><text:s text:c="4"/>}</text:p>
      <text:p text:style-name="P108">}</text:p>
      <text:p text:style-name="P40"/>
      <text:p text:style-name="P40"/>
      <text:p text:style-name="P40"/>
      <text:p text:style-name="P180"/>
      <text:p text:style-name="P108"><text:span text:style-name="T226">import</text:span><text:span text:style-name="T139"> org.lindbergframework.beans.di.annotation.Bean;</text:span></text:p>
      <text:p text:style-name="P146"/>
      <text:p text:style-name="P146"><text:span text:style-name="T319">@Bean</text:span><text:span text:style-name="T19">(</text:span><text:span text:style-name="T179">"pessoaDAO"</text:span><text:span text:style-name="T19">)</text:span></text:p>
      <text:p text:style-name="P146"><text:span text:style-name="T215">public</text:span><text:span text:style-name="T19"> </text:span><text:span text:style-name="T215">class</text:span><text:span text:style-name="T19"> PessoaDAO </text:span><text:span text:style-name="T215">implements</text:span><text:span text:style-name="T19"> IPessoaDAO{</text:span></text:p>
      <text:p text:style-name="P108"><text:s text:c="4"/></text:p>
      <text:p text:style-name="P146"><text:span text:style-name="T19"><text:s text:c="4"/></text:span><text:span text:style-name="T215">public</text:span><text:span text:style-name="T19"> </text:span><text:span text:style-name="T215">void</text:span><text:span text:style-name="T19"> cadastrar(Pessoa pessoa){</text:span></text:p>
      <text:p text:style-name="P146"><text:span text:style-name="T19"><text:s text:c="8"/>System.</text:span><text:span text:style-name="T314">out</text:span><text:span text:style-name="T19">.println(</text:span><text:span text:style-name="T179">"Pessoa cadastrada: "</text:span><text:span text:style-name="T19">+pessoa.getNome());</text:span></text:p>
      <text:p text:style-name="P108"><text:s text:c="4"/>}</text:p>
      <text:p text:style-name="P108">}</text:p>
      <text:p text:style-name="P115"/>
      <text:p text:style-name="P37">Código de teste:</text:p>
      <text:p text:style-name="P94"/>
      <text:p text:style-name="P131"><text:span text:style-name="T139">Pessoa pessoa = </text:span><text:span text:style-name="T226">new</text:span><text:span text:style-name="T139"> Pessoa(</text:span><text:span text:style-name="T185">"joão"</text:span><text:span text:style-name="T139">);</text:span></text:p>
      <text:p text:style-name="P156"><text:span text:style-name="T19">ISistemaFacade sistemaFacade = CoreContext.</text:span><text:span text:style-name="T116">getInstance</text:span><text:span text:style-name="T19">().getBeanFactory().getBean(</text:span><text:span text:style-name="T179">"sistemaFacade"</text:span><text:span text:style-name="T19">);</text:span></text:p>
      <text:p text:style-name="P131">sistemaFacade.cadastrarPessoa(pessoa);</text:p>
      <text:p text:style-name="P131"/>
      <text:p text:style-name="P109"><text:span text:style-name="T163"><text:tab/></text:span><text:span text:style-name="T162">Observe que neste segundo exemplo as classes não referenciam como dependência nenhum implementação específica. </text:span><text:span text:style-name="T166">SistemaFacade</text:span><text:span text:style-name="T162"> referencia apenas a interface </text:span><text:span text:style-name="T166">IPessoaBC</text:span><text:span text:style-name="T162"> e é indiferente quanto a implementação que será usada. Da mesma forma </text:span><text:span text:style-name="T166">PessoaBC</text:span><text:span text:style-name="T162"> referencia apenas a interface </text:span><text:span text:style-name="T166">IPessoaDAO</text:span><text:span text:style-name="T162"> e </text:span><text:span text:style-name="T162">seu funcionamento não depende e nem está acoplado a nenhuma implementação desta.</text:span></text:p>
      <text:p text:style-name="P35"/>
      <text:p text:style-name="P109"><text:span text:style-name="T162"><text:tab/>Neste último exemplo a classe </text:span><text:span text:style-name="T166">SistemaFacade</text:span><text:span text:style-name="T162"> é anotada com a annotation </text:span><text:span text:style-name="T166">@Bean</text:span><text:span text:style-name="T162"> onde o ID deste </text:span><text:span text:style-name="T162">bean é definido como </text:span><text:span text:style-name="T166">sistemaFacade</text:span><text:span text:style-name="T162">. Este bean possui uma dependência com um </text:span><text:span text:style-name="T166">IPessoaBC</text:span><text:span text:style-name="T162"> e para definir e instruir ao LDIC que faça a injeção da implementação <text:s text:c="2"/>que deve ser usada, este atributo foi anotado com a annotation </text:span><text:span text:style-name="T166">@Inject</text:span><text:span text:style-name="T162"> definindo como parâmetro o ID do bean que deve ser injetado neste ponto. Observe que não há necessidade de definição de um </text:span><text:span text:style-name="T166">setter</text:span><text:span text:style-name="T162"> para </text:span><text:span text:style-name="T166">pessoaBC</text:span><text:span text:style-name="T162">.</text:span></text:p>
      <text:p text:style-name="P35"/>
      <text:p text:style-name="P109"><text:span text:style-name="T162"><text:tab/>Da mesma forma a nossa implementação de </text:span><text:span text:style-name="T166">IPessoaBC </text:span><text:span text:style-name="T162">a classe </text:span><text:span text:style-name="T166">PessoaBC </text:span><text:span text:style-name="T162">é anotada da mesma forma, uma annotation </text:span><text:span text:style-name="T166">@Bean</text:span><text:span text:style-name="T162"> definindo o ID desta e como temos apenas uma dependência, apenas uma annotation </text:span><text:span text:style-name="T166">@Inject </text:span><text:span text:style-name="T162">foi usada, neste caso para a dependência para </text:span><text:span text:style-name="T166">IPessoaDAO.</text:span></text:p>
      <text:p text:style-name="P61"/>
      <text:p text:style-name="P88"><text:tab/><text:tab/>4.2.2 – Obtendo beans a partir do Contexto</text:p>
      <text:p text:style-name="P61"/>
      <text:p text:style-name="P109"><text:soft-page-break/><text:span text:style-name="T166"><text:tab/></text:span><text:span text:style-name="T162">Com as classes devidamente anotadas precisamos obter uma instância de nossa fachada e utilizá-la é aí que entram as configurações feitas no core e a nossa bean factory. No trecho abaixo obtemos do </text:span><text:span text:style-name="T166">CoreContext</text:span><text:span text:style-name="T162"> a instância da </text:span><text:span text:style-name="T166">BeanFacotry</text:span><text:span text:style-name="T162"> e a partir desta fábrica obtemos a instância do bean da fachada do </text:span><text:span text:style-name="T162">sistema e para isso passamos o ID do bean da fachada que neste caso é “</text:span><text:span text:style-name="T166">sistemaFacade” </text:span><text:span text:style-name="T162">para o método </text:span><text:span text:style-name="T166">getBean</text:span><text:span text:style-name="T162"> da </text:span><text:span text:style-name="T166">BeanFactory.</text:span><text:span text:style-name="T162"> A instância do bean da fachada retornada por este método já virá pronta com suas dependências injetadas e prontas para uso. Para este caso a instância de </text:span><text:span text:style-name="T166">sistemaFacade</text:span><text:span text:style-name="T162"> já virá preenchida com a instância correta de </text:span><text:span text:style-name="T166">pessoaBC</text:span><text:span text:style-name="T162"> e este por sua vez já estará preenchido com a instância correta de </text:span><text:span text:style-name="T166">pessoaDAO</text:span><text:span text:style-name="T162"> tudo de forma automática e transparente feita pelo LDIC.</text:span></text:p>
      <text:p text:style-name="P95"/>
      <text:p text:style-name="P132"><text:span text:style-name="T157">ISistemaFacade sistemaFacade = CoreContext.</text:span><text:span text:style-name="T159">getInstance</text:span><text:span text:style-name="T157">().getBeanFactory().getBean(</text:span><text:span text:style-name="T203">"sistemaFacade"</text:span><text:span text:style-name="T157">);</text:span></text:p>
      <text:p text:style-name="P80"><text:tab/></text:p>
      <text:p text:style-name="P132"><text:span text:style-name="T157"><text:tab/></text:span><text:span text:style-name="T162">Uma outra forma e até mais simples e direta de se obter um bean a partir do contexto usando o </text:span><text:span text:style-name="T162">mecanismo de inversão e controle é a partir da classe </text:span><text:span text:style-name="T166">UserBeanContext</text:span><text:span text:style-name="T162">. Essa classe é um </text:span><text:span text:style-name="T166">singleton </text:span><text:span text:style-name="T162">e é um atalho para acesso da fábrica de beans padrão definida. O mesmo trecho de código apresentando anteriormente para obtenção de uma instância como exemplo de IsistemaFacade usando CoreContext poderi ser feita usando </text:span><text:span text:style-name="T166">UserBeanContext </text:span><text:span text:style-name="T162">da seguinte forma:</text:span></text:p>
      <text:p text:style-name="P34"/>
      <text:p text:style-name="P133"><text:span text:style-name="T156">ISistemaFacade sistemaFacade = UserBeanContext.</text:span><text:span text:style-name="T160">getInstance</text:span><text:span text:style-name="T156">().getBean(</text:span><text:span text:style-name="T202">"sistemaFacade"</text:span><text:span text:style-name="T156">);</text:span></text:p>
      <text:p text:style-name="P34"/>
      <text:p text:style-name="P34"><text:tab/><text:tab/>Observe que no trecho acima apenas a interface é referenciada, fica a cargo do LDIC retornar a instância da implementação que deve ser usada.</text:p>
      <text:p text:style-name="P34"/>
      <text:p text:style-name="P34"><text:tab/><text:tab/>O LDIC também efetua a injeção em dependências definidas em <text:span text:style-name="T135">superclasse</text:span> de modo que se <text:span text:style-name="T135">PessoaBC </text:span>estendesse de uma classe qualquer e esta última tivesse dependências definidas via <text:span text:style-name="T135">@Inject</text:span> estas dependências herdadas, mesmo <text:span text:style-name="T135">private</text:span>, seriam resolvidas e injetadas.</text:p>
      <text:p text:style-name="P34"/>
      <text:p text:style-name="P34"><text:tab/><text:tab/>Caso seja o ID passado para o método <text:span text:style-name="T135">getBean</text:span> não corresponda a um bean válido dentro do contexto da bean factory, uma <text:span text:style-name="T135">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135">CoreContext.getInstance().getBeanFactory().getBean </text:span>pois no caso do JSF o managedBean já é criado e suas dependências resolvidas automáticamente pelo <text:span text:style-name="T135">LDIC</text:span> e no caso do Flex o bean invocado para execução de um serviço ou método remoto é resolvido pelo <text:span text:style-name="T135">LDIC</text:span>. Toda essa parte de integração será detalhada mais a frente em um capítulo específico sobre integração.</text:p>
      <text:p text:style-name="P34"/>
      <text:p text:style-name="P88"><text:tab/><text:tab/>4.2.3 – Beans com escopo <text:span text:style-name="T135">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135">singleton </text:span>o <text:span text:style-name="T135">LDIC</text:span> manterá sempre a mesma instância e sempre que o bean for solicitado ao <text:span text:style-name="T135">LDIC</text:span> esta mesma instância será retornada. Se fosse desejável, por exemplo, definir que o bean <text:span text:style-name="T135">SistemaFacade</text:span> deve ter uma única instância dentro do contexto, então especificaríamos seu escopo como <text:span text:style-name="T135">singleton</text:span> na própria annotation <text:span text:style-name="T135">@Bean</text:span>. Abaixo é mostrado como ficaria a classe <text:span text:style-name="T135">SistemaFacade</text:span> de modo a operar como um <text:span text:style-name="T135">singleton.</text:span></text:p>
      <text:p text:style-name="P34"/>
      <text:p text:style-name="P138"><text:span text:style-name="T320">@Bean</text:span><text:span text:style-name="T24">(value = </text:span><text:span text:style-name="T188">"sistemaFacade"</text:span><text:span text:style-name="T24">,</text:span><text:span text:style-name="T25">singleton = </text:span><text:span text:style-name="T217">true</text:span><text:span text:style-name="T24">)</text:span></text:p>
      <text:p text:style-name="P146"><text:span text:style-name="T215">public</text:span><text:span text:style-name="T19"> </text:span><text:span text:style-name="T215">class</text:span><text:span text:style-name="T19"> SistemaFacade </text:span><text:span text:style-name="T215">implements</text:span><text:span text:style-name="T19"> IsistemaFacade{}</text:span></text:p>
      <text:p text:style-name="P108"><text:soft-page-break/></text:p>
      <text:p text:style-name="P108"><text:tab/></text:p>
      <text:p text:style-name="P146"><text:span text:style-name="T19"><text:tab/></text:span><text:span text:style-name="T50">Observe que a annotation </text:span><text:span text:style-name="T59">@Bean</text:span><text:span text:style-name="T50"> foi alterada adicionando o atributo </text:span><text:span text:style-name="T59">singleton</text:span><text:span text:style-name="T50"> definindo o valor deste como </text:span><text:span text:style-name="T59">true</text:span><text:span text:style-name="T50"> indicando que o bean </text:span><text:span text:style-name="T59">SistemaFacade</text:span><text:span text:style-name="T50"> deve ser trabalhar como um </text:span><text:span text:style-name="T59">singleton</text:span><text:span text:style-name="T50"> dentro do contexto. O LDIC agora retornará sempre a mesma instância de </text:span><text:span text:style-name="T59">SistemaFacade</text:span><text:span text:style-name="T50"> quando este bean for solicitado.</text:span></text:p>
      <text:p text:style-name="P146"><text:span text:style-name="T50"/></text:p>
      <text:p text:style-name="P146"><text:span text:style-name="T50"><text:tab/></text:span><text:span text:style-name="T94">4.3 – Integrando o Contexto de Beans do lindbergframework com outros frameworks</text:span></text:p>
      <text:p text:style-name="P146"><text:span text:style-name="T94"><text:tab/></text:span></text:p>
      <text:p text:style-name="P115"><text:span text:style-name="T170"><text:tab/></text:span><text:span text:style-name="T176">4.3.1 – Integrando com JSF (Java Server Faces)</text:span></text:p>
      <text:p text:style-name="P115"><text:span text:style-name="T176"/></text:p>
      <text:p text:style-name="P115"><text:span text:style-name="T170"><text:tab/></text:span><text:span text:style-name="T176">4.3.2 – Integrando com Adobe Flex via Blazeds</text:span></text:p>
      <text:p text:style-name="P37"/>
      <text:p text:style-name="P103">5 – Lindberg Persistence – LINP.</text:p>
      <text:p text:style-name="P103"/>
      <text:p text:style-name="P102"><text:tab/><text:span text:style-name="T17">Persistência é algo muito importante nos projetos </text:span><text:span text:style-name="T11">enterprise</text:span><text:span text:style-name="T17">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102"><text:span text:style-name="T17"><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1">SpringDAO</text:span><text:span text:style-name="T17"> por exemplo, é um conjunto de recursos </text:span><text:span text:style-name="T17">providos pelo framework </text:span><text:span text:style-name="T11">Spring</text:span><text:span text:style-name="T17"> para suporte a persistência mas que não é ORM.</text:span></text:p>
      <text:p text:style-name="P35"/>
      <text:p text:style-name="P181"><text:span text:style-name="T48"><text:tab/>O JDBC (</text:span><text:span text:style-name="T13">Java Database Connectivity</text:span><text:span text:style-name="T47">) é o framework padrão java para persistência. O conjunto de classes providas pelo JDBC fornece o recurso de acesso a qualquer banco de dados relacional baseado em um Driver. Os detalhes sobre JDBC fogem do escopo deste documento.</text:span></text:p>
      <text:p text:style-name="P181"><text:span text:style-name="T47"><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60">stored procedure</text:span><text:span text:style-name="T47"> que retorne um ou dois cursores e mapear cada um desses cursores em objetos java, executar uma </text:span><text:span text:style-name="T60">query </text:span><text:span text:style-name="T47">SQL e popular o resultado uma lista de objetos, chamar uma </text:span><text:span text:style-name="T60">stored function</text:span><text:span text:style-name="T47">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
      <text:p text:style-name="P181"><text:span text:style-name="T47"><text:tab/>Considere por exemplo uma classe </text:span><text:span text:style-name="T60">ContribuinteDAO</text:span><text:span text:style-name="T47"> que conteria provavelmente um método chamado </text:span><text:span text:style-name="T60">getContribuintes </text:span><text:span text:style-name="T47">que retornaria uma lista de objetos </text:span><text:span text:style-name="T60">Contribuinte</text:span><text:span text:style-name="T47">. Considere também que a implementação da classe </text:span><text:span text:style-name="T60">ContribuinteDAO</text:span><text:span text:style-name="T47"> use JDBC sem nenhum componente ou framework como suporte. Esse método com certeza seria implementado seguindo o seguinte algoritmo:</text:span></text:p>
      <text:p text:style-name="P35"/>
      <text:list xml:id="list31443440" text:style-name="L8">
        <text:list-item>
          <text:p text:style-name="P239">Obter conexão;</text:p>
        </text:list-item>
        <text:list-item>
          <text:p text:style-name="P236"><text:soft-page-break/><text:span text:style-name="T47">Obter uma </text:span><text:span text:style-name="T60">Statement</text:span><text:span text:style-name="T47"> a partir da conexão;</text:span></text:p>
        </text:list-item>
        <text:list-item>
          <text:p text:style-name="P236"><text:span text:style-name="T47">Executar a query “select * from tabela_de_contribuinte” na </text:span><text:span text:style-name="T60">Statement</text:span><text:span text:style-name="T47"> ;</text:span></text:p>
        </text:list-item>
        <text:list-item>
          <text:p text:style-name="P236"><text:span text:style-name="T47">Obter um </text:span><text:span text:style-name="T60">ResultSet</text:span><text:span text:style-name="T47"> a partir da execução da query no </text:span><text:span text:style-name="T60">Statement;</text:span></text:p>
        </text:list-item>
        <text:list-item>
          <text:p text:style-name="P249"><text:span text:style-name="T71">Criar uma lista vazia de objetos </text:span><text:span text:style-name="T60">Contribuinte;</text:span></text:p>
        </text:list-item>
        <text:list-item>
          <text:p text:style-name="P249"><text:span text:style-name="T71">Fazer um loop percorrendo todo o </text:span><text:span text:style-name="T60">ResultSet;</text:span></text:p>
        </text:list-item>
        <text:list-item>
          <text:p text:style-name="P249"><text:span text:style-name="T71">Criar um Objeto </text:span><text:span text:style-name="T60">Contribuinte</text:span><text:span text:style-name="T71"> e populá-lo com os dados do registro atual do cursor do </text:span><text:span text:style-name="T60">ResultSet </text:span><text:span text:style-name="T71">em cada iteração do loop;</text:span></text:p>
        </text:list-item>
        <text:list-item>
          <text:p text:style-name="P249"><text:span text:style-name="T71">Adicionar o objeto </text:span><text:span text:style-name="T60">Contribuinte</text:span><text:span text:style-name="T71"> criado e populado na lista de </text:span><text:span text:style-name="T60">Contribuintes</text:span><text:span text:style-name="T71"> criada;</text:span></text:p>
        </text:list-item>
        <text:list-item>
          <text:p text:style-name="P249"><text:span text:style-name="T71">Retornar a lista de </text:span><text:span text:style-name="T60">Contribuintes.</text:span></text:p>
        </text:list-item>
      </text:list>
      <text:p text:style-name="P17"><text:tab/></text:p>
      <text:p text:style-name="P15"><text:span text:style-name="T60"><text:tab/></text:span><text:span text:style-name="T71">O algoritmo acima poderia ser implementado no seguinte método java e qualquer outra listagem seja lá qual for a entidade manteria o mesmo padrão mudando apenas o </text:span><text:span text:style-name="T60">sql </text:span><text:span text:style-name="T71">da query, o objeto criado e a forma como cada objeto é populado.</text:span></text:p>
      <text:p text:style-name="P4"><text:tab/><text:span text:style-name="T223">public</text:span><text:span text:style-name="T44"> List&lt;Contribuinte&gt; listarContribuintes() {</text:span></text:p>
      <text:p text:style-name="P120"><text:s text:c="8"/>Connection conn = <text:span text:style-name="T324">ConexaoUtil</text:span>.getConexao();</text:p>
      <text:p text:style-name="P157"><text:span text:style-name="T19"><text:s text:c="8"/>List&lt;Contribuinte&gt; listaContribuintes = </text:span><text:span text:style-name="T215">new</text:span><text:span text:style-name="T19"> ArrayList&lt;Contribuinte&gt;();</text:span></text:p>
      <text:p text:style-name="P157"><text:span text:style-name="T19"><text:s text:c="8"/></text:span><text:span text:style-name="T215">try</text:span><text:span text:style-name="T19"> {</text:span></text:p>
      <text:p text:style-name="P120"><text:s text:c="12"/>Statement st = conn.createStatement();</text:p>
      <text:p text:style-name="P157"><text:span text:style-name="T19"><text:s text:c="12"/>ResultSet rs = st.executeQuery(</text:span><text:span text:style-name="T179">"Select * from tb_contribuinte"</text:span><text:span text:style-name="T19">);</text:span></text:p>
      <text:p text:style-name="P157"><text:span text:style-name="T19"><text:s text:c="12"/></text:span><text:span text:style-name="T215">while</text:span><text:span text:style-name="T19"> (rs.next()){</text:span></text:p>
      <text:p text:style-name="P157"><text:span text:style-name="T19"><text:s text:c="16"/>Contribuinte contribuinte = </text:span><text:span text:style-name="T215">new</text:span><text:span text:style-name="T19"> Contribuinte();</text:span></text:p>
      <text:p text:style-name="P157"><text:span text:style-name="T19"><text:s text:c="16"/>contribuinte.setNomeFantasia(rs.getString(</text:span><text:span text:style-name="T179">"nome_fantasia"</text:span><text:span text:style-name="T19">));</text:span></text:p>
      <text:p text:style-name="P157"><text:span text:style-name="T19"><text:s text:c="16"/>contribuinte.setCnpj(rs.getString(</text:span><text:span text:style-name="T179">"cnpj"</text:span><text:span text:style-name="T19">));</text:span></text:p>
      <text:p text:style-name="P120"><text:s text:c="16"/></text:p>
      <text:p text:style-name="P157"><text:span text:style-name="T19"><text:s text:c="16"/>Endereco endereco = </text:span><text:span text:style-name="T215">new</text:span><text:span text:style-name="T19"> Endereco();</text:span></text:p>
      <text:p text:style-name="P157"><text:span text:style-name="T19"><text:s text:c="16"/>endereco.setBairro(rs.getString(</text:span><text:span text:style-name="T179">"bairro"</text:span><text:span text:style-name="T19">));</text:span></text:p>
      <text:p text:style-name="P157"><text:span text:style-name="T19"><text:s text:c="16"/>endereco.setCep(rs.getString(</text:span><text:span text:style-name="T179">"cep"</text:span><text:span text:style-name="T19">));</text:span></text:p>
      <text:p text:style-name="P157"><text:span text:style-name="T19"><text:s text:c="16"/>endereco.setRua(rs.getString(</text:span><text:span text:style-name="T179">"rua"</text:span><text:span text:style-name="T19">));</text:span></text:p>
      <text:p text:style-name="P157"><text:span text:style-name="T19"><text:s text:c="16"/>endereco.setNumero(rs.getInt(</text:span><text:span text:style-name="T179">"numero"</text:span><text:span text:style-name="T19">));</text:span></text:p>
      <text:p text:style-name="P120"><text:s text:c="16"/></text:p>
      <text:p text:style-name="P120"><text:s text:c="16"/>contribuinte.setEndereco(endereco);</text:p>
      <text:p text:style-name="P120"><text:s text:c="16"/></text:p>
      <text:p text:style-name="P120"><text:s text:c="16"/>listaContribuintes.add(contribuinte);</text:p>
      <text:p text:style-name="P120"><text:s text:c="12"/>}</text:p>
      <text:p text:style-name="P120"><text:s text:c="12"/></text:p>
      <text:p text:style-name="P157"><text:span text:style-name="T19"><text:s text:c="8"/>} </text:span><text:span text:style-name="T215">catch</text:span><text:span text:style-name="T19"> (SQLException e) {</text:span></text:p>
      <text:p text:style-name="P120"><text:s text:c="12"/>e.printStackTrace();</text:p>
      <text:p text:style-name="P120"><text:s text:c="8"/>}</text:p>
      <text:p text:style-name="P120"><text:s text:c="8"/></text:p>
      <text:p text:style-name="P157"><text:span text:style-name="T19"><text:s text:c="8"/></text:span><text:span text:style-name="T215">return</text:span><text:span text:style-name="T19"> listaContribuintes;</text:span></text:p>
      <text:p text:style-name="P200"><text:span text:style-name="T34"><text:s text:c="4"/>}</text:span><text:tab/></text:p>
      <text:p text:style-name="P21"/>
      <text:p text:style-name="P15"><text:span text:style-name="T60"><text:tab/></text:span><text:span text:style-name="T71">Na implementação acima usando apenas JDBC direto observe que foi feita uma simples consulta de contribuinte onde no nosso exemplo contém apenas alguns campos e a parte da população do </text:span><text:span text:style-name="T60">ResultSet</text:span><text:span text:style-name="T71"> em objetos </text:span><text:span text:style-name="T60">Contribuinte</text:span><text:span text:style-name="T71"> já demandou várias linhas de código. Considerando que o objeto </text:span><text:span text:style-name="T60">Contribuinte</text:span><text:span text:style-name="T71"> é o <text:s/>primeiro nível, neste caso, temos um segundo nível que é o objeto </text:span><text:span text:style-name="T60">Endereco </text:span><text:span text:style-name="T71"><text:s/>que está dentro do objeto </text:span><text:span text:style-name="T60">Contribuinte</text:span><text:span text:style-name="T71"> formando assim um segundo nível de atributos</text:span><text:span text:style-name="T60">. </text:span><text:span text:style-name="T71">Na população do endereço foi necessário criar um objeto </text:span><text:span text:style-name="T60">Endereco</text:span><text:span text:style-name="T71"> populá-lo para só então setar o endereço no objeto </text:span><text:span text:style-name="T60">Contribuinte</text:span><text:span text:style-name="T71">. No nosso exemplo foram apenas alguns campos. Imagine uma consulta real de contribuinte quantas dezenas de campos </text:span><text:span text:style-name="T71">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text:soft-page-break/></text:p>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1448127" text:style-name="L9">
        <text:list-item>
          <text:list>
            <text:list-item>
              <text:p text:style-name="P242">–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35">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35">SqlCommandResolver</text:span>, faz o intercambio entre a aplicação e o repositório de comandos sql.</text:p>
      <text:p text:style-name="P16"/>
      <text:p text:style-name="P16"><text:tab/>A próxima sessão mostrará os detalhes da configuração do componente e mais a frente todos esses <text:soft-page-break/>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35">parser</text:span> da configuração funciona baseado em interface, como no CORE, e pode de acordo com a conveniência e necessidade do projeto pode ser implementado por exemplo configuração via arquivo <text:span text:style-name="T135">properties, </text:span>arquivo <text:span text:style-name="T135">txt, </text:span>enfim. Entenda como <text:span text:style-name="T135">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35">parser</text:span> de configuração do componente de persistência LINP é a <text:span text:style-name="T325">LinpConfiguration. </text:span>Esta inteface provê as constantes das propriedades de configuração que podem ser definidas para o LINP por padrão. Outras propriedades podem ser criadas de acordo com o <text:span text:style-name="T135">parser</text:span> usado.</text:p>
      <text:p text:style-name="P16"/>
      <text:p text:style-name="P18"><text:span text:style-name="T139"><text:tab/>O framework já provê implementações padrão do </text:span><text:span text:style-name="T136">parser</text:span><text:span text:style-name="T139"> para configurar o LINP. Abaixo são descritos estes </text:span><text:span text:style-name="T136">parsers</text:span><text:span text:style-name="T139"> que são encontrados no pacote </text:span><text:span text:style-name="T156">org.lindbergframework.persistence.configuration</text:span><text:span text:style-name="T139">:</text:span></text:p>
      <text:p text:style-name="P16"/>
      <text:list xml:id="list31445389" text:style-name="L10">
        <text:list-item>
          <text:p text:style-name="P243"><text:span text:style-name="T141">SimpleLinpConfiguration</text:span><text:span text:style-name="T158">:</text:span><text:span text:style-name="T157"> Deve ser usado para definição da configuração do LINP programaticamente.</text:span></text:p>
          <text:p text:style-name="P240"/>
        </text:list-item>
        <text:list-item>
          <text:p text:style-name="P237"><text:span text:style-name="T51">XmlLinpConfiguration: </text:span><text:span text:style-name="T47">Parser padrão para definição da configuração baseado em XML de </text:span><text:span text:style-name="T47">acordo com o schema: </text:span><text:a xlink:type="simple" xlink:href="http://www.lindbergframework.org/schema/lindberg-config.xsd">http://www.lindbergframework.org/schema/lindberg-config.xsd</text:a><text:span text:style-name="T47">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7"><text:tab/>O schema apresentado anteriormente para configuração do CORE, </text:span><text:span text:style-name="T60">lindberg-config.xsd</text:span><text:span text:style-name="T47">, provê uma tag denominada </text:span><text:span text:style-name="T60">linp</text:span><text:span text:style-name="T47">. Esta tag é a tag raiz para toda a configuração do componente LINP via XML usando o parser default XmlLinpConfiguration. A tag </text:span><text:span text:style-name="T60">linp</text:span><text:span text:style-name="T47"> engloba as definições de </text:span><text:span text:style-name="T60">datasource</text:span><text:span text:style-name="T47">, do </text:span><text:span text:style-name="T60">transaction manager, schema padrão, </text:span><text:span text:style-name="T47">da implementação a ser usada para resolver comandos sql, o tipo java a ser usado para tipos de dados sql do tipo </text:span><text:span text:style-name="T60">cursor</text:span><text:span text:style-name="T47">,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7"><text:tab/>As propriedades que o LINP provê para configuração são apresentadas abaixo e são definidas em </text:span><text:span text:style-name="T60">LinpConfiguration</text:span><text:span text:style-name="T47">:</text:span></text:p>
      <text:list xml:id="list31446192" text:style-name="L11">
        <text:list-header>
          <text:p text:style-name="P245"/>
        </text:list-header>
        <text:list-item>
          <text:p text:style-name="P258"><text:soft-page-break/><text:span text:style-name="T213">lindberg.persistence.IntegerCursorType:</text:span><text:span text:style-name="T213"> </text:span></text:p>
          <text:p text:style-name="P259">- Tipo java inteiro <text:s/>para cursores;</text:p>
          <text:p text:style-name="P262"><text:span text:style-name="T75">- Valor padrão é </text:span><text:span text:style-name="T90">java.sql.Types.OTHER.</text:span></text:p>
          <text:p text:style-name="P260"/>
        </text:list-item>
        <text:list-item>
          <text:p text:style-name="P263"><text:span text:style-name="T139">lindberg.persistence.TransactionManager</text:span><text:span text:style-name="T139">:</text:span></text:p>
          <text:p text:style-name="P265"><text:span text:style-name="T88">- Implementação de </text:span><text:span text:style-name="T84">TransactionManager</text:span><text:span text:style-name="T88"> que será usada para o gerenciamento das transações de banco;</text:span></text:p>
          <text:p text:style-name="P265"><text:span text:style-name="T88">- Valor padrão é </text:span><text:span text:style-name="T85">org.lindbergframework.persistence.transaction.LinpTransactionManager.</text:span></text:p>
          <text:p text:style-name="P261"/>
        </text:list-item>
        <text:list-item>
          <text:p text:style-name="P264">lindberg.persistence.SqlCommandResolver:</text:p>
          <text:p text:style-name="P265"><text:span text:style-name="T88">- Implementação de </text:span><text:span text:style-name="T84">SqlCommandResolver </text:span><text:span text:style-name="T88">que fará o intercambio entre a aplicação e o repositório de </text:span><text:span text:style-name="T88">comandos sql e atenderá a solicitações de obtenção desses comandos;</text:span></text:p>
          <text:p text:style-name="P261"/>
        </text:list-item>
        <text:list-item>
          <text:p text:style-name="P264">lindberg.persistence.DefaultSchema:</text:p>
          <text:p text:style-name="P259">- Schema de banco padrão que deve ser usado. Essa propriedade é opcional e não possui o valor padrão.</text:p>
          <text:p text:style-name="P259"/>
        </text:list-item>
        <text:list-item>
          <text:p text:style-name="P264">lindberg.persistence.Template:</text:p>
          <text:p text:style-name="P266"><text:span text:style-name="T89">- Implementação de </text:span><text:span text:style-name="T87">PersistenceTemplate </text:span><text:span text:style-name="T89">que deve ser usado no contexto como padrão para operações de persistência.</text:span></text:p>
          <text:p text:style-name="P266"><text:span text:style-name="T89">- Usando configuração via XML através de </text:span><text:span text:style-name="T87">XmlLinpConfiguration</text:span><text:span text:style-name="T89"> o valor padrão é </text:span><text:span text:style-name="T87">org.lindbergframework.persistence.impl.LinpTemplate</text:span><text:span text:style-name="T86">.</text:span></text:p>
        </text:list-item>
      </text:list>
      <text:p text:style-name="P207"/>
      <text:p text:style-name="P209">IMPORTANTE: Além dessas propriedades é importante e necessário definir a parte as configurações de <text:span text:style-name="T135">datasource</text:span> que o LINP usará. Isso será abordado mais a frente.</text:p>
      <text:p text:style-name="P207"/>
      <text:p text:style-name="P222">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35">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7"><text:span text:style-name="T35"><text:s text:c="12"/></text:span><text:span text:style-name="T219">new</text:span><text:span text:style-name="T20"> ClassPathXmlCoreConfiguration(</text:span><text:span text:style-name="T187">"</text:span><text:span text:style-name="T196">org/lindbergframework/configuracao/lindberg-config.xml</text:span><text:span text:style-name="T187">"</text:span><text:span text:style-name="T20">);</text:span></text:p>
      <text:p text:style-name="P130"><text:s text:c="8"/></text:p>
      <text:p text:style-name="P152"><text:span text:style-name="T19">SimpleLinpConfiguration linpConfiguration = </text:span><text:span text:style-name="T215">new</text:span><text:span text:style-name="T19"> SimpleLinpConfiguration();</text:span></text:p>
      <text:p text:style-name="P130"><text:s text:c="8"/></text:p>
      <text:p text:style-name="P130">DataSource ds = createDataSource();</text:p>
      <text:p text:style-name="P152"><text:span text:style-name="T19">DataSourceConfig config = </text:span><text:span text:style-name="T215">new</text:span><text:span text:style-name="T19"> DataSourceConfig(ds, com.mysql.jdbc.Driver.</text:span><text:span text:style-name="T215">class</text:span><text:span text:style-name="T19">);</text:span></text:p>
      <text:p text:style-name="P130"><text:s text:c="8"/></text:p>
      <text:p text:style-name="P130">linpConfiguration.setDataSourceConfig(config);</text:p>
      <text:p text:style-name="P152"><text:span text:style-name="T19">linpConfiguration.setCursorType(LinpConfiguration.</text:span><text:span text:style-name="T314">DEFAULT_INTEGER_CURSOR_TYPE</text:span><text:span text:style-name="T19">);</text:span></text:p>
      <text:p text:style-name="P152"><text:span text:style-name="T19">linpConfiguration.setTransactionManager(</text:span><text:span text:style-name="T215">new</text:span><text:span text:style-name="T19"> LinpTransactionManager(ds));</text:span></text:p>
      <text:p text:style-name="P130"><text:s text:c="8"/></text:p>
      <text:p text:style-name="P130">XmlSqlCommandResolver sqlCommandResolver = </text:p>
      <text:p text:style-name="P152"><text:span text:style-name="T119"><text:s/><text:tab/> <text:s text:c="4"/></text:span><text:span text:style-name="T215">new</text:span><text:span text:style-name="T19"> ClassPathXmlSqlCommandResolver(</text:span><text:span text:style-name="T179">"</text:span><text:span text:style-name="T185">org/lindbergframework/repositorioSql</text:span><text:span text:style-name="T179">/queries.xml",</text:span></text:p>
      <text:p text:style-name="P152"><text:span text:style-name="T179"><text:tab/><text:tab/><text:tab/><text:tab/><text:tab/> <text:s text:c="13"/>"</text:span><text:span text:style-name="T185">org/lindbergframework/repositorioSql</text:span><text:span text:style-name="T179">/updates.xml"</text:span><text:span text:style-name="T19">);</text:span></text:p>
      <text:p text:style-name="P130">linpConfiguration.setSqlCommandResolver(sqlCommandResolver);</text:p>
      <text:p text:style-name="P130"><text:s text:c="8"/></text:p>
      <text:p text:style-name="P130">coreConfiguration.setLinpConfiguration(linpConfiguration);</text:p>
      <text:p text:style-name="P130">CoreContext.<text:span text:style-name="T135">getInstance</text:span>().loadConfiguration(coreConfiguration);</text:p>
      <text:p text:style-name="P130"/>
      <text:p text:style-name="P130"/>
      <text:p text:style-name="P16"><text:soft-page-break/><text:tab/>No trecho de código acima é feita a configuração do LINP programaticamente via <text:span text:style-name="T135">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35">ClassPathXmlCoreConfiguration</text:span> para configurações do CORE baseado em um XML que está em nosso classpath. Em seguida criamos nosso <text:span text:style-name="T135">datasource </text:span>e o encapsulamos na classe que representa as configurações de <text:span text:style-name="T135">datasource</text:span> dentro do LINP que é a <text:span text:style-name="T135">DataSourceConfig</text:span>. Para tal passamos a referência do nosso <text:span text:style-name="T135">datasource </text:span>criado (ds) e o Driver que o nosso <text:span text:style-name="T135">datasource</text:span> está usando para criar um novo <text:span text:style-name="T135">DataSourceConfig. </text:span>Isso é mostrado abaixo:</text:p>
      <text:p text:style-name="P16"/>
      <text:p text:style-name="P130">DataSource ds = createDataSource();</text:p>
      <text:p text:style-name="P129">DataSourceConfig config = <text:span text:style-name="T215">new</text:span> DataSourceConfig(ds, com.mysql.jdbc.Driver.<text:span text:style-name="T215">class</text:span>);</text:p>
      <text:p text:style-name="P16"><text:tab/></text:p>
      <text:p text:style-name="P16"><text:tab/>A partir daí definimos as propriedades de acordo com nossa necessidade. Neste caso definimos:</text:p>
      <text:p text:style-name="P16"/>
      <text:list xml:id="list31435535" text:style-name="L12">
        <text:list-item>
          <text:list>
            <text:list-item>
              <text:p text:style-name="P241">DataSourceConfig:</text:p>
              <text:p text:style-name="P246"/>
              <text:p text:style-name="P246">linpConfiguration.setDataSourceConfig(config);</text:p>
              <text:p text:style-name="P246"/>
            </text:list-item>
            <text:list-item>
              <text:p text:style-name="P241">CursorType:</text:p>
              <text:p text:style-name="P241"/>
            </text:list-item>
          </text:list>
        </text:list-item>
      </text:list>
      <text:p text:style-name="P16"><text:tab/> <text:s text:c="4"/><text:span text:style-name="T153">linpConfiguration.setCursorType(LinpConfiguration.</text:span><text:span text:style-name="T317">DEFAULT_INTEGER_CURSOR_TYPE</text:span><text:span text:style-name="T153">);</text:span></text:p>
      <text:p text:style-name="P24"/>
      <text:list xml:id="list33390190" text:continue-numbering="true" text:style-name="L12">
        <text:list-item>
          <text:list>
            <text:list-item>
              <text:p text:style-name="P241">TransactionManager:</text:p>
              <text:p text:style-name="P246"/>
              <text:p text:style-name="P246">linpConfiguration.setTransactionManager(<text:span text:style-name="T215">new</text:span> LinpTransactionManager(ds));</text:p>
              <text:p text:style-name="P246"/>
            </text:list-item>
            <text:list-item>
              <text:p text:style-name="P241">SqlCommandResolver:</text:p>
              <text:p text:style-name="P247">XmlSqlCommandResolver sqlCommandResolver = </text:p>
            </text:list-item>
          </text:list>
          <text:p text:style-name="P250"><text:span text:style-name="T119"><text:s text:c="6"/></text:span><text:span text:style-name="T215">new </text:span><text:span text:style-name="T19">ClassPathXmlSqlCommandResolver(</text:span><text:span text:style-name="T179">"</text:span><text:span text:style-name="T185">org/lindbergframework/repositorioSql</text:span><text:span text:style-name="T179">/queries.xml",</text:span></text:p>
          <text:p text:style-name="P250"><text:span text:style-name="T179"><text:tab/><text:tab/><text:tab/><text:tab/> <text:s text:c="13"/>"</text:span><text:span text:style-name="T185">org/lindbergframework/repositorioSql</text:span><text:span text:style-name="T179">/updates.xml"</text:span><text:span text:style-name="T19">);</text:span></text:p>
          <text:list text:continue-numbering="true">
            <text:list-header>
              <text:p text:style-name="P246">linpConfiguration.setSqlCommandResolver(sqlCommandResolver);</text:p>
            </text:list-header>
          </text:list>
        </text:list-item>
      </text:list>
      <text:p text:style-name="P23"/>
      <text:p text:style-name="P206"><text:span text:style-name="T162">Aqui usamos uma implementação de SqlCommandResolver que trabalha como um repositório de </text:span><text:span text:style-name="T162">comandos sql em arquivos XML e que será abordada com mais detalhes mais a frente. Esta é a principal implementação de SqlCommandResolver que é provida pelo componente. Neste caso </text:span><text:span text:style-name="T162">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29">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35">CoreContext,</text:span> também inicializará automaticamente o LINP a partir de seu contexto, <text:span text:style-name="T135">LinpContext.</text:span> O <text:span text:style-name="T135">CoreContext</text:span> já faz isso pra você, você não precisa se preocupar com isso e tudo o que internamente é necessário. Essa ideia seguirá valida para outras configurações e componentes futuros que venham a serem <text:soft-page-break/>acoplados ao framework. Todos serão inicializados e configurados a partir do CORE:</text:p>
      <text:p text:style-name="P16"/>
      <text:p text:style-name="P16"><text:span text:style-name="T153">CoreContext.</text:span><text:span text:style-name="T154">getInstance</text:span><text:span text:style-name="T153">().loadConfiguration(coreConfiguration);</text:span> </text:p>
      <text:p text:style-name="P16"/>
      <text:p text:style-name="P16"><text:tab/>O log no concole apresentará, dentre outras coisas, o seguinte trecho após a execução do <text:span text:style-name="T135">loadConfiguration</text:span> indicando o status da inicialização de cada módulo:</text:p>
      <text:p text:style-name="P16"/>
      <text:p text:style-name="P18"><text:span text:style-name="T139"><text:tab/></text:span><text:span text:style-name="T310">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6"/>
      <text:p text:style-name="P16"><text:tab/>O log aparece exatamente nessa ordem, pois primeiro é disparado o processo de inicialização do CORE, durante este processo o <text:span text:style-name="T135">CoreContext</text:span> verifica que precisa inicializar LINP<text:span text:style-name="T135"> </text:span>então dispara o processo de inicialização e configuração de <text:span text:style-name="T135">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223">5.3.2 – Configurando o LINP na prática – Usando XML</text:p>
      <text:p text:style-name="P208"/>
      <text:p text:style-name="P210"><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35">&lt;core&gt;</text:span> e as do LINP dentro da tag, de mesmo nível hierárquico no XML, <text:span text:style-name="T135">&lt;linp&gt;. </text:span>As mesmas configurações que foram usadas no exemplo de configuração programaticamente no exemplo anterior pode ser feita, e com mais flexibilidade ainda, via XML.</text:p>
      <text:p text:style-name="P210"><text:tab/><text:tab/></text:p>
      <text:p text:style-name="P210"><text:tab/><text:tab/>Como o XML de configuração do componente <text:span text:style-name="T135">LINP</text:span> é o mesmo do de configuração do <text:span text:style-name="T135">CORE</text:span> do framework então o schema é o mesmo. </text:p>
      <text:p text:style-name="P210"/>
      <text:p text:style-name="P210"><text:tab/><text:tab/>Schema: <text:s/><text:a xlink:type="simple" xlink:href="http://www.lindbergframework.org/schema/lindberg-config.xsd">http://www.lindbergframework.org/schema/lindberg-config.xsd</text:a></text:p>
      <text:p text:style-name="P210"/>
      <text:p text:style-name="P210"><text:tab/><text:tab/>A diferença para as configurações do componente de persistência é que novas tags e atributos são usados para configurar o <text:span text:style-name="T135">LINP.</text:span> Estas novas tags estão descritas no schema acima. As propriedades de configuração, seguindo a mesma ideia do <text:span text:style-name="T135">CORE,</text:span> são detalhas abaixo. Seu uso é demonstrado na prática mais a frente:</text:p>
      <text:p text:style-name="P210"/>
      <text:p text:style-name="P218"><text:span text:style-name="T101"><text:tab/><text:tab/></text:span><text:span text:style-name="T103">- </text:span><text:span text:style-name="T182">lindberg.persistence.IntegerCursorType </text:span></text:p>
      <text:p text:style-name="P217"><text:span text:style-name="T195"><text:tab/><text:tab/></text:span><text:span text:style-name="T309">(se não for definida o tipo inteiro para cursores de banco <text:s/>padrão será usado – java.sql.Types.OTHER)</text:span><text:span text:style-name="T195">:</text:span></text:p>
      <text:p text:style-name="P217"><text:span text:style-name="T29"><text:tab/><text:tab/></text:span><text:span text:style-name="T120">Tipo inteiro para cursores de banco, quando o banco em uso provê o recurso de cursores. </text:span></text:p>
      <text:p text:style-name="P218"><text:span text:style-name="T101"><text:tab/><text:tab/>Geralmente, quando definida explicitamente é usada alguma constante específica do banco de dados <text:tab/><text:tab/><text:tab/>adotado. </text:span><text:span text:style-name="T101">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5">oracle.jdbc.OracleTypes.CURSOR</text:span><text:span text:style-name="T101">, pois o banco oracle fornece junto com seu driver <text:tab/><text:tab/>uma constante do tipo inteiro (padrão) que identifica tipos de cursores de banco:</text:span></text:p>
      <text:p text:style-name="P213"/>
      <text:p text:style-name="P217"><text:span text:style-name="T120"><text:tab/><text:tab/></text:span><text:span text:style-name="T240">&lt;</text:span><text:span text:style-name="T268">config-property </text:span><text:span text:style-name="T295">name</text:span><text:span text:style-name="T22">=</text:span><text:span text:style-name="T191">"lindberg.persistence.IntegerCursorType"</text:span></text:p>
      <text:p text:style-name="P217"><text:soft-page-break/><text:span text:style-name="T191"><text:tab/><text:tab/><text:tab/><text:tab/> <text:s text:c="4"/></text:span><text:span text:style-name="T295">value</text:span><text:span text:style-name="T22">=</text:span><text:span text:style-name="T191">"</text:span><text:span text:style-name="T193">#</text:span><text:span text:style-name="T191">oracle.jdbc.OracleTypes.CURSOR"</text:span><text:span text:style-name="T22"> </text:span><text:span text:style-name="T240">/&gt;</text:span></text:p>
      <text:p text:style-name="P216"><text:tab/><text:tab/></text:p>
      <text:p text:style-name="P210"><text:s/><text:tab/><text:tab/><text:span text:style-name="T323">Observe que foi usado no valor dessa propriedade o carácter coringa </text:span><text:span text:style-name="T137">'#' <text:s/></text:span><text:span text:style-name="T323"><text:s/>para definir que o valor será obtido através da constante estática e pública </text:span><text:span text:style-name="T137">CURSOR</text:span><text:span text:style-name="T323"> na classe </text:span><text:span text:style-name="T137">oracle.jdbc.OracleTypes. </text:span><text:span text:style-name="T323">Esse recurso de carácter coringa foi abordado com detalhes na sessão 3.3.2.1 deste documento.</text:span></text:p>
      <text:p text:style-name="P211"/>
      <text:p text:style-name="P211"/>
      <text:p text:style-name="P212"><text:span text:style-name="T139"><text:tab/><text:tab/></text:span><text:span text:style-name="T172">- </text:span><text:span text:style-name="T206">lindberg.persistence.TransactionManager</text:span></text:p>
      <text:p text:style-name="P212"><text:span text:style-name="T189"><text:tab/><text:tab/></text:span><text:span text:style-name="T312">(se não for definida o TransactionManager padrão será usado –</text:span></text:p>
      <text:p text:style-name="P212"><text:span text:style-name="T312"><text:tab/><text:tab/> org.lindbergframework.persistence.transaction.LinpTransactionManager)</text:span><text:span text:style-name="T204">:</text:span></text:p>
      <text:p text:style-name="P212"><text:span text:style-name="T204"><text:tab/><text:tab/></text:span><text:span text:style-name="T327">Implementação de </text:span><text:span text:style-name="T329">TransactionManager</text:span><text:span text:style-name="T327"> que deve ser usada para o gerenciamento de transações.</text:span></text:p>
      <text:p text:style-name="P220"/>
      <text:p text:style-name="P212"><text:span text:style-name="T327"><text:tab/><text:tab/></text:span><text:span text:style-name="T328">O gerenciamento de transações do LINP é detalhado mais a frente.</text:span></text:p>
      <text:p text:style-name="P221"/>
      <text:p text:style-name="P212"><text:span text:style-name="T328"><text:tab/><text:tab/></text:span><text:span text:style-name="T328">- </text:span><text:span text:style-name="T207">lindberg.persistence.SqlCommandResolver</text:span><text:span text:style-name="T190"> </text:span><text:span text:style-name="T312">(requerido)</text:span></text:p>
      <text:p text:style-name="P219"><text:span text:style-name="T171"><text:tab/><text:tab/></text:span><text:span text:style-name="T172">Implementação de </text:span><text:span text:style-name="T174">SqlCommandResolver</text:span><text:span text:style-name="T172"> que será usada para resolver comandos sql requisitados pela <text:tab/><text:tab/><text:tab/>aplicação fazendo uma ponte entre os DAO´s (</text:span><text:span text:style-name="T174">Data Access Objects)</text:span><text:span text:style-name="T172"> <text:s/>e o repositório comandos sql.</text:span></text:p>
      <text:p text:style-name="P220"/>
      <text:p text:style-name="P219"><text:span text:style-name="T172"><text:tab/><text:tab/></text:span><text:span text:style-name="T173">- </text:span><text:span text:style-name="T207">lindberg.persistence.DefaultSchema</text:span><text:span text:style-name="T189"> </text:span><text:span text:style-name="T312">(opcional)</text:span></text:p>
      <text:p text:style-name="P219"><text:span text:style-name="T189"><text:tab/><text:tab/></text:span><text:span text:style-name="T326">Schema padrão que deve ser usado.</text:span></text:p>
      <text:p text:style-name="P220"/>
      <text:p text:style-name="P219"><text:span text:style-name="T326"><text:tab/><text:tab/></text:span><text:span text:style-name="T173">- </text:span><text:span text:style-name="T207">lindberg.persistence.Template</text:span><text:span text:style-name="T189"> </text:span><text:span text:style-name="T309">(opcional)</text:span></text:p>
      <text:p text:style-name="P214"><text:span text:style-name="T139"><text:tab/><text:tab/></text:span><text:span text:style-name="T136">PersistenceTemplate </text:span><text:span text:style-name="T139">que deve ser usado. Quando não definido, a implementação padrão, </text:span><text:span text:style-name="T136">LinpTemplate, </text:span><text:span text:style-name="T139">é <text:tab/><text:tab/>usada.</text:span><text:span text:style-name="T204"><text:tab/><text:tab/></text:span></text:p>
      <text:p text:style-name="P215"><text:tab/><text:tab/></text:p>
      <text:p text:style-name="P36"><text:tab/><text:tab/>Abaixo é ilustrado de forma detalhada o schema <text:a xlink:type="simple" xlink:href="http://www.lindbergframework.org/schema/lindberg-config.xsd">lindberg-config.xsd</text:a> no que diz respeito a tag <text:span text:style-name="T135">&lt;linp&gt; </text:span>para definição das configurações do LINP. Observe que a tag &lt;<text:span text:style-name="T135">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6"/>
      <text:p text:style-name="P36"/>
      <text:p text:style-name="P36"><text:soft-page-break/></text:p>
      <text:p text:style-name="P36"/>
      <text:p text:style-name="P36"><text:tab/><text:tab/><text:span text:style-name="T323">Importante:</text:span> qualquer tentativa de uso do componente LINP sem que este seja configurado e seu contexto, <text:span text:style-name="T135">LinpContext,</text:span> devidamente inicializado o framework lançará uma <text:span text:style-name="T135">IllegalStateContextException</text:span> com a mensagem descrita abaixo:</text:p>
      <text:p text:style-name="P36"/>
      <text:p text:style-name="P56"><text:span text:style-name="T139"><text:tab/><text:tab/></text:span><text:span text:style-name="T310">Linp Context is not active. Call loadConfiguration static method </text:span></text:p>
      <text:p text:style-name="P167"><text:tab/><text:tab/>in LinpContext to active it</text:p>
      <text:p text:style-name="P167"/>
      <text:p text:style-name="P56"><text:span text:style-name="T310"><text:tab/><text:tab/></text:span><text:span text:style-name="T139">Abaixo é descrito o mesmo XML de configuração apresentado quando abordamos as configurações de CORE só que agora adicionando as configurações do LINP usando um datasource configurado para acessar um banco </text:span><text:span text:style-name="T136">Oracle</text:span><text:span text:style-name="T139">, isso fará com que o CORE configure e inicialize devidamente de forma automática o </text:span><text:span text:style-name="T136">LinpContext.</text:span></text:p>
      <text:p text:style-name="P62"/>
      <text:p text:style-name="P111"><text:span text:style-name="T250">&lt;?</text:span><text:span text:style-name="T276">xml</text:span><text:span text:style-name="T136"> </text:span><text:span text:style-name="T289">version</text:span><text:span text:style-name="T136">=</text:span><text:span text:style-name="T181">"1.0"</text:span><text:span text:style-name="T136"> </text:span><text:span text:style-name="T289">encoding</text:span><text:span text:style-name="T136">=</text:span><text:span text:style-name="T181">"UTF-8"</text:span><text:span text:style-name="T250">?&gt;</text:span></text:p>
      <text:p text:style-name="P146"><text:span text:style-name="T234">&lt;</text:span><text:span text:style-name="T262">lindberg-configuration</text:span> <text:span text:style-name="T287">xmlns</text:span><text:span text:style-name="T19">=</text:span><text:span text:style-name="T180">"http://www.lindbergframework.org/schema"</text:span> <text:span text:style-name="T287">xmlns:xsi</text:span><text:span text:style-name="T19">=</text:span><text:span text:style-name="T180">"http://www.w3.org/2001/XMLSchema-instance"</text:span> <text:span text:style-name="T287">xsi:schemaLocation</text:span><text:span text:style-name="T19">=</text:span><text:span text:style-name="T180">"http://www.lindbergframework.org/schema lindberg-config.xsd "</text:span><text:span text:style-name="T234">&gt;</text:span></text:p>
      <text:p text:style-name="P146"/>
      <text:p text:style-name="P152"><text:span text:style-name="T234">&lt;</text:span><text:span text:style-name="T262">core</text:span><text:span text:style-name="T234">&gt;</text:span></text:p>
      <text:p text:style-name="P152"><text:span text:style-name="T19"><text:s text:c="3"/></text:span><text:span text:style-name="T234">&lt;</text:span><text:span text:style-name="T262">config-property</text:span> <text:span text:style-name="T287">name</text:span><text:span text:style-name="T19">=</text:span><text:span text:style-name="T180">"lindberg.core.di-basepackage"</text:span> <text:s/><text:tab/><text:tab/><text:tab/><text:tab/><text:tab/><text:tab/><text:tab/><text:tab/><text:span text:style-name="T287">value</text:span><text:span text:style-name="T19">=</text:span><text:span text:style-name="T180">"org.lindbergframework.exemplo.*"</text:span><text:span text:style-name="T234">/&gt;</text:span></text:p>
      <text:p text:style-name="P152"><text:span text:style-name="T19"><text:s text:c="3"/></text:span><text:span text:style-name="T234">&lt;</text:span><text:span text:style-name="T262">config-property</text:span> <text:span text:style-name="T287">name</text:span><text:span text:style-name="T19">=</text:span><text:span text:style-name="T180">"lindberg.core.beanfactory"</text:span> <text:s text:c="3"/><text:tab/><text:tab/><text:tab/> <text:s text:c="22"/><text:tab/><text:tab/><text:span text:style-name="T287">value</text:span><text:span text:style-name="T19">=</text:span><text:span text:style-name="T180">"org.lindbergframework.beans.di.context.AnnotationBeanFactory"</text:span><text:span text:style-name="T234">/&gt; </text:span></text:p>
      <text:p text:style-name="P152"><text:span text:style-name="T234">&lt;/</text:span><text:span text:style-name="T262">core</text:span><text:span text:style-name="T234">&gt;</text:span></text:p>
      <text:p text:style-name="P183"/>
      <text:p text:style-name="P146"><text:span text:style-name="T234">&lt;</text:span><text:span text:style-name="T262">linp</text:span><text:span text:style-name="T234">&gt;</text:span></text:p>
      <text:p text:style-name="P146"><text:span text:style-name="T19"><text:s text:c="3"/></text:span><text:span text:style-name="T251">&lt;</text:span><text:span text:style-name="T277">dataSource</text:span><text:span text:style-name="T251"> </text:span><text:span text:style-name="T290">class</text:span><text:span text:style-name="T116">=</text:span><text:span text:style-name="T180">"org.springframework.jdbc.datasource.DriverManagerDataSource"</text:span><text:span text:style-name="T251"> </text:span></text:p>
      <text:p text:style-name="P146"><text:tab/> <text:s text:c="8"/><text:span text:style-name="T287">driver</text:span><text:span text:style-name="T19">=</text:span><text:span text:style-name="T180">"oracle.jdbc.OracleDriver"</text:span> <text:span text:style-name="T287">driverPropertyName</text:span><text:span text:style-name="T19">=</text:span><text:span text:style-name="T180">"driverClassName"</text:span><text:span text:style-name="T234">&gt;</text:span></text:p>
      <text:p text:style-name="P146"><text:span text:style-name="T19"><text:s text:c="5"/></text:span><text:span text:style-name="T234">&lt;</text:span><text:span text:style-name="T262">property</text:span> <text:span text:style-name="T287">name</text:span><text:span text:style-name="T19">=</text:span><text:span text:style-name="T180">"url"</text:span> <text:span text:style-name="T287">value</text:span><text:span text:style-name="T19">=</text:span><text:span text:style-name="T180">"jdbc:oracle:thin:@localhost:1521:xe"</text:span><text:span text:style-name="T234">/&gt;</text:span></text:p>
      <text:p text:style-name="P146"><text:span text:style-name="T19"><text:s text:c="5"/></text:span><text:span text:style-name="T234">&lt;</text:span><text:span text:style-name="T262">property</text:span> <text:span text:style-name="T287">name</text:span><text:span text:style-name="T19">=</text:span><text:span text:style-name="T180">"username"</text:span> <text:span text:style-name="T287">value</text:span><text:span text:style-name="T19">=</text:span><text:span text:style-name="T180">"SYSTEM"</text:span> <text:span text:style-name="T234">/&gt;</text:span></text:p>
      <text:p text:style-name="P146"><text:span text:style-name="T19"><text:s text:c="5"/></text:span><text:span text:style-name="T234">&lt;</text:span><text:span text:style-name="T262">property</text:span> <text:span text:style-name="T287">name</text:span><text:span text:style-name="T19">=</text:span><text:span text:style-name="T180">"password"</text:span> <text:span text:style-name="T287">value</text:span><text:span text:style-name="T19">=</text:span><text:span text:style-name="T180">"admin"</text:span> <text:span text:style-name="T234">/&gt;</text:span></text:p>
      <text:p text:style-name="P146"><text:span text:style-name="T19"><text:s text:c="3"/></text:span><text:span text:style-name="T234">&lt;/</text:span><text:span text:style-name="T262">dataSource</text:span><text:span text:style-name="T234">&gt;</text:span></text:p>
      <text:p text:style-name="P108"><text:tab/><text:tab/></text:p>
      <text:p text:style-name="P146"><text:span text:style-name="T19"><text:s text:c="3"/></text:span><text:span text:style-name="T234">&lt;</text:span><text:span text:style-name="T262">config-properties</text:span><text:span text:style-name="T234">&gt;</text:span></text:p>
      <text:p text:style-name="P146"><text:span text:style-name="T234"><text:s text:c="5"/>&lt;</text:span><text:span text:style-name="T262">config-property</text:span><text:span text:style-name="T234"> </text:span><text:span text:style-name="T287">name</text:span><text:span text:style-name="T19">=</text:span><text:span text:style-name="T180">"lindberg.persistence.IntegerCursorType"</text:span><text:span text:style-name="T234"> <text:tab/><text:tab/><text:tab/><text:tab/> <text:s text:c="4"/><text:tab/> <text:s text:c="2"/></text:span><text:span text:style-name="T287">value</text:span><text:span text:style-name="T19">=</text:span><text:span text:style-name="T180">"#oracle.jdbc.OracleTypes.CURSOR"</text:span><text:span text:style-name="T234"> /&gt;</text:span></text:p>
      <text:p text:style-name="P146"><text:span text:style-name="T234"><text:s text:c="5"/>&lt;</text:span><text:span text:style-name="T262">config-property</text:span> <text:span text:style-name="T287">name</text:span><text:span text:style-name="T19">=</text:span><text:span text:style-name="T180">"lindberg.persistence.TransactionManager"</text:span> <text:s text:c="4"/><text:tab/> <text:s text:c="2"/><text:tab/><text:tab/><text:tab/> <text:s text:c="2"/><text:span text:style-name="T287">value</text:span><text:span text:style-name="T19">=</text:span><text:span text:style-name="T180">"org.lindbergframework.persistence.transaction.LinpTransactionManager"</text:span><text:span text:style-name="T234">/&gt;</text:span></text:p>
      <text:p text:style-name="P146"><text:span text:style-name="T19"><text:s text:c="5"/></text:span><text:span text:style-name="T234">&lt;</text:span><text:span text:style-name="T262">config-property</text:span> <text:span text:style-name="T287">name</text:span><text:span text:style-name="T19">=</text:span><text:span text:style-name="T180">"lindberg.persistence.SqlCommandResolver"</text:span> <text:tab/><text:tab/><text:tab/><text:tab/> <text:s text:c="9"/><text:tab/> <text:s text:c="2"/><text:span text:style-name="T287">value</text:span><text:span text:style-name="T19">=</text:span><text:span text:style-name="T180">"org.lindbergframework.persistence.sql.ClassPathXmlSqlCommandResolver"</text:span><text:span text:style-name="T234">&gt;</text:span><text:span text:style-name="T19"><text:tab/><text:tab/><text:tab/></text:span><text:span text:style-name="T234">&lt;</text:span><text:span text:style-name="T262">property</text:span> <text:span text:style-name="T287">constructor-arg</text:span><text:span text:style-name="T19">=</text:span><text:span text:style-name="T180">"true"</text:span><text:span text:style-name="T234">&gt;</text:span></text:p>
      <text:p text:style-name="P146"><text:span text:style-name="T19"><text:tab/><text:tab/> <text:s text:c="2"/></text:span><text:span text:style-name="T234">&lt;</text:span><text:span text:style-name="T262">array</text:span><text:span text:style-name="T234">&gt;</text:span><text:span text:style-name="T19"> </text:span></text:p>
      <text:p text:style-name="P108"><text:s text:c="15"/><text:tab/><text:span text:style-name="T306">org/lindbergframework/repositorioSql</text:span><text:span text:style-name="T305">/queries.xml; <text:s/><text:tab/><text:tab/><text:tab/><text:tab/><text:tab/><text:tab/><text:tab/><text:tab/></text:span><text:span text:style-name="T306">org/lindbergframework/repositorioSql</text:span><text:span text:style-name="T305">/updates.xml</text:span></text:p>
      <text:p text:style-name="P146"><text:span text:style-name="T19"><text:tab/><text:tab/> <text:s text:c="2"/></text:span><text:span text:style-name="T234">&lt;/</text:span><text:span text:style-name="T262">array</text:span><text:span text:style-name="T234">&gt;</text:span></text:p>
      <text:p text:style-name="P146"><text:span text:style-name="T19"><text:tab/><text:tab/></text:span><text:span text:style-name="T234">&lt;/</text:span><text:span text:style-name="T262">property</text:span><text:span text:style-name="T234">&gt;</text:span></text:p>
      <text:p text:style-name="P146"><text:span text:style-name="T19"><text:tab/></text:span><text:span text:style-name="T234">&lt;/</text:span><text:span text:style-name="T262">config-property</text:span><text:span text:style-name="T234">&gt;</text:span></text:p>
      <text:p text:style-name="P146"><text:span text:style-name="T19"><text:s text:c="3"/></text:span><text:span text:style-name="T234">&lt;/</text:span><text:span text:style-name="T262">config-properties</text:span><text:span text:style-name="T234">&gt;</text:span></text:p>
      <text:p text:style-name="P146"/>
      <text:p text:style-name="P146"><text:span text:style-name="T234">&lt;/</text:span><text:span text:style-name="T262">linp</text:span><text:span text:style-name="T234">&gt;</text:span></text:p>
      <text:p text:style-name="P146"/>
      <text:p text:style-name="P146"><text:span text:style-name="T234">&lt;/</text:span><text:span text:style-name="T262">lindberg-configuration</text:span><text:span text:style-name="T234">&gt;</text:span></text:p>
      <text:p text:style-name="P185"/>
      <text:p text:style-name="P185"><text:tab/><text:span text:style-name="T50">O xml acima contém no mesmo arquivo tanto as configurações de CORE quanto, agora, as do </text:span><text:span text:style-name="T50">componente </text:span><text:span text:style-name="T59">LINP. </text:span><text:span text:style-name="T50">As configurações do </text:span><text:span text:style-name="T59">CORE </text:span><text:span text:style-name="T50">não serão abordadas neste momento, visto que isto já foi feito na sessão dedicada ao </text:span><text:span text:style-name="T59">CORE</text:span><text:span text:style-name="T50"> no início deste documento. No que diz respeito ao </text:span><text:span text:style-name="T59">LINP </text:span><text:span text:style-name="T50">as </text:span><text:soft-page-break/><text:span text:style-name="T50">configurações são definidas a partir da tag </text:span><text:span text:style-name="T59">&lt;linp&gt;</text:span><text:span text:style-name="T50"> e estas defines as propriedades do datasource, para conexão com o banco de dados, o schema padrão a ser usado, o gerenciador de transações </text:span><text:span text:style-name="T59">(TransactionManager)</text:span><text:span text:style-name="T50">, a classe que trabalhará como camada intermediária entre a aplicação e o repositório de comandos sql </text:span><text:span text:style-name="T59">(SqlCommandResolver) </text:span><text:span text:style-name="T50">atendendo as requisições por comandos sql.</text:span></text:p>
      <text:p text:style-name="P37"><text:tab/></text:p>
      <text:p text:style-name="P37"><text:tab/>As configurações do LINP definidas no exemplo acima são detalhadas abaixo:</text:p>
      <text:p text:style-name="P37"/>
      <text:list xml:id="list31436243" text:style-name="L13">
        <text:list-item>
          <text:list>
            <text:list-header>
              <text:p text:style-name="P267"><text:span text:style-name="T51">* <text:s/>DataSource: </text:span><text:span text:style-name="T47">Tag &lt;</text:span><text:span text:style-name="T60">dataSource&gt;</text:span><text:span text:style-name="T47"> é específica, única e define as configurações de conexão com o banco de dados. No nosso exemplo usamos uma conexão com um banco local Oracle. Esta tag será <text:s text:c="2"/>abordada em detalhes mais a frente;</text:span></text:p>
              <text:p text:style-name="P268"/>
              <text:p text:style-name="P269"><text:span text:style-name="T333">* <text:s/></text:span><text:span text:style-name="T330">lindberg.persistence.IntegerCursorType</text:span><text:span text:style-name="T333">: </text:span><text:span text:style-name="T47">Tipo específico inteiro Sql para Cursores de banco. Para este o banco usado no exemplo, Oracle, temos um tipo sql específico para cursores de banco: </text:span><text:span text:style-name="T64">oracle.jdbc.OracleTypes.CURSOR. </text:span><text:span text:style-name="T61">Por ser uma constante, então esse valor é definido precedido pelo caracter</text:span><text:span text:style-name="T64"> </text:span><text:span text:style-name="T51">'#'</text:span><text:span text:style-name="T47">;</text:span></text:p>
            </text:list-header>
          </text:list>
        </text:list-item>
      </text:list>
      <text:p text:style-name="P226"/>
      <text:p text:style-name="P224"><text:span text:style-name="T333">* <text:s/></text:span><text:span text:style-name="T330">lindberg.persistence.TransactionManager: </text:span><text:span text:style-name="T335">Gerenciador de transações que será usado para transações de banco. Para este exemplo é usado a implementação padrão de </text:span><text:span text:style-name="T331">TransactionManager, </text:span><text:span text:style-name="T335"><text:s/></text:span><text:span text:style-name="T331">LinpTransactionManager. </text:span><text:span text:style-name="T335">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31">TransactionManager <text:s/></text:span><text:span text:style-name="T335">consistente;</text:span></text:p>
      <text:p text:style-name="P227"/>
      <text:p text:style-name="P224"><text:span text:style-name="T333">* <text:s/></text:span><text:span text:style-name="T330">lindberg.persistence.SqlCommandResolver: </text:span><text:span text:style-name="T335">Implementação de </text:span><text:span text:style-name="T331">SqlCommandResolver</text:span><text:span text:style-name="T335">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31">classpath</text:span><text:span text:style-name="T335"> da aplicação, </text:span><text:span text:style-name="T331">ClassPathXmlSqlCommandResolver.</text:span><text:span text:style-name="T335"> Observe que esta propriedade de configuração define um parâmetro de construtor para o resolver que é um array de Strings. Esse parâmetro define o caminho onde estão os arquivos XML dentro do </text:span><text:span text:style-name="T331">classpath </text:span><text:span text:style-name="T335">contendo os comanos SQL que serão usados pela implementação de </text:span><text:span text:style-name="T331">SqlCommandResolver</text:span><text:span text:style-name="T335"> especificada. Neste caso isto foi definido dentro da tag da </text:span><text:span text:style-name="T331">&lt;config-property&gt;</text:span><text:span text:style-name="T335"> da propriedade de configuração do resolver no trecho a seguir:</text:span></text:p>
      <text:p text:style-name="P227"><text:tab/></text:p>
      <text:p text:style-name="P224"><text:span text:style-name="T335"><text:tab/></text:span><text:span text:style-name="T241">&lt;</text:span><text:span text:style-name="T269">property</text:span><text:span text:style-name="T337"> </text:span><text:span text:style-name="T296">constructor-arg</text:span><text:span text:style-name="T21">=</text:span><text:span text:style-name="T192">"true"</text:span><text:span text:style-name="T241">&gt;</text:span></text:p>
      <text:p text:style-name="P146"><text:span text:style-name="T19"><text:tab/><text:tab/> <text:s text:c="2"/></text:span><text:span text:style-name="T234">&lt;</text:span><text:span text:style-name="T262">array</text:span><text:span text:style-name="T234">&gt;</text:span><text:span text:style-name="T19"> </text:span></text:p>
      <text:p text:style-name="P108"><text:s text:c="15"/><text:tab/><text:span text:style-name="T306">org/lindbergframework/repositorioSql</text:span><text:span text:style-name="T305">/queries.xml; <text:s/><text:tab/><text:tab/><text:tab/><text:tab/><text:tab/><text:tab/><text:tab/><text:tab/></text:span><text:span text:style-name="T306">org/lindbergframework/repositorioSql</text:span><text:span text:style-name="T305">/updates.xml</text:span></text:p>
      <text:p text:style-name="P146"><text:span text:style-name="T19"><text:tab/><text:tab/> <text:s text:c="2"/></text:span><text:span text:style-name="T234">&lt;/</text:span><text:span text:style-name="T262">array</text:span><text:span text:style-name="T234">&gt;</text:span></text:p>
      <text:p text:style-name="P225"><text:span text:style-name="T50"><text:tab/></text:span><text:span text:style-name="T257">&lt;/</text:span><text:span text:style-name="T281">property</text:span><text:span text:style-name="T257">&gt;</text:span></text:p>
      <text:p text:style-name="P228"/>
      <text:p text:style-name="P225"><text:span text:style-name="T334">Observe que a </text:span><text:span text:style-name="T332">&lt;property&gt;</text:span><text:span text:style-name="T334"> acima tem o atributo </text:span><text:span text:style-name="T332">constructor-arg</text:span><text:span text:style-name="T334"> definido para </text:span><text:span text:style-name="T332">'true'</text:span><text:span text:style-name="T334"> indicando que é um parâmetro do construtor do resolver.</text:span></text:p>
      <text:p text:style-name="P227"/>
      <text:p text:style-name="P224"><text:span text:style-name="T335">O Schema para esse tipo de repositório de comandos usando XML, </text:span><text:span text:style-name="T331">linp-sqlMapping.xsd</text:span><text:span text:style-name="T335">, o formato </text:span><text:span text:style-name="T335">do XML e os detalhes da definição de comandos sql em um repositório dessa natureza a partir desse resolver serão abordados mais a frente.</text:span></text:p>
      <text:p text:style-name="P37"><text:soft-page-break/></text:p>
      <text:p text:style-name="P229">5.3.2.1 – A tag &lt;dataSource&gt;</text:p>
      <text:p text:style-name="P229"/>
      <text:p text:style-name="P186"><text:span text:style-name="T50"><text:tab/> <text:tab/>A tag </text:span><text:span text:style-name="T59">dataSource</text:span><text:span text:style-name="T50"> é um sub-tag dentro da tag </text:span><text:span text:style-name="T59">linp</text:span><text:span text:style-name="T50">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8"/>
      <text:p text:style-name="P186"><text:span text:style-name="T50"><text:tab/><text:tab/>Atributos da tag </text:span><text:span text:style-name="T63">dataSource</text:span><text:span text:style-name="T59">:</text:span></text:p>
      <text:p text:style-name="P64"/>
      <text:p text:style-name="P186"><text:span text:style-name="T59"><text:tab/><text:tab/>* </text:span><text:span text:style-name="T63">class:</text:span><text:span text:style-name="T59"> </text:span><text:span text:style-name="T50">Classe que é a implementação da interface </text:span><text:span text:style-name="T59">javax,sql,DataSource</text:span><text:span text:style-name="T50"> que deve ser usada;</text:span></text:p>
      <text:p text:style-name="P186"><text:span text:style-name="T50"><text:tab/><text:tab/>* </text:span><text:span text:style-name="T63">driver:</text:span><text:span text:style-name="T59"> </text:span><text:span text:style-name="T50">Drive a ser carregado do banco de dados utilizado;</text:span></text:p>
      <text:p text:style-name="P186"><text:span text:style-name="T50"><text:tab/><text:tab/>* </text:span><text:span text:style-name="T63">driverPropertyName:</text:span><text:span text:style-name="T59"> </text:span><text:span text:style-name="T50">Nome da propriedade onde será setado o driver na implementação do <text:tab/><text:tab/><text:tab/>datasource a ser usada. O valor padrão desse atributo é </text:span><text:span text:style-name="T63">'driver'</text:span><text:span text:style-name="T50">. Exemplo de uso desse atributo. <text:tab/><text:tab/>Digamos que a implementação de </text:span><text:span text:style-name="T59">DataSource</text:span><text:span text:style-name="T50"> a ser usada seja a </text:span><text:span text:style-name="T59">DriverManagerDataSource</text:span><text:span text:style-name="T50">, do <text:tab/><text:tab/>spring. Para esta implementação o driver é setado através do método </text:span><text:span text:style-name="T59">setDriverClassName, </text:span><text:span text:style-name="T50">então <text:tab/><text:tab/>esse atributo seria definido como </text:span><text:span text:style-name="T59">'driverClassName'.</text:span></text:p>
      <text:p text:style-name="P64"/>
      <text:p text:style-name="P187"><text:span text:style-name="T72"><text:tab/><text:tab/>Essa tag também aceita o uso da tag </text:span><text:span text:style-name="T59">property</text:span><text:span text:style-name="T72"> do mesmo modo que foi explicado e utilizado nos exemplos anteriores. Essa tag pode ser usada aqui de modo a definir propriedades a serem setadas na instancia da implementação de </text:span><text:span text:style-name="T59">dataSource </text:span><text:span text:style-name="T72">definida. Por exemplo, é comum quando se define um </text:span><text:span text:style-name="T59">DataSource, </text:span><text:span text:style-name="T72">configurar a url do banco, o driver, o usuário e a senha. Esses são alguns dos atributos que são comuns na definição e uso da maioria das implementações de </text:span><text:span text:style-name="T59">DataSoure</text:span><text:span text:style-name="T72">. Então o uso da tag </text:span><text:span text:style-name="T59">property</text:span><text:span text:style-name="T72"> aqui seria necessário para efetuar essas configurações.</text:span></text:p>
      <text:p text:style-name="P38"/>
      <text:p text:style-name="P187"><text:span text:style-name="T72"><text:tab/><text:tab/>Abaixo a tag </text:span><text:span text:style-name="T59">DataSource</text:span><text:span text:style-name="T72"> do exemplo anterior é detalhada:</text:span></text:p>
      <text:p text:style-name="P187"><text:span text:style-name="T72"><text:tab/><text:tab/></text:span><text:span text:style-name="T346">&lt;</text:span><text:span text:style-name="T285">linp</text:span><text:span text:style-name="T346">&gt;</text:span></text:p>
      <text:p text:style-name="P191"><text:span text:style-name="T97"><text:s text:c="18"/></text:span><text:span text:style-name="T136">&lt;</text:span><text:span text:style-name="T276">dataSource </text:span><text:span text:style-name="T289">class</text:span><text:span text:style-name="T115">=</text:span><text:span text:style-name="T181">"org.springframework.jdbc.datasource.DriverManagerDataSource"</text:span><text:span text:style-name="T136"> </text:span></text:p>
      <text:p text:style-name="P157"><text:tab/> <text:s text:c="11"/><text:span text:style-name="T287">driver</text:span><text:span text:style-name="T19">=</text:span><text:span text:style-name="T180">"oracle.jdbc.OracleDriver"</text:span> <text:span text:style-name="T287">driverPropertyName</text:span><text:span text:style-name="T19">=</text:span><text:span text:style-name="T180">"driverClassName"</text:span><text:span text:style-name="T234">&gt;</text:span></text:p>
      <text:p text:style-name="P157"><text:span text:style-name="T19"><text:s text:c="5"/><text:tab/> <text:s text:c="3"/></text:span><text:span text:style-name="T234">&lt;</text:span><text:span text:style-name="T262">property</text:span> <text:span text:style-name="T287">name</text:span><text:span text:style-name="T19">=</text:span><text:span text:style-name="T180">"url"</text:span> <text:span text:style-name="T287">value</text:span><text:span text:style-name="T19">=</text:span><text:span text:style-name="T180">"jdbc:oracle:thin:@localhost:1521:xe"</text:span><text:span text:style-name="T234">/&gt;</text:span></text:p>
      <text:p text:style-name="P157"><text:span text:style-name="T19"><text:s text:c="11"/></text:span><text:span text:style-name="T234">&lt;</text:span><text:span text:style-name="T262">property</text:span> <text:span text:style-name="T287">name</text:span><text:span text:style-name="T19">=</text:span><text:span text:style-name="T180">"username"</text:span> <text:span text:style-name="T287">value</text:span><text:span text:style-name="T19">=</text:span><text:span text:style-name="T180">"SYSTEM"</text:span> <text:span text:style-name="T234">/&gt;</text:span></text:p>
      <text:p text:style-name="P157"><text:span text:style-name="T19"><text:s text:c="11"/></text:span><text:span text:style-name="T234">&lt;</text:span><text:span text:style-name="T262">property</text:span> <text:span text:style-name="T287">name</text:span><text:span text:style-name="T19">=</text:span><text:span text:style-name="T180">"password"</text:span> <text:span text:style-name="T287">value</text:span><text:span text:style-name="T19">=</text:span><text:span text:style-name="T180">"admin"</text:span> <text:span text:style-name="T234">/&gt;</text:span></text:p>
      <text:p text:style-name="P191"><text:span text:style-name="T97"><text:s text:c="2"/></text:span><text:span text:style-name="T38"><text:s text:c="7"/></text:span><text:span text:style-name="T155">&lt;/</text:span><text:span text:style-name="T271">dataSource</text:span><text:span text:style-name="T155">&gt;</text:span></text:p>
      <text:p text:style-name="P192"><text:s text:c="8"/>... </text:p>
      <text:p text:style-name="P231"><text:span text:style-name="T140"><text:s/><text:tab/><text:tab/> <text:s text:c="4"/></text:span><text:span text:style-name="T237">&lt;/</text:span><text:span text:style-name="T265">linp</text:span><text:span text:style-name="T237">&gt;</text:span></text:p>
      <text:p text:style-name="P230"/>
      <text:p text:style-name="P230"><text:tab/><text:tab/></text:p>
      <text:p text:style-name="P87"><text:tab/><text:tab/><text:span text:style-name="T17">O trecho de código acima define:</text:span></text:p>
      <text:p text:style-name="P87"><text:span text:style-name="T17"><text:tab/><text:tab/>* Um </text:span><text:span text:style-name="T11">dataSource</text:span><text:span text:style-name="T17"> onde a implementação a ser usada é a classe </text:span><text:span text:style-name="T11">DriverManagerDataSource</text:span><text:span text:style-name="T17"> do <text:tab/><text:tab/><text:tab/>spring;</text:span></text:p>
      <text:p text:style-name="P87"><text:span text:style-name="T17"><text:tab/><text:tab/>* O driver para um banco oracle a ser usado, </text:span><text:span text:style-name="T11">oracle.jdbc.OracleDriver;</text:span></text:p>
      <text:p text:style-name="P33"><text:tab/><text:tab/>* O nome da propriedade onde será setado o driver no dataSource, <text:span text:style-name="T135">driverClassName</text:span>;</text:p>
      <text:p text:style-name="P33"><text:tab/><text:tab/>* 3 propriedades que serão setada no dataSource quando este for criado:</text:p>
      <text:p text:style-name="P33"><text:tab/><text:tab/><text:tab/>1 – url: <text:span text:style-name="T135">jdbc:oracle:thin:@localhost:1521:xe</text:span></text:p>
      <text:p text:style-name="P33"><text:span text:style-name="T135"><text:tab/><text:tab/><text:tab/>2 – </text:span>username: <text:span text:style-name="T135">SYSTEM</text:span></text:p>
      <text:p text:style-name="P33"><text:span text:style-name="T135"><text:tab/><text:tab/><text:tab/></text:span>3 – <text:span text:style-name="T135">password: admin</text:span></text:p>
      <text:p text:style-name="P170"><text:tab/><text:tab/></text:p>
      <text:p text:style-name="P171"><text:span text:style-name="T148"><text:tab/><text:tab/></text:span><text:span text:style-name="T53">Importane: </text:span><text:span text:style-name="T50">Um detalhe importante é que dependendo da implementação do </text:span><text:span text:style-name="T72">dataSource</text:span><text:span text:style-name="T50"> a ser usada </text:span><text:span text:style-name="T50">o </text:span><text:span text:style-name="T72">driver</text:span><text:span text:style-name="T50"> é setado de uma forma diferente. Neste exemplo o driver é setado em forma de uma String que define o nome completamente qualificado da classe do driver. Em uma outra implementação o driver </text:span><text:soft-page-break/><text:span text:style-name="T50">poderia ser setado diretamente como um parâmetro do tipo </text:span><text:span text:style-name="T72">class</text:span><text:span text:style-name="T50">. Um exemplo de DataSource que recebe o </text:span><text:span text:style-name="T50">driver como um parâmetro do tipo </text:span><text:span text:style-name="T72">class</text:span><text:span text:style-name="T50"> diretamente é outra implementação do spring </text:span><text:span text:style-name="T73">org.springframework.jdbc.datasource.SimpleDriverDataSource. </text:span><text:span text:style-name="T54">Para estes casos basta usar o caráter “#” da mesma forma que nos outros casos apresentados de uso desse caráter especial.</text:span></text:p>
      <text:p text:style-name="P171"><text:span text:style-name="T54"><text:tab/><text:tab/>Caso usássemos essa outra implementação então a nova definição da tag ficaria como abaixo. Lembrando que essa implementação usa o nome padrão da propriedade do driver, </text:span><text:span text:style-name="T73">'driver',</text:span><text:span text:style-name="T54"> então o atributo </text:span><text:span text:style-name="T73">driverPropertyName</text:span><text:span text:style-name="T54"> não é necessário pois o valor padrão, como foi dito, já é </text:span><text:span text:style-name="T73">'driver'. </text:span><text:span text:style-name="T54">Então a tag ficaria da seguitne forma:</text:span></text:p>
      <text:p text:style-name="P48"/>
      <text:p text:style-name="P171"><text:span text:style-name="T54"><text:tab/><text:tab/></text:span><text:span text:style-name="T261">&lt;</text:span><text:span text:style-name="T286">linp</text:span><text:span text:style-name="T261">&gt;</text:span></text:p>
      <text:p text:style-name="P158"><text:span text:style-name="T76"><text:s text:c="18"/></text:span><text:span text:style-name="T250">&lt;</text:span><text:span text:style-name="T276">dataSource </text:span><text:span text:style-name="T289">class</text:span><text:span text:style-name="T115">=</text:span><text:span text:style-name="T181">"org.springframework.jdbc.datasource.SimpleDriverDataSource"</text:span> </text:p>
      <text:p text:style-name="P157"><text:tab/> <text:s text:c="11"/><text:span text:style-name="T287">driver</text:span><text:span text:style-name="T19">=</text:span><text:span text:style-name="T180">"#oracle.jdbc.OracleDriver"</text:span><text:span text:style-name="T234">&gt;</text:span></text:p>
      <text:p text:style-name="P157"><text:span text:style-name="T19"><text:s text:c="5"/><text:tab/> <text:s text:c="3"/></text:span><text:span text:style-name="T234">&lt;</text:span><text:span text:style-name="T262">property</text:span> <text:span text:style-name="T287">name</text:span><text:span text:style-name="T19">=</text:span><text:span text:style-name="T180">"url"</text:span> <text:span text:style-name="T287">value</text:span><text:span text:style-name="T19">=</text:span><text:span text:style-name="T180">"jdbc:oracle:thin:@localhost:1521:xe"</text:span><text:span text:style-name="T234">/&gt;</text:span></text:p>
      <text:p text:style-name="P157"><text:span text:style-name="T19"><text:s text:c="11"/></text:span><text:span text:style-name="T234">&lt;</text:span><text:span text:style-name="T262">property</text:span> <text:span text:style-name="T287">name</text:span><text:span text:style-name="T19">=</text:span><text:span text:style-name="T180">"username"</text:span> <text:span text:style-name="T287">value</text:span><text:span text:style-name="T19">=</text:span><text:span text:style-name="T180">"SYSTEM"</text:span> <text:span text:style-name="T234">/&gt;</text:span></text:p>
      <text:p text:style-name="P157"><text:span text:style-name="T19"><text:s text:c="11"/></text:span><text:span text:style-name="T234">&lt;</text:span><text:span text:style-name="T262">property</text:span> <text:span text:style-name="T287">name</text:span><text:span text:style-name="T19">=</text:span><text:span text:style-name="T180">"password"</text:span> <text:span text:style-name="T287">value</text:span><text:span text:style-name="T19">=</text:span><text:span text:style-name="T180">"admin"</text:span> <text:span text:style-name="T234">/&gt;</text:span></text:p>
      <text:p text:style-name="P191"><text:span text:style-name="T97"><text:s text:c="2"/></text:span><text:span text:style-name="T38"><text:s text:c="7"/></text:span><text:span text:style-name="T155">&lt;/</text:span><text:span text:style-name="T271">dataSource</text:span><text:span text:style-name="T155">&gt;</text:span></text:p>
      <text:p text:style-name="P192"><text:s text:c="8"/>... </text:p>
      <text:p text:style-name="P176"><text:span text:style-name="T82"><text:s/><text:tab/><text:tab/> </text:span><text:span text:style-name="T253">&lt;/</text:span><text:span text:style-name="T279">linp</text:span><text:span text:style-name="T253">&gt;</text:span></text:p>
      <text:p text:style-name="P193"/>
      <text:p text:style-name="P193"/>
      <text:list xml:id="list31450230" text:style-name="L14">
        <text:list-item>
          <text:list>
            <text:list-item>
              <text:list>
                <text:list-item>
                  <text:p text:style-name="P270">– A classe <text:span text:style-name="T135">LinpContext</text:span></text:p>
                </text:list-item>
              </text:list>
            </text:list-item>
          </text:list>
        </text:list-item>
      </text:list>
      <text:p text:style-name="P232"/>
      <text:p text:style-name="P233"><text:tab/><text:tab/>Da mesma forma que a classe <text:span text:style-name="T135">CoreContext, </text:span>a classe <text:span text:style-name="T135">LinpContext</text:span> também é um <text:span text:style-name="T135">singleton </text:span>e fornece as informações referentes ao contexto de persistência, se este estiver sendo usado e estiver devidamente configurado. Para obter a instância de <text:span text:style-name="T135">LinpContext, </text:span>o método <text:span text:style-name="T135">LinpContext.getInstance</text:span> deve ser chamado. <text:span text:style-name="T135">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88"/>
      <text:p text:style-name="P188"/>
      <text:p text:style-name="P171"><text:span text:style-name="T258"><text:tab/><text:tab/></text:span><text:span text:style-name="T94">5.4 – Repositório de comandos SQL – Mais Detalhes</text:span></text:p>
      <text:p text:style-name="P88"/>
      <text:p text:style-name="P170"><text:span text:style-name="T54"><text:tab/><text:tab/>Como já foi falado no momento em que foi abordado a configuração do </text:span><text:span text:style-name="T73">linp</text:span><text:span text:style-name="T54">, o componente trabalha com o conceito de repositório de comandos sql. O repositório de comandos sql é o local onde são encontrados os comandos e as definições necessárias para uma chamada sql, seja ela um </text:span><text:span text:style-name="T73">select,</text:span><text:span text:style-name="T54"> </text:span><text:span text:style-name="T73">update, delete, </text:span><text:span text:style-name="T54">uma chamada a uma </text:span><text:span text:style-name="T73">stored procedure</text:span><text:span text:style-name="T54">, uma </text:span><text:span text:style-name="T73">stored function</text:span><text:span text:style-name="T54">, etc... O componente se comunica com o repositório e obtém essas definições a partir da interface </text:span><text:span text:style-name="T73">SqlCommandResolver, </text:span><text:span text:style-name="T54">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3">linp</text:span><text:span text:style-name="T54"> funciona baseado em interfaces então a implementação a ser usada para o </text:span><text:span text:style-name="T73">SqlCommandResolver</text:span><text:span text:style-name="T54"> quem define é você. Essa implementação é quem será responsável por intermediar toda a comunicação entre o componente e o repositório de comandos sql.</text:span></text:p>
      <text:p text:style-name="P34"><text:tab/></text:p>
      <text:p text:style-name="P171"><text:span text:style-name="T50"><text:tab/><text:tab/>A implementação a ser usada de SqlCommandResolver é definida no arquivo de configuração do framework na parte de configuração do </text:span><text:span text:style-name="T72">linp</text:span><text:span text:style-name="T50">. Considerando que esteja usando a configuração padrão via XML do framework, então isto seria uma propriedade de configuração do componente – </text:span><text:span text:style-name="T73">lindberg.persistence.SqlCommandResolver.</text:span></text:p>
      <text:p text:style-name="P68"/>
      <text:p text:style-name="P171"><text:soft-page-break/><text:span text:style-name="T73"><text:tab/><text:tab/>O</text:span><text:span text:style-name="T50"> </text:span><text:span text:style-name="T72">linp</text:span><text:span text:style-name="T50"> já fornece uma implementação padrão de </text:span><text:span text:style-name="T72">SqlCommandResolver</text:span><text:span text:style-name="T50"> que trabalha com um </text:span><text:span text:style-name="T50">repositório de comandos sql em arquivos XML baseado em um schema padrão do lindbergframework para </text:span><text:span text:style-name="T50">definição de comandos sql. Essa implementação padrão será detalhada mais a frente.</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text:tab/><text:tab/>Abaixo é ilustrado como funciona <text:s/>essa intermediação:</text:p>
      <text:p text:style-name="P170"><draw:frame draw:style-name="fr2" draw:name="figura4" text:anchor-type="paragraph" svg:width="19.05cm" svg:height="11.396cm" draw:z-index="3"><draw:image xlink:href="Pictures/10000000000002D00000016F5D226DFA.jpg" xlink:type="simple" xlink:show="embed" xlink:actuate="onLoad"/></draw:frame></text:p>
      <text:p text:style-name="P170"><text:tab/><text:tab/><text:span text:style-name="T94">5.5 – Usando o LINP na prática nos DAO´s</text:span></text:p>
      <text:p text:style-name="P88"/>
      <text:p text:style-name="P170"><text:span text:style-name="T94"><text:tab/><text:tab/></text:span><text:span text:style-name="T54">O Linp fornece uma interface que define um </text:span><text:span text:style-name="T73">template </text:span><text:span text:style-name="T54"><text:s/>que é uma classe que deve fornecer todos os serviços de persistência que o componente provê, como: </text:span><text:span text:style-name="T73">selects</text:span><text:span text:style-name="T54">, </text:span><text:span text:style-name="T73">updates</text:span><text:span text:style-name="T54">, chamadas a </text:span><text:span text:style-name="T73">procedures</text:span><text:span text:style-name="T54"> e </text:span><text:span text:style-name="T73">functions</text:span><text:span text:style-name="T54">, população de objetos retornados por consultas e parâmetros de saída de </text:span><text:span text:style-name="T73">procedures</text:span><text:span text:style-name="T54"> e resultados de </text:span><text:span text:style-name="T73">functions</text:span><text:span text:style-name="T54">, etc... A interface que define um template é: </text:span></text:p>
      <text:p text:style-name="P66"/>
      <text:p text:style-name="P66"><text:tab/><text:tab/>org.lindbergframework.persistence.PersistenceTemplate</text:p>
      <text:p text:style-name="P66"/>
      <text:p text:style-name="P172"><text:soft-page-break/><text:span text:style-name="T73"><text:tab/><text:tab/></text:span><text:span text:style-name="T50">Essa interface fornece métodos para execução de comandos sql diretamente ou acessando o </text:span><text:span text:style-name="T50">repositório de comandos sql, fornece também a obtenção de uma instancia direta de </text:span><text:span text:style-name="T72">Connection, </text:span><text:span text:style-name="T50">do </text:span><text:span text:style-name="T72">DataSource </text:span><text:span text:style-name="T50">definido, do </text:span><text:span text:style-name="T72">SqlCommandResolver </text:span><text:span text:style-name="T50">definido, entre outros serviços.</text:span></text:p>
      <text:p text:style-name="P34"/>
      <text:p text:style-name="P34"><text:tab/><text:tab/>A plicação não precisa se preocupar na criação, obtenção e configuração direta da instancia do template. Isso fica a cargo do framework.</text:p>
      <text:p text:style-name="P34"/>
      <text:p text:style-name="P173"><text:span text:style-name="T50"><text:tab/><text:tab/>Os DAO´s trabalharão fazendo uso de uma instância do </text:span><text:span text:style-name="T59">template. </text:span><text:span text:style-name="T50">Para tal o DAO deve estender a classe </text:span><text:span text:style-name="T63">org.lindbergframework.persistence.dao.LinpDAO</text:span><text:span text:style-name="T50"> que já fornece o método </text:span><text:span text:style-name="T63">getPersistTemplate()</text:span><text:span text:style-name="T122"> </text:span><text:span text:style-name="T50">para a obtenção de uma instância da implementação padrão definida do </text:span><text:span text:style-name="T59">template </text:span><text:span text:style-name="T50">já configurada e pronta para ser usada. A implementação padrão que o framework provê é:</text:span></text:p>
      <text:p text:style-name="P34"/>
      <text:p text:style-name="P66"><text:tab/><text:tab/>org.lindbergframework.persistence.impl.LinpTemplate</text:p>
      <text:p text:style-name="P66"/>
      <text:p text:style-name="P172"><text:span text:style-name="T50"><text:tab/><text:tab/>O </text:span><text:span text:style-name="T72">template</text:span><text:span text:style-name="T50"> retornado pelo </text:span><text:span text:style-name="T73">LinpDAO</text:span><text:span text:style-name="T54"> </text:span><text:span text:style-name="T50">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72">LinpConfiguration</text:span><text:span text:style-name="T50"> você estiver usando.</text:span></text:p>
      <text:p text:style-name="P34"/>
      <text:p text:style-name="P172"><text:span text:style-name="T50"><text:tab/><text:tab/></text:span><text:span text:style-name="T95">5.6 – População de Beans Multi-Nível</text:span></text:p>
      <text:p text:style-name="P88"/>
      <text:p text:style-name="P172"><text:span text:style-name="T95"><text:tab/><text:tab/></text:span><text:span text:style-name="T50">A forma tradicional de se popular uma lista de objetos a partir de uma query ou como resultado de <text:s/>parâmetros de saída de uma chamada a uma </text:span><text:span text:style-name="T72">sotred procedure </text:span><text:span text:style-name="T50">ou function é percorrendo um </text:span><text:span text:style-name="T72">ResultSet</text:span><text:span text:style-name="T50">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4"/>
      <text:p text:style-name="P34"><text:tab/><text:tab/>Para ilustrar isso imagine a seguinte linha retornada de uma query:</text:p>
      <text:p text:style-name="P34"/>
      <text:p text:style-name="P174"><text:span text:style-name="T76"><text:tab/><text:tab/></text:span><text:span text:style-name="T79">Nome <text:s text:c="11"/></text:span><text:span text:style-name="T76"><text:s text:c="2"/></text:span><text:span text:style-name="T79">CPF <text:s text:c="14"/></text:span><text:span text:style-name="T76"><text:s text:c="2"/></text:span><text:span text:style-name="T79">Bairro </text:span><text:span text:style-name="T76"><text:s text:c="2"/></text:span><text:span text:style-name="T79">Rua <text:s text:c="20"/></text:span><text:span text:style-name="T76"><text:s/></text:span><text:span text:style-name="T79">Numero</text:span><text:span text:style-name="T76"> </text:span><text:span text:style-name="T79">CEP <text:s text:c="8"/></text:span></text:p>
      <text:p text:style-name="P106"/>
      <text:p text:style-name="P105"><text:tab/><text:tab/>João Da Silva <text:s/>111111111-11 <text:s/>Farol <text:s text:c="3"/>Maria das Graças 102 <text:s text:c="7"/>98765-321</text:p>
      <text:p text:style-name="P105"/>
      <text:p text:style-name="P34"><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4"/>
      <text:p text:style-name="P34"><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4"><text:soft-page-break/></text:p>
      <text:p text:style-name="P34"><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4"/>
      <text:p text:style-name="P175"><text:span text:style-name="T76"><text:tab/><text:tab/>O </text:span><text:span text:style-name="T97">linp</text:span><text:span text:style-name="T76"> fornece uma interface que define um populador de beans que é:</text:span></text:p>
      <text:p text:style-name="P34"/>
      <text:p text:style-name="P66"><text:tab/><text:tab/> <text:s text:c="5"/>org.lindbergframework.persistence.beans.BeanPopulator</text:p>
      <text:p text:style-name="P66"><text:tab/></text:p>
      <text:p text:style-name="P175"><text:span text:style-name="T46"><text:tab/><text:tab/></text:span><text:span text:style-name="T76">O </text:span><text:span text:style-name="T97">linp</text:span><text:span text:style-name="T76"> já provê também uma implementação padrão dessa interface e que implementa o conceito de população multi-nível:</text:span></text:p>
      <text:p text:style-name="P34"/>
      <text:p text:style-name="P66"><text:s text:c="17"/>org.lindbergframework.persistence.beans.MultLevelsBeanPopulator</text:p>
      <text:p text:style-name="P66"><text:tab/><text:tab/></text:p>
      <text:p text:style-name="P66"><text:tab/><text:tab/><text:span text:style-name="T139">Com base nessas classes, imagine que façamos uma query e queremos popular o resultado da query </text:span><text:span text:style-name="T139">em objetos do tipo </text:span><text:span text:style-name="T148">Pessoa. </text:span><text:span text:style-name="T139">Observe que o resultado é devolvido em forma linear e não orientado a objetos como em uma hierarquia de objetos – </text:span><text:span text:style-name="T148">Pessoa</text:span><text:span text:style-name="T139"> tem um </text:span><text:span text:style-name="T148">Endereco</text:span><text:span text:style-name="T139"> e o </text:span><text:span text:style-name="T148">Endereço</text:span><text:span text:style-name="T139"> tem um </text:span><text:span text:style-name="T148">Cep</text:span><text:span text:style-name="T139">. </text:span></text:p>
      <text:p text:style-name="P34"/>
      <text:p text:style-name="P34"><text:tab/><text:tab/>Para ilustrar isso imagine as mesmas classes agora da seguinte forma, organizadas em níveis.</text:p>
      <text:p text:style-name="P34"><draw:frame draw:style-name="fr2" draw:name="figura6" text:anchor-type="paragraph" svg:width="8.043cm" svg:height="13.309cm" draw:z-index="5"><draw:image xlink:href="Pictures/1000000000000130000001F7D9CF1040.jpg" xlink:type="simple" xlink:show="embed" xlink:actuate="onLoad"/></draw:frame></text:p>
      <text:p text:style-name="P66"><text:soft-page-break/><text:span text:style-name="T139"><text:tab/><text:tab/>Cada linha retornada na query será populada em objetos do tipo </text:span><text:span text:style-name="T148">Pessoa, </text:span><text:span text:style-name="T139">que representa o primeiro nível, ou o nível raiz. A partir do nível 1, </text:span><text:span text:style-name="T148">Pessoa,</text:span><text:span text:style-name="T139"> será então criado um objeto </text:span><text:span text:style-name="T148">Endereco</text:span><text:span text:style-name="T139">, que dentro da </text:span><text:span text:style-name="T139">hierarquia está no segundo nível, pois é um atributo direto de um objeto de nível 1, neste caso </text:span><text:span text:style-name="T148">Pessoa. </text:span><text:span text:style-name="T139">A </text:span><text:span text:style-name="T139">partir do objeto </text:span><text:span text:style-name="T148">Endereco</text:span><text:span text:style-name="T139">, precisamos agora criar o objeto </text:span><text:span text:style-name="T148">CEP</text:span><text:span text:style-name="T139"> que é um objeto de nível 3 e será populado como atributo de um objeto de nível 2, neste caso </text:span><text:span text:style-name="T148">Endereco.</text:span></text:p>
      <text:p text:style-name="P60"><text:tab/><text:tab/></text:p>
      <text:p text:style-name="P66"><text:span text:style-name="T148"><text:tab/><text:tab/></text:span><text:span text:style-name="T139">Isso é a população de multi-nível, pois é feita em diversos níveis. Como foi dito, O </text:span><text:span text:style-name="T148">linp </text:span><text:span text:style-name="T139">fornece como implementação padrão da interface </text:span>BeanPopulator<text:span text:style-name="T139"> a classe </text:span>MultLevelsBeanPopulator <text:span text:style-name="T139">e esta classe implementa a população em multi-níveis baseada em uma linha específica de um resultado de uma query.</text:span></text:p>
      <text:p text:style-name="P34"/>
      <text:p text:style-name="P34"/>
      <text:p text:style-name="P34"/>
      <text:p text:style-name="P34"/>
      <text:p text:style-name="P34"/>
      <text:p text:style-name="P34"/>
      <text:p text:style-name="P34"/>
      <text:p text:style-name="P34"/>
      <text:p text:style-name="P88"><text:tab/><text:tab/>5.7 – Usando o padrão de nomenclatura do JAVA para definir comandos SQL´s</text:p>
      <text:p text:style-name="P34"/>
      <text:p text:style-name="P66"><text:span text:style-name="T139"><text:tab/><text:tab/>Agora você deve tá se perguntando como o </text:span><text:span text:style-name="T148">linp</text:span><text:span text:style-name="T139"> sabe onde setar cada valor retornado na consulta nos objetos?</text:span></text:p>
      <text:p text:style-name="P34"/>
      <text:p text:style-name="P66"><text:span text:style-name="T139"><text:tab/><text:tab/>É simples, para definir o local da propriedade correspondente a coluna retornada pelo resultado o </text:span><text:span text:style-name="T148">linp</text:span><text:span text:style-name="T139"> usa o padrão de nomenclatura de JAVA nos sql´s. Vamos a prática. O select acima poderia ser:</text:span></text:p>
      <text:p text:style-name="P34"/>
      <text:p text:style-name="P66"><text:span text:style-name="T139"><text:tab/><text:tab/>Select </text:span><text:span text:style-name="T148">nome</text:span><text:span text:style-name="T139">, </text:span><text:span text:style-name="T148">cpf</text:span><text:span text:style-name="T139">, </text:span><text:span text:style-name="T148">bairro</text:span><text:span text:style-name="T139"> </text:span><text:span text:style-name="T140">endereco.bairro</text:span><text:span text:style-name="T139">, </text:span><text:span text:style-name="T148">rua</text:span><text:span text:style-name="T139"> </text:span><text:span text:style-name="T140">endereco.rua</text:span><text:span text:style-name="T139">, </text:span></text:p>
      <text:p text:style-name="P66"><text:span text:style-name="T139"><text:tab/><text:tab/><text:tab/></text:span><text:span text:style-name="T148">numero</text:span><text:span text:style-name="T139"> </text:span><text:span text:style-name="T140">endereco.numero</text:span><text:span text:style-name="T139">, </text:span><text:span text:style-name="T148">cep</text:span><text:span text:style-name="T139"> </text:span><text:span text:style-name="T140">endereco.cep.numero</text:span><text:span text:style-name="T139"> </text:span></text:p>
      <text:p text:style-name="P34"><text:tab/><text:tab/>From Pessoa</text:p>
      <text:p text:style-name="P34"/>
      <text:p text:style-name="P66"><text:span text:style-name="T139"><text:tab/><text:tab/>Você agora deve tá pensando... Mas o banco que eu uso não aceita essa sintaxe usando ponto “.”. Não importa, o </text:span><text:span text:style-name="T148">linp, </text:span><text:span text:style-name="T139">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4"/>
      <text:p text:style-name="P66"><text:span text:style-name="T139"><text:tab/><text:tab/>Observe que as propriedades </text:span><text:span text:style-name="T148">nome </text:span><text:span text:style-name="T139">e </text:span><text:span text:style-name="T148">cpf</text:span><text:span text:style-name="T139"> não usaram a notação. Isso não foi necessário por que isso diz ao </text:span><text:span text:style-name="T148">linp </text:span><text:span text:style-name="T139"><text:s/>que esse é um valor de uma propriedade localizada no próprio objeto raiz (nível 1), que neste caso é </text:span><text:span text:style-name="T148">Pessoa. </text:span><text:span text:style-name="T139">De fato nossa classe </text:span><text:span text:style-name="T148">Pessoa </text:span><text:span text:style-name="T139">tem uma propriedade </text:span><text:span text:style-name="T148">nome </text:span><text:span text:style-name="T139">e outra </text:span><text:span text:style-name="T148">cpf. </text:span><text:span text:style-name="T139">E estas serão populadas diretamente no nível 1.</text:span></text:p>
      <text:p text:style-name="P34"/>
      <text:p text:style-name="P66"><text:span text:style-name="T139"><text:tab/><text:tab/>Após a execução desse sql, para a coluna CEP por exemplo, o </text:span><text:span text:style-name="T148">linp </text:span><text:span text:style-name="T139"><text:s/>vai criar para cada linha do resultado retornado na consulta, um objeto </text:span><text:span text:style-name="T148">Pessoa, </text:span><text:span text:style-name="T139">um objeto </text:span><text:span text:style-name="T148">Endereco</text:span><text:span text:style-name="T139">, um objeto </text:span><text:span text:style-name="T148">CEP</text:span><text:span text:style-name="T139"> e vai setar o valor da coluna </text:span><text:span text:style-name="T148">cep</text:span><text:span text:style-name="T139"> na propriedade número do objeto </text:span><text:span text:style-name="T148">CEP</text:span><text:span text:style-name="T139">, vai setar este objeto </text:span><text:span text:style-name="T148">CEP (nível 3)</text:span><text:span text:style-name="T139"> na propriedade </text:span><text:span text:style-name="T148">cep</text:span><text:span text:style-name="T139"> do objeto </text:span><text:span text:style-name="T148">Endereco</text:span><text:span text:style-name="T139"> (nível 2) e por último seta este objeto </text:span><text:span text:style-name="T148">Endereco</text:span><text:span text:style-name="T139"> na propriedade </text:span><text:span text:style-name="T148">endereco</text:span><text:span text:style-name="T139"> do objeto raiz </text:span><text:span text:style-name="T148">Pessoa</text:span><text:span text:style-name="T139"> (nível 1).</text:span></text:p>
      <text:p text:style-name="P34"/>
      <text:p text:style-name="P66"><text:span text:style-name="T139"><text:tab/><text:tab/>Obs.: Essa notação funciona exatamente como o alias da coluna na consulta. Então se o banco que </text:span><text:soft-page-break/><text:span text:style-name="T139">estiver usando necessite por exemplo usar a palavra reservada </text:span><text:span text:style-name="T140">'AS'</text:span><text:span text:style-name="T139"> para isso, então é necessário usa-la. Então neste caso no sql <text:s/>a propriedade bairro, por exemplo, ficaria da seguinte forma:</text:span></text:p>
      <text:p text:style-name="P34"/>
      <text:p text:style-name="P66"><text:span text:style-name="T139"><text:tab/><text:tab/>… </text:span><text:span text:style-name="T148">bairro</text:span><text:span text:style-name="T139"> </text:span><text:span text:style-name="T142">AS</text:span><text:span text:style-name="T139"> </text:span><text:span text:style-name="T140">endereco.bairro </text:span><text:span text:style-name="T139">…</text:span></text:p>
      <text:p text:style-name="P34"/>
      <text:p text:style-name="P66"><text:span text:style-name="T139"><text:tab/><text:tab/></text:span><text:span text:style-name="T3">5.7 – Template de Persistência </text:span><text:span text:style-name="T4">(PersistenceTemplate)</text:span></text:p>
      <text:p text:style-name="P88"/>
      <text:p text:style-name="P66"><text:span text:style-name="T2"><text:tab/><text:tab/></text:span><text:span text:style-name="T139">Os recursos de persistência do </text:span><text:span text:style-name="T148">linp</text:span><text:span text:style-name="T139"> são providos por um template, que é uma classe que deve fornecer uma ponte entre os DAO´s da aplicação e os serviços de persistência disponíveis pelo </text:span><text:span text:style-name="T148">linp</text:span><text:span text:style-name="T139">. A </text:span><text:span text:style-name="T139">interface que define um template do </text:span><text:span text:style-name="T148">linp</text:span><text:span text:style-name="T139"> é:</text:span></text:p>
      <text:p text:style-name="P34"/>
      <text:p text:style-name="P66"><text:tab/><text:tab/>org.lindbergframework.persistence.PersistenceTemplate</text:p>
      <text:p text:style-name="P66"/>
      <text:p text:style-name="P66"><text:tab/><text:tab/><text:span text:style-name="T139">Essa interface define os seguintes serviços (métodos) que devem ser providos por um template de persistência dentro do lindberg persistence.</text:span></text:p>
      <text:p text:style-name="P34"><text:tab/><text:tab/></text:p>
      <text:p text:style-name="P66"><text:span text:style-name="T139"><text:tab/><text:tab/></text:span><text:span text:style-name="T140">OBS: </text:span><text:span text:style-name="T139">O </text:span><text:span text:style-name="T148">LINP</text:span><text:span text:style-name="T139"> já provê uma implementação padrão e que é a usada como padrão</text:span></text:p>
      <text:p text:style-name="P60"><text:tab/><text:tab/><text:tab/>org.lindbergframework.persistence.impl.LinpTemplate</text:p>
      <text:p text:style-name="P34"><text:tab/><text:tab/></text:p>
      <text:p text:style-name="P138"><text:span text:style-name="T101">* </text:span><text:span text:style-name="T103">Método: </text:span><text:span text:style-name="T105">execQuery</text:span></text:p>
      <text:p text:style-name="P138"><text:span text:style-name="T103">Assinatura: </text:span><text:span text:style-name="T216">public</text:span><text:span text:style-name="T22"> &lt;E&gt; List&lt;E&gt; execQuery(Class&lt;E&gt; clazz,String sqlId, Object... params)</text:span></text:p>
      <text:p text:style-name="P138"><text:span text:style-name="T103">Descrição: </text:span><text:span text:style-name="T101">Executa uma query a partir de um comando sql do repositório de comandos. Use o carácter '?' para definir parâmetros no comando definindo no repositório. </text:span></text:p>
      <text:p text:style-name="P138"><text:span text:style-name="T101">Exemplo: </text:span><text:span text:style-name="T115">Select * From Person where id = ?.</text:span></text:p>
      <text:p text:style-name="P141"><text:span text:style-name="T104">Retorno: </text:span><text:span text:style-name="T101">Lista de objetos populados a partir do resultado da consulta.</text:span></text:p>
      <text:p text:style-name="P44">Parâmetros: </text:p>
      <text:p text:style-name="P138"><text:span text:style-name="T103"><text:tab/><text:tab/>- </text:span><text:span text:style-name="T115">sqlId</text:span><text:span text:style-name="T101">: ID do comando sql no repositório</text:span></text:p>
      <text:p text:style-name="P138"><text:span text:style-name="T101"><text:tab/><text:tab/>- </text:span><text:span text:style-name="T115">clazz</text:span><text:span text:style-name="T101">: Classe (classe raiz, nível 1) que será usada para popular o resultado da consulta</text:span></text:p>
      <text:p text:style-name="P138"><text:span text:style-name="T101"><text:tab/><text:tab/>- </text:span><text:span text:style-name="T115">params</text:span><text:span text:style-name="T101">: Array (varargs) de objetos que são os parâmetros da consulta</text:span></text:p>
      <text:p text:style-name="P60"/>
      <text:p text:style-name="P60"/>
      <text:p text:style-name="P138"><text:span text:style-name="T101">* </text:span><text:span text:style-name="T103">Método: </text:span><text:span text:style-name="T105">execSqlQuery</text:span></text:p>
      <text:p text:style-name="P138"><text:span text:style-name="T103">Assinatura: </text:span><text:span text:style-name="T216">public</text:span><text:span text:style-name="T22"> &lt;E&gt; List&lt;E&gt; execSqlQuery(Class&lt;E&gt; clazz,String sql, Object... params);</text:span></text:p>
      <text:p text:style-name="P138"><text:span text:style-name="T103">Descrição: </text:span><text:span text:style-name="T101">Executa uma query sql. Use o carácter '?' para definir parâmetros no sql da query. </text:span></text:p>
      <text:p text:style-name="P138"><text:span text:style-name="T101">Exemplo: </text:span><text:span text:style-name="T115">Select * From Person where id = ?.</text:span></text:p>
      <text:p text:style-name="P141"><text:span text:style-name="T104">Retorno:</text:span><text:span text:style-name="T101"> Lista de objetos populados a partir do resultado da consulta.</text:span></text:p>
      <text:p text:style-name="P44">Parâmetros:</text:p>
      <text:p text:style-name="P141"><text:span text:style-name="T104"><text:tab/><text:tab/></text:span><text:span text:style-name="T101">- </text:span><text:span text:style-name="T115">clazz</text:span><text:span text:style-name="T101">: Classe (classe raiz, nível 1) que será usada para popular o resultado da consulta</text:span></text:p>
      <text:p text:style-name="P141"><text:span text:style-name="T101"><text:tab/><text:tab/>- </text:span><text:span text:style-name="T115">sql:</text:span><text:span text:style-name="T101"> Sql da consulta a ser realizada</text:span></text:p>
      <text:p text:style-name="P141"><text:span text:style-name="T101"><text:tab/><text:tab/>- </text:span><text:span text:style-name="T115">params</text:span><text:span text:style-name="T101">: Array (varargs) de objetos que são os parâmetros da consulta</text:span></text:p>
      <text:p text:style-name="P34"/>
      <text:p text:style-name="P34"/>
      <text:p text:style-name="P138"><text:span text:style-name="T101">* </text:span><text:span text:style-name="T103">Método: </text:span><text:span text:style-name="T105">execQueryForObject</text:span></text:p>
      <text:p text:style-name="P138"><text:span text:style-name="T103">Assinatura: </text:span><text:span text:style-name="T218">public</text:span><text:span text:style-name="T26"> &lt;E&gt; E execQueryForObject(Class&lt;E&gt; clazz,String sqlId, Object... params) <text:tab/><text:tab/><text:tab/></text:span><text:span text:style-name="T218">throws</text:span><text:span text:style-name="T26"> NonUniqueRowException;</text:span></text:p>
      <text:p text:style-name="P138"><text:span text:style-name="T103">Descrição: </text:span><text:span text:style-name="T101">Executa uma query a partir de um comando sql do repositório de comandos onde é esperado no </text:span><text:soft-page-break/><text:span text:style-name="T101">máximo um registro como resultado. Use o carácter '?' para definir parâmetros no comando definindo no repositório. Exemplo: </text:span><text:span text:style-name="T115">Select * From Person where id = ?.</text:span></text:p>
      <text:p text:style-name="P141"><text:span text:style-name="T104">Retorno:</text:span><text:span text:style-name="T101"> Objeto populado a partir do único registro retornado no resultado da consulta ou </text:span><text:span text:style-name="T115">null</text:span><text:span text:style-name="T101"> caso a </text:span><text:span text:style-name="T101">consulta não tenha retornado nenhum registro.</text:span></text:p>
      <text:p text:style-name="P44">Throws: </text:p>
      <text:p text:style-name="P141"><text:span text:style-name="T104"><text:tab/><text:tab/></text:span><text:span text:style-name="T101">- </text:span><text:span text:style-name="T115">NonUniqueRowException:</text:span><text:span text:style-name="T101"> Lançada quando a query retornou mais de um registro.</text:span></text:p>
      <text:p text:style-name="P44">Parâmetros:</text:p>
      <text:p text:style-name="P141"><text:span text:style-name="T104"><text:tab/><text:tab/></text:span><text:span text:style-name="T101">- </text:span><text:span text:style-name="T115">clazz</text:span><text:span text:style-name="T101">: Classe (classe raiz, nível 1) que será usada para popular o resultado da consulta</text:span></text:p>
      <text:p text:style-name="P141"><text:span text:style-name="T101"><text:tab/><text:tab/>- </text:span><text:span text:style-name="T115">sqlId</text:span><text:span text:style-name="T101">: ID do comando sql no repositório</text:span></text:p>
      <text:p text:style-name="P141"><text:span text:style-name="T101"><text:tab/><text:tab/>- </text:span><text:span text:style-name="T115">params</text:span><text:span text:style-name="T101">: Array (varargs) de objetos que são os parâmetros da consulta</text:span></text:p>
      <text:p text:style-name="P34"/>
      <text:p text:style-name="P34"/>
      <text:p text:style-name="P138"><text:span text:style-name="T101">* </text:span><text:span text:style-name="T103">Método: </text:span><text:span text:style-name="T105">execSqlQueryForObject</text:span></text:p>
      <text:p text:style-name="P138"><text:span text:style-name="T103">Assinatura: </text:span><text:span text:style-name="T218">public</text:span><text:span text:style-name="T26"> &lt;E&gt; E execSqlQueryForObject(Class&lt;E&gt; clazz,String sql, Object... params) <text:tab/><text:tab/><text:tab/></text:span><text:span text:style-name="T218">throws</text:span><text:span text:style-name="T26"> NonUniqueRowException;</text:span></text:p>
      <text:p text:style-name="P138"><text:span text:style-name="T103">Descrição: </text:span><text:span text:style-name="T101">Executa uma query sql onde é esperado no máximo um registro como resultado. Use o carácter '?' para definir parâmetros no sql da query. </text:span></text:p>
      <text:p text:style-name="P138"><text:span text:style-name="T101">Exemplo: </text:span><text:span text:style-name="T115">Select * From Person where id = ?.</text:span></text:p>
      <text:p text:style-name="P141"><text:span text:style-name="T104">Retorno:</text:span><text:span text:style-name="T101"> Objeto populado a partir do único registro retornado no resultado da consulta ou </text:span><text:span text:style-name="T115">null</text:span><text:span text:style-name="T101"> caso a consulta não tenha retornado nenhum registro.</text:span></text:p>
      <text:p text:style-name="P44">Throws: </text:p>
      <text:p text:style-name="P141"><text:span text:style-name="T104"><text:tab/><text:tab/></text:span><text:span text:style-name="T101">- </text:span><text:span text:style-name="T115">NonUniqueRowException:</text:span><text:span text:style-name="T101"> Lançada quando a query retornou mais de um registro.</text:span></text:p>
      <text:p text:style-name="P44">Parâmetros:</text:p>
      <text:p text:style-name="P141"><text:span text:style-name="T104"><text:tab/><text:tab/></text:span><text:span text:style-name="T101">- </text:span><text:span text:style-name="T115">clazz</text:span><text:span text:style-name="T101">: Classe (classe raiz, nível 1) que será usada para popular o resultado da consulta</text:span></text:p>
      <text:p text:style-name="P141"><text:span text:style-name="T101"><text:tab/><text:tab/>- </text:span><text:span text:style-name="T115">sqlId</text:span><text:span text:style-name="T101">: ID do comando sql no repositório</text:span></text:p>
      <text:p text:style-name="P34"><text:tab/><text:tab/>- <text:span text:style-name="T135">params</text:span>: Array (varargs) de objetos que são os parâmetros da consulta</text:p>
      <text:p text:style-name="P34"/>
      <text:p text:style-name="P34"/>
      <text:p text:style-name="P138"><text:span text:style-name="T101">* </text:span><text:span text:style-name="T103">Método: </text:span><text:span text:style-name="T105">execUpdate</text:span></text:p>
      <text:p text:style-name="P138"><text:span text:style-name="T103">Assinatura: </text:span><text:span text:style-name="T218">public</text:span><text:span text:style-name="T26"> </text:span><text:span text:style-name="T218">int</text:span><text:span text:style-name="T26"> execUpdate(String sqlId, Object... args);</text:span></text:p>
      <text:p text:style-name="P138"><text:span text:style-name="T103">Descrição: </text:span><text:span text:style-name="T101">Executa uma atualização a partir de um comando sql do repositório de comandos e retorna o número de registros afetados pela atualização. Usado para qualquer tipo <text:s/>de atualização : </text:span><text:span text:style-name="T115">delete, update </text:span><text:span text:style-name="T101">e </text:span><text:span text:style-name="T115">insert. </text:span><text:span text:style-name="T101">Use o carácter '?' para definir argumentos no comando definindo no repositório. Exemplo: </text:span><text:span text:style-name="T115">insert into person values(?,?,?).</text:span></text:p>
      <text:p text:style-name="P141"><text:span text:style-name="T104">Retorno:</text:span><text:span text:style-name="T101"> Número de registros afetados pela atualização.</text:span></text:p>
      <text:p text:style-name="P44">Parâmetros:</text:p>
      <text:p text:style-name="P141"><text:span text:style-name="T101"><text:tab/><text:tab/>- </text:span><text:span text:style-name="T115">sqlId</text:span><text:span text:style-name="T101">: ID do comando sql no repositório</text:span></text:p>
      <text:p text:style-name="P34"><text:tab/><text:tab/>- <text:span text:style-name="T135">args</text:span>: Array (varargs) de objetos que são os argumentos para a atualização a ser executada.</text:p>
      <text:p text:style-name="P34"/>
      <text:p text:style-name="P34"/>
      <text:p text:style-name="P138"><text:span text:style-name="T101">* </text:span><text:span text:style-name="T103">Método: </text:span><text:span text:style-name="T105">execSqlUpdate</text:span></text:p>
      <text:p text:style-name="P138"><text:span text:style-name="T103">Assinatura: </text:span><text:span text:style-name="T218">public</text:span><text:span text:style-name="T26"> </text:span><text:span text:style-name="T218">int</text:span><text:span text:style-name="T26"> execSqlUpdate(String sql, Object... args);</text:span></text:p>
      <text:p text:style-name="P138"><text:span text:style-name="T103">Descrição: </text:span><text:span text:style-name="T101">Executa uma atualização sql e retorna o número de registros afetados pela atualização. Usado para qualquer tipo <text:s/>de atualização : </text:span><text:span text:style-name="T115">delete, update </text:span><text:span text:style-name="T101">e </text:span><text:span text:style-name="T115">insert. </text:span><text:span text:style-name="T101">Use o carácter '?' para definir argumentos no sql da atualização. Exemplo: </text:span><text:span text:style-name="T115">insert into person values(?,?,?).</text:span></text:p>
      <text:p text:style-name="P141"><text:span text:style-name="T104">Retorno:</text:span><text:span text:style-name="T101"> Número de registros afetados pela atualização.</text:span></text:p>
      <text:p text:style-name="P44">Parâmetros:</text:p>
      <text:p text:style-name="P141"><text:soft-page-break/><text:span text:style-name="T101"><text:tab/><text:tab/>- </text:span><text:span text:style-name="T115">sql</text:span><text:span text:style-name="T101">: sql da atualização a ser executada.</text:span></text:p>
      <text:p text:style-name="P34"><text:tab/><text:tab/>- <text:span text:style-name="T135">args</text:span>: Array (varargs) de objetos que são os argumentos para a atualização a ser executada.</text:p>
      <text:p text:style-name="P34"/>
      <text:p text:style-name="P34"/>
      <text:p text:style-name="P138"><text:span text:style-name="T101">* </text:span><text:span text:style-name="T103">Método: </text:span><text:span text:style-name="T105">callProcedure</text:span></text:p>
      <text:p text:style-name="P138"><text:span text:style-name="T103">Assinatura: </text:span><text:span text:style-name="T218">public</text:span><text:span text:style-name="T26"> </text:span><text:span text:style-name="T27">Map</text:span><text:span text:style-name="T26"> callProcedure(String sqlId, SqlArg... args);</text:span></text:p>
      <text:p text:style-name="P138"><text:span text:style-name="T103">Descrição: </text:span><text:span text:style-name="T101">Chama e executa um comando sql a partir do repositório para uma stored procedure.</text:span></text:p>
      <text:p text:style-name="P141"><text:span text:style-name="T104">Retorno:</text:span><text:span text:style-name="T101"> Map contendo os parâmetros de saída retornados após a executação da procedure onde a chave de cada elemento é o nome do parâmetro retornado e o valor é o próprio valor retornado para o parâmetro.</text:span></text:p>
      <text:p text:style-name="P44">Parâmetros:</text:p>
      <text:p text:style-name="P141"><text:span text:style-name="T101"><text:tab/><text:tab/>- </text:span><text:span text:style-name="T115">sqlId</text:span><text:span text:style-name="T101">: ID do comando referente a chamada a stored procedure a partir do repositório de comandos.</text:span></text:p>
      <text:p text:style-name="P34"><text:tab/><text:tab/>- <text:span text:style-name="T135">args</text:span>: Array (varargs) de <text:span text:style-name="T135">org.lindbergframework.persistence.sql.SqlArg</text:span> que são os argumentos de <text:tab/><text:tab/>entrada para <text:tab/>a procedure a ser chamada. Essa classe <text:span text:style-name="T135">SqlArg </text:span>nada mais é do que uma classe que <text:tab/><text:tab/>engloba um par de nome e valor de um argumento de um sql.</text:p>
      <text:p text:style-name="P34"/>
      <text:p text:style-name="P34"/>
      <text:p text:style-name="P138"><text:span text:style-name="T101">* </text:span><text:span text:style-name="T103">Método: </text:span><text:span text:style-name="T105">callProcedure</text:span><text:span text:style-name="T109"> </text:span><text:span text:style-name="T121">(Sobrecarga usando um MAP como entrada de argumentos para procedure)</text:span></text:p>
      <text:p text:style-name="P138"><text:span text:style-name="T103">Assinatura: </text:span><text:span text:style-name="T218">public</text:span><text:span text:style-name="T26"> </text:span><text:span text:style-name="T27">Map</text:span><text:span text:style-name="T26"> callProcedure(String sqlId, Map&lt;String, Object&gt; args);</text:span></text:p>
      <text:p text:style-name="P138"><text:span text:style-name="T103">Descrição: </text:span><text:span text:style-name="T101">Chama e executa um comando sql a partir do repositório para uma stored procedure.</text:span></text:p>
      <text:p text:style-name="P141"><text:span text:style-name="T104">Retorno:</text:span><text:span text:style-name="T101"> Map contendo os parâmetros de saída retornados após a executação da procedure onde a chave de cada elemento é o nome do parâmetro retornado e o valor é o próprio valor retornado para o parâmetro.</text:span></text:p>
      <text:p text:style-name="P44">Parâmetros:</text:p>
      <text:p text:style-name="P141"><text:span text:style-name="T101"><text:tab/><text:tab/>- </text:span><text:span text:style-name="T115">sqlId</text:span><text:span text:style-name="T101">: ID do comando referente a chamada a stored procedure a partir do repositório de comandos.</text:span></text:p>
      <text:p text:style-name="P34"><text:tab/><text:tab/>- <text:span text:style-name="T135">args</text:span>: Map composto pelos argumentos de entrada da procedure onde em cada elemento a chave é o <text:tab/><text:tab/>nome do argumento na assinatura da procedure e o valor é o próprio valor a ser usado.</text:p>
      <text:p text:style-name="P34"/>
      <text:p text:style-name="P34"/>
      <text:p text:style-name="P138"><text:span text:style-name="T101">* </text:span><text:span text:style-name="T103">Método: </text:span><text:span text:style-name="T105">callProcedure</text:span><text:span text:style-name="T109"> </text:span><text:span text:style-name="T121">(Sobrecarga não usando o repositório de comandos, usando a classe SqlProcedure)</text:span></text:p>
      <text:p text:style-name="P138"><text:span text:style-name="T103">Assinatura: </text:span><text:span text:style-name="T218">public</text:span><text:span text:style-name="T26"> </text:span><text:span text:style-name="T27">Map</text:span><text:span text:style-name="T26"> callProcedure(SqlProcedure procedure, SqlArg... args);</text:span></text:p>
      <text:p text:style-name="P138"><text:span text:style-name="T103">Descrição: </text:span><text:span text:style-name="T101">Chama e executa uma procedure a partir da classe</text:span></text:p>
      <text:p text:style-name="P138"><text:span text:style-name="T101"><text:s/><text:tab/><text:tab/> <text:s text:c="7"/></text:span><text:span text:style-name="T115">org.lindbergframework.persistence.sql.SqlProcedure</text:span></text:p>
      <text:p text:style-name="P141"><text:span text:style-name="T104">Retorno:</text:span><text:span text:style-name="T101"> Map contendo os parâmetros de saída retornados após a executação da procedure onde a chave de cada elemento é o nome do parâmetro retornado e o valor é o próprio valor retornado para o parâmetro.</text:span></text:p>
      <text:p text:style-name="P44">Parâmetros:</text:p>
      <text:p text:style-name="P141"><text:span text:style-name="T101"><text:tab/><text:tab/>- </text:span><text:span text:style-name="T115">procedure</text:span><text:span text:style-name="T101">: Instância de SqlProcedure composta pela definição da procedure a ser chamada.</text:span></text:p>
      <text:p text:style-name="P34"><text:tab/><text:tab/>- <text:span text:style-name="T135">args</text:span>: Array (varargs) de <text:span text:style-name="T135">org.lindbergframework.persistence.sql.SqlArg</text:span> que são os argumentos de <text:tab/><text:tab/>entrada para <text:tab/>a procedure a ser chamada. Essa classe <text:span text:style-name="T135">SqlArg </text:span>nada mais é do que uma classe que <text:tab/><text:tab/>engloba um par de nome e valor de um argumento de um sql.</text:p>
      <text:p text:style-name="P34"/>
      <text:p text:style-name="P34"/>
      <text:p text:style-name="P138"><text:span text:style-name="T101">* </text:span><text:span text:style-name="T103">Método: </text:span><text:span text:style-name="T105">callProcedure</text:span><text:span text:style-name="T109"> </text:span><text:span text:style-name="T121">(Sobrecarga não usando o repositório de comandos, usando a classe SqlProcedure e um Map <text:tab/><text:tab/> <text:s text:c="9"/>como parâmetros de entrada para a Procedure)</text:span></text:p>
      <text:p text:style-name="P138"><text:span text:style-name="T103">Assinatura: </text:span><text:span text:style-name="T218">public</text:span><text:span text:style-name="T26"> </text:span><text:span text:style-name="T27">Map</text:span><text:span text:style-name="T26"> callProcedure(SqlProcedure procedure, Map&lt;String, Object&gt; args);</text:span></text:p>
      <text:p text:style-name="P138"><text:span text:style-name="T103">Descrição: </text:span><text:span text:style-name="T101">Chama e executa uma procedure a partir da classe</text:span></text:p>
      <text:p text:style-name="P138"><text:span text:style-name="T101"><text:s/><text:tab/><text:tab/> <text:s text:c="7"/></text:span><text:span text:style-name="T115">org.lindbergframework.persistence.sql.SqlProcedure</text:span></text:p>
      <text:p text:style-name="P141"><text:span text:style-name="T104">Retorno:</text:span><text:span text:style-name="T101"> Map contendo os parâmetros de saída retornados após a executação da procedure onde a chave de </text:span><text:soft-page-break/><text:span text:style-name="T101">cada elemento é o nome do parâmetro retornado e o valor é o próprio valor retornado para o parâmetro.</text:span></text:p>
      <text:p text:style-name="P44">Parâmetros:</text:p>
      <text:p text:style-name="P141"><text:span text:style-name="T101"><text:tab/><text:tab/>- </text:span><text:span text:style-name="T115">procedure</text:span><text:span text:style-name="T101">: Instância de SqlProcedure composta pela definição da procedure a ser chamada.</text:span></text:p>
      <text:p text:style-name="P34"><text:tab/><text:tab/>- <text:span text:style-name="T135">args</text:span>: Map composto pelos argumentos de entrada da procedure onde em cada elemento a chave é o <text:tab/><text:tab/>nome do argumento na assinatura da procedure e o valor é o próprio valor a ser usado.</text:p>
      <text:p text:style-name="P34"/>
      <text:p text:style-name="P34"/>
      <text:p text:style-name="P138"><text:span text:style-name="T101">* </text:span><text:span text:style-name="T103">Método: </text:span><text:span text:style-name="T105">callFunction</text:span></text:p>
      <text:p text:style-name="P138"><text:span text:style-name="T103">Assinatura: </text:span><text:span text:style-name="T218">public</text:span><text:span text:style-name="T26"> </text:span><text:span text:style-name="T27">Map</text:span><text:span text:style-name="T26"> callFunction(String sqlId, SqlArg... args);</text:span></text:p>
      <text:p text:style-name="P138"><text:span text:style-name="T103">Descrição: </text:span><text:span text:style-name="T101">Chama e executa um comando sql a partir do repositório para uma stored function.</text:span></text:p>
      <text:p text:style-name="P141"><text:span text:style-name="T104">Retorno:</text:span><text:span text:style-name="T101"> Map contendo os parâmetros de saída retornados após a executação da function onde a chave de cada elemento é o nome do parâmetro retornado e o valor é o próprio valor retornado para o parâmetro.</text:span></text:p>
      <text:p text:style-name="P138"><text:span text:style-name="T103">Observação:</text:span><text:span text:style-name="T101"> O valor padrão para a chave do valor retornado como resultado da function no map é definido pela constante </text:span><text:span text:style-name="T336">SqlFunction.DEFAULT_RESULT_NAME</text:span><text:span text:style-name="T77">. Caso o nome desse parâmetro seja definido na declaração do comando no repositório o padrão é sobrescrito pelo definido explicitamente.</text:span></text:p>
      <text:p text:style-name="P39"/>
      <text:p text:style-name="P39"/>
      <text:p text:style-name="P39"/>
      <text:p text:style-name="P39"/>
      <text:p text:style-name="P44">Parâmetros:</text:p>
      <text:p text:style-name="P141"><text:span text:style-name="T101"><text:tab/><text:tab/>- </text:span><text:span text:style-name="T115">sqlId</text:span><text:span text:style-name="T101">: ID do comando referente a chamada a stored function a partir do repositório de comandos.</text:span></text:p>
      <text:p text:style-name="P34"><text:tab/><text:tab/>- <text:span text:style-name="T135">args</text:span>: Array (varargs) de <text:span text:style-name="T135">org.lindbergframework.persistence.sql.SqlArg</text:span> que são os argumentos de <text:tab/><text:tab/>entrada para <text:tab/>a function a ser chamada. Essa classe <text:span text:style-name="T135">SqlArg </text:span>nada mais é do que uma classe que <text:tab/><text:tab/><text:tab/>engloba um par de nome e valor de um argumento de um sql.</text:p>
      <text:p text:style-name="P34"/>
      <text:p text:style-name="P34"/>
      <text:p text:style-name="P138"><text:span text:style-name="T101">* </text:span><text:span text:style-name="T103">Método: </text:span><text:span text:style-name="T108">callFunction </text:span><text:span text:style-name="T121">(Sobrecarga usando um MAP como entrada de argumentos para function)</text:span></text:p>
      <text:p text:style-name="P138"><text:span text:style-name="T103">Assinatura: </text:span><text:span text:style-name="T218">public</text:span><text:span text:style-name="T26"> </text:span><text:span text:style-name="T27">Map</text:span><text:span text:style-name="T26"> callFunction(String sqlId, Map&lt;String, Object&gt; args);</text:span></text:p>
      <text:p text:style-name="P138"><text:span text:style-name="T103">Descrição: </text:span><text:span text:style-name="T101">Chama e executa um comando sql a partir do repositório para uma stored function.</text:span></text:p>
      <text:p text:style-name="P141"><text:span text:style-name="T104">Retorno:</text:span><text:span text:style-name="T101"> Map contendo os parâmetros de saída retornados após a executação da function onde a chave de cada elemento é o nome do parâmetro retornado e o valor é o próprio valor retornado para o parâmetro.</text:span></text:p>
      <text:p text:style-name="P138"><text:span text:style-name="T103">Observação:</text:span><text:span text:style-name="T101"> O valor padrão para a chave do valor retornado como resultado da function no map é definido pela constante </text:span><text:span text:style-name="T336">SqlFunction.DEFAULT_RESULT_NAME</text:span><text:span text:style-name="T77">. Caso o nome desse parâmetro seja definido na declaração do comando no repositório o padrão é sobrescrito pelo definido explicitamente.</text:span></text:p>
      <text:p text:style-name="P44">Parâmetros:</text:p>
      <text:p text:style-name="P141"><text:span text:style-name="T101"><text:tab/><text:tab/>- </text:span><text:span text:style-name="T115">sqlId</text:span><text:span text:style-name="T101">: ID do comando referente a chamada a stored function a partir do repositório de comandos.</text:span></text:p>
      <text:p text:style-name="P34"><text:tab/><text:tab/>- <text:span text:style-name="T135">args</text:span>: Map composto pelos argumentos de entrada da function onde em cada elemento a chave é o <text:tab/><text:tab/>nome do argumento na assinatura da function e o valor é o próprio valor a ser usado.</text:p>
      <text:p text:style-name="P34"/>
      <text:p text:style-name="P34"/>
      <text:p text:style-name="P138"><text:span text:style-name="T101">* </text:span><text:span text:style-name="T103">Método: </text:span><text:span text:style-name="T105">callFunction</text:span><text:span text:style-name="T108"> </text:span><text:span text:style-name="T121">(Sobrecarga não usando o repositório de comandos, usando a classe SqlFunction)</text:span></text:p>
      <text:p text:style-name="P138"><text:span text:style-name="T103">Assinatura: </text:span><text:span text:style-name="T218">public</text:span><text:span text:style-name="T26"> </text:span><text:span text:style-name="T27">Map</text:span><text:span text:style-name="T26"> callFunction(SqlFunction function, SqlArg... args);</text:span></text:p>
      <text:p text:style-name="P138"><text:span text:style-name="T103">Descrição: </text:span><text:span text:style-name="T101">Chama e executa uma function a partir da classe</text:span></text:p>
      <text:p text:style-name="P138"><text:span text:style-name="T101"><text:s/><text:tab/><text:tab/> <text:s text:c="7"/></text:span><text:span text:style-name="T115">org.lindbergframework.persistence.sql.SqlFunction</text:span></text:p>
      <text:p text:style-name="P141"><text:span text:style-name="T104">Retorno:</text:span><text:span text:style-name="T101"> Map contendo os parâmetros de saída retornados após a executação da function onde a chave de cada elemento é o nome do parâmetro retornado e o valor é o próprio valor retornado para o parâmetro.</text:span></text:p>
      <text:p text:style-name="P138"><text:soft-page-break/><text:span text:style-name="T103">Observação:</text:span><text:span text:style-name="T101"> O valor padrão para a chave do valor retornado como resultado da function no map é definido pela constante </text:span><text:span text:style-name="T336">SqlFunction.DEFAULT_RESULT_NAME</text:span><text:span text:style-name="T77">. Caso o nome desse parâmetro seja definido na </text:span><text:span text:style-name="T77">declaração do comando no repositório o padrão é sobrescrito pelo definido explicitamente.</text:span></text:p>
      <text:p text:style-name="P44">Parâmetros:</text:p>
      <text:p text:style-name="P141"><text:span text:style-name="T101"><text:tab/><text:tab/>- </text:span><text:span text:style-name="T115">function</text:span><text:span text:style-name="T101">: Instância de SqlFunction composta pela definição da function a ser chamada.</text:span></text:p>
      <text:p text:style-name="P34"><text:tab/><text:tab/>- <text:span text:style-name="T135">args</text:span>: Array (varargs) de <text:span text:style-name="T135">org.lindbergframework.persistence.sql.SqlArg</text:span> que são os argumentos de <text:tab/><text:tab/>entrada para <text:tab/>a function a ser chamada. Essa classe <text:span text:style-name="T135">SqlArg </text:span>nada mais é do que uma classe que <text:tab/><text:tab/><text:tab/>engloba um par de nome e valor de um argumento de um sql.</text:p>
      <text:p text:style-name="P34"/>
      <text:p text:style-name="P34"/>
      <text:p text:style-name="P138"><text:span text:style-name="T101">* </text:span><text:span text:style-name="T103">Método: </text:span><text:span text:style-name="T105">callFunction</text:span><text:span text:style-name="T108"> </text:span><text:span text:style-name="T121">Sobrecarga não usando o repositório de comandos, usando a classe SqlProcedure e um Map <text:tab/><text:tab/> <text:s text:c="9"/>como parâmetros de entrada para a Procedure)</text:span></text:p>
      <text:p text:style-name="P138"><text:span text:style-name="T103">Assinatura: </text:span><text:span text:style-name="T218">public</text:span><text:span text:style-name="T26"> </text:span><text:span text:style-name="T27">Map</text:span><text:span text:style-name="T26"> callFunction(SqlFunction function, Map&lt;String, Object&gt; args);</text:span></text:p>
      <text:p text:style-name="P138"><text:span text:style-name="T103">Descrição: </text:span><text:span text:style-name="T101">Chama e executa uma function a partir da classe</text:span></text:p>
      <text:p text:style-name="P138"><text:span text:style-name="T101"><text:s/><text:tab/><text:tab/> <text:s text:c="7"/></text:span><text:span text:style-name="T115">org.lindbergframework.persistence.sql.SqlFunction</text:span></text:p>
      <text:p text:style-name="P141"><text:span text:style-name="T104">Retorno:</text:span><text:span text:style-name="T101"> Map contendo os parâmetros de saída retornados após a executação da function onde a chave de </text:span><text:span text:style-name="T101">cada elemento é o nome do parâmetro retornado e o valor é o próprio valor retornado para o parâmetro.</text:span></text:p>
      <text:p text:style-name="P138"><text:span text:style-name="T103">Observação:</text:span><text:span text:style-name="T101"> O valor padrão para a chave do valor retornado como resultado da function no map é definido pela constante </text:span><text:span text:style-name="T336">SqlFunction.DEFAULT_RESULT_NAME</text:span><text:span text:style-name="T77">. Caso o nome desse parâmetro seja definido na declaração do comando no repositório o padrão é sobrescrito pelo definido explicitamente.</text:span></text:p>
      <text:p text:style-name="P44">Parâmetros:</text:p>
      <text:p text:style-name="P141"><text:span text:style-name="T101"><text:tab/><text:tab/>- </text:span><text:span text:style-name="T115">function</text:span><text:span text:style-name="T101">: Instância de SqlFunction composta pela definição da function a ser chamada.</text:span></text:p>
      <text:p text:style-name="P34"><text:tab/><text:tab/>- <text:span text:style-name="T135">args</text:span>: Map composto pelos argumentos de entrada da function onde em cada elemento a chave é o <text:tab/><text:tab/>nome do argumento na assinatura da function e o valor é o próprio valor a ser usado.</text:p>
      <text:p text:style-name="P34"/>
      <text:p text:style-name="P34"/>
      <text:p text:style-name="P138"><text:span text:style-name="T101">* </text:span><text:span text:style-name="T103">Método: </text:span><text:span text:style-name="T105">configureDefaultPopulator</text:span></text:p>
      <text:p text:style-name="P138"><text:span text:style-name="T103">Assinatura: </text:span><text:span text:style-name="T218">public</text:span><text:span text:style-name="T26"> </text:span><text:span text:style-name="T218">void</text:span><text:span text:style-name="T26"> configureDefaultPopulator();</text:span></text:p>
      <text:p text:style-name="P138"><text:span text:style-name="T103">Descrição: </text:span><text:span text:style-name="T101">Configura a implementação padrão de </text:span><text:span text:style-name="T115">BeanPopulator</text:span><text:span text:style-name="T101"> como responsável por toda a população de beans originados de queries, cursores como parametros de saída de functions e procedures e onde mais for necessário popular objetos a partir de dados obtidos do banco </text:span><text:span text:style-name="T115">.</text:span></text:p>
      <text:p text:style-name="P138"><text:span text:style-name="T115"><text:tab/></text:span><text:span text:style-name="T101"> <text:tab/></text:span><text:span text:style-name="T115">org.lindbergframework.persistence.beans.MultLevelsBeanPopulator</text:span></text:p>
      <text:p text:style-name="P60"/>
      <text:p text:style-name="P138"><text:span text:style-name="T101">* </text:span><text:span text:style-name="T103">Método: </text:span><text:span text:style-name="T105">configureDefaultDataSource</text:span></text:p>
      <text:p text:style-name="P138"><text:span text:style-name="T103">Assinatura: </text:span><text:span text:style-name="T218">public</text:span><text:span text:style-name="T26"> </text:span><text:span text:style-name="T218">void</text:span><text:span text:style-name="T26"> configureDefaultDataSource();</text:span></text:p>
      <text:p text:style-name="P138"><text:span text:style-name="T103">Descrição: </text:span><text:span text:style-name="T101">Configura o datasource padrão definido na configuração do </text:span><text:span text:style-name="T115">LINP</text:span><text:span text:style-name="T101"> a partir do contexto (</text:span><text:span text:style-name="T115">LinpContext).</text:span></text:p>
      <text:p text:style-name="P60"/>
      <text:p text:style-name="P138"><text:span text:style-name="T101">* </text:span><text:span text:style-name="T103">Método: </text:span><text:span text:style-name="T105">setDataSourceConfig</text:span></text:p>
      <text:p text:style-name="P138"><text:span text:style-name="T103">Assinatura: </text:span><text:span text:style-name="T218">public</text:span><text:span text:style-name="T26"> </text:span><text:span text:style-name="T218">void</text:span><text:span text:style-name="T26"> setDataSourceConfig(DataSourceConfig dataSourceConfig);</text:span></text:p>
      <text:p text:style-name="P138"><text:span text:style-name="T103">Descrição: </text:span><text:span text:style-name="T101">Configura explicitamente as configurações de DataSource que devem ser usadas pelo template</text:span><text:span text:style-name="T115">.</text:span></text:p>
      <text:p text:style-name="P60"/>
      <text:p text:style-name="P138"><text:span text:style-name="T101">* </text:span><text:span text:style-name="T103">Método: get</text:span><text:span text:style-name="T105">DataSourceConfig</text:span></text:p>
      <text:p text:style-name="P138"><text:span text:style-name="T103">Assinatura: </text:span><text:span text:style-name="T218">public</text:span><text:span text:style-name="T26"> DataSourceConfig getDataSourceConfig();</text:span></text:p>
      <text:p text:style-name="P138"><text:span text:style-name="T103">Descrição: </text:span><text:span text:style-name="T101">Retorna as configurações de datasource definidas que estão sendo usadas pelo template.</text:span></text:p>
      <text:p text:style-name="P34"/>
      <text:p text:style-name="P138"><text:soft-page-break/><text:span text:style-name="T101">* </text:span><text:span text:style-name="T103">Método: get</text:span><text:span text:style-name="T105">DataSource</text:span></text:p>
      <text:p text:style-name="P138"><text:span text:style-name="T103">Assinatura: </text:span><text:span text:style-name="T218">public</text:span><text:span text:style-name="T26"> DataSource getDataSource();</text:span></text:p>
      <text:p text:style-name="P138"><text:span text:style-name="T103">Descrição: </text:span><text:span text:style-name="T101">Retorna o datasource definido que está sendo usado pelo template.</text:span></text:p>
      <text:p text:style-name="P34"/>
      <text:p text:style-name="P138"><text:span text:style-name="T101">* </text:span><text:span text:style-name="T103">Método: </text:span><text:span text:style-name="T105">setBeanPopulator</text:span></text:p>
      <text:p text:style-name="P138"><text:span text:style-name="T103">Assinatura: </text:span><text:span text:style-name="T218">public</text:span><text:span text:style-name="T26"> </text:span><text:span text:style-name="T218">void</text:span><text:span text:style-name="T26"> setBeanPopulator(BeanPopulator beanPopulator);</text:span></text:p>
      <text:p text:style-name="P138"><text:span text:style-name="T103">Descrição: </text:span><text:span text:style-name="T101">Configura explicitamente qual implementação de </text:span><text:span text:style-name="T115">BeanPopulator </text:span><text:span text:style-name="T101">deve ser usada pelo template.</text:span></text:p>
      <text:p text:style-name="P34"/>
      <text:p text:style-name="P138"><text:span text:style-name="T101">* </text:span><text:span text:style-name="T103">Método: g</text:span><text:span text:style-name="T105">etConnection</text:span></text:p>
      <text:p text:style-name="P138"><text:span text:style-name="T103">Assinatura: </text:span><text:span text:style-name="T218">public</text:span><text:span text:style-name="T26"> Connection getConnection() </text:span><text:span text:style-name="T218">throws</text:span><text:span text:style-name="T26"> SQLException;</text:span></text:p>
      <text:p text:style-name="P138"><text:span text:style-name="T103">Descrição: </text:span><text:span text:style-name="T101">Retorna uma conexão obtida a partir do datasource definido para o template.</text:span></text:p>
      <text:p text:style-name="P44">Throws:</text:p>
      <text:p text:style-name="P141"><text:span text:style-name="T104"><text:tab/><text:tab/>- </text:span><text:span text:style-name="T115">SqlException: </text:span><text:span text:style-name="T101">Se ocorreu algum problema na obtenção da conexão.</text:span></text:p>
      <text:p text:style-name="P34"/>
      <text:p text:style-name="P138"><text:span text:style-name="T101">* </text:span><text:span text:style-name="T103">Método: g</text:span><text:span text:style-name="T105">etSqlCommandResolver</text:span></text:p>
      <text:p text:style-name="P138"><text:span text:style-name="T103">Assinatura: </text:span><text:span text:style-name="T218">public</text:span><text:span text:style-name="T26"> SqlCommandResolver getSqlCommandResolver();</text:span></text:p>
      <text:p text:style-name="P138"><text:span text:style-name="T103">Descrição: </text:span><text:span text:style-name="T101">Retorna a implementação de </text:span><text:span text:style-name="T115">SqlCommandResolver</text:span><text:span text:style-name="T101"> que está sendo usada pelo template através do contexto (</text:span><text:span text:style-name="T115">LinpContext)</text:span><text:span text:style-name="T101">.</text:span></text:p>
      <text:p text:style-name="P34"/>
      <text:p text:style-name="P88"><text:tab/><text:tab/>5.8 – Definindo e trabalhando com repositório de Comandos SQL usando XML</text:p>
      <text:p text:style-name="P88"/>
      <text:p text:style-name="P149"><text:span text:style-name="T50"><text:tab/><text:tab/>A implementação padrão de repositório de comandos SQL provida pelo Lindbergframework é a que trabalha com um repositório definido em um ou mais arquivos XML onde o </text:span><text:span text:style-name="T59">SqlCommandResolver</text:span><text:span text:style-name="T50"> vai buscar os comandos SQL solicitados.</text:span></text:p>
      <text:p text:style-name="P34"/>
      <text:p text:style-name="P34"><text:tab/><text:tab/>Essa implementação padrão que trabalha com XML é a classe:</text:p>
      <text:p text:style-name="P60"><text:tab/><text:tab/><text:tab/>org.lindbergframework.persistence.sql.XmlSqlCommandResolver</text:p>
      <text:p text:style-name="P60"/>
      <text:p text:style-name="P150"><text:span text:style-name="T72"><text:tab/><text:tab/></text:span><text:span text:style-name="T50">Essa classe implementa toda a lógica de trabalhar com repositório de comandos SQL em arquivos XML baseados em um schema definido e que será abordado mais a frente. </text:span></text:p>
      <text:p text:style-name="P34"><text:tab/><text:tab/>Esta classe possui uma extensão:</text:p>
      <text:p text:style-name="P60"><text:tab/><text:tab/><text:tab/>org.lindbergframework.persistence.sql.ClassPathXmlSqlCommandResolver</text:p>
      <text:p text:style-name="P60"/>
      <text:p text:style-name="P34"><text:tab/><text:tab/>Esta extensão será a normalmente utilizada e é especializada em trabalhar com arquivos XML definidos dentro do classpath do projeto.</text:p>
      <text:p text:style-name="P34"/>
      <text:p text:style-name="P34"><text:tab/><text:tab/>O Schema usado para definir os arquivos XML que farão parte do repositório de comandos é o:</text:p>
      <text:p text:style-name="P34"/>
      <text:p text:style-name="P182"><text:span text:style-name="T49"><text:tab/><text:tab/><text:tab/></text:span><text:a xlink:type="simple" xlink:href="http://www.lindbergframework.org/schema/linp-sqlMapping.xsd">http://www.lindbergframework.org/schema/linp-sqlMapping.xsd</text:a></text:p>
      <text:p text:style-name="P41"/>
      <text:p text:style-name="P41"><text:tab/><text:tab/>Esse schema bem como sua estrutura hierárquica são apresentados na figura a seguir:</text:p>
      <text:p text:style-name="P41"/>
      <text:p text:style-name="P41"><draw:frame draw:style-name="fr2" draw:name="figura7" text:anchor-type="paragraph" svg:width="19.833cm" svg:height="22.31cm" draw:z-index="6"><draw:image xlink:href="Pictures/10000000000004A1000005E19624E272.png" xlink:type="simple" xlink:show="embed" xlink:actuate="onLoad"/></draw:frame><text:soft-page-break/></text:p>
      <text:p text:style-name="P41"/>
      <text:p text:style-name="P182"><text:span text:style-name="T49"><text:tab/><text:tab/>A ideia de um XML baseado nesse schema é definir comandos SQL, sejam </text:span><text:span text:style-name="T62">selects, updates, deletes, </text:span><text:span text:style-name="T49">chamadas a </text:span><text:span text:style-name="T62">procedures </text:span><text:span text:style-name="T49">e </text:span><text:span text:style-name="T62">functions. </text:span><text:span text:style-name="T49">O Schema define simplesmente que cada comando deve possuir um </text:span><text:span text:style-name="T62">ID. </text:span><text:soft-page-break/><text:span text:style-name="T49">Esse </text:span><text:span text:style-name="T62">ID </text:span><text:span text:style-name="T49">deve ser único em todo o contexto do </text:span><text:span text:style-name="T62">LINP</text:span><text:span text:style-name="T49"> mesmo que o repositório seja composto por vários arquivos XML distintos mas que fazem parte do mesmo contexto. O </text:span><text:span text:style-name="T62">ID </text:span><text:span text:style-name="T49">não deve se repetir entre estes arquivos. Caso isto ocorra uma </text:span><text:span text:style-name="T62">org.lindbergframework.exception.DuplicatedSqlMappingIdException </text:span><text:span text:style-name="T49">é lançada.</text:span></text:p>
      <text:p text:style-name="P41"/>
      <text:p text:style-name="P182"><text:span text:style-name="T49"><text:tab/><text:tab/>O Schema define a tag raiz que é a </text:span><text:span text:style-name="T62">&lt;Linp-Mapping&gt;</text:span><text:span text:style-name="T49">. Abaixo dessa tag na hierarquia contém duas tags </text:span><text:span text:style-name="T62">&lt;Description&gt;</text:span><text:span text:style-name="T49"> e </text:span><text:span text:style-name="T62">&lt;Sql-Mapping&gt; </text:span><text:span text:style-name="T49">onde a primeria nada mais é que uma descrição livre sobre o XML em questão e a segunda é onde ficaram definidos os comandos SQL.</text:span></text:p>
      <text:p text:style-name="P41"/>
      <text:p text:style-name="P182"><text:span text:style-name="T49"><text:tab/><text:tab/>Dentro da tag </text:span><text:span text:style-name="T62">&lt;Sql-Mapping&gt;</text:span><text:span text:style-name="T49"> os comandos sql são definidos usando a tag </text:span><text:span text:style-name="T62">&lt;Sql-Command&gt;. </text:span><text:span text:style-name="T49">Cada tag </text:span><text:span text:style-name="T62">&lt;Sql-Command&gt;</text:span><text:span text:style-name="T49"> define um comando sql individual. Essa tag possui um atributo que é “id”. Esse atributo é o identificador do comando e é requerido. É através desse </text:span><text:span text:style-name="T62">ID</text:span><text:span text:style-name="T49"> que esse comando será localizado dentro do repositório e partir deste também que o template de persistência solicitará a execução do comando.</text:span></text:p>
      <text:p text:style-name="P41"/>
      <text:p text:style-name="P41"><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1"><text:tab/><text:tab/></text:p>
      <text:p text:style-name="P182"><text:span text:style-name="T49"><text:tab/><text:tab/></text:span><text:span text:style-name="T52">- &lt;Sql-Statement&gt;:</text:span><text:span text:style-name="T49"> Define um comando SQL simples como </text:span><text:span text:style-name="T62">select, update </text:span><text:span text:style-name="T49">e</text:span><text:span text:style-name="T62"> delete. </text:span><text:span text:style-name="T49">Não possui <text:tab/><text:tab/>nenhum atributo e seu conteúdo define a string do comando sql diretamente. </text:span></text:p>
      <text:p text:style-name="P182"><text:span text:style-name="T49"><text:tab/><text:tab/> <text:s text:c="2"/></text:span><text:span text:style-name="T52">EXEMPLO: </text:span></text:p>
      <text:p text:style-name="P182"><text:span text:style-name="T52"><text:tab/><text:tab/> <text:s text:c="5"/></text:span><text:span text:style-name="T98"><text:s text:c="2"/></text:span><text:span text:style-name="T246">&lt;</text:span><text:span text:style-name="T273">Sql-Command</text:span><text:span text:style-name="T42"> </text:span><text:span text:style-name="T299">id</text:span><text:span text:style-name="T42">=</text:span><text:span text:style-name="T200">"consultarPessoasPorBairro"</text:span><text:span text:style-name="T246">&gt;</text:span></text:p>
      <text:p text:style-name="P157"><text:span text:style-name="T19"><text:s text:c="15"/></text:span><text:span text:style-name="T259">&lt;</text:span><text:span text:style-name="T283">Sql-Statement</text:span><text:span text:style-name="T259">&gt;</text:span><text:span text:style-name="T119">select</text:span><text:span text:style-name="T19"> nome, telefone, rua </text:span><text:span text:style-name="T116">endereco.rua</text:span><text:span text:style-name="T19">, </text:span></text:p>
      <text:p text:style-name="P157"><text:span text:style-name="T19"><text:s text:c="30"/>bairro </text:span><text:span text:style-name="T116">endereco.bairro</text:span><text:span text:style-name="T19">, numero </text:span><text:span text:style-name="T116">endereco.numero</text:span><text:span text:style-name="T19">,</text:span></text:p>
      <text:p text:style-name="P157"><text:span text:style-name="T19"><text:s text:c="30"/>cep </text:span><text:span text:style-name="T116">endereco.cep</text:span><text:span text:style-name="T19"> </text:span><text:span text:style-name="T125">from</text:span><text:span text:style-name="T19"> </text:span><text:span text:style-name="T119">Pessoa where bairro = ?</text:span></text:p>
      <text:p text:style-name="P163"><text:span text:style-name="T19"><text:s text:c="15"/></text:span><text:span text:style-name="T234">&lt;/</text:span><text:span text:style-name="T262">Sql-Statement</text:span><text:span text:style-name="T234">&gt;</text:span></text:p>
      <text:p text:style-name="P200"><text:span text:style-name="T34"><text:s text:c="12"/></text:span><text:span text:style-name="T249">&lt;/</text:span><text:span text:style-name="T275">Sql-Command</text:span><text:span text:style-name="T249">&gt;</text:span></text:p>
      <text:p text:style-name="P194"/>
      <text:p text:style-name="P200"><text:span text:style-name="T249"><text:tab/> <text:s text:c="3"/></text:span><text:span text:style-name="T238">&lt;</text:span><text:span text:style-name="T266">Sql-Command</text:span><text:span text:style-name="T31"> </text:span><text:span text:style-name="T301">id</text:span><text:span text:style-name="T31">=</text:span><text:span text:style-name="T198">"excluirPessoas"</text:span><text:span text:style-name="T238">&gt;</text:span></text:p>
      <text:p text:style-name="P157"><text:span text:style-name="T19"><text:s text:c="14"/></text:span><text:span text:style-name="T259">&lt;</text:span><text:span text:style-name="T283">Sql-Statement</text:span><text:span text:style-name="T259">&gt;</text:span><text:span text:style-name="T119">delete from Pessoa where id = ?</text:span><text:span text:style-name="T259">&lt;/</text:span><text:span text:style-name="T283">Sql-Statement</text:span><text:span text:style-name="T259">&gt;</text:span></text:p>
      <text:p text:style-name="P200"><text:span text:style-name="T34"><text:s text:c="11"/></text:span><text:span text:style-name="T249">&lt;/</text:span><text:span text:style-name="T275">Sql-Command</text:span><text:span text:style-name="T249">&gt;</text:span></text:p>
      <text:p text:style-name="P185"/>
      <text:p text:style-name="P185"><text:tab/></text:p>
      <text:p text:style-name="P198"><text:span text:style-name="T49"><text:tab/></text:span><text:span text:style-name="T52">OBS: </text:span><text:span text:style-name="T49">A declaração do alias da coluna usando o carácter '.' (ponto) é seguindo o conceito de <text:tab/>população multinível, apresentado na sessão </text:span><text:span text:style-name="T60">5.6 – População de Beans Multi-Nível.</text:span><text:span text:style-name="T47"> O uso direto desse sql causaria erro de compilação mas como o </text:span><text:span text:style-name="T60">LINP</text:span><text:span text:style-name="T47"> propõe o conceito de população multi-nível então internamente ele faz a devida formatação e tradução desse comando para um </text:span><text:span text:style-name="T60">SQL </text:span><text:span text:style-name="T47">válido</text:span><text:span text:style-name="T60">.</text:span></text:p>
      <text:p text:style-name="P63"/>
      <text:p text:style-name="P182"><text:span text:style-name="T52"><text:tab/><text:tab/>- &lt;Procedure&gt;:</text:span><text:span text:style-name="T49"> Define uma chamada a uma stored procedure. Nesta tag são definidos também os parâmetros de saída que são </text:span><text:span text:style-name="T62">cursores, </text:span><text:span text:style-name="T49">caso exista algum, o catálogo, o pacote e o schema onde está a procedure, caso seja necessário.</text:span></text:p>
      <text:p text:style-name="P41"/>
      <text:p text:style-name="P182"><text:span text:style-name="T49"><text:tab/><text:tab/></text:span><text:span text:style-name="T52">OBS: </text:span><text:span text:style-name="T49">A interface </text:span><text:span text:style-name="T62">PersistenceTemplate</text:span><text:span text:style-name="T49">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1"/>
      <text:p text:style-name="P182"><text:span text:style-name="T49"><text:tab/><text:tab/> <text:s text:c="2"/></text:span><text:span text:style-name="T52">EXEMPLO: </text:span></text:p>
      <text:p text:style-name="P46"><text:soft-page-break/></text:p>
      <text:p text:style-name="P182"><text:span text:style-name="T242"><text:tab/><text:tab/> <text:s text:c="3"/></text:span><text:span text:style-name="T246">&lt;</text:span><text:span text:style-name="T273">Sql-Command</text:span><text:span text:style-name="T246"> </text:span><text:span text:style-name="T299">id</text:span><text:span text:style-name="T42">=</text:span><text:span text:style-name="T200">"minhaProcedure1"</text:span><text:span text:style-name="T246">&gt;</text:span></text:p>
      <text:p text:style-name="P157"><text:span text:style-name="T19"><text:s text:c="13"/></text:span><text:span text:style-name="T234">&lt;</text:span><text:span text:style-name="T262">Procedure</text:span> <text:span text:style-name="T287">name</text:span><text:span text:style-name="T19">=</text:span><text:span text:style-name="T180">"procedure1"</text:span> /<text:span text:style-name="T234">&gt;</text:span></text:p>
      <text:p text:style-name="P199"><text:span text:style-name="T31"><text:s text:c="12"/></text:span><text:span text:style-name="T238">&lt;/</text:span><text:span text:style-name="T266">Sql-Command</text:span><text:span text:style-name="T238">&gt;</text:span></text:p>
      <text:p text:style-name="P189"><text:tab/><text:tab/></text:p>
      <text:p text:style-name="P199"><text:span text:style-name="T238"><text:s text:c="11"/>&lt;</text:span><text:span text:style-name="T266">Sql-Command</text:span><text:span text:style-name="T238"> </text:span><text:span text:style-name="T301">id</text:span><text:span text:style-name="T31">=</text:span><text:span text:style-name="T198">"minhaProcedureDefinindoSchema" </text:span><text:span text:style-name="T238">&gt;</text:span></text:p>
      <text:p text:style-name="P157"><text:span text:style-name="T19"><text:s text:c="14"/></text:span><text:span text:style-name="T234">&lt;</text:span><text:span text:style-name="T262">Procedure</text:span> <text:span text:style-name="T287">name</text:span><text:span text:style-name="T19">=</text:span><text:span text:style-name="T180">"procedure1"</text:span> <text:span text:style-name="T291">catalog</text:span><text:span text:style-name="T117">=</text:span><text:span text:style-name="T182">"meuCatalogo" </text:span></text:p>
      <text:p text:style-name="P157"><text:span text:style-name="T182"><text:tab/><text:tab/><text:tab/><text:tab/><text:tab/></text:span><text:span text:style-name="T291">package</text:span><text:span text:style-name="T117">=</text:span><text:span text:style-name="T182">"meuPacote" </text:span><text:span text:style-name="T291">schema</text:span><text:span text:style-name="T117">=</text:span><text:span text:style-name="T182">"meuSchema"</text:span>/<text:span text:style-name="T234">&gt;</text:span></text:p>
      <text:p text:style-name="P199"><text:span text:style-name="T31"><text:s text:c="11"/></text:span><text:span text:style-name="T238">&lt;/</text:span><text:span text:style-name="T266">Sql-Command</text:span><text:span text:style-name="T238">&gt;</text:span></text:p>
      <text:p text:style-name="P189"/>
      <text:p text:style-name="P201"><text:span text:style-name="T81"><text:tab/><text:tab/> <text:s text:c="7"/></text:span><text:span text:style-name="T238">&lt;</text:span><text:span text:style-name="T266">Sql-Command</text:span><text:span text:style-name="T238"> </text:span><text:span text:style-name="T301">id</text:span><text:span text:style-name="T31">=</text:span><text:span text:style-name="T198">"listarPessoasUsandoProcedure"</text:span><text:span text:style-name="T238">&gt;</text:span></text:p>
      <text:p text:style-name="P157"><text:span text:style-name="T19"><text:s text:c="13"/></text:span><text:span text:style-name="T234">&lt;</text:span><text:span text:style-name="T262">Procedure</text:span> <text:span text:style-name="T287">name</text:span><text:span text:style-name="T19">=</text:span><text:span text:style-name="T180">"listarPessoas"</text:span> <text:span text:style-name="T234">&gt;</text:span></text:p>
      <text:p text:style-name="P157"><text:span text:style-name="T19"><text:s text:c="16"/></text:span><text:span text:style-name="T234">&lt;</text:span><text:span text:style-name="T262">OutCursor</text:span> <text:span text:style-name="T287">population-class</text:span><text:span text:style-name="T19">=</text:span><text:span text:style-name="T180">"br.com.meupacote.Pessoa"</text:span><text:span text:style-name="T234">/&gt;</text:span></text:p>
      <text:p text:style-name="P157"><text:span text:style-name="T19"><text:s text:c="13"/></text:span><text:span text:style-name="T234">&lt;/</text:span><text:span text:style-name="T262">Procedure</text:span><text:span text:style-name="T234">&gt;</text:span></text:p>
      <text:p text:style-name="P200"><text:span text:style-name="T34"><text:s text:c="10"/></text:span><text:span text:style-name="T249">&lt;/</text:span><text:span text:style-name="T275">Sql-Command</text:span><text:span text:style-name="T249">&gt;</text:span></text:p>
      <text:p text:style-name="P194"/>
      <text:p text:style-name="P200"><text:span text:style-name="T249"><text:tab/> <text:s text:c="3"/></text:span><text:span text:style-name="T238">&lt;</text:span><text:span text:style-name="T266">Sql-Command</text:span><text:span text:style-name="T238"> </text:span><text:span text:style-name="T301">id</text:span><text:span text:style-name="T31">=</text:span><text:span text:style-name="T198">"minhaProcedureCom3CursoresDeSaida"</text:span><text:span text:style-name="T238">&gt;</text:span></text:p>
      <text:p text:style-name="P157"><text:span text:style-name="T19"><text:s text:c="13"/></text:span><text:span text:style-name="T234">&lt;</text:span><text:span text:style-name="T262">Procedure</text:span> <text:span text:style-name="T287">name</text:span><text:span text:style-name="T19">=</text:span><text:span text:style-name="T180">"p</text:span><text:span text:style-name="T182">rocedureCom3CursoresDeSaida</text:span><text:span text:style-name="T180">"</text:span> <text:span text:style-name="T234">&gt;</text:span></text:p>
      <text:p text:style-name="P157"><text:span text:style-name="T19"><text:s text:c="16"/></text:span><text:span text:style-name="T234">&lt;</text:span><text:span text:style-name="T262">OutCursor</text:span> <text:span text:style-name="T287">population-class</text:span><text:span text:style-name="T19">=</text:span><text:span text:style-name="T180">"br.com.meupacote.Classe1"</text:span><text:span text:style-name="T234">/&gt;</text:span></text:p>
      <text:p text:style-name="P157"><text:span text:style-name="T234"><text:tab/><text:tab/> <text:s text:c="3"/>&lt;</text:span><text:span text:style-name="T262">OutCursor</text:span><text:span text:style-name="T234"> </text:span><text:span text:style-name="T287">population-class</text:span><text:span text:style-name="T19">=</text:span><text:span text:style-name="T180">"br.com.meupacote.Classe2"</text:span><text:span text:style-name="T234">/&gt;</text:span></text:p>
      <text:p text:style-name="P157"><text:span text:style-name="T234"><text:tab/><text:tab/> <text:s text:c="3"/>&lt;</text:span><text:span text:style-name="T262">OutCursor</text:span><text:span text:style-name="T234"> </text:span><text:span text:style-name="T287">population-class</text:span><text:span text:style-name="T19">=</text:span><text:span text:style-name="T180">"br.com.meupacote.Classe2"</text:span><text:span text:style-name="T234">/&gt;<text:tab/><text:tab/></text:span></text:p>
      <text:p text:style-name="P157"><text:span text:style-name="T19"><text:s text:c="13"/></text:span><text:span text:style-name="T234">&lt;/</text:span><text:span text:style-name="T262">Procedure</text:span><text:span text:style-name="T234">&gt;</text:span></text:p>
      <text:p text:style-name="P200"><text:span text:style-name="T34"><text:s text:c="11"/></text:span><text:span text:style-name="T249">&lt;/</text:span><text:span text:style-name="T275">Sql-Command</text:span><text:span text:style-name="T249">&gt;</text:span></text:p>
      <text:p text:style-name="P185"/>
      <text:p text:style-name="P198"><text:span text:style-name="T244"><text:tab/></text:span><text:span text:style-name="T49">A tag </text:span><text:span text:style-name="T62">&lt;OutCursor&gt;</text:span><text:span text:style-name="T49"> define um parâmetro de saída na </text:span><text:span text:style-name="T62">Procedure </text:span><text:span text:style-name="T49">e que é um </text:span><text:span text:style-name="T62">cursor</text:span><text:span text:style-name="T49">. O atributo </text:span><text:span text:style-name="T62">population-class </text:span><text:span text:style-name="T49">define qual classe deve ser usada para a criação dos objetos onde serão populados cada registro retornado pelo cursor. Se a procedure possuir mais de um </text:span><text:span text:style-name="T62">cursor</text:span><text:span text:style-name="T49"> de saída</text:span><text:span text:style-name="T62"> </text:span><text:span text:style-name="T49">a ordem importa pois a ordem em que cada tag </text:span><text:span text:style-name="T62">&lt;OutCursor&gt;</text:span><text:span text:style-name="T49"> foi declarada é a ordem esperada na assinatura da </text:span><text:span text:style-name="T62">Procedure </text:span><text:span text:style-name="T49">no banco de dados.</text:span></text:p>
      <text:p text:style-name="P42"/>
      <text:p text:style-name="P198"><text:span text:style-name="T49"><text:tab/></text:span><text:span text:style-name="T52">OBS: </text:span><text:span text:style-name="T49">Esses cursores devem fazer uso da nomenclatura padrão de beans para que a população multi-nível possa ser realizada. Só que como o sql da criação dos cursores é definido dentro da própria procedure e o uso direto de por exemplo </text:span><text:span text:style-name="T62">endereco.nome</text:span><text:span text:style-name="T49"> como alias de uma coluna causaria erro de compilação e o </text:span><text:span text:style-name="T62">LINP </text:span><text:span text:style-name="T49">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98"><text:span text:style-name="T49"><text:tab/></text:span><text:span text:style-name="T62">endereco</text:span><text:span text:style-name="T65">.</text:span><text:span text:style-name="T62">nome</text:span></text:p>
      <text:p text:style-name="P198"><text:span text:style-name="T62"><text:tab/>endereco</text:span><text:span text:style-name="T65">.</text:span><text:span text:style-name="T62">cep.numero</text:span></text:p>
      <text:p text:style-name="P198"><text:span text:style-name="T62"><text:s text:c="10"/>campo1</text:span><text:span text:style-name="T65">.</text:span><text:span text:style-name="T62">campo2</text:span><text:span text:style-name="T65">.</text:span><text:span text:style-name="T62">campo3</text:span><text:span text:style-name="T65">.</text:span><text:span text:style-name="T62">campo4</text:span><text:span text:style-name="T65">.</text:span><text:span text:style-name="T62">valor</text:span></text:p>
      <text:p text:style-name="P65"><text:tab/></text:p>
      <text:p text:style-name="P198"><text:span text:style-name="T62"><text:tab/></text:span><text:span text:style-name="T49">Esses campos também poderiam ser retornados com o alias sendo, no caso do banco que estiver usando não suportar definição de alias tipo “campo1.campo2.campo3” :</text:span></text:p>
      <text:p text:style-name="P42"/>
      <text:p text:style-name="P198"><text:span text:style-name="T49"><text:tab/></text:span><text:span text:style-name="T62">endereco</text:span><text:span text:style-name="T65">$$</text:span><text:span text:style-name="T62">nome</text:span></text:p>
      <text:p text:style-name="P198"><text:span text:style-name="T62"><text:tab/>endereco</text:span><text:span text:style-name="T65">$$</text:span><text:span text:style-name="T62">cep.numero</text:span></text:p>
      <text:p text:style-name="P198"><text:span text:style-name="T62"><text:s text:c="10"/>campo1</text:span><text:span text:style-name="T65">$$</text:span><text:span text:style-name="T62">campo2</text:span><text:span text:style-name="T65">$$</text:span><text:span text:style-name="T62">campo3</text:span><text:span text:style-name="T65">$$</text:span><text:span text:style-name="T62">campo4</text:span><text:span text:style-name="T65">$$</text:span><text:span text:style-name="T62">valor</text:span></text:p>
      <text:p text:style-name="P65"/>
      <text:p text:style-name="P198"><text:span text:style-name="T62"><text:tab/></text:span><text:span text:style-name="T52"> &lt;Function&gt;:</text:span><text:span text:style-name="T49"> Define uma chamada a uma stored function. Nesta tag são definidos também os parâmetros de saída que são </text:span><text:span text:style-name="T62">cursores, </text:span><text:span text:style-name="T49">caso exista algum. Esta tag funciona da mesma que a tag </text:span><text:span text:style-name="T62">&lt;Procedure&gt;, </text:span><text:span text:style-name="T49">não sendo necessário repetir todo a descrição aqui. A diferença é que por ser uma </text:span><text:span text:style-name="T62">function</text:span><text:span text:style-name="T49"> </text:span><text:span text:style-name="T49">essa tag define também um nome chave (que será usado no map de resultado. Ver o trecho de observação da tag </text:span><text:span text:style-name="T62">Procedure</text:span><text:span text:style-name="T49">)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9">constante </text:span><text:span text:style-name="T62">org.lindbergframework.persistence.sql.SqlFunction.DEFAULT_RESULT_NAME. </text:span><text:span text:style-name="T49">O atributo dessa tag </text:span><text:span text:style-name="T62">function</text:span><text:span text:style-name="T49"> que define o nome chave do resultado é o </text:span><text:span text:style-name="T62">resultName</text:span><text:span text:style-name="T49"> e quando este for definido este será <text:s/>será usado ao invés da constante padrão. Quando não for definido a constante </text:span><text:span text:style-name="T62">DEFAULT_RESULT_NAME</text:span><text:span text:style-name="T49"> será usada no map de resultados contendo tanto o valor resultado da execução da </text:span><text:span text:style-name="T62">function</text:span><text:span text:style-name="T49"> quanto os parâmetros de saída da </text:span><text:span text:style-name="T62">function</text:span><text:span text:style-name="T49">, caso exista algum.</text:span></text:p>
      <text:p text:style-name="P42"><text:tab/></text:p>
      <text:p text:style-name="P198"><text:span text:style-name="T49"><text:tab/><text:tab/> <text:s text:c="2"/></text:span><text:span text:style-name="T52">EXEMPLO: <text:tab/></text:span></text:p>
      <text:p text:style-name="P47"/>
      <text:p text:style-name="P182"><text:span text:style-name="T242"><text:tab/><text:tab/> <text:s text:c="3"/></text:span><text:span text:style-name="T246">&lt;</text:span><text:span text:style-name="T273">Sql-Command</text:span><text:span text:style-name="T246"> </text:span><text:span text:style-name="T299">id</text:span><text:span text:style-name="T42">=</text:span><text:span text:style-name="T200">"minhaFunction1"</text:span><text:span text:style-name="T246">&gt;</text:span></text:p>
      <text:p text:style-name="P157"><text:span text:style-name="T19"><text:s text:c="13"/></text:span><text:span text:style-name="T234">&lt;</text:span><text:span text:style-name="T262">Function</text:span> <text:span text:style-name="T287">name</text:span><text:span text:style-name="T19">=</text:span><text:span text:style-name="T180">"function1"</text:span> /<text:span text:style-name="T234">&gt;</text:span></text:p>
      <text:p text:style-name="P199"><text:span text:style-name="T31"><text:s text:c="13"/></text:span><text:span text:style-name="T238">&lt;/</text:span><text:span text:style-name="T266">Sql-Command</text:span><text:span text:style-name="T238">&gt;</text:span></text:p>
      <text:p text:style-name="P189"/>
      <text:p text:style-name="P199"><text:span text:style-name="T238"><text:tab/><text:tab/> <text:s text:c="3"/>&lt;</text:span><text:span text:style-name="T266">Sql-Command</text:span><text:span text:style-name="T238"> </text:span><text:span text:style-name="T301">id</text:span><text:span text:style-name="T31">=</text:span><text:span text:style-name="T198">"minhaFunctionDefinindoResultName"</text:span><text:span text:style-name="T238">&gt;</text:span></text:p>
      <text:p text:style-name="P157"><text:span text:style-name="T19"><text:s text:c="13"/></text:span><text:span text:style-name="T234">&lt;</text:span><text:span text:style-name="T262">Function</text:span> <text:span text:style-name="T287">name</text:span><text:span text:style-name="T19">=</text:span><text:span text:style-name="T180">"function1"</text:span> <text:span text:style-name="T291">resultName</text:span><text:span text:style-name="T182">=”meuResultado”</text:span>/<text:span text:style-name="T234">&gt;</text:span></text:p>
      <text:p text:style-name="P199"><text:span text:style-name="T31"><text:s text:c="11"/></text:span><text:span text:style-name="T238">&lt;/</text:span><text:span text:style-name="T266">Sql-Command</text:span><text:span text:style-name="T238">&gt;</text:span></text:p>
      <text:p text:style-name="P189"><text:tab/><text:tab/></text:p>
      <text:p text:style-name="P199"><text:span text:style-name="T238"><text:s text:c="10"/>&lt;</text:span><text:span text:style-name="T266">Sql-Command</text:span><text:span text:style-name="T238"> </text:span><text:span text:style-name="T301">id</text:span><text:span text:style-name="T31">=</text:span><text:span text:style-name="T198">"minhaFunctionDefinindoSchema" </text:span><text:span text:style-name="T238">&gt;</text:span></text:p>
      <text:p text:style-name="P157"><text:span text:style-name="T19"><text:s text:c="13"/></text:span><text:span text:style-name="T234">&lt;</text:span><text:span text:style-name="T262">Function</text:span> <text:span text:style-name="T287">name</text:span><text:span text:style-name="T19">=</text:span><text:span text:style-name="T180">"function1"</text:span> <text:span text:style-name="T291">catalog</text:span><text:span text:style-name="T117">=</text:span><text:span text:style-name="T182">"meuCatalogo" </text:span></text:p>
      <text:p text:style-name="P157"><text:span text:style-name="T182"><text:tab/><text:tab/><text:tab/><text:tab/></text:span><text:span text:style-name="T291">package</text:span><text:span text:style-name="T117">=</text:span><text:span text:style-name="T182">"meuPacote" </text:span><text:span text:style-name="T291">schema</text:span><text:span text:style-name="T117">=</text:span><text:span text:style-name="T182">"meuSchema"</text:span>/<text:span text:style-name="T234">&gt;</text:span></text:p>
      <text:p text:style-name="P199"><text:span text:style-name="T31"><text:s text:c="10"/></text:span><text:span text:style-name="T238">&lt;/</text:span><text:span text:style-name="T266">Sql-Command</text:span><text:span text:style-name="T238">&gt;</text:span></text:p>
      <text:p text:style-name="P189"/>
      <text:p text:style-name="P201"><text:span text:style-name="T81"><text:tab/><text:tab/> <text:s text:c="7"/></text:span><text:span text:style-name="T238">&lt;</text:span><text:span text:style-name="T266">Sql-Command</text:span><text:span text:style-name="T238"> </text:span><text:span text:style-name="T301">id</text:span><text:span text:style-name="T31">=</text:span><text:span text:style-name="T198">"listarPessoasUsandoFunctionRetornandoQtdToalCadastrada" </text:span><text:span text:style-name="T238">&gt;</text:span></text:p>
      <text:p text:style-name="P157"><text:span text:style-name="T19"><text:s text:c="13"/></text:span><text:span text:style-name="T234">&lt;</text:span><text:span text:style-name="T262">Function</text:span> <text:span text:style-name="T287">name</text:span><text:span text:style-name="T19">=</text:span><text:span text:style-name="T180">"listarPessoas"</text:span> <text:span text:style-name="T291">resultName</text:span><text:span text:style-name="T182">=”qtdPessoas”</text:span><text:span text:style-name="T234">&gt;</text:span></text:p>
      <text:p text:style-name="P157"><text:span text:style-name="T19"><text:s text:c="16"/></text:span><text:span text:style-name="T234">&lt;</text:span><text:span text:style-name="T262">OutCursor</text:span> <text:span text:style-name="T287">population-class</text:span><text:span text:style-name="T19">=</text:span><text:span text:style-name="T180">"br.com.meupacote.Pessoa"</text:span><text:span text:style-name="T234">/&gt;</text:span></text:p>
      <text:p text:style-name="P157"><text:span text:style-name="T19"><text:s text:c="13"/></text:span><text:span text:style-name="T234">&lt;/</text:span><text:span text:style-name="T262">Function</text:span><text:span text:style-name="T234">&gt;</text:span></text:p>
      <text:p text:style-name="P200"><text:span text:style-name="T34"><text:s text:c="11"/></text:span><text:span text:style-name="T249">&lt;/</text:span><text:span text:style-name="T275">Sql-Command</text:span><text:span text:style-name="T249">&gt;</text:span></text:p>
      <text:p text:style-name="P194"/>
      <text:p text:style-name="P200"><text:span text:style-name="T249"><text:tab/> <text:s text:c="3"/></text:span><text:span text:style-name="T238">&lt;</text:span><text:span text:style-name="T266">Sql-Command</text:span><text:span text:style-name="T238"> </text:span><text:span text:style-name="T301">id</text:span><text:span text:style-name="T31">=</text:span><text:span text:style-name="T198">"minhaFunctionRetornandoCursorComoReultado"</text:span><text:span text:style-name="T238">&gt;</text:span></text:p>
      <text:p text:style-name="P157"><text:span text:style-name="T19"><text:s text:c="13"/></text:span><text:span text:style-name="T234">&lt;</text:span><text:span text:style-name="T262">Function</text:span> <text:span text:style-name="T287">name</text:span><text:span text:style-name="T19">=</text:span><text:span text:style-name="T180">"function</text:span><text:span text:style-name="T182">RetornandoCursor</text:span><text:span text:style-name="T180">"</text:span> <text:span text:style-name="T234">&gt;</text:span></text:p>
      <text:p text:style-name="P157"><text:span text:style-name="T234"><text:s/><text:tab/><text:tab/><text:tab/>&lt;</text:span><text:span text:style-name="T262">ResultCursor</text:span><text:span text:style-name="T234"> </text:span><text:span text:style-name="T287">population-class</text:span><text:span text:style-name="T19">=</text:span><text:span text:style-name="T180">"br.com.meupacote.Pessoa"</text:span><text:span text:style-name="T234">/&gt;</text:span></text:p>
      <text:p text:style-name="P157"><text:span text:style-name="T19"><text:s text:c="13"/></text:span><text:span text:style-name="T234">&lt;/</text:span><text:span text:style-name="T262">Function</text:span><text:span text:style-name="T234">&gt;</text:span></text:p>
      <text:p text:style-name="P200"><text:span text:style-name="T31"><text:s text:c="11"/></text:span><text:span text:style-name="T238">&lt;/</text:span><text:span text:style-name="T266">Sql-Command</text:span><text:span text:style-name="T238">&gt;</text:span></text:p>
      <text:p text:style-name="P194"/>
      <text:p text:style-name="P200"><text:span text:style-name="T249"><text:tab/> <text:s text:c="3"/></text:span><text:span text:style-name="T238">&lt;</text:span><text:span text:style-name="T266">Sql-Command</text:span><text:span text:style-name="T238"> </text:span><text:span text:style-name="T301">id</text:span><text:span text:style-name="T31">=</text:span><text:span text:style-name="T198">"minhaFunctionCom3CursoresDeSaidaRetornandoCursorComoReultado"</text:span><text:span text:style-name="T238">&gt;</text:span></text:p>
      <text:p text:style-name="P157"><text:span text:style-name="T19"><text:s text:c="13"/></text:span><text:span text:style-name="T234">&lt;</text:span><text:span text:style-name="T262">Function</text:span> <text:span text:style-name="T287">name</text:span><text:span text:style-name="T19">=</text:span><text:span text:style-name="T180">"function</text:span><text:span text:style-name="T182">Com3CursoresDeSaidaRetornandoCursor</text:span><text:span text:style-name="T180">"</text:span> <text:tab/><text:tab/><text:tab/><text:tab/><text:tab/><text:tab/><text:tab/><text:tab/><text:tab/><text:span text:style-name="T291">resultName</text:span><text:span text:style-name="T182">=”cursorPessoas”</text:span><text:span text:style-name="T234">&gt;</text:span></text:p>
      <text:p text:style-name="P157"><text:span text:style-name="T234"><text:tab/><text:tab/> <text:s text:c="3"/>&lt;</text:span><text:span text:style-name="T262">ResultCursor</text:span><text:span text:style-name="T234"> </text:span><text:span text:style-name="T287">population-class</text:span><text:span text:style-name="T19">=</text:span><text:span text:style-name="T180">"br.com.meupacote.Pessoa"</text:span><text:span text:style-name="T234">/&gt;</text:span></text:p>
      <text:p text:style-name="P157"><text:span text:style-name="T19"><text:s text:c="16"/></text:span><text:span text:style-name="T234">&lt;</text:span><text:span text:style-name="T262">OutCursor</text:span> <text:span text:style-name="T287">population-class</text:span><text:span text:style-name="T19">=</text:span><text:span text:style-name="T180">"br.com.meupacote.Classe1"</text:span><text:span text:style-name="T234">/&gt;</text:span></text:p>
      <text:p text:style-name="P157"><text:span text:style-name="T234"><text:tab/><text:tab/> <text:s text:c="3"/>&lt;</text:span><text:span text:style-name="T262">OutCursor</text:span><text:span text:style-name="T234"> </text:span><text:span text:style-name="T287">population-class</text:span><text:span text:style-name="T19">=</text:span><text:span text:style-name="T180">"br.com.meupacote.Classe2"</text:span><text:span text:style-name="T234">/&gt;</text:span></text:p>
      <text:p text:style-name="P157"><text:span text:style-name="T234"><text:tab/><text:tab/> <text:s text:c="3"/>&lt;</text:span><text:span text:style-name="T262">OutCursor</text:span><text:span text:style-name="T234"> </text:span><text:span text:style-name="T287">population-class</text:span><text:span text:style-name="T19">=</text:span><text:span text:style-name="T180">"br.com.meupacote.Classe2"</text:span><text:span text:style-name="T234">/&gt;<text:tab/><text:tab/></text:span></text:p>
      <text:p text:style-name="P157"><text:span text:style-name="T19"><text:s text:c="13"/></text:span><text:span text:style-name="T234">&lt;/</text:span><text:span text:style-name="T262">Function</text:span><text:span text:style-name="T234">&gt;</text:span></text:p>
      <text:p text:style-name="P143"><text:span text:style-name="T32"><text:s text:c="11"/></text:span><text:span text:style-name="T239">&lt;/</text:span><text:span text:style-name="T267">Sql-Command</text:span><text:span text:style-name="T239">&gt;</text:span></text:p>
      <text:p text:style-name="P34"/>
      <text:p text:style-name="P138"><text:span text:style-name="T101"><text:tab/><text:tab/></text:span><text:span text:style-name="T123">5.9 – Adicionando os recursos de persistência do </text:span><text:span text:style-name="T124">LINP </text:span><text:span text:style-name="T123">aos DAO´s</text:span></text:p>
      <text:p text:style-name="P88"/>
      <text:p text:style-name="P138"><text:span text:style-name="T103"><text:tab/><text:tab/></text:span><text:span text:style-name="T101">Como demonstado previamente, os recursos do </text:span><text:span text:style-name="T115">LINP</text:span><text:span text:style-name="T101"> são providos por uma implementação de </text:span><text:span text:style-name="T115">PersistenceTemplate</text:span><text:span text:style-name="T101">. Para que os DAO´s obtenham uma implementação do template já pronta e configurada e assim possam fazer uso dos recursos providos por ele, existem duas formas principais. A primeira é estender o DAO provido pelo </text:span><text:span text:style-name="T115">LINP</text:span><text:span text:style-name="T101"> e que já fornece o template padrão pronto e configurado para usar e a segunda é obter diretamente uma instância do template a partir da fábrica de beans do contexto de </text:span><text:span text:style-name="T101">persistência.</text:span></text:p>
      <text:p text:style-name="P34"><text:tab/><text:tab/></text:p>
      <text:p text:style-name="P34"><text:tab/><text:tab/>Os dois modos serão detalhados abaixo:</text:p>
      <text:p text:style-name="P113"/>
      <text:p text:style-name="P138"><text:span text:style-name="T101"><text:tab/><text:tab/></text:span><text:span text:style-name="T103">1- LinpDAO</text:span><text:span text:style-name="T101">: Estender a classe </text:span><text:span text:style-name="T115">org.lindbergframework.persistence.dao.LinpDAO </text:span><text:span text:style-name="T101">é o modo mais <text:tab/><text:tab/>comum de </text:span><text:span text:style-name="T115">turbinar</text:span><text:span text:style-name="T101"> os DAO´s com os recursos fornecidos pelo template do </text:span><text:span text:style-name="T115">LINP</text:span><text:span text:style-name="T101">. Essa classe provê <text:tab/><text:tab/>um método para obtenção da implementação de </text:span><text:span text:style-name="T115">PersistenceTemplate </text:span><text:span text:style-name="T101">configurada, funcional e pronta <text:tab/><text:tab/>para ser usada baseada nas configurações feitas no contexto </text:span><text:span text:style-name="T115">LINP</text:span><text:span text:style-name="T101"> (datasouce, transaction manager, <text:tab/><text:tab/>repositório de comandos, etc...).</text:span></text:p>
      <text:p text:style-name="P34"/>
      <text:p text:style-name="P138"><text:soft-page-break/><text:span text:style-name="T101"><text:tab/><text:tab/>O método provido em </text:span><text:span text:style-name="T115">LinpDAO </text:span><text:span text:style-name="T101">para obtenção do template pronto é:</text:span></text:p>
      <text:p text:style-name="P138"><text:span text:style-name="T101"><text:tab/><text:tab/><text:tab/></text:span><text:span text:style-name="T216">public</text:span><text:span text:style-name="T22"> PersistenceTemplate getPersistTemplate()</text:span></text:p>
      <text:p text:style-name="P113"/>
      <text:p text:style-name="P138"><text:span text:style-name="T101"><text:tab/><text:tab/>Por padrão o </text:span><text:span text:style-name="T115">LinpDAO </text:span><text:span text:style-name="T101">retorna como template uma instância do template padrão, que já foi <text:s text:c="42"/><text:tab/><text:tab/>abordado anteriormente, </text:span><text:span text:style-name="T115">LinpTemplate</text:span><text:span text:style-name="T91">.</text:span><text:span text:style-name="T76"> Esse template já é provido pelo </text:span><text:span text:style-name="T91">LinpDAO </text:span><text:span text:style-name="T76">com o <text:tab/> <text:s text:c="2"/><text:tab/><text:tab/></text:span><text:span text:style-name="T91">BeanPopulator </text:span><text:span text:style-name="T76">padrão, </text:span><text:span text:style-name="T91">MultLevelsBeanPopulator </text:span><text:span text:style-name="T76">e com o </text:span><text:span text:style-name="T91">datasource</text:span><text:span text:style-name="T76"> definido nas configurações </text:span></text:p>
      <text:p text:style-name="P138"><text:span text:style-name="T76"><text:s text:c="11"/>do contexto </text:span><text:span text:style-name="T91">LINP.</text:span></text:p>
      <text:p text:style-name="P60"/>
      <text:p text:style-name="P138"><text:span text:style-name="T91"><text:tab/><text:tab/>LinpDAO </text:span><text:span text:style-name="T76">também fornece a possibilidade de você definir explicitamente, via construtores <text:tab/> <text:s text:c="6"/><text:tab/><text:tab/>sobrecarregados, uma outra implemntação de </text:span><text:span text:style-name="T91">PersistenceTemplate</text:span><text:span text:style-name="T76"> , </text:span><text:span text:style-name="T91">BeanPopulator </text:span><text:span text:style-name="T76">e/ou </text:span><text:span text:style-name="T91">datasource</text:span><text:span text:style-name="T76"> <text:tab/><text:tab/>devem ser usados para o DAO em questão.</text:span></text:p>
      <text:p text:style-name="P34"/>
      <text:p text:style-name="P34"><text:tab/><text:tab/>Para tal, os construtores sobrecarregados que podem ser usados são:</text:p>
      <text:p text:style-name="P138"><text:span text:style-name="T101"><text:tab/><text:tab/></text:span><text:span text:style-name="T216">public</text:span><text:span text:style-name="T22"> LinpDAO(PersistenceTemplate template)</text:span></text:p>
      <text:p text:style-name="P108"><text:s text:c="4"/></text:p>
      <text:p text:style-name="P146"><text:span text:style-name="T19"><text:tab/></text:span><text:span text:style-name="T215">public</text:span><text:span text:style-name="T19"> LinpDAO(BeanPopulator populator)</text:span></text:p>
      <text:p text:style-name="P108"><text:s text:c="4"/></text:p>
      <text:p text:style-name="P146"><text:span text:style-name="T19"><text:s text:c="6"/></text:span><text:span text:style-name="T215">public</text:span><text:span text:style-name="T19"> LinpDAO(PersistenceTemplate template, BeanPopulator populator)</text:span></text:p>
      <text:p text:style-name="P108"><text:s text:c="4"/></text:p>
      <text:p text:style-name="P146"><text:span text:style-name="T19"><text:s text:c="6"/></text:span><text:span text:style-name="T215">public</text:span><text:span text:style-name="T19"> LinpDAO(PersistenceTemplate template, BeanPopulator populator, </text:span></text:p>
      <text:p text:style-name="P108"><text:tab/><text:tab/><text:tab/> <text:s text:c="2"/>DataSourceConfig dsConfig)</text:p>
      <text:p text:style-name="P108"><text:s text:c="4"/></text:p>
      <text:p text:style-name="P146"><text:span text:style-name="T19"><text:s text:c="6"/></text:span><text:span text:style-name="T215">public</text:span><text:span text:style-name="T19"> LinpDAO(DataSourceConfig dsConfig)</text:span></text:p>
      <text:p text:style-name="P108"><text:s text:c="4"/></text:p>
      <text:p text:style-name="P146"><text:span text:style-name="T19"><text:s text:c="3"/></text:span><text:span text:style-name="T19"><text:s text:c="3"/></text:span><text:span text:style-name="T215">public</text:span><text:span text:style-name="T19"> LinpDAO(BeanPopulator populator, DataSourceConfig dsConfig)</text:span></text:p>
      <text:p text:style-name="P113"/>
      <text:p text:style-name="P149"><text:span text:style-name="T101"><text:tab/><text:tab/></text:span><text:span text:style-name="T50">Qualquer um desses só será usado em algum caso excepcional pois apenas estender </text:span><text:span text:style-name="T59">LinpDAO <text:tab/><text:tab/><text:tab/></text:span><text:span text:style-name="T50">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4"/>
      <text:p text:style-name="P149"><text:span text:style-name="T50"><text:tab/><text:tab/></text:span><text:span text:style-name="T53">2</text:span><text:span text:style-name="T53">- Fábrica de Beans do Contexto de Persistência</text:span><text:span text:style-name="T50">: Uma outra forma de obter o template pronto e <text:tab/><text:tab/>configurado para uso seja nos DAO´s ou em qualquer lugar da aplicação onde for necessário é a <text:tab/><text:tab/>partir da fábrica de beans do contexto de persistência:</text:span></text:p>
      <text:p text:style-name="P34"/>
      <text:p text:style-name="P149"><text:span text:style-name="T50"><text:s/><text:tab/><text:tab/><text:tab/></text:span><text:span text:style-name="T59">org.lindbergframework.persistence.context.LindbergPersistenceSpringBeanFactory</text:span></text:p>
      <text:p text:style-name="P60"/>
      <text:p text:style-name="P149"><text:span text:style-name="T59"><text:tab/><text:tab/></text:span><text:span text:style-name="T50">Essa fábrica é um </text:span><text:span text:style-name="T59">singleton</text:span><text:span text:style-name="T50"> e é responsável pelos beans pertencentes ao contexto de persistência <text:tab/><text:tab/>como a implementação de </text:span><text:span text:style-name="T59">PersistenceTemplate</text:span><text:span text:style-name="T50"> padrão, o </text:span><text:span text:style-name="T59">BeanPopulator</text:span><text:span text:style-name="T50"> padrão, entre outros.</text:span></text:p>
      <text:p text:style-name="P34"><text:tab/><text:tab/></text:p>
      <text:p text:style-name="P34"><text:tab/><text:tab/>Abaixo é demonstrado como é feita a obtenção da instância do template via a fábrica descrita:</text:p>
      <text:p text:style-name="P60"><text:tab/><text:tab/></text:p>
      <text:p text:style-name="P149"><text:span text:style-name="T101"><text:tab/><text:tab/>PersistenceTemplate </text:span><text:span text:style-name="T109">template</text:span><text:span text:style-name="T101"> = LindbergPersistenceSpringBeanFactory.</text:span><text:span text:style-name="T115">getInstance</text:span><text:span text:style-name="T101">()</text:span></text:p>
      <text:p text:style-name="P149"><text:span text:style-name="T101"><text:s text:c="2"/><text:tab/><text:tab/><text:tab/><text:tab/><text:tab/><text:tab/> <text:s text:c="4"/>.getBean(PersistBeans.</text:span><text:span text:style-name="T315">DEFAULT_PERSISTENCE_TEMPLATE</text:span><text:span text:style-name="T101">);</text:span></text:p>
      <text:p text:style-name="P113"/>
      <text:p text:style-name="P113"/>
      <text:p text:style-name="P138"><text:span text:style-name="T123"><text:tab/><text:tab/>5.10 – Exemplo de uso do </text:span><text:span text:style-name="T124">LINP</text:span><text:span text:style-name="T123"> na prática</text:span></text:p>
      <text:p text:style-name="P88"/>
      <text:p text:style-name="P138"><text:span text:style-name="T103"><text:tab/><text:tab/></text:span><text:span text:style-name="T101">Para demonstrar na prática DAO´s usando o </text:span><text:span text:style-name="T115">LINP,</text:span><text:span text:style-name="T101"> considere as mesmas classes que apresentamos anteriormente para abordar a população multinível e que estão novamente apresentadas abaixo:</text:span></text:p>
      <text:p text:style-name="P34"><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4"><draw:frame draw:style-name="fr1" draw:name="figura9" text:anchor-type="paragraph" svg:x="7.735cm" svg:y="0.367cm" svg:width="4.366cm" svg:height="4.096cm" draw:z-index="8"><draw:image xlink:href="Pictures/200000710000110D00001000BB1B52C5.svm" xlink:type="simple" xlink:show="embed" xlink:actuate="onLoad"/></draw:frame></text:p>
      <text:p text:style-name="P138"><text:span text:style-name="T101"><text:tab/><text:tab/>Vamos considerar que estamos usando um banco </text:span><text:span text:style-name="T115">oracle</text:span><text:span text:style-name="T101"> e os dados para conexão sejam:</text:span></text:p>
      <text:p text:style-name="P34"><text:tab/><text:tab/></text:p>
      <text:p text:style-name="P138"><text:span text:style-name="T101"><text:tab/><text:tab/></text:span><text:span text:style-name="T103">URL:</text:span><text:span text:style-name="T101"> </text:span><text:span text:style-name="T76">jdbc:oracle:thin:@localhost:1521:xe</text:span></text:p>
      <text:p text:style-name="P138"><text:span text:style-name="T191"><text:tab/><text:tab/></text:span><text:span text:style-name="T103">USER:</text:span><text:span text:style-name="T101"> SYSTEM</text:span></text:p>
      <text:p text:style-name="P138"><text:span text:style-name="T101"><text:tab/><text:tab/></text:span><text:span text:style-name="T103">PASSWORD:</text:span><text:span text:style-name="T101"> admin</text:span></text:p>
      <text:p text:style-name="P34"><text:tab/><text:tab/><text:tab/><text:tab/></text:p>
      <text:p text:style-name="P138"><text:span text:style-name="T101"><text:tab/><text:tab/>Considere que para o exemplo a seguir nós vamos usar uma implementação de </text:span><text:span text:style-name="T115">datasource</text:span><text:span text:style-name="T101"> do spring que é </text:span><text:span text:style-name="T92">org.springframework.jdbc.datasource.DriverManagerDataSource</text:span><text:span text:style-name="T80"> e que o driver que vamos usar seja o já provido pelo oracle </text:span><text:span text:style-name="T92">oracle.jdbc.OracleDriver</text:span><text:span text:style-name="T80">.</text:span></text:p>
      <text:p text:style-name="P49"/>
      <text:p text:style-name="P138"><text:span text:style-name="T80"><text:tab/><text:tab/>Considere também que nós vamos usar a implementação padrão de repositório de comandos sql, </text:span><text:span text:style-name="T92">ClassPathXmlSqlCommandResolver,</text:span><text:span text:style-name="T194"> </text:span><text:span text:style-name="T80"><text:s/>que trabalha com arquivos XML que obedecem ao schema </text:span><text:a xlink:type="simple" xlink:href="http://www.lindbergframework.org/schema/linp-sqlMapping.xsd">http://www.lindbergframework.org/schema/linp-sqlMapping.xsd</text:a><text:span text:style-name="T80"> e que em nosso exemplo o nosso repositório de comandos SQL é composto por dois arquivos XML que estão dentro do classpath da nossa aplicação, onde um arquivo é só para </text:span><text:span text:style-name="T92">consultas</text:span><text:span text:style-name="T80"> (queries) e outro apenas para </text:span><text:span text:style-name="T92">atualizações </text:span><text:span text:style-name="T80">(updates) denominados respectivamente como </text:span><text:span text:style-name="T92">exemploQueries.xml</text:span><text:span text:style-name="T80"> e </text:span><text:span text:style-name="T92">exemploUpdates.xml.</text:span></text:p>
      <text:p text:style-name="P69"/>
      <text:p text:style-name="P69"/>
      <text:p text:style-name="P69"/>
      <text:p text:style-name="P69"/>
      <text:p text:style-name="P138"><text:span text:style-name="T118"><text:tab/><text:tab/></text:span><text:span text:style-name="T109">Para a definição dessas configurações no framework considere o seguinte arquivo de configuração dentro do pacote </text:span><text:span text:style-name="T118">org.lindbergframework.exemplo.conf:</text:span></text:p>
      <text:p text:style-name="P69"/>
      <text:p text:style-name="P49"><text:tab/><text:tab/>* lindberg-config;xml</text:p>
      <text:p text:style-name="P69"/>
      <text:p text:style-name="P159"><text:span text:style-name="T252">&lt;?</text:span><text:span text:style-name="T278">xml</text:span><text:span text:style-name="T118"> </text:span><text:span text:style-name="T292">version</text:span><text:span text:style-name="T118">=</text:span><text:span text:style-name="T183">"1.0"</text:span><text:span text:style-name="T118"> </text:span><text:span text:style-name="T292">encoding</text:span><text:span text:style-name="T118">=</text:span><text:span text:style-name="T183">"UTF-8"</text:span><text:span text:style-name="T252">?&gt;</text:span></text:p>
      <text:p text:style-name="P157"><text:span text:style-name="T234">&lt;</text:span><text:span text:style-name="T262">lindberg-configuration</text:span> <text:span text:style-name="T287">xmlns</text:span><text:span text:style-name="T19">=</text:span><text:span text:style-name="T180">"http://www.lindbergframework.org/schema"</text:span> </text:p>
      <text:p text:style-name="P157"><text:tab/><text:span text:style-name="T287">xmlns:xsi</text:span><text:span text:style-name="T19">=</text:span><text:span text:style-name="T180">"http://www.w3.org/2001/XMLSchema-instance"</text:span> </text:p>
      <text:p text:style-name="P157"><text:tab/><text:span text:style-name="T287">xsi:schemaLocation</text:span><text:span text:style-name="T19">=</text:span><text:span text:style-name="T180">"http://www.lindbergframework.org/schema lindberg-config.xsd "</text:span><text:span text:style-name="T234">&gt;</text:span></text:p>
      <text:p text:style-name="P157"/>
      <text:p text:style-name="P157"><text:span text:style-name="T234">&lt;</text:span><text:span text:style-name="T262">core</text:span><text:span text:style-name="T234">&gt;</text:span></text:p>
      <text:p text:style-name="P157"><text:soft-page-break/><text:span text:style-name="T19"><text:s text:c="3"/></text:span><text:span text:style-name="T234">&lt;</text:span><text:span text:style-name="T262">config-property</text:span> <text:span text:style-name="T287">name</text:span><text:span text:style-name="T19">=</text:span><text:span text:style-name="T180">"lindberg.core.di-basepackage"</text:span> <text:tab/><text:tab/><text:tab/><text:tab/><text:tab/><text:tab/><text:tab/><text:tab/><text:tab/> <text:s text:c="4"/><text:span text:style-name="T287">value</text:span><text:span text:style-name="T19">=</text:span><text:span text:style-name="T180">"org.lindbergframework.exemplo.*"</text:span><text:span text:style-name="T234">/&gt;</text:span></text:p>
      <text:p text:style-name="P157"><text:span text:style-name="T234">&lt;/</text:span><text:span text:style-name="T262">core</text:span><text:span text:style-name="T234">&gt;</text:span></text:p>
      <text:p text:style-name="P157"/>
      <text:p text:style-name="P157"><text:span text:style-name="T234">&lt;</text:span><text:span text:style-name="T262">linp</text:span><text:span text:style-name="T234">&gt;</text:span></text:p>
      <text:p text:style-name="P157"><text:span text:style-name="T19"><text:tab/></text:span><text:span text:style-name="T234">&lt;</text:span><text:span text:style-name="T262">dataSource</text:span></text:p>
      <text:p text:style-name="P157"><text:tab/><text:tab/><text:span text:style-name="T287">class</text:span><text:span text:style-name="T19">=</text:span><text:span text:style-name="T180">"org.springframework.jdbc.datasource.DriverManagerDataSource"</text:span></text:p>
      <text:p text:style-name="P157"><text:tab/><text:tab/><text:span text:style-name="T287">driver</text:span><text:span text:style-name="T19">=</text:span><text:span text:style-name="T180">"oracle.jdbc.OracleDriver"</text:span> <text:span text:style-name="T287">driverPropertyName</text:span><text:span text:style-name="T19">=</text:span><text:span text:style-name="T180">"driverClassName"</text:span><text:span text:style-name="T234">&gt;</text:span></text:p>
      <text:p text:style-name="P157"><text:span text:style-name="T19"><text:tab/><text:tab/></text:span><text:span text:style-name="T234">&lt;</text:span><text:span text:style-name="T262">property</text:span> <text:span text:style-name="T287">name</text:span><text:span text:style-name="T19">=</text:span><text:span text:style-name="T180">"url"</text:span> <text:span text:style-name="T287">value</text:span><text:span text:style-name="T19">=</text:span><text:span text:style-name="T180">"</text:span><text:span text:style-name="T182">jdbc:oracle:thin:@localhost:1521:xe</text:span><text:span text:style-name="T180">"</text:span> <text:span text:style-name="T234">/&gt;</text:span></text:p>
      <text:p text:style-name="P157"><text:span text:style-name="T19"><text:tab/><text:tab/></text:span><text:span text:style-name="T234">&lt;</text:span><text:span text:style-name="T262">property</text:span> <text:span text:style-name="T287">name</text:span><text:span text:style-name="T19">=</text:span><text:span text:style-name="T180">"username"</text:span> <text:span text:style-name="T287">value</text:span><text:span text:style-name="T19">=</text:span><text:span text:style-name="T180">"</text:span><text:span text:style-name="T182">SYSTEM</text:span><text:span text:style-name="T180">"</text:span> <text:span text:style-name="T234">/&gt;</text:span></text:p>
      <text:p text:style-name="P157"><text:span text:style-name="T19"><text:tab/><text:tab/></text:span><text:span text:style-name="T234">&lt;</text:span><text:span text:style-name="T262">property</text:span> <text:span text:style-name="T287">name</text:span><text:span text:style-name="T19">=</text:span><text:span text:style-name="T180">"password"</text:span> <text:span text:style-name="T287">value</text:span><text:span text:style-name="T19">=</text:span><text:span text:style-name="T180">"</text:span><text:span text:style-name="T182">admin</text:span><text:span text:style-name="T180">"</text:span> <text:span text:style-name="T234">/&gt;</text:span></text:p>
      <text:p text:style-name="P157"><text:span text:style-name="T19"><text:tab/></text:span><text:span text:style-name="T234">&lt;/</text:span><text:span text:style-name="T262">dataSource</text:span><text:span text:style-name="T234">&gt;</text:span></text:p>
      <text:p text:style-name="P157"/>
      <text:p text:style-name="P157"><text:span text:style-name="T19"><text:tab/></text:span><text:span text:style-name="T234">&lt;</text:span><text:span text:style-name="T262">config-properties</text:span><text:span text:style-name="T234">&gt;</text:span></text:p>
      <text:p text:style-name="P157"><text:span text:style-name="T19"><text:tab/><text:tab/></text:span><text:span text:style-name="T234">&lt;</text:span><text:span text:style-name="T262">config-property</text:span> <text:span text:style-name="T287">name</text:span><text:span text:style-name="T19">=</text:span><text:span text:style-name="T180">"lindberg.persistence.IntegerCursorType"</text:span></text:p>
      <text:p text:style-name="P157"><text:tab/><text:tab/><text:tab/><text:span text:style-name="T287">value</text:span><text:span text:style-name="T19">=</text:span><text:span text:style-name="T180">"#oracle.jdbc.OracleTypes.CURSOR"</text:span> <text:span text:style-name="T234">/&gt;</text:span></text:p>
      <text:p text:style-name="P157"><text:span text:style-name="T19"><text:tab/><text:tab/></text:span><text:span text:style-name="T234">&lt;</text:span><text:span text:style-name="T262">config-property</text:span> <text:span text:style-name="T287">name</text:span><text:span text:style-name="T19">=</text:span><text:span text:style-name="T180">"lindberg.persistence.SqlCommandResolver"</text:span></text:p>
      <text:p text:style-name="P157"><text:s text:c="11"/><text:tab/><text:span text:style-name="T287">value</text:span><text:span text:style-name="T19">=</text:span><text:span text:style-name="T180">"org.lindbergframework.persistence.sql.ClassPathXmlSqlCommandResolver"</text:span><text:span text:style-name="T234">&gt;</text:span></text:p>
      <text:p text:style-name="P157"><text:span text:style-name="T19"><text:tab/><text:tab/><text:tab/></text:span><text:span text:style-name="T234">&lt;</text:span><text:span text:style-name="T262">property</text:span> <text:span text:style-name="T287">constructor-arg</text:span><text:span text:style-name="T19">=</text:span><text:span text:style-name="T180">"true"</text:span><text:span text:style-name="T234">&gt;</text:span></text:p>
      <text:p text:style-name="P157"><text:span text:style-name="T19"><text:tab/><text:tab/><text:tab/><text:tab/></text:span><text:span text:style-name="T234">&lt;</text:span><text:span text:style-name="T262">array</text:span><text:span text:style-name="T234">&gt;</text:span></text:p>
      <text:p text:style-name="P120"><text:tab/><text:tab/><text:tab/><text:tab/><text:tab/><text:span text:style-name="T324">org</text:span>/<text:span text:style-name="T324">lindbergframework</text:span>/<text:span text:style-name="T324">exemplo</text:span>/<text:span text:style-name="T324">sql</text:span>/exemploQueries.xml;</text:p>
      <text:p text:style-name="P120"><text:tab/><text:tab/><text:tab/><text:tab/><text:tab/><text:span text:style-name="T324">org</text:span>/<text:span text:style-name="T324">lindbergframework</text:span>/<text:span text:style-name="T324">exemplo</text:span>/<text:span text:style-name="T324">sql</text:span>/exemploUpdates.xml</text:p>
      <text:p text:style-name="P157"><text:span text:style-name="T19"><text:tab/><text:tab/><text:tab/><text:tab/></text:span><text:span text:style-name="T234">&lt;/</text:span><text:span text:style-name="T262">array</text:span><text:span text:style-name="T234">&gt;</text:span></text:p>
      <text:p text:style-name="P157"><text:span text:style-name="T19"><text:tab/><text:tab/><text:tab/></text:span><text:span text:style-name="T234">&lt;/</text:span><text:span text:style-name="T262">property</text:span><text:span text:style-name="T234">&gt;</text:span></text:p>
      <text:p text:style-name="P157"><text:span text:style-name="T19"><text:tab/><text:tab/></text:span><text:span text:style-name="T234">&lt;/</text:span><text:span text:style-name="T262">config-property</text:span><text:span text:style-name="T234">&gt;</text:span></text:p>
      <text:p text:style-name="P157"><text:span text:style-name="T19"><text:tab/></text:span><text:span text:style-name="T234">&lt;/</text:span><text:span text:style-name="T262">config-properties</text:span><text:span text:style-name="T234">&gt;</text:span></text:p>
      <text:p text:style-name="P157"><text:span text:style-name="T234">&lt;/</text:span><text:span text:style-name="T262">linp</text:span><text:span text:style-name="T234">&gt;</text:span></text:p>
      <text:p text:style-name="P157"><text:span text:style-name="T234">&lt;/</text:span><text:span text:style-name="T262">lindberg-configuration</text:span><text:span text:style-name="T234">&gt;</text:span></text:p>
      <text:p text:style-name="P185"/>
      <text:p text:style-name="P69"/>
      <text:p text:style-name="P138"><text:span text:style-name="T109"><text:tab/><text:tab/>No arquivo xml acima </text:span><text:span text:style-name="T118">(lindberg-config.xml)</text:span><text:span text:style-name="T109"> definimos as configurações necessárias para o funcionamento do </text:span><text:span text:style-name="T118">linp</text:span><text:span text:style-name="T109">. </text:span></text:p>
      <text:p text:style-name="P49"/>
      <text:p text:style-name="P138"><text:span text:style-name="T109"><text:tab/><text:tab/>A tag </text:span><text:span text:style-name="T118">core</text:span><text:span text:style-name="T109"> define, neste caso, apenas a configuração do pacote raiz onde a partir deste será feito o escaneamento dos beans anotados com a annotation </text:span><text:span text:style-name="T118">@Bean</text:span><text:span text:style-name="T109"> que comporão o contexto de Beans que será acessado via o mecanismo de inversão de controle provido pelo framework. Este mecanismo provê acesso ao contexto e consequentemente aos beans nele contidos através de </text:span><text:span text:style-name="T92">UserBeanContext.getInstance()</text:span><text:span text:style-name="T80">. Um bean pode ser obtido totamente pronto e com suas dependências resolvidas a partir do contexto chamando o método </text:span><text:span text:style-name="T92">getBean</text:span><text:span text:style-name="T80"> de </text:span><text:span text:style-name="T92">UserBeanContext</text:span><text:span text:style-name="T80">.</text:span></text:p>
      <text:p text:style-name="P49"/>
      <text:p text:style-name="P138"><text:span text:style-name="T80"><text:tab/><text:tab/>A tag </text:span><text:span text:style-name="T92">linp</text:span><text:span text:style-name="T80"> define toda a configuração de persistência. Observe que inicialmente temos a tag </text:span><text:span text:style-name="T92">dataSouce. </text:span><text:span text:style-name="T80">Essa tag define as configurações da conexão propriamente dita: classe da implementação de </text:span><text:span text:style-name="T92">DataSource <text:s/></text:span><text:span text:style-name="T80">a ser usada, classe do </text:span><text:span text:style-name="T92">driver</text:span><text:span text:style-name="T80"> a ser usada, url, usuário e senha do banco.</text:span></text:p>
      <text:p text:style-name="P49"/>
      <text:p text:style-name="P138"><text:span text:style-name="T80"><text:tab/><text:tab/>Abaixo dessa tag </text:span><text:span text:style-name="T92">dataSource</text:span><text:span text:style-name="T80"> temos uma tag </text:span><text:span text:style-name="T92">config-properties</text:span><text:span text:style-name="T80"> que agrupa uma série de tags </text:span><text:span text:style-name="T92">config-property </text:span><text:span text:style-name="T80">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46"><text:span text:style-name="T234"><text:tab/></text:span><text:span text:style-name="T260">&lt;</text:span><text:span text:style-name="T284">config-property</text:span><text:span text:style-name="T345"> </text:span><text:span text:style-name="T303">name</text:span><text:span text:style-name="T128">=</text:span><text:span text:style-name="T210">"lindberg.persistence.IntegerCursorType"</text:span></text:p>
      <text:p text:style-name="P162"><text:span text:style-name="T76"><text:tab/><text:tab/><text:tab/></text:span><text:span text:style-name="T302">value</text:span><text:span text:style-name="T76">=</text:span><text:span text:style-name="T205">"#oracle.jdbc.OracleTypes.CURSOR"</text:span><text:span text:style-name="T76"> </text:span><text:span text:style-name="T255">/&gt;</text:span></text:p>
      <text:p text:style-name="P196"/>
      <text:p text:style-name="P147"><text:span text:style-name="T256"><text:tab/><text:tab/></text:span><text:span text:style-name="T55">Para saber mais sobre o uso do carácter '#' veja a sessão </text:span><text:span text:style-name="T68">“Uso do carácter '#' no XML para definir métodos getters estáticos e propriedades estáticas”</text:span><text:span text:style-name="T66">.</text:span></text:p>
      <text:p text:style-name="P71"/>
      <text:p text:style-name="P147"><text:span text:style-name="T66"><text:tab/><text:tab/></text:span><text:span text:style-name="T55">A próxima propriedade define um repositório de comandos sql a ser usados (</text:span><text:span text:style-name="T66">SqlCommandResolver)</text:span><text:span text:style-name="T55">.</text:span></text:p>
      <text:p text:style-name="P49"/>
      <text:p text:style-name="P138"><text:span text:style-name="T80"><text:tab/><text:tab/></text:span><text:span text:style-name="T245">&lt;</text:span><text:span text:style-name="T272">config-property</text:span><text:span text:style-name="T40"> </text:span><text:span text:style-name="T298">name</text:span><text:span text:style-name="T40">=</text:span><text:span text:style-name="T199">"lindberg.persistence.SqlCommandResolver"</text:span></text:p>
      <text:p text:style-name="P157"><text:s text:c="11"/><text:tab/><text:span text:style-name="T287">value</text:span><text:span text:style-name="T19">=</text:span><text:span text:style-name="T180">"org.lindbergframework.persistence.sql.ClassPathXmlSqlCommandResolver"</text:span><text:span text:style-name="T234">&gt;</text:span></text:p>
      <text:p text:style-name="P157"><text:span text:style-name="T19"><text:tab/><text:tab/><text:tab/></text:span><text:span text:style-name="T234">&lt;</text:span><text:span text:style-name="T262">property</text:span> <text:span text:style-name="T287">constructor-arg</text:span><text:span text:style-name="T19">=</text:span><text:span text:style-name="T180">"true"</text:span><text:span text:style-name="T234">&gt;</text:span></text:p>
      <text:p text:style-name="P157"><text:span text:style-name="T19"><text:tab/><text:tab/><text:tab/><text:tab/></text:span><text:span text:style-name="T234">&lt;</text:span><text:span text:style-name="T262">array</text:span><text:span text:style-name="T234">&gt;</text:span></text:p>
      <text:p text:style-name="P120"><text:soft-page-break/><text:tab/><text:tab/><text:tab/><text:tab/><text:tab/><text:span text:style-name="T338">org/lindbergframework/exemplo/sql/exemploQueries.xml;</text:span></text:p>
      <text:p text:style-name="P122"><text:tab/><text:tab/><text:tab/><text:tab/><text:tab/>org/lindbergframework/exemplo/sql/exemploUpdates.xml</text:p>
      <text:p text:style-name="P157"><text:span text:style-name="T19"><text:tab/><text:tab/><text:tab/><text:tab/></text:span><text:span text:style-name="T234">&lt;/</text:span><text:span text:style-name="T262">array</text:span><text:span text:style-name="T234">&gt;</text:span></text:p>
      <text:p text:style-name="P157"><text:span text:style-name="T19"><text:tab/><text:tab/><text:tab/></text:span><text:span text:style-name="T234">&lt;/</text:span><text:span text:style-name="T262">property</text:span><text:span text:style-name="T234">&gt;</text:span></text:p>
      <text:p text:style-name="P159"><text:span text:style-name="T80"><text:tab/><text:tab/></text:span><text:span text:style-name="T256">&lt;/</text:span><text:span text:style-name="T282">config-property</text:span><text:span text:style-name="T256">&gt;</text:span></text:p>
      <text:p text:style-name="P197"/>
      <text:p text:style-name="P149"><text:span text:style-name="T256"><text:tab/><text:tab/></text:span><text:span text:style-name="T55">Para este exemplo usamos a implementação comum e mais usada que é o repositório de comandos sql usando XML onde os arquivos de XML estão dentro do classpath da aplicação </text:span><text:span text:style-name="T66">ClassPathXmlSqlCommandResolver</text:span><text:span text:style-name="T55">. Definimos isso informando um parâmetro de construtor desta classe através de </text:span><text:span text:style-name="T254">&lt;</text:span><text:span text:style-name="T280">property</text:span><text:span text:style-name="T109"> </text:span><text:span text:style-name="T294">constructor-arg</text:span><text:span text:style-name="T109">=</text:span><text:span text:style-name="T183">"true"</text:span><text:span text:style-name="T254">&gt; </text:span><text:span text:style-name="T55">sobre o qual este é um array de Strings </text:span><text:span text:style-name="T254">&lt;</text:span><text:span text:style-name="T280">array</text:span><text:span text:style-name="T254">&gt; </text:span><text:span text:style-name="T55">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76"><text:span text:style-name="T139"><text:tab/><text:tab/>Esses valores são os arquivos de comandos sql que estão dentro do class path da aplicação e que comporão o repositório de comandos sql. Para saber mais informações sobre a completa configuração usando XML leia a sessão </text:span><text:span text:style-name="T141">“</text:span><text:span text:style-name="T161">Configurando o LINP na prática – Usando XML”.</text:span></text:p>
      <text:p text:style-name="P73"/>
      <text:p text:style-name="P76"><text:span text:style-name="T161"><text:tab/><text:tab/></text:span><text:span text:style-name="T157">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59">exemploQueries.xml</text:span><text:span text:style-name="T157"> e </text:span><text:span text:style-name="T159">exemploUpdates.xml, </text:span><text:span text:style-name="T157"><text:s/>ambos no pacote </text:span><text:span text:style-name="T159">org/lindbergframework/exemplo/sql</text:span><text:span text:style-name="T157">.</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123"><text:span text:style-name="T253">&lt;?</text:span><text:span text:style-name="T279">xml</text:span><text:span text:style-name="T139"> </text:span><text:span text:style-name="T293">version</text:span><text:span text:style-name="T139">=</text:span><text:span text:style-name="T181">"1.0"</text:span><text:span text:style-name="T139"> </text:span><text:span text:style-name="T293">encoding</text:span><text:span text:style-name="T139">=</text:span><text:span text:style-name="T181">"UTF-8"</text:span><text:span text:style-name="T253">?&gt;</text:span></text:p>
      <text:p text:style-name="P157"><text:span text:style-name="T234">&lt;</text:span><text:span text:style-name="T262">Linp-Mapping</text:span> <text:span text:style-name="T287">xmlns</text:span><text:span text:style-name="T19">=</text:span><text:span text:style-name="T180">"http://www.lindbergframework.org/schema"</text:span> </text:p>
      <text:p text:style-name="P157"><text:tab/><text:span text:style-name="T287">xmlns:xsi</text:span><text:span text:style-name="T19">=</text:span><text:span text:style-name="T180">"http://www.w3.org/2001/XMLSchema-instance"</text:span> </text:p>
      <text:p text:style-name="P157"><text:tab/><text:span text:style-name="T287">xsi:schemaLocation</text:span><text:span text:style-name="T19">=</text:span><text:span text:style-name="T180">"http://www.lindbergframework.org/schema linp-sqlMapping.xsd"</text:span><text:span text:style-name="T234">&gt;</text:span></text:p>
      <text:p text:style-name="P157"/>
      <text:p text:style-name="P157"><text:span text:style-name="T234">&lt;</text:span><text:span text:style-name="T262">Description</text:span><text:span text:style-name="T234">&gt;</text:span><text:span text:style-name="T125">Exemplo</text:span><text:span text:style-name="T19"> </text:span><text:span text:style-name="T125">de</text:span><text:span text:style-name="T19"> Queries</text:span><text:span text:style-name="T234">&lt;/</text:span><text:span text:style-name="T262">Description</text:span><text:span text:style-name="T234">&gt;</text:span></text:p>
      <text:p text:style-name="P120"><text:s text:c="4"/></text:p>
      <text:p text:style-name="P157"><text:span text:style-name="T19"><text:s text:c="4"/></text:span><text:span text:style-name="T234">&lt;</text:span><text:span text:style-name="T262">Sql-Mapping</text:span><text:span text:style-name="T234">&gt;</text:span></text:p>
      <text:p text:style-name="P157"><text:span text:style-name="T19"><text:s text:c="7"/></text:span><text:span text:style-name="T234">&lt;</text:span><text:span text:style-name="T262">Sql-Command</text:span> <text:span text:style-name="T287">id</text:span><text:span text:style-name="T19">=</text:span><text:span text:style-name="T180">"</text:span><text:span text:style-name="T182">listarPessoas</text:span><text:span text:style-name="T180">"</text:span><text:span text:style-name="T234">&gt;</text:span></text:p>
      <text:p text:style-name="P157"><text:span text:style-name="T19"><text:s text:c="10"/></text:span><text:span text:style-name="T234">&lt;</text:span><text:span text:style-name="T262">Sql-Statement</text:span><text:span text:style-name="T234">&gt;</text:span><text:span text:style-name="T19">select </text:span><text:span text:style-name="T125">nome</text:span><text:span text:style-name="T19">, </text:span><text:span text:style-name="T125">cpf</text:span><text:span text:style-name="T19">, </text:span><text:span text:style-name="T125">bairro</text:span><text:span text:style-name="T19"> as endereco.bairro, </text:span></text:p>
      <text:p text:style-name="P120"><text:s text:c="10"/><text:tab/><text:tab/><text:tab/><text:tab/> <text:tab/><text:span text:style-name="T324">rua</text:span> as endereco.rua, <text:span text:style-name="T324">numero</text:span> as endereco.numero, </text:p>
      <text:p text:style-name="P120"><text:s text:c="10"/><text:tab/><text:tab/><text:tab/><text:tab/> <text:tab/>numeroCep as endereco.cep.numero</text:p>
      <text:p text:style-name="P120"><text:s text:c="10"/><text:tab/><text:tab/><text:tab/><text:tab/> from <text:span text:style-name="T324">pessoa</text:span></text:p>
      <text:p text:style-name="P157"><text:span text:style-name="T19"><text:s text:c="10"/></text:span><text:span text:style-name="T234">&lt;/</text:span><text:span text:style-name="T262">Sql-Statement</text:span><text:span text:style-name="T234">&gt;</text:span></text:p>
      <text:p text:style-name="P157"><text:span text:style-name="T19"><text:s text:c="7"/></text:span><text:span text:style-name="T234">&lt;/</text:span><text:span text:style-name="T262">Sql-Command</text:span><text:span text:style-name="T234">&gt;</text:span></text:p>
      <text:p text:style-name="P120"><text:s text:c="7"/></text:p>
      <text:p text:style-name="P157"><text:span text:style-name="T19"><text:s text:c="7"/></text:span><text:span text:style-name="T234">&lt;</text:span><text:span text:style-name="T262">Sql-Command</text:span> <text:span text:style-name="T287">id</text:span><text:span text:style-name="T19">=</text:span><text:span text:style-name="T180">"</text:span><text:span text:style-name="T182">consultarPessoa</text:span><text:span text:style-name="T180">"</text:span><text:span text:style-name="T234">&gt;</text:span></text:p>
      <text:p text:style-name="P157"><text:span text:style-name="T19"><text:s text:c="10"/></text:span><text:span text:style-name="T234">&lt;</text:span><text:span text:style-name="T262">Sql-Statement</text:span><text:span text:style-name="T234">&gt;</text:span><text:span text:style-name="T19">select </text:span><text:span text:style-name="T125">nome</text:span><text:span text:style-name="T19">, </text:span><text:span text:style-name="T125">cpf</text:span><text:span text:style-name="T19">, </text:span><text:span text:style-name="T125">bairro</text:span><text:span text:style-name="T19"> as endereco.bairro, </text:span></text:p>
      <text:p text:style-name="P120"><text:s text:c="10"/><text:tab/><text:tab/><text:tab/><text:tab/> <text:tab/><text:span text:style-name="T324">rua</text:span> as endereco.rua, <text:span text:style-name="T324">numero</text:span> as endereco.numero, </text:p>
      <text:p text:style-name="P120"><text:s text:c="10"/><text:tab/><text:tab/><text:tab/><text:tab/> <text:tab/>numeroCep as endereco.cep.numero</text:p>
      <text:p text:style-name="P120"><text:s text:c="10"/><text:tab/><text:tab/><text:tab/><text:tab/> from <text:span text:style-name="T324">pessoa</text:span> where <text:span text:style-name="T324">cpf</text:span> = ?</text:p>
      <text:p text:style-name="P157"><text:span text:style-name="T19"><text:s text:c="10"/></text:span><text:span text:style-name="T234">&lt;/</text:span><text:span text:style-name="T262">Sql-Statement</text:span><text:span text:style-name="T234">&gt;</text:span></text:p>
      <text:p text:style-name="P157"><text:span text:style-name="T19"><text:s text:c="7"/></text:span><text:span text:style-name="T234">&lt;/</text:span><text:span text:style-name="T262">Sql-Command</text:span><text:span text:style-name="T234">&gt;</text:span></text:p>
      <text:p text:style-name="P120"><text:soft-page-break/><text:s text:c="7"/></text:p>
      <text:p text:style-name="P157"><text:span text:style-name="T19"><text:s text:c="7"/></text:span><text:span text:style-name="T234">&lt;</text:span><text:span text:style-name="T262">Sql-Command</text:span> <text:span text:style-name="T287">id</text:span><text:span text:style-name="T19">=</text:span><text:span text:style-name="T180">"</text:span><text:span text:style-name="T182">listarPessoasPorIniciaisNomeUsandoProcedure</text:span><text:span text:style-name="T180">"</text:span><text:span text:style-name="T234">&gt;</text:span></text:p>
      <text:p text:style-name="P157"><text:span text:style-name="T19"><text:s text:c="10"/></text:span><text:span text:style-name="T234">&lt;</text:span><text:span text:style-name="T262">Procedure</text:span> <text:span text:style-name="T287">name</text:span><text:span text:style-name="T19">=</text:span><text:span text:style-name="T180">"listarPessoasPorNomeProc"</text:span> <text:span text:style-name="T234">&gt;</text:span></text:p>
      <text:p text:style-name="P157"><text:span text:style-name="T19"><text:s text:c="13"/></text:span><text:span text:style-name="T234">&lt;</text:span><text:span text:style-name="T262">OutCursor</text:span> <text:span text:style-name="T287">population-class</text:span><text:span text:style-name="T19">=</text:span><text:span text:style-name="T180">"org.lindbergframework.exemplo.beans.Pessoa"</text:span><text:span text:style-name="T234">/&gt;</text:span></text:p>
      <text:p text:style-name="P157"><text:span text:style-name="T19"><text:s text:c="10"/></text:span><text:span text:style-name="T234">&lt;/</text:span><text:span text:style-name="T262">Procedure</text:span><text:span text:style-name="T234">&gt;</text:span></text:p>
      <text:p text:style-name="P157"><text:span text:style-name="T19"><text:s text:c="7"/></text:span><text:span text:style-name="T234">&lt;/</text:span><text:span text:style-name="T262">Sql-Command</text:span><text:span text:style-name="T234">&gt;</text:span></text:p>
      <text:p text:style-name="P120"><text:s text:c="7"/></text:p>
      <text:p text:style-name="P157"><text:span text:style-name="T19"><text:s text:c="7"/></text:span><text:span text:style-name="T234">&lt;</text:span><text:span text:style-name="T262">Sql-Command</text:span> <text:span text:style-name="T287">id</text:span><text:span text:style-name="T19">=</text:span><text:span text:style-name="T180">"</text:span><text:span text:style-name="T182">listarPessoasPorIniciaisNomeUsandoFunction</text:span><text:span text:style-name="T180">"</text:span><text:span text:style-name="T234">&gt;</text:span></text:p>
      <text:p text:style-name="P157"><text:span text:style-name="T19"><text:s text:c="10"/></text:span><text:span text:style-name="T234">&lt;</text:span><text:span text:style-name="T262">Function</text:span> <text:span text:style-name="T287">name</text:span><text:span text:style-name="T19">=</text:span><text:span text:style-name="T180">"</text:span><text:span text:style-name="T181">listarPessoasPorNomeFunc</text:span><text:span text:style-name="T180">"</text:span><text:span text:style-name="T234">&gt;</text:span></text:p>
      <text:p text:style-name="P157"><text:span text:style-name="T19"><text:s text:c="13"/></text:span><text:span text:style-name="T234">&lt;</text:span><text:span text:style-name="T262">ResultCursor</text:span> <text:span text:style-name="T287">population-class</text:span><text:span text:style-name="T19">=</text:span><text:span text:style-name="T180">"org.lindbergframework.exemplo.beans.Pessoa"</text:span> <text:span text:style-name="T234">/&gt;</text:span></text:p>
      <text:p text:style-name="P157"><text:span text:style-name="T19"><text:s text:c="10"/></text:span><text:span text:style-name="T234">&lt;/</text:span><text:span text:style-name="T262">Function</text:span><text:span text:style-name="T234">&gt;</text:span></text:p>
      <text:p text:style-name="P157"><text:span text:style-name="T19"><text:s text:c="7"/></text:span><text:span text:style-name="T234">&lt;/</text:span><text:span text:style-name="T262">Sql-Command</text:span><text:span text:style-name="T234">&gt;</text:span></text:p>
      <text:p text:style-name="P120"><text:s text:c="7"/></text:p>
      <text:p text:style-name="P157"><text:span text:style-name="T19"><text:tab/></text:span><text:span text:style-name="T234">&lt;</text:span><text:span text:style-name="T262">Sql-Command</text:span> <text:span text:style-name="T287">id</text:span><text:span text:style-name="T19">=</text:span><text:span text:style-name="T180">"qtdPessoasUsandoFunction"</text:span><text:span text:style-name="T234">&gt;</text:span></text:p>
      <text:p text:style-name="P157"><text:span text:style-name="T19"><text:s text:c="10"/></text:span><text:span text:style-name="T234">&lt;</text:span><text:span text:style-name="T262">Function</text:span> <text:span text:style-name="T287">name</text:span><text:span text:style-name="T19">=</text:span><text:span text:style-name="T180">"qtdPessoas"</text:span> <text:span text:style-name="T234">/&gt;</text:span></text:p>
      <text:p text:style-name="P157"><text:span text:style-name="T19"><text:s text:c="7"/></text:span><text:span text:style-name="T234">&lt;/</text:span><text:span text:style-name="T262">Sql-Command</text:span><text:span text:style-name="T234">&gt;</text:span></text:p>
      <text:p text:style-name="P120"><text:s text:c="7"/></text:p>
      <text:p text:style-name="P157"><text:span text:style-name="T19"><text:s text:c="7"/></text:span><text:span text:style-name="T234">&lt;</text:span><text:span text:style-name="T262">Sql-Command</text:span> <text:span text:style-name="T287">id</text:span><text:span text:style-name="T19">=</text:span><text:span text:style-name="T180">"qtdPessoas"</text:span><text:span text:style-name="T234">&gt;</text:span></text:p>
      <text:p text:style-name="P157"><text:span text:style-name="T19"><text:s text:c="10"/></text:span><text:span text:style-name="T234">&lt;</text:span><text:span text:style-name="T262">Sql-Statement</text:span><text:span text:style-name="T234">&gt;</text:span><text:span text:style-name="T19">select count(*) from </text:span><text:span text:style-name="T125">pessoa</text:span><text:span text:style-name="T234">&lt;/</text:span><text:span text:style-name="T262">Sql-Statement</text:span><text:span text:style-name="T234">&gt;</text:span><text:span text:style-name="T19"> </text:span></text:p>
      <text:p text:style-name="P157"><text:span text:style-name="T19"><text:s text:c="7"/></text:span><text:span text:style-name="T234">&lt;/</text:span><text:span text:style-name="T262">Sql-Command</text:span><text:span text:style-name="T234">&gt;</text:span></text:p>
      <text:p text:style-name="P120"><text:s text:c="7"/></text:p>
      <text:p text:style-name="P157"><text:span text:style-name="T19"><text:s text:c="4"/></text:span><text:span text:style-name="T234">&lt;/</text:span><text:span text:style-name="T262">Sql-Mapping</text:span><text:span text:style-name="T234">&gt;</text:span></text:p>
      <text:p text:style-name="P120"><text:s text:c="7"/></text:p>
      <text:p text:style-name="P157"><text:span text:style-name="T234">&lt;/</text:span><text:span text:style-name="T262">Linp-Mapping</text:span><text:span text:style-name="T234">&gt;</text:span></text:p>
      <text:p text:style-name="P49"/>
      <text:p text:style-name="P49"><text:tab/><text:tab/>* exemploUpdates.xml</text:p>
      <text:p text:style-name="P49"/>
      <text:p text:style-name="P123"><text:span text:style-name="T253">&lt;?</text:span><text:span text:style-name="T279">xml</text:span><text:span text:style-name="T139"> </text:span><text:span text:style-name="T293">version</text:span><text:span text:style-name="T139">=</text:span><text:span text:style-name="T181">"1.0"</text:span><text:span text:style-name="T139"> </text:span><text:span text:style-name="T293">encoding</text:span><text:span text:style-name="T139">=</text:span><text:span text:style-name="T181">"UTF-8"</text:span><text:span text:style-name="T253">?&gt;</text:span></text:p>
      <text:p text:style-name="P157"><text:span text:style-name="T234">&lt;</text:span><text:span text:style-name="T262">Linp-Mapping</text:span> <text:span text:style-name="T287">xmlns</text:span><text:span text:style-name="T19">=</text:span><text:span text:style-name="T180">"http://www.lindbergframework.org/schema"</text:span> </text:p>
      <text:p text:style-name="P157"><text:tab/><text:tab/><text:span text:style-name="T287">xmlns:xsi</text:span><text:span text:style-name="T19">=</text:span><text:span text:style-name="T180">"http://www.w3.org/2001/XMLSchema-instance"</text:span> </text:p>
      <text:p text:style-name="P157"><text:tab/><text:tab/><text:span text:style-name="T287">xsi:schemaLocation</text:span><text:span text:style-name="T19">=</text:span><text:span text:style-name="T180">"http://www.lindbergframework.org/schema linp-sqlMapping.xsd"</text:span><text:span text:style-name="T234">&gt;</text:span></text:p>
      <text:p text:style-name="P120"><text:tab/><text:tab/></text:p>
      <text:p text:style-name="P157"><text:span text:style-name="T234">&lt;</text:span><text:span text:style-name="T262">Description</text:span><text:span text:style-name="T234">&gt;</text:span><text:span text:style-name="T125">Exemplo</text:span><text:span text:style-name="T19"> </text:span><text:span text:style-name="T125">de</text:span><text:span text:style-name="T19"> Updates</text:span><text:span text:style-name="T234">&lt;/</text:span><text:span text:style-name="T262">Description</text:span><text:span text:style-name="T234">&gt;</text:span></text:p>
      <text:p text:style-name="P120"><text:s text:c="4"/></text:p>
      <text:p text:style-name="P157"><text:span text:style-name="T19"><text:s text:c="4"/></text:span><text:span text:style-name="T234">&lt;</text:span><text:span text:style-name="T262">Sql-Mapping</text:span><text:span text:style-name="T234">&gt;</text:span></text:p>
      <text:p text:style-name="P157"><text:span text:style-name="T19"><text:s text:c="7"/></text:span><text:span text:style-name="T234">&lt;</text:span><text:span text:style-name="T262">Sql-Command</text:span> <text:span text:style-name="T287">id</text:span><text:span text:style-name="T19">=</text:span><text:span text:style-name="T180">"</text:span><text:span text:style-name="T182">inserirPessoa</text:span><text:span text:style-name="T180">"</text:span><text:span text:style-name="T234">&gt;</text:span></text:p>
      <text:p text:style-name="P157"><text:span text:style-name="T19"><text:s text:c="10"/></text:span><text:span text:style-name="T234">&lt;</text:span><text:span text:style-name="T262">Sql-Statement</text:span><text:span text:style-name="T234">&gt;</text:span><text:span text:style-name="T19">insert into </text:span><text:span text:style-name="T125">pessoa</text:span><text:span text:style-name="T19"> values(?,?,?,?,?,?)</text:span><text:span text:style-name="T234">&lt;/</text:span><text:span text:style-name="T262">Sql-Statement</text:span><text:span text:style-name="T234">&gt;</text:span></text:p>
      <text:p text:style-name="P157"><text:span text:style-name="T19"><text:s text:c="7"/></text:span><text:span text:style-name="T234">&lt;/</text:span><text:span text:style-name="T262">Sql-Command</text:span><text:span text:style-name="T234">&gt;</text:span></text:p>
      <text:p text:style-name="P120"><text:s text:c="7"/></text:p>
      <text:p text:style-name="P157"><text:span text:style-name="T19"><text:s text:c="7"/></text:span><text:span text:style-name="T234">&lt;</text:span><text:span text:style-name="T262">Sql-Command</text:span> <text:span text:style-name="T287">id</text:span><text:span text:style-name="T19">=</text:span><text:span text:style-name="T180">"</text:span><text:span text:style-name="T182">excluirPessoa</text:span><text:span text:style-name="T180">"</text:span><text:span text:style-name="T234">&gt;</text:span></text:p>
      <text:p text:style-name="P157"><text:span text:style-name="T19"><text:s text:c="10"/></text:span><text:span text:style-name="T234">&lt;</text:span><text:span text:style-name="T262">Sql-Statement</text:span><text:span text:style-name="T234">&gt;</text:span><text:span text:style-name="T19">delete from </text:span><text:span text:style-name="T125">pessoa</text:span><text:span text:style-name="T19"> where </text:span><text:span text:style-name="T125">cpf</text:span><text:span text:style-name="T19"> = ?</text:span><text:span text:style-name="T234">&lt;/</text:span><text:span text:style-name="T262">Sql-Statement</text:span><text:span text:style-name="T234">&gt;</text:span></text:p>
      <text:p text:style-name="P157"><text:span text:style-name="T19"><text:s text:c="7"/></text:span><text:span text:style-name="T234">&lt;/</text:span><text:span text:style-name="T262">Sql-Command</text:span><text:span text:style-name="T234">&gt;</text:span></text:p>
      <text:p text:style-name="P120"><text:s text:c="7"/></text:p>
      <text:p text:style-name="P157"><text:span text:style-name="T19"><text:s text:c="7"/></text:span><text:span text:style-name="T234">&lt;</text:span><text:span text:style-name="T262">Sql-Command</text:span> <text:span text:style-name="T287">id</text:span><text:span text:style-name="T19">=</text:span><text:span text:style-name="T180">"</text:span><text:span text:style-name="T182">atualizarEnderecoPessoa</text:span><text:span text:style-name="T180">"</text:span><text:span text:style-name="T234">&gt;</text:span></text:p>
      <text:p text:style-name="P157"><text:span text:style-name="T19"><text:s text:c="10"/></text:span><text:span text:style-name="T234">&lt;</text:span><text:span text:style-name="T262">Sql-Statement</text:span><text:span text:style-name="T234">&gt;</text:span><text:span text:style-name="T19">update </text:span><text:span text:style-name="T125">pessoa</text:span><text:span text:style-name="T19"> set </text:span><text:span text:style-name="T125">bairro</text:span><text:span text:style-name="T19"> = ?, </text:span><text:span text:style-name="T125">rua</text:span><text:span text:style-name="T19"> = ?, </text:span><text:span text:style-name="T125">numero</text:span><text:span text:style-name="T19"> = ?, </text:span></text:p>
      <text:p text:style-name="P157"><text:span text:style-name="T19"><text:tab/><text:tab/><text:tab/><text:tab/> numeroCep = ? where </text:span><text:span text:style-name="T125">cpf</text:span><text:span text:style-name="T19"> = ?</text:span></text:p>
      <text:p text:style-name="P157"><text:span text:style-name="T19"><text:s text:c="10"/></text:span><text:span text:style-name="T234">&lt;/</text:span><text:span text:style-name="T262">Sql-Statement</text:span><text:span text:style-name="T234">&gt;</text:span></text:p>
      <text:p text:style-name="P157"><text:span text:style-name="T19"><text:s text:c="7"/></text:span><text:span text:style-name="T234">&lt;/</text:span><text:span text:style-name="T262">Sql-Command</text:span><text:span text:style-name="T234">&gt;</text:span></text:p>
      <text:p text:style-name="P120"><text:s text:c="7"/></text:p>
      <text:p text:style-name="P157"><text:span text:style-name="T19"><text:s text:c="7"/></text:span><text:span text:style-name="T234">&lt;</text:span><text:span text:style-name="T262">Sql-Command</text:span> <text:span text:style-name="T287">id</text:span><text:span text:style-name="T19">=</text:span><text:span text:style-name="T180">"</text:span><text:span text:style-name="T182">excluirPessoaUsandoProcedure</text:span><text:span text:style-name="T180">"</text:span><text:span text:style-name="T234">&gt;</text:span></text:p>
      <text:p text:style-name="P157"><text:span text:style-name="T19"><text:s text:c="10"/></text:span><text:span text:style-name="T234">&lt;</text:span><text:span text:style-name="T262">Procedure</text:span> <text:span text:style-name="T287">name</text:span><text:span text:style-name="T19">=</text:span><text:span text:style-name="T180">"excluirPessoa"</text:span><text:span text:style-name="T234">/&gt;</text:span></text:p>
      <text:p text:style-name="P157"><text:span text:style-name="T19"><text:s text:c="7"/></text:span><text:span text:style-name="T234">&lt;/</text:span><text:span text:style-name="T262">Sql-Command</text:span><text:span text:style-name="T234">&gt;</text:span></text:p>
      <text:p text:style-name="P120"><text:s text:c="7"/></text:p>
      <text:p text:style-name="P157"><text:span text:style-name="T19"><text:s text:c="7"/></text:span><text:span text:style-name="T234">&lt;</text:span><text:span text:style-name="T262">Sql-Command</text:span> <text:span text:style-name="T287">id</text:span><text:span text:style-name="T19">=</text:span><text:span text:style-name="T180">"</text:span><text:span text:style-name="T182">excPessoasPorIniciaisRetornandoExcluidosENaoExcluidosUsandoFunction</text:span><text:span text:style-name="T180">"</text:span><text:span text:style-name="T234">&gt;</text:span></text:p>
      <text:p text:style-name="P157"><text:span text:style-name="T19"><text:s text:c="10"/></text:span><text:span text:style-name="T234">&lt;</text:span><text:span text:style-name="T262">Function</text:span> <text:span text:style-name="T287">name</text:span><text:span text:style-name="T19">=</text:span><text:span text:style-name="T180">"excPessoasRetornaExcluidosFunc"</text:span> <text:span text:style-name="T287">resultName</text:span><text:span text:style-name="T19">=</text:span><text:span text:style-name="T180">"PESSOASEXCLUIDAS"</text:span><text:span text:style-name="T234">&gt;</text:span></text:p>
      <text:p text:style-name="P157"><text:span text:style-name="T340"><text:s text:c="13"/>&lt;!-- </text:span><text:span text:style-name="T341">Não</text:span><text:span text:style-name="T340"> </text:span><text:span text:style-name="T341">Excluidos</text:span><text:span text:style-name="T340"> </text:span><text:span text:style-name="T341">São</text:span><text:span text:style-name="T340"> </text:span><text:span text:style-name="T341">como</text:span><text:span text:style-name="T340"> </text:span><text:span text:style-name="T341">resultado</text:span><text:span text:style-name="T340"> </text:span><text:span text:style-name="T341">da</text:span><text:span text:style-name="T340"> </text:span><text:span text:style-name="T341">função</text:span><text:span text:style-name="T340"> </text:span><text:span text:style-name="T341">através</text:span><text:span text:style-name="T340"> </text:span><text:span text:style-name="T341">de</text:span><text:span text:style-name="T340"> </text:span><text:span text:style-name="T341">um</text:span><text:span text:style-name="T340"> cursor <text:s/>--&gt;</text:span></text:p>
      <text:p text:style-name="P157"><text:span text:style-name="T19"><text:s text:c="13"/></text:span><text:span text:style-name="T234">&lt;</text:span><text:span text:style-name="T262">OutCursor</text:span> <text:span text:style-name="T287">population-class</text:span><text:span text:style-name="T19">=</text:span><text:span text:style-name="T180">"org.lindbergframework.exemplo.beans.Pessoa"</text:span><text:span text:style-name="T234">/&gt;</text:span></text:p>
      <text:p text:style-name="P157"><text:span text:style-name="T234"><text:s text:c="13"/></text:span><text:span text:style-name="T340">&lt;!-- </text:span><text:span text:style-name="T341">Excluidos</text:span><text:span text:style-name="T340"> --&gt;</text:span></text:p>
      <text:p text:style-name="P157"><text:span text:style-name="T19"><text:s text:c="13"/></text:span><text:span text:style-name="T234">&lt;</text:span><text:span text:style-name="T262">ResultCursor</text:span> <text:span text:style-name="T287">population-class</text:span><text:span text:style-name="T19">=</text:span><text:span text:style-name="T180">"org.lindbergframework.exemplo.beans.Pessoa"</text:span> <text:span text:style-name="T234">/&gt;</text:span></text:p>
      <text:p text:style-name="P157"><text:span text:style-name="T19"><text:s text:c="10"/></text:span><text:span text:style-name="T234">&lt;/</text:span><text:span text:style-name="T262">Function</text:span><text:span text:style-name="T234">&gt;</text:span></text:p>
      <text:p text:style-name="P157"><text:span text:style-name="T19"><text:s text:c="7"/></text:span><text:span text:style-name="T234">&lt;/</text:span><text:span text:style-name="T262">Sql-Command</text:span><text:span text:style-name="T234">&gt;</text:span></text:p>
      <text:p text:style-name="P120"><text:s text:c="7"/></text:p>
      <text:p text:style-name="P157"><text:span text:style-name="T19"><text:s text:c="6"/></text:span><text:span text:style-name="T234">&lt;</text:span><text:span text:style-name="T262">Sql-Command </text:span><text:span text:style-name="T287">id</text:span><text:span text:style-name="T19">=</text:span><text:span text:style-name="T180">"</text:span><text:span text:style-name="T182">excPessoasPorIniciaisRetornandoExcluidosENaoExcluidosUsandoProcedure</text:span><text:span text:style-name="T180">"</text:span><text:span text:style-name="T234">&gt;</text:span></text:p>
      <text:p text:style-name="P157"><text:span text:style-name="T19"><text:s text:c="10"/></text:span><text:span text:style-name="T234">&lt;</text:span><text:span text:style-name="T262">Procedure</text:span> <text:span text:style-name="T287">name</text:span><text:span text:style-name="T19">=</text:span><text:span text:style-name="T180">"excPessoasRetornaExcluidosProc"</text:span><text:span text:style-name="T234">&gt;</text:span></text:p>
      <text:p text:style-name="P157"><text:span text:style-name="T234"><text:s text:c="13"/></text:span><text:span text:style-name="T340">&lt;!-- </text:span><text:span text:style-name="T341">Não</text:span><text:span text:style-name="T340"> </text:span><text:span text:style-name="T341">Excluidos</text:span><text:span text:style-name="T340"> --&gt;</text:span></text:p>
      <text:p text:style-name="P157"><text:span text:style-name="T19"><text:s text:c="13"/></text:span><text:span text:style-name="T234">&lt;</text:span><text:span text:style-name="T262">OutCursor</text:span> <text:span text:style-name="T287">population-class</text:span><text:span text:style-name="T19">=</text:span><text:span text:style-name="T180">"org.lindbergframework.exemplo.beans.Pessoa"</text:span><text:span text:style-name="T234">/&gt;</text:span></text:p>
      <text:p text:style-name="P157"><text:span text:style-name="T234"><text:s text:c="13"/></text:span><text:span text:style-name="T340">&lt;!-- </text:span><text:span text:style-name="T341">Excluidos</text:span><text:span text:style-name="T340"> --&gt;</text:span></text:p>
      <text:p text:style-name="P157"><text:span text:style-name="T19"><text:s text:c="13"/></text:span><text:span text:style-name="T234">&lt;</text:span><text:span text:style-name="T262">OutCursor</text:span> <text:span text:style-name="T287">population-class</text:span><text:span text:style-name="T19">=</text:span><text:span text:style-name="T180">"org.lindbergframework.exemplo.beans.Pessoa"</text:span><text:span text:style-name="T234">/&gt;</text:span></text:p>
      <text:p text:style-name="P157"><text:span text:style-name="T19"><text:s text:c="10"/></text:span><text:span text:style-name="T234">&lt;/</text:span><text:span text:style-name="T262">Procedure</text:span><text:span text:style-name="T234">&gt;</text:span></text:p>
      <text:p text:style-name="P157"><text:span text:style-name="T19"><text:s text:c="7"/></text:span><text:span text:style-name="T234">&lt;/</text:span><text:span text:style-name="T262">Sql-Command</text:span><text:span text:style-name="T234">&gt;</text:span></text:p>
      <text:p text:style-name="P157"><text:span text:style-name="T19"><text:s text:c="4"/></text:span><text:span text:style-name="T234">&lt;/</text:span><text:span text:style-name="T262">Sql-Mapping</text:span><text:span text:style-name="T234">&gt;</text:span></text:p>
      <text:p text:style-name="P157"><text:span text:style-name="T234">&lt;/</text:span><text:span text:style-name="T262">Linp-Mapping</text:span><text:span text:style-name="T234">&gt;</text:span></text:p>
      <text:p text:style-name="P49"/>
      <text:p text:style-name="P49"/>
      <text:p text:style-name="P49"><text:soft-page-break/></text:p>
      <text:p text:style-name="P49"/>
      <text:p text:style-name="P49"/>
      <text:p text:style-name="P49"/>
      <text:p text:style-name="P76"><text:span text:style-name="T157"><text:tab/><text:tab/>Para nosso exemplo considere o seguinte </text:span><text:span text:style-name="T159">script</text:span><text:span text:style-name="T157"> de banco </text:span><text:span text:style-name="T159">ORACLE</text:span><text:span text:style-name="T157">:</text:span></text:p>
      <text:p text:style-name="P49"/>
      <text:p text:style-name="P145"><text:span text:style-name="T224">CREATE</text:span><text:span text:style-name="T30"> </text:span><text:span text:style-name="T224">TABLE</text:span><text:span text:style-name="T30"> <text:s/></text:span><text:span text:style-name="T348">"PESSOA"</text:span><text:span text:style-name="T30"> </text:span></text:p>
      <text:p text:style-name="P157"><text:span text:style-name="T19">(<text:tab/></text:span><text:span text:style-name="T347">"NOME"</text:span><text:span text:style-name="T19"> VARCHAR2(4000), </text:span></text:p>
      <text:p text:style-name="P157"><text:span text:style-name="T19"><text:tab/></text:span><text:span text:style-name="T347">"CPF"</text:span><text:span text:style-name="T19"> VARCHAR2(4000), </text:span></text:p>
      <text:p text:style-name="P157"><text:span text:style-name="T19"><text:tab/></text:span><text:span text:style-name="T347">"BAIRRO"</text:span><text:span text:style-name="T19"> VARCHAR2(4000), </text:span></text:p>
      <text:p text:style-name="P157"><text:span text:style-name="T19"><text:tab/></text:span><text:span text:style-name="T347">"RUA"</text:span><text:span text:style-name="T19"> VARCHAR2(4000), </text:span></text:p>
      <text:p text:style-name="P157"><text:span text:style-name="T19"><text:tab/></text:span><text:span text:style-name="T347">"NUMERO"</text:span><text:span text:style-name="T19"> NUMBER, </text:span></text:p>
      <text:p text:style-name="P157"><text:span text:style-name="T19"><text:tab/></text:span><text:span text:style-name="T347">"NUMEROCEP"</text:span><text:span text:style-name="T19"> VARCHAR2(4000)</text:span></text:p>
      <text:p text:style-name="P120">);</text:p>
      <text:p text:style-name="P157"/>
      <text:p text:style-name="P157"><text:span text:style-name="T19">Create </text:span><text:span text:style-name="T215">or</text:span><text:span text:style-name="T19"> </text:span><text:span text:style-name="T349">replace</text:span><text:span text:style-name="T19"> </text:span><text:span text:style-name="T215">procedure</text:span><text:span text:style-name="T19"> listarPessoasPorNomeProc(nomeExemplo </text:span><text:span text:style-name="T215">in</text:span><text:span text:style-name="T19"> </text:span><text:span text:style-name="T215">varchar</text:span><text:span text:style-name="T19">, pessoas out sys_refcursor) </text:span><text:span text:style-name="T215">as</text:span></text:p>
      <text:p text:style-name="P178">begin</text:p>
      <text:p text:style-name="P157"><text:span text:style-name="T19"><text:s text:c="3"/>open pessoas </text:span><text:span text:style-name="T349">for</text:span></text:p>
      <text:p text:style-name="P157"><text:span text:style-name="T19"><text:s text:c="3"/></text:span><text:span text:style-name="T215">select</text:span><text:span text:style-name="T19"> nome, cpf, bairro </text:span><text:span text:style-name="T215">as</text:span><text:span text:style-name="T19"> </text:span><text:span text:style-name="T347">"endereco.bairro"</text:span><text:span text:style-name="T19">, </text:span></text:p>
      <text:p text:style-name="P157"><text:span text:style-name="T19"><text:s text:c="10"/><text:tab/><text:tab/><text:tab/><text:tab/> <text:tab/>rua </text:span><text:span text:style-name="T215">as</text:span><text:span text:style-name="T19"> </text:span><text:span text:style-name="T347">"endereco.rua"</text:span><text:span text:style-name="T19">, numero </text:span><text:span text:style-name="T215">as</text:span><text:span text:style-name="T19"> </text:span><text:span text:style-name="T347">"endereco.numero"</text:span><text:span text:style-name="T19">, </text:span></text:p>
      <text:p text:style-name="P157"><text:span text:style-name="T19"><text:s text:c="10"/><text:tab/><text:tab/><text:tab/><text:tab/> <text:tab/>numeroCep </text:span><text:span text:style-name="T215">as</text:span><text:span text:style-name="T19"> </text:span><text:span text:style-name="T347">"endereco.cep.numero"</text:span></text:p>
      <text:p text:style-name="P157"><text:span text:style-name="T19"><text:s text:c="3"/></text:span><text:span text:style-name="T215">from</text:span><text:span text:style-name="T19"> pessoa </text:span><text:span text:style-name="T215">where</text:span><text:span text:style-name="T19"> nome </text:span><text:span text:style-name="T215">like</text:span><text:span text:style-name="T19"> nomeExemplo || </text:span><text:span text:style-name="T350">'%'</text:span><text:span text:style-name="T19">;</text:span></text:p>
      <text:p text:style-name="P157"><text:span text:style-name="T215">end</text:span><text:span text:style-name="T19"> listarPessoasPorNomeProc;</text:span></text:p>
      <text:p text:style-name="P157"/>
      <text:p text:style-name="P157"><text:span text:style-name="T19">Create </text:span><text:span text:style-name="T215">or</text:span><text:span text:style-name="T19"> </text:span><text:span text:style-name="T349">replace</text:span><text:span text:style-name="T19"> </text:span><text:span text:style-name="T215">procedure</text:span><text:span text:style-name="T19"> excluirPessoa(p_cpf </text:span><text:span text:style-name="T215">in</text:span><text:span text:style-name="T19"> </text:span><text:span text:style-name="T215">varchar</text:span><text:span text:style-name="T19">) </text:span><text:span text:style-name="T215">as</text:span></text:p>
      <text:p text:style-name="P178">begin</text:p>
      <text:p text:style-name="P157"><text:span text:style-name="T19"><text:s text:c="3"/></text:span><text:span text:style-name="T215">delete</text:span><text:span text:style-name="T19"> </text:span><text:span text:style-name="T215">from</text:span><text:span text:style-name="T19"> pessoa </text:span><text:span text:style-name="T215">where</text:span><text:span text:style-name="T19"> cpf = p_cpf;</text:span></text:p>
      <text:p text:style-name="P157"><text:span text:style-name="T215">end</text:span><text:span text:style-name="T19"> excluirPessoa;</text:span></text:p>
      <text:p text:style-name="P157"/>
      <text:p text:style-name="P157"><text:span text:style-name="T19">Create </text:span><text:span text:style-name="T215">or</text:span><text:span text:style-name="T19"> </text:span><text:span text:style-name="T349">replace</text:span><text:span text:style-name="T19"> function listarPessoasPorNomeFunc(nomeExemplo </text:span><text:span text:style-name="T215">in</text:span><text:span text:style-name="T19"> </text:span><text:span text:style-name="T215">varchar</text:span><text:span text:style-name="T19">) return sys_refcursor </text:span><text:span text:style-name="T215">is</text:span></text:p>
      <text:p text:style-name="P120"><text:s text:c="2"/>pessoas sys_refcursor;</text:p>
      <text:p text:style-name="P157"><text:span text:style-name="T215">begin</text:span><text:span text:style-name="T19"> </text:span></text:p>
      <text:p text:style-name="P157"><text:span text:style-name="T19"><text:s text:c="3"/>open pessoas </text:span><text:span text:style-name="T349">for</text:span></text:p>
      <text:p text:style-name="P157"><text:span text:style-name="T19"><text:s text:c="3"/></text:span><text:span text:style-name="T215">select</text:span><text:span text:style-name="T19"> nome, cpf, bairro </text:span><text:span text:style-name="T215">as</text:span><text:span text:style-name="T19"> </text:span><text:span text:style-name="T347">"endereco.bairro"</text:span><text:span text:style-name="T19">, </text:span></text:p>
      <text:p text:style-name="P157"><text:span text:style-name="T19"><text:s text:c="10"/><text:tab/><text:tab/><text:tab/><text:tab/> <text:tab/>rua </text:span><text:span text:style-name="T215">as</text:span><text:span text:style-name="T19"> </text:span><text:span text:style-name="T347">"endereco.rua"</text:span><text:span text:style-name="T19">, numero </text:span><text:span text:style-name="T215">as</text:span><text:span text:style-name="T19"> </text:span><text:span text:style-name="T347">"endereco.numero"</text:span><text:span text:style-name="T19">, </text:span></text:p>
      <text:p text:style-name="P157"><text:span text:style-name="T19"><text:s text:c="10"/><text:tab/><text:tab/><text:tab/><text:tab/> <text:tab/>numeroCep </text:span><text:span text:style-name="T215">as</text:span><text:span text:style-name="T19"> </text:span><text:span text:style-name="T347">"endereco.cep.numero"</text:span></text:p>
      <text:p text:style-name="P157"><text:span text:style-name="T19"><text:s text:c="3"/></text:span><text:span text:style-name="T215">from</text:span><text:span text:style-name="T19"> pessoa </text:span><text:span text:style-name="T215">where</text:span><text:span text:style-name="T19"> nome </text:span><text:span text:style-name="T215">like</text:span><text:span text:style-name="T19"> nomeExemplo || </text:span><text:span text:style-name="T350">'%'</text:span><text:span text:style-name="T19">;</text:span></text:p>
      <text:p text:style-name="P120"><text:s text:c="3"/></text:p>
      <text:p text:style-name="P120"><text:s text:c="3"/>return pessoas;</text:p>
      <text:p text:style-name="P157"><text:span text:style-name="T215">end</text:span><text:span text:style-name="T19"> listarPessoasPorNomeFunc;</text:span></text:p>
      <text:p text:style-name="P157"/>
      <text:p text:style-name="P157"><text:span text:style-name="T19">Create </text:span><text:span text:style-name="T215">or</text:span><text:span text:style-name="T19"> </text:span><text:span text:style-name="T349">replace</text:span><text:span text:style-name="T19"> function excPessoasRetornaExcluidosFunc(nomeExemplo </text:span><text:span text:style-name="T215">in</text:span><text:span text:style-name="T19"> </text:span><text:span text:style-name="T215">varchar</text:span><text:span text:style-name="T19">,pessoasNaoExcluidas out sys_refcursor) return sys_refcursor </text:span><text:span text:style-name="T215">is</text:span></text:p>
      <text:p text:style-name="P120"><text:s text:c="2"/>pessoasExcluidas sys_refcursor;</text:p>
      <text:p text:style-name="P157"><text:span text:style-name="T215">begin</text:span><text:span text:style-name="T19"> </text:span></text:p>
      <text:p text:style-name="P157"><text:span text:style-name="T19"><text:s text:c="3"/>open pessoasNaoExcluidas </text:span><text:span text:style-name="T349">for</text:span></text:p>
      <text:p text:style-name="P157"><text:span text:style-name="T19"><text:s text:c="3"/></text:span><text:span text:style-name="T215">select</text:span><text:span text:style-name="T19"> nome, cpf, bairro </text:span><text:span text:style-name="T215">as</text:span><text:span text:style-name="T19"> </text:span><text:span text:style-name="T347">"endereco.bairro"</text:span><text:span text:style-name="T19">, </text:span></text:p>
      <text:p text:style-name="P157"><text:span text:style-name="T19"><text:s text:c="10"/><text:tab/><text:tab/><text:tab/><text:tab/> <text:tab/>rua </text:span><text:span text:style-name="T215">as</text:span><text:span text:style-name="T19"> </text:span><text:span text:style-name="T347">"endereco.rua"</text:span><text:span text:style-name="T19">, numero </text:span><text:span text:style-name="T215">as</text:span><text:span text:style-name="T19"> </text:span><text:span text:style-name="T347">"endereco.numero"</text:span><text:span text:style-name="T19">, </text:span></text:p>
      <text:p text:style-name="P157"><text:span text:style-name="T19"><text:s text:c="10"/><text:tab/><text:tab/><text:tab/><text:tab/> <text:tab/>numeroCep </text:span><text:span text:style-name="T215">as</text:span><text:span text:style-name="T19"> </text:span><text:span text:style-name="T347">"endereco.cep.numero"</text:span></text:p>
      <text:p text:style-name="P157"><text:span text:style-name="T19"><text:s text:c="3"/></text:span><text:span text:style-name="T215">from</text:span><text:span text:style-name="T19"> pessoa </text:span><text:span text:style-name="T215">where</text:span><text:span text:style-name="T19"> </text:span><text:span text:style-name="T215">not</text:span><text:span text:style-name="T19"> nome </text:span><text:span text:style-name="T215">like</text:span><text:span text:style-name="T19"> nomeExemplo || </text:span><text:span text:style-name="T350">'%'</text:span><text:span text:style-name="T19">;</text:span></text:p>
      <text:p text:style-name="P157"/>
      <text:p text:style-name="P157"><text:span text:style-name="T19"><text:s text:c="3"/>open pessoasExcluidas </text:span><text:span text:style-name="T349">for</text:span></text:p>
      <text:p text:style-name="P157"><text:span text:style-name="T19"><text:s text:c="3"/></text:span><text:span text:style-name="T215">select</text:span><text:span text:style-name="T19"> nome, cpf, bairro </text:span><text:span text:style-name="T215">as</text:span><text:span text:style-name="T19"> </text:span><text:span text:style-name="T347">"endereco.bairro"</text:span><text:span text:style-name="T19">, </text:span></text:p>
      <text:p text:style-name="P157"><text:span text:style-name="T19"><text:s text:c="10"/><text:tab/><text:tab/><text:tab/><text:tab/> <text:tab/>rua </text:span><text:span text:style-name="T215">as</text:span><text:span text:style-name="T19"> </text:span><text:span text:style-name="T347">"endereco.rua"</text:span><text:span text:style-name="T19">, numero </text:span><text:span text:style-name="T215">as</text:span><text:span text:style-name="T19"> </text:span><text:span text:style-name="T347">"endereco.numero"</text:span><text:span text:style-name="T19">, </text:span></text:p>
      <text:p text:style-name="P157"><text:span text:style-name="T19"><text:s text:c="10"/><text:tab/><text:tab/><text:tab/><text:tab/> <text:tab/>numeroCep </text:span><text:span text:style-name="T215">as</text:span><text:span text:style-name="T19"> </text:span><text:span text:style-name="T347">"endereco.cep.numero"</text:span></text:p>
      <text:p text:style-name="P157"><text:span text:style-name="T19"><text:s text:c="3"/></text:span><text:span text:style-name="T215">from</text:span><text:span text:style-name="T19"> pessoa </text:span><text:span text:style-name="T215">where</text:span><text:span text:style-name="T19"> nome </text:span><text:span text:style-name="T215">like</text:span><text:span text:style-name="T19"> nomeExemplo || </text:span><text:span text:style-name="T350">'%'</text:span><text:span text:style-name="T19">;</text:span></text:p>
      <text:p text:style-name="P157"/>
      <text:p text:style-name="P157"><text:span text:style-name="T19"><text:s text:c="3"/></text:span><text:span text:style-name="T215">delete</text:span><text:span text:style-name="T19"> </text:span><text:span text:style-name="T215">from</text:span><text:span text:style-name="T19"> pessoa </text:span><text:span text:style-name="T215">where</text:span><text:span text:style-name="T19"> nome </text:span><text:span text:style-name="T215">like</text:span><text:span text:style-name="T19"> nomeExemplo || </text:span><text:span text:style-name="T350">'%'</text:span><text:span text:style-name="T19">;</text:span></text:p>
      <text:p text:style-name="P120"><text:s text:c="3"/></text:p>
      <text:p text:style-name="P120"><text:s text:c="3"/>return pessoasExcluidas;</text:p>
      <text:p text:style-name="P157"><text:span text:style-name="T215">end</text:span><text:span text:style-name="T19"> excPessoasRetornaExcluidosFunc;</text:span></text:p>
      <text:p text:style-name="P157"/>
      <text:p text:style-name="P157"><text:span text:style-name="T19">Create </text:span><text:span text:style-name="T215">or</text:span><text:span text:style-name="T19"> </text:span><text:span text:style-name="T349">replace</text:span><text:span text:style-name="T19"> </text:span><text:span text:style-name="T215">procedure</text:span><text:span text:style-name="T19"> excPessoasRetornaExcluidosProc(nomeExemplo </text:span><text:span text:style-name="T215">in</text:span><text:span text:style-name="T19"> </text:span><text:span text:style-name="T215">varchar</text:span><text:span text:style-name="T19">, pessoasExcluidas out sys_refcursor, pessoasNaoExcluidas out sys_refcursor) </text:span><text:span text:style-name="T215">as</text:span></text:p>
      <text:p text:style-name="P178">begin</text:p>
      <text:p text:style-name="P157"><text:span text:style-name="T19"><text:s text:c="3"/>open pessoasNaoExcluidas </text:span><text:span text:style-name="T349">for</text:span></text:p>
      <text:p text:style-name="P157"><text:span text:style-name="T19"><text:s text:c="3"/></text:span><text:span text:style-name="T215">select</text:span><text:span text:style-name="T19"> nome, cpf, bairro </text:span><text:span text:style-name="T215">as</text:span><text:span text:style-name="T19"> </text:span><text:span text:style-name="T347">"endereco.bairro"</text:span><text:span text:style-name="T19">, </text:span></text:p>
      <text:p text:style-name="P157"><text:span text:style-name="T19"><text:s text:c="10"/><text:tab/><text:tab/><text:tab/><text:tab/> <text:tab/>rua </text:span><text:span text:style-name="T215">as</text:span><text:span text:style-name="T19"> </text:span><text:span text:style-name="T347">"endereco.rua"</text:span><text:span text:style-name="T19">, numero </text:span><text:span text:style-name="T215">as</text:span><text:span text:style-name="T19"> </text:span><text:span text:style-name="T347">"endereco.numero"</text:span><text:span text:style-name="T19">, </text:span></text:p>
      <text:p text:style-name="P157"><text:span text:style-name="T19"><text:s text:c="10"/><text:tab/><text:tab/><text:tab/><text:tab/> <text:tab/>numeroCep </text:span><text:span text:style-name="T215">as</text:span><text:span text:style-name="T19"> </text:span><text:span text:style-name="T347">"endereco.cep.numero"</text:span></text:p>
      <text:p text:style-name="P157"><text:span text:style-name="T19"><text:s text:c="3"/></text:span><text:span text:style-name="T215">from</text:span><text:span text:style-name="T19"> pessoa </text:span><text:span text:style-name="T215">where</text:span><text:span text:style-name="T19"> </text:span><text:span text:style-name="T215">not</text:span><text:span text:style-name="T19"> nome </text:span><text:span text:style-name="T215">like</text:span><text:span text:style-name="T19"> nomeExemplo || </text:span><text:span text:style-name="T350">'%'</text:span><text:span text:style-name="T19">;</text:span></text:p>
      <text:p text:style-name="P157"/>
      <text:p text:style-name="P157"><text:span text:style-name="T19"><text:s text:c="3"/>open pessoasExcluidas </text:span><text:span text:style-name="T349">for</text:span></text:p>
      <text:p text:style-name="P157"><text:span text:style-name="T19"><text:s text:c="3"/></text:span><text:span text:style-name="T215">select</text:span><text:span text:style-name="T19"> nome, cpf, bairro </text:span><text:span text:style-name="T215">as</text:span><text:span text:style-name="T19"> </text:span><text:span text:style-name="T347">"endereco.bairro"</text:span><text:span text:style-name="T19">, </text:span></text:p>
      <text:p text:style-name="P157"><text:soft-page-break/><text:span text:style-name="T19"><text:s text:c="10"/><text:tab/><text:tab/><text:tab/><text:tab/> <text:tab/>rua </text:span><text:span text:style-name="T215">as</text:span><text:span text:style-name="T19"> </text:span><text:span text:style-name="T347">"endereco.rua"</text:span><text:span text:style-name="T19">, numero </text:span><text:span text:style-name="T215">as</text:span><text:span text:style-name="T19"> </text:span><text:span text:style-name="T347">"endereco.numero"</text:span><text:span text:style-name="T19">, </text:span></text:p>
      <text:p text:style-name="P157"><text:span text:style-name="T19"><text:s text:c="10"/><text:tab/><text:tab/><text:tab/><text:tab/> <text:tab/>numeroCep </text:span><text:span text:style-name="T215">as</text:span><text:span text:style-name="T19"> </text:span><text:span text:style-name="T347">"endereco.cep.numero"</text:span></text:p>
      <text:p text:style-name="P157"><text:span text:style-name="T19"><text:s text:c="3"/></text:span><text:span text:style-name="T215">from</text:span><text:span text:style-name="T19"> pessoa </text:span><text:span text:style-name="T215">where</text:span><text:span text:style-name="T19"> nome </text:span><text:span text:style-name="T215">like</text:span><text:span text:style-name="T19"> nomeExemplo || </text:span><text:span text:style-name="T350">'%'</text:span><text:span text:style-name="T19">;</text:span></text:p>
      <text:p text:style-name="P157"/>
      <text:p text:style-name="P157"><text:span text:style-name="T19"><text:s text:c="3"/></text:span><text:span text:style-name="T215">delete</text:span><text:span text:style-name="T19"> </text:span><text:span text:style-name="T215">from</text:span><text:span text:style-name="T19"> pessoa </text:span><text:span text:style-name="T215">where</text:span><text:span text:style-name="T19"> nome </text:span><text:span text:style-name="T215">like</text:span><text:span text:style-name="T19"> nomeExemplo || </text:span><text:span text:style-name="T350">'%'</text:span><text:span text:style-name="T19">;</text:span></text:p>
      <text:p text:style-name="P157"><text:span text:style-name="T215">end</text:span><text:span text:style-name="T19"> excPessoasRetornaExcluidosProc;</text:span></text:p>
      <text:p text:style-name="P120"/>
      <text:p text:style-name="P157"><text:span text:style-name="T19">Create </text:span><text:span text:style-name="T215">or</text:span><text:span text:style-name="T19"> </text:span><text:span text:style-name="T349">replace</text:span><text:span text:style-name="T19"> function qtdPessoas return number </text:span><text:span text:style-name="T215">is</text:span></text:p>
      <text:p text:style-name="P120"><text:s text:c="2"/>qtd number;</text:p>
      <text:p text:style-name="P157"><text:span text:style-name="T215">begin</text:span><text:span text:style-name="T19"> </text:span></text:p>
      <text:p text:style-name="P157"><text:span text:style-name="T19"><text:s text:c="3"/></text:span><text:span text:style-name="T215">select</text:span><text:span text:style-name="T19"> </text:span><text:span text:style-name="T349">count</text:span><text:span text:style-name="T19">(*) </text:span><text:span text:style-name="T215">into</text:span><text:span text:style-name="T19"> qtd </text:span><text:span text:style-name="T215">from</text:span><text:span text:style-name="T19"> pessoa;</text:span></text:p>
      <text:p text:style-name="P120"><text:s text:c="3"/>return qtd;</text:p>
      <text:p text:style-name="P157"><text:span text:style-name="T215">end</text:span><text:span text:style-name="T19"> qtdPessoas;</text:span></text:p>
      <text:p text:style-name="P96"/>
      <text:p text:style-name="P76"><text:span text:style-name="T157"><text:tab/><text:tab/>Abaixo temos as classes dos beans sobre a qual nosso exemplo efetuará as operações de persistência, a classe </text:span><text:span text:style-name="T159">Pessoa, Endereco </text:span><text:span text:style-name="T157">e</text:span><text:span text:style-name="T159"> Cep</text:span><text:span text:style-name="T157">:</text:span></text:p>
      <text:p text:style-name="P49"/>
      <text:p text:style-name="P53"><text:tab/><text:tab/>* Pessoa</text:p>
      <text:p text:style-name="P138"><text:span text:style-name="T80"><text:tab/><text:tab/> </text:span><text:span text:style-name="T220">public</text:span><text:span text:style-name="T39"> </text:span><text:span text:style-name="T220">class</text:span><text:span text:style-name="T39"> Pessoa {</text:span></text:p>
      <text:p text:style-name="P120"><text:s text:c="4"/></text:p>
      <text:p text:style-name="P157"><text:span text:style-name="T19"><text:s/><text:tab/> <text:s text:c="2"/></text:span><text:span text:style-name="T215">private</text:span><text:span text:style-name="T19"> String </text:span><text:span text:style-name="T313">nome</text:span><text:span text:style-name="T19">;</text:span></text:p>
      <text:p text:style-name="P120"><text:s text:c="4"/></text:p>
      <text:p text:style-name="P157"><text:span text:style-name="T19"><text:tab/> <text:s text:c="2"/></text:span><text:span text:style-name="T215">private</text:span><text:span text:style-name="T19"> String </text:span><text:span text:style-name="T313">cpf</text:span><text:span text:style-name="T19">;</text:span></text:p>
      <text:p text:style-name="P120"><text:s text:c="4"/></text:p>
      <text:p text:style-name="P157"><text:span text:style-name="T19"><text:tab/> <text:s text:c="2"/></text:span><text:span text:style-name="T215">private</text:span><text:span text:style-name="T19"> Endereco </text:span><text:span text:style-name="T313">endereco</text:span><text:span text:style-name="T19">;</text:span></text:p>
      <text:p text:style-name="P120"><text:s text:c="4"/></text:p>
      <text:p text:style-name="P157"><text:span text:style-name="T19"><text:tab/> <text:s text:c="2"/></text:span><text:span text:style-name="T215">public</text:span><text:span text:style-name="T19"> Pessoa() {</text:span></text:p>
      <text:p text:style-name="P157"><text:span text:style-name="T19"><text:s text:c="6"/><text:tab/> <text:s/></text:span><text:span text:style-name="T342">//</text:span></text:p>
      <text:p text:style-name="P120"><text:tab/> <text:s text:c="2"/>}</text:p>
      <text:p text:style-name="P120"><text:s text:c="4"/></text:p>
      <text:p text:style-name="P157"><text:span text:style-name="T19"><text:tab/> <text:s text:c="2"/></text:span><text:span text:style-name="T342">//setters e getters</text:span></text:p>
      <text:p text:style-name="P120"><text:s text:c="4"/></text:p>
      <text:p text:style-name="P122"><text:tab/>}</text:p>
      <text:p text:style-name="P122"/>
      <text:p text:style-name="P122"><text:tab/></text:p>
      <text:p text:style-name="P53"><text:tab/><text:tab/>* Endereco</text:p>
      <text:p text:style-name="P202"/>
      <text:p text:style-name="P202"/>
      <text:p text:style-name="P157"><text:span text:style-name="T215"><text:tab/>public</text:span><text:span text:style-name="T19"> </text:span><text:span text:style-name="T215">class</text:span><text:span text:style-name="T19"> Endereco {</text:span></text:p>
      <text:p text:style-name="P157"/>
      <text:p text:style-name="P157"><text:span text:style-name="T19"><text:tab/> <text:s text:c="3"/></text:span><text:span text:style-name="T215">private</text:span><text:span text:style-name="T19"> String </text:span><text:span text:style-name="T313">bairro</text:span><text:span text:style-name="T19">;</text:span></text:p>
      <text:p text:style-name="P120"><text:s text:c="4"/></text:p>
      <text:p text:style-name="P157"><text:span text:style-name="T19"><text:tab/> <text:s text:c="3"/></text:span><text:span text:style-name="T215">private</text:span><text:span text:style-name="T19"> String </text:span><text:span text:style-name="T313">rua</text:span><text:span text:style-name="T19">;</text:span></text:p>
      <text:p text:style-name="P120"><text:s text:c="4"/></text:p>
      <text:p text:style-name="P157"><text:span text:style-name="T19"><text:tab/> <text:s text:c="3"/></text:span><text:span text:style-name="T215">private</text:span><text:span text:style-name="T19"> Integer </text:span><text:span text:style-name="T313">numero</text:span><text:span text:style-name="T19">;</text:span></text:p>
      <text:p text:style-name="P120"><text:s text:c="4"/></text:p>
      <text:p text:style-name="P157"><text:span text:style-name="T19"><text:tab/> <text:s text:c="3"/></text:span><text:span text:style-name="T215">private</text:span><text:span text:style-name="T19"> Cep </text:span><text:span text:style-name="T313">cep</text:span><text:span text:style-name="T19">;</text:span></text:p>
      <text:p text:style-name="P120"><text:s text:c="4"/></text:p>
      <text:p text:style-name="P157"><text:span text:style-name="T19"><text:tab/> <text:s text:c="3"/></text:span><text:span text:style-name="T215">public</text:span><text:span text:style-name="T19"> Endereco() {</text:span></text:p>
      <text:p text:style-name="P157"><text:span text:style-name="T19"><text:s text:c="6"/><text:tab/> <text:s/></text:span><text:span text:style-name="T342">//</text:span></text:p>
      <text:p text:style-name="P120"><text:tab/> <text:s text:c="3"/>}</text:p>
      <text:p text:style-name="P120"><text:tab/></text:p>
      <text:p text:style-name="P120"><text:tab/> <text:s text:c="3"/><text:span text:style-name="T342">//setters e getters</text:span></text:p>
      <text:p text:style-name="P120"/>
      <text:p text:style-name="P122"><text:tab/>}</text:p>
      <text:p text:style-name="P122"/>
      <text:p text:style-name="P53"><text:tab/><text:tab/>* Cep</text:p>
      <text:p text:style-name="P53"/>
      <text:p text:style-name="P120"><text:span text:style-name="T343"><text:tab/></text:span><text:span text:style-name="T229">public</text:span><text:span text:style-name="T338"> </text:span><text:span text:style-name="T229">class</text:span><text:span text:style-name="T338"> Cep {</text:span></text:p>
      <text:p text:style-name="P120"><text:s text:c="4"/></text:p>
      <text:p text:style-name="P157"><text:span text:style-name="T19"><text:tab/> <text:s text:c="3"/></text:span><text:span text:style-name="T215">private</text:span><text:span text:style-name="T19"> String </text:span><text:span text:style-name="T313">numero</text:span><text:span text:style-name="T19">;</text:span></text:p>
      <text:p text:style-name="P157"/>
      <text:p text:style-name="P157"><text:span text:style-name="T19"><text:tab/> <text:s text:c="3"/></text:span><text:span text:style-name="T215">public</text:span><text:span text:style-name="T19"> Cep() {</text:span></text:p>
      <text:p text:style-name="P157"><text:span text:style-name="T19"><text:tab/> <text:s text:c="7"/></text:span><text:span text:style-name="T342">//</text:span></text:p>
      <text:p text:style-name="P120"><text:tab/> <text:s text:c="3"/>}</text:p>
      <text:p text:style-name="P120"/>
      <text:p text:style-name="P120"><text:tab/> <text:s text:c="3"/><text:span text:style-name="T342">//setters e getters</text:span></text:p>
      <text:p text:style-name="P120"><text:tab/>}</text:p>
      <text:p text:style-name="P116"/>
      <text:p text:style-name="P117"><text:span text:style-name="T162"><text:tab/>Uma vez definida e inicializada a nossa configuração do framework podemos obter um comando </text:span><text:soft-page-break/><text:span text:style-name="T162">facilmente a partir do </text:span><text:span text:style-name="T166">SqlCommandResolver, </text:span><text:span text:style-name="T162">como abaixo:</text:span></text:p>
      <text:p text:style-name="P51"><text:tab/></text:p>
      <text:p text:style-name="P108"><text:span text:style-name="T164"><text:tab/></text:span><text:span text:style-name="T139">LinpContext.getInstance().getSqlCommandResolver(</text:span><text:span text:style-name="T143">)</text:span><text:span text:style-name="T164">;</text:span></text:p>
      <text:p text:style-name="P51"/>
      <text:p text:style-name="P109"><text:span text:style-name="T164"><text:tab/>Obter um comando diretamente a partir do </text:span><text:span text:style-name="T167">SqlCommandResolver </text:span><text:span text:style-name="T164">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67">PersistenceTemplate</text:span><text:span text:style-name="T164">, que como já foi abordado anteriormente na sessão “</text:span><text:span text:style-name="T168">Template de Persistência (PersistenceTemplate)” </text:span><text:span text:style-name="T164">é obtido nos DAO´s </text:span><text:span text:style-name="T164">pronto e configurado para uso a partir da extensão da classe </text:span><text:span text:style-name="T167">LinpDAO </text:span><text:span text:style-name="T164">que já fornece um método para obtenção desse template.</text:span></text:p>
      <text:p text:style-name="P51"/>
      <text:p text:style-name="P109"><text:span text:style-name="T164"><text:tab/>Para o nosso exemplo vamos usar duas implementações de uma interface de DAO de </text:span><text:span text:style-name="T167">Pessoa</text:span><text:span text:style-name="T164"> que fazem as mesmas operações através do template obtido pelo </text:span><text:span text:style-name="T167">LinpDAO</text:span><text:span text:style-name="T164">, só que um implementa as operações acessando o repositório de comandos sql e o outro usa sql direto e não acessa em nenhum momento o repositório de comandos. Abaixo a interface para nosso exemplo, </text:span><text:span text:style-name="T167">IPessoaDAO.</text:span></text:p>
      <text:p text:style-name="P70"/>
      <text:p text:style-name="P57"><text:span text:style-name="T145">Observação: </text:span><text:span text:style-name="T143">Desconsidere os nomes extensos e fora da realidade dos métodos do DAO abaixo. Os nomes são apenas para descrever exatamente o que quero mostrar de funcionalidade do template no uso do método.</text:span></text:p>
      <text:p text:style-name="P70"/>
      <text:p text:style-name="P127"><text:span text:style-name="T214">public</text:span> <text:span text:style-name="T214">interface</text:span> IPessoaDAO {</text:p>
      <text:p text:style-name="P157"/>
      <text:p text:style-name="P157"><text:span text:style-name="T19"><text:s text:c="4"/></text:span><text:span text:style-name="T215">public</text:span><text:span text:style-name="T19"> </text:span><text:span text:style-name="T215">abstract</text:span><text:span text:style-name="T19"> List&lt;Pessoa&gt; listarPessoas();</text:span></text:p>
      <text:p text:style-name="P157"/>
      <text:p text:style-name="P157"><text:span text:style-name="T19"><text:s text:c="4"/></text:span><text:span text:style-name="T215">public</text:span><text:span text:style-name="T19"> </text:span><text:span text:style-name="T215">abstract</text:span><text:span text:style-name="T19"> </text:span><text:span text:style-name="T215">void</text:span><text:span text:style-name="T19"> inserirPessoa(Pessoa pessoa);</text:span></text:p>
      <text:p text:style-name="P157"/>
      <text:p text:style-name="P157"><text:span text:style-name="T19"><text:s text:c="4"/></text:span><text:span text:style-name="T215">public</text:span><text:span text:style-name="T19"> </text:span><text:span text:style-name="T215">abstract</text:span><text:span text:style-name="T19"> </text:span><text:span text:style-name="T215">void</text:span><text:span text:style-name="T19"> excluirPessoa(Pessoa pessoa);</text:span></text:p>
      <text:p text:style-name="P157"/>
      <text:p text:style-name="P157"><text:span text:style-name="T19"><text:s text:c="4"/></text:span><text:span text:style-name="T215">public</text:span><text:span text:style-name="T19"> </text:span><text:span text:style-name="T215">abstract</text:span><text:span text:style-name="T19"> Pessoa consultarPessoa(String cpf);</text:span></text:p>
      <text:p text:style-name="P157"/>
      <text:p text:style-name="P157"><text:span text:style-name="T19"><text:s text:c="4"/></text:span><text:span text:style-name="T215">public</text:span><text:span text:style-name="T19"> </text:span><text:span text:style-name="T215">abstract</text:span><text:span text:style-name="T19"> </text:span><text:span text:style-name="T215">void</text:span><text:span text:style-name="T19"> atualizarEnderecoPessoa(Pessoa pessoa);</text:span></text:p>
      <text:p text:style-name="P157"/>
      <text:p text:style-name="P157"><text:span text:style-name="T19"><text:s text:c="4"/></text:span><text:span text:style-name="T215">public</text:span><text:span text:style-name="T19"> </text:span><text:span text:style-name="T215">abstract</text:span><text:span text:style-name="T19"> List&lt;Pessoa&gt; listarPessoasPorIniciaisNomeUsandoProcedure(String exemploNome);</text:span></text:p>
      <text:p text:style-name="P157"/>
      <text:p text:style-name="P157"><text:span text:style-name="T19"><text:s text:c="4"/></text:span><text:span text:style-name="T215">public</text:span><text:span text:style-name="T19"> </text:span><text:span text:style-name="T215">abstract</text:span><text:span text:style-name="T19"> </text:span><text:span text:style-name="T215">void</text:span><text:span text:style-name="T19"> excluirPessoaUsandoProcedure(String cpf);</text:span></text:p>
      <text:p text:style-name="P157"/>
      <text:p text:style-name="P157"><text:span text:style-name="T19"><text:s text:c="4"/></text:span><text:span text:style-name="T215">public</text:span><text:span text:style-name="T19"> </text:span><text:span text:style-name="T215">abstract</text:span><text:span text:style-name="T19"> List&lt;Pessoa&gt; listarPessoasPorIniciaisNomeUsandoFunction(String exemploNome);</text:span></text:p>
      <text:p text:style-name="P157"/>
      <text:p text:style-name="P157"><text:span text:style-name="T19"><text:s text:c="4"/></text:span><text:span text:style-name="T215">public</text:span><text:span text:style-name="T19"> </text:span><text:span text:style-name="T215">abstract</text:span><text:span text:style-name="T19"> </text:span><text:span text:style-name="T125">Map</text:span><text:span text:style-name="T19"> excluirPessoasPorIniciaisRetornandoExcluidosENaoExcluidosUsandoFunction(String exemploNome);</text:span></text:p>
      <text:p text:style-name="P157"/>
      <text:p text:style-name="P157"><text:span text:style-name="T19"><text:s text:c="4"/></text:span><text:span text:style-name="T215">public</text:span><text:span text:style-name="T19"> </text:span><text:span text:style-name="T215">abstract</text:span><text:span text:style-name="T19"> </text:span><text:span text:style-name="T125">Map</text:span><text:span text:style-name="T19"> excluirPessoasPorIniciaisRetornandoExcluidosENaoExcluidosUsandoProcedure(String exemploNome);</text:span></text:p>
      <text:p text:style-name="P157"/>
      <text:p text:style-name="P157"><text:span text:style-name="T19"><text:s text:c="4"/></text:span><text:span text:style-name="T215">public</text:span><text:span text:style-name="T19"> </text:span><text:span text:style-name="T215">int</text:span><text:span text:style-name="T19"> getNumeroPessoasCadastradasUsandoFunction();</text:span></text:p>
      <text:p text:style-name="P157"/>
      <text:p text:style-name="P157"><text:span text:style-name="T19"><text:s text:c="4"/></text:span><text:span text:style-name="T215">public</text:span><text:span text:style-name="T19"> </text:span><text:span text:style-name="T215">int</text:span><text:span text:style-name="T19"> getNumeroPessoasCadastradas();</text:span></text:p>
      <text:p text:style-name="P157"/>
      <text:p text:style-name="P97">}</text:p>
      <text:p text:style-name="P51"/>
      <text:p text:style-name="P52"><text:tab/><text:span text:style-name="T4">5.10.1 -</text:span> Exemplo DAO acessando <text:span text:style-name="T135">repositório de comandos SQL</text:span> definindo no exemplo:</text:p>
      <text:p text:style-name="P52"/>
      <text:p text:style-name="P157"><text:span text:style-name="T227">import</text:span><text:span text:style-name="T109"> java.math.BigDecimal;</text:span></text:p>
      <text:p text:style-name="P157"><text:span text:style-name="T215">import</text:span><text:span text:style-name="T19"> java.util.HashMap;</text:span></text:p>
      <text:p text:style-name="P157"><text:span text:style-name="T215">import</text:span><text:span text:style-name="T19"> java.util.List;</text:span></text:p>
      <text:p text:style-name="P157"><text:span text:style-name="T215">import</text:span><text:span text:style-name="T19"> java.util.Map;</text:span></text:p>
      <text:p text:style-name="P157"><text:span text:style-name="T215">import</text:span><text:span text:style-name="T19"> org.lindbergframework.beans.di.annotation.Bean;</text:span></text:p>
      <text:p text:style-name="P157"><text:span text:style-name="T215">import</text:span><text:span text:style-name="T19"> org.lindbergframework.exemplo.beans.Endereco;</text:span></text:p>
      <text:p text:style-name="P157"><text:span text:style-name="T215">import</text:span><text:span text:style-name="T19"> org.lindbergframework.exemplo.beans.Pessoa;</text:span></text:p>
      <text:p text:style-name="P157"><text:span text:style-name="T215">import</text:span><text:span text:style-name="T19"> org.lindbergframework.persistence.dao.LinpDAO;</text:span></text:p>
      <text:p text:style-name="P157"><text:span text:style-name="T215">import</text:span><text:span text:style-name="T19"> org.lindbergframework.persistence.sql.SqlArg;</text:span></text:p>
      <text:p text:style-name="P157"><text:span text:style-name="T215">import</text:span><text:span text:style-name="T19"> org.lindbergframework.persistence.sql.SqlFunction;</text:span></text:p>
      <text:p text:style-name="P157"><text:soft-page-break/></text:p>
      <text:p text:style-name="P203"/>
      <text:p text:style-name="P157"><text:span text:style-name="T319">@Bean</text:span><text:span text:style-name="T19">(</text:span><text:span text:style-name="T179">"pessoaDAOAcessandoRepositorio"</text:span><text:span text:style-name="T19">)</text:span></text:p>
      <text:p text:style-name="P157"><text:span text:style-name="T215">public</text:span><text:span text:style-name="T19"> </text:span><text:span text:style-name="T215">class</text:span><text:span text:style-name="T19"> PessoaDAOAcessandoRepositorio </text:span><text:span text:style-name="T215">extends</text:span><text:span text:style-name="T19"> LinpDAO </text:span><text:span text:style-name="T215">implements</text:span><text:span text:style-name="T19"> IPessoaDAO{</text:span></text:p>
      <text:p text:style-name="P157"/>
      <text:p text:style-name="P157"><text:span text:style-name="T19"><text:s text:c="4"/></text:span><text:span text:style-name="T215">public</text:span><text:span text:style-name="T19"> PessoaDAOAcessandoRepositorio() {</text:span></text:p>
      <text:p text:style-name="P157"><text:span text:style-name="T19"><text:s text:c="8"/></text:span><text:span text:style-name="T342">//</text:span></text:p>
      <text:p text:style-name="P120"><text:s text:c="4"/>}</text:p>
      <text:p text:style-name="P120"><text:s text:c="4"/></text:p>
      <text:p text:style-name="P157"><text:span text:style-name="T19"><text:s text:c="4"/></text:span><text:span text:style-name="T215">public</text:span><text:span text:style-name="T19"> List&lt;Pessoa&gt; listarPessoas(){</text:span></text:p>
      <text:p text:style-name="P157"><text:span text:style-name="T19"><text:s text:c="8"/></text:span><text:span text:style-name="T215">return</text:span><text:span text:style-name="T19"> getPersistTemplate().execQuery(Pessoa.</text:span><text:span text:style-name="T215">class</text:span><text:span text:style-name="T19">, </text:span><text:span text:style-name="T179">"listarPessoas"</text:span><text:span text:style-name="T19">);</text:span></text:p>
      <text:p text:style-name="P120"><text:s text:c="4"/>}</text:p>
      <text:p text:style-name="P120"><text:s text:c="4"/></text:p>
      <text:p text:style-name="P157"><text:span text:style-name="T19"><text:s text:c="4"/></text:span><text:span text:style-name="T215">public</text:span><text:span text:style-name="T19"> </text:span><text:span text:style-name="T215">void</text:span><text:span text:style-name="T19"> inserirPessoa(Pessoa pessoa){</text:span></text:p>
      <text:p text:style-name="P120"><text:s text:c="8"/>Endereco endereco = pessoa.getEndereco();</text:p>
      <text:p text:style-name="P157"><text:span text:style-name="T19"><text:s text:c="8"/>getPersistTemplate().execUpdate(</text:span><text:span text:style-name="T179">"inserirPessoa"</text:span><text:span text:style-name="T19">, pessoa.getNome(), </text:span></text:p>
      <text:p text:style-name="P120"><text:tab/><text:tab/><text:tab/><text:tab/><text:tab/><text:tab/><text:tab/><text:tab/><text:tab/> <text:s text:c="3"/>pessoa.getCpf(),</text:p>
      <text:p text:style-name="P120"><text:s text:c="57"/>endereco.getBairro(), <text:tab/><text:tab/><text:tab/><text:tab/><text:tab/><text:tab/><text:tab/><text:tab/><text:tab/><text:tab/><text:tab/> <text:s text:c="3"/>endereco.getRua(), </text:p>
      <text:p text:style-name="P120"><text:s text:c="57"/>endereco.getNumero(), <text:tab/><text:tab/><text:tab/><text:tab/><text:tab/><text:tab/><text:tab/><text:tab/><text:tab/><text:tab/><text:tab/> <text:s text:c="3"/>endereco.getCep().getNumero());</text:p>
      <text:p text:style-name="P120"><text:s text:c="4"/>}</text:p>
      <text:p text:style-name="P120"><text:s text:c="4"/></text:p>
      <text:p text:style-name="P157"><text:span text:style-name="T19"><text:s text:c="4"/></text:span><text:span text:style-name="T215">public</text:span><text:span text:style-name="T19"> </text:span><text:span text:style-name="T215">void</text:span><text:span text:style-name="T19"> excluirPessoa(Pessoa pessoa){</text:span></text:p>
      <text:p text:style-name="P157"><text:span text:style-name="T19"><text:s text:c="8"/>getPersistTemplate().execUpdate(</text:span><text:span text:style-name="T179">"excluirPessoa"</text:span><text:span text:style-name="T19">, pessoa.getCpf());</text:span></text:p>
      <text:p text:style-name="P120"><text:s text:c="4"/>}</text:p>
      <text:p text:style-name="P120"><text:s text:c="4"/></text:p>
      <text:p text:style-name="P157"><text:span text:style-name="T19"><text:s text:c="4"/></text:span><text:span text:style-name="T215">public</text:span><text:span text:style-name="T19"> Pessoa consultarPessoa(String cpf){</text:span></text:p>
      <text:p text:style-name="P157"><text:span text:style-name="T19"><text:s text:c="8"/></text:span><text:span text:style-name="T215">return</text:span><text:span text:style-name="T19"> getPersistTemplate().execQueryForObject(Pessoa.</text:span><text:span text:style-name="T215">class</text:span><text:span text:style-name="T19">, </text:span><text:span text:style-name="T179">"consultarPessoa"</text:span><text:span text:style-name="T19">, cpf);</text:span></text:p>
      <text:p text:style-name="P120"><text:s text:c="4"/>}</text:p>
      <text:p text:style-name="P120"><text:s text:c="4"/></text:p>
      <text:p text:style-name="P157"><text:span text:style-name="T19"><text:s text:c="4"/></text:span><text:span text:style-name="T215">public</text:span><text:span text:style-name="T19"> </text:span><text:span text:style-name="T215">void</text:span><text:span text:style-name="T19"> atualizarEnderecoPessoa(Pessoa pessoa){</text:span></text:p>
      <text:p text:style-name="P120"><text:s text:c="8"/>Endereco endereco = pessoa.getEndereco();</text:p>
      <text:p text:style-name="P157"><text:span text:style-name="T19"><text:s text:c="8"/>getPersistTemplate().execUpdate(</text:span><text:span text:style-name="T179">"atualizarEnderecoPessoa"</text:span><text:span text:style-name="T19">,endereco.getBairro(),</text:span></text:p>
      <text:p text:style-name="P120"><text:s text:c="63"/>endereco.getRua(),</text:p>
      <text:p text:style-name="P120"><text:s text:c="63"/>endereco.getNumero(),</text:p>
      <text:p text:style-name="P120"><text:s text:c="63"/>endereco.getCep().getNumero(),</text:p>
      <text:p text:style-name="P120"><text:s text:c="63"/>pessoa.getCpf());</text:p>
      <text:p text:style-name="P120"><text:s text:c="4"/>}</text:p>
      <text:p text:style-name="P120"><text:s text:c="4"/></text:p>
      <text:p text:style-name="P157"><text:span text:style-name="T19"><text:s text:c="4"/></text:span><text:span text:style-name="T215">public</text:span><text:span text:style-name="T19"> List&lt;Pessoa&gt; listarPessoasPorIniciaisNomeUsandoProcedure(String exemploNome){</text:span></text:p>
      <text:p text:style-name="P157"><text:span text:style-name="T127"><text:tab/>Map </text:span><text:span text:style-name="T19">parametrosOut = getPersistTemplate()</text:span></text:p>
      <text:p text:style-name="P157"><text:span text:style-name="T19"><text:tab/><text:tab/><text:tab/><text:tab/><text:tab/>.callProcedure(</text:span><text:span text:style-name="T179">"listarPessoasPorIniciaisNomeUsandoProcedure"</text:span><text:span text:style-name="T19">, </text:span></text:p>
      <text:p text:style-name="P157"><text:span text:style-name="T119"><text:tab/><text:tab/><text:tab/><text:tab/><text:tab/></text:span><text:span text:style-name="T215">new</text:span><text:span text:style-name="T19"> SqlArg(</text:span><text:span text:style-name="T179">"NOMEEXEMPLO"</text:span><text:span text:style-name="T19">, exemploNome));</text:span></text:p>
      <text:p text:style-name="P161"><text:span text:style-name="T19"><text:s text:c="8"/></text:span><text:span text:style-name="T215">return</text:span><text:span text:style-name="T19"> </text:span><text:span text:style-name="T19">(List&lt;Pessoa&gt;) parametrosOut.get(</text:span><text:span text:style-name="T179">"PESSOAS"</text:span><text:span text:style-name="T19">)</text:span><text:span text:style-name="T19">;</text:span></text:p>
      <text:p text:style-name="P120"><text:s text:c="4"/>}</text:p>
      <text:p text:style-name="P120"><text:s text:c="4"/></text:p>
      <text:p text:style-name="P157"><text:span text:style-name="T19"><text:s text:c="4"/></text:span><text:span text:style-name="T229">public</text:span><text:span text:style-name="T127"> </text:span><text:span text:style-name="T229">void</text:span><text:span text:style-name="T127"> excluirPessoaUsandoProcedure(String cpf){</text:span></text:p>
      <text:p text:style-name="P161"><text:span text:style-name="T19"><text:s text:c="8"/></text:span><text:span text:style-name="T19">Map</text:span><text:span text:style-name="T19"> mapParam = </text:span><text:span text:style-name="T215">new</text:span><text:span text:style-name="T19"> </text:span><text:span text:style-name="T19">HashMap</text:span><text:span text:style-name="T19">();</text:span></text:p>
      <text:p text:style-name="P161"><text:span text:style-name="T19"><text:s text:c="8"/></text:span><text:span text:style-name="T19">mapParam.put(</text:span><text:span text:style-name="T179">"P_CPF"</text:span><text:span text:style-name="T19">, cpf)</text:span><text:span text:style-name="T19">;</text:span></text:p>
      <text:p text:style-name="P161"><text:span text:style-name="T19"><text:s text:c="8"/>getPersistTemplate().callProcedure(</text:span><text:span text:style-name="T179">"excluirPessoaUsandoProcedure"</text:span><text:span text:style-name="T19">, </text:span><text:span text:style-name="T19">mapParam</text:span><text:span text:style-name="T19">);</text:span></text:p>
      <text:p text:style-name="P122"><text:s text:c="4"/>}</text:p>
      <text:p text:style-name="P120"><text:s text:c="4"/></text:p>
      <text:p text:style-name="P161"><text:span text:style-name="T19"><text:s text:c="4"/></text:span><text:span text:style-name="T215">public</text:span><text:span text:style-name="T19"> List&lt;Pessoa&gt; listarPessoasPorIniciaisNomeUsandoFunction(String exemploNome){</text:span></text:p>
      <text:p text:style-name="P161"><text:span text:style-name="T19"><text:s text:c="8"/></text:span><text:span text:style-name="T19">Map</text:span><text:span text:style-name="T19"> parametrosOut = getPersistTemplate()</text:span></text:p>
      <text:p text:style-name="P161"><text:span text:style-name="T19"><text:tab/><text:tab/><text:tab/><text:tab/><text:tab/>.callFunction(</text:span><text:span text:style-name="T179">"listarPessoasPorIniciaisNomeUsandoFunction"</text:span><text:span text:style-name="T19">, </text:span></text:p>
      <text:p text:style-name="P161"><text:span text:style-name="T119"><text:tab/><text:tab/><text:tab/><text:tab/><text:tab/><text:tab/><text:tab/> <text:s text:c="2"/></text:span><text:span text:style-name="T215">new</text:span><text:span text:style-name="T19"> SqlArg(</text:span><text:span text:style-name="T179">"NOMEEXEMPLO"</text:span><text:span text:style-name="T19">, exemploNome));</text:span></text:p>
      <text:p text:style-name="P161"><text:span text:style-name="T19"><text:s text:c="8"/></text:span><text:span text:style-name="T215">return</text:span><text:span text:style-name="T19"> </text:span><text:span text:style-name="T19">(List&lt;Pessoa&gt;) parametrosOut.get(SqlFunction.</text:span><text:span text:style-name="T314">DEFAULT_RESULT_NAME</text:span><text:span text:style-name="T19">)</text:span><text:span text:style-name="T19">;</text:span></text:p>
      <text:p text:style-name="P122"><text:s text:c="4"/>}</text:p>
      <text:p text:style-name="P120"><text:s text:c="4"/></text:p>
      <text:p text:style-name="P157"><text:span text:style-name="T19"><text:s text:c="4"/></text:span><text:span text:style-name="T215">public</text:span><text:span text:style-name="T19"> </text:span><text:span text:style-name="T125">Map</text:span><text:span text:style-name="T19"> </text:span><text:span text:style-name="T127">excluirPessoasPorIniciaisRetornandoExcluidosENaoExcluidosUsandoFunction</text:span><text:span text:style-name="T19">(String exemploNome){</text:span></text:p>
      <text:p text:style-name="P157"><text:span text:style-name="T19"><text:s text:c="8"/></text:span><text:span text:style-name="T215">return </text:span><text:span text:style-name="T19"><text:s/>getPersistTemplate()</text:span></text:p>
      <text:p text:style-name="P157"><text:span text:style-name="T19"><text:tab/> <text:s text:c="18"/>.callFunction(</text:span><text:span text:style-name="T179">"excPessoasPorIniciaisRetornandoExcluidosENaoExcluidosUsandoFunction"</text:span><text:span text:style-name="T19">, </text:span></text:p>
      <text:p text:style-name="P157"><text:span text:style-name="T119"><text:tab/><text:tab/><text:tab/> <text:s text:c="4"/></text:span><text:span text:style-name="T215">new</text:span><text:span text:style-name="T19"> SqlArg(</text:span><text:span text:style-name="T179">"NOMEEXEMPLO"</text:span><text:span text:style-name="T19">, exemploNome));</text:span></text:p>
      <text:p text:style-name="P120"><text:s text:c="4"/>}</text:p>
      <text:p text:style-name="P120"><text:s text:c="4"/></text:p>
      <text:p text:style-name="P157"><text:span text:style-name="T19"><text:s text:c="4"/></text:span><text:span text:style-name="T215">public</text:span><text:span text:style-name="T19"> </text:span><text:span text:style-name="T125">Map</text:span><text:span text:style-name="T19"> excluirPessoasPorIniciaisRetornandoExcluidosENaoExcluidosUsandoProcedure(String exemploNome){</text:span></text:p>
      <text:p text:style-name="P157"><text:span text:style-name="T19"><text:s text:c="8"/></text:span><text:span text:style-name="T215">return</text:span><text:span text:style-name="T19"> getPersistTemplate()</text:span></text:p>
      <text:p text:style-name="P157"><text:span text:style-name="T19"><text:tab/> <text:s text:c="17"/>.callProcedure(</text:span><text:span text:style-name="T179">"excPessoasPorIniciaisRetornandoExcluidosENaoExcluidosUsandoProcedure"</text:span><text:span text:style-name="T19">, </text:span></text:p>
      <text:p text:style-name="P157"><text:span text:style-name="T119"><text:tab/><text:tab/><text:tab/><text:tab/><text:tab/> <text:s text:c="3"/></text:span><text:span text:style-name="T215">new</text:span><text:span text:style-name="T19"> SqlArg(</text:span><text:span text:style-name="T179">"NOMEEXEMPLO"</text:span><text:span text:style-name="T19">, exemploNome));</text:span></text:p>
      <text:p text:style-name="P120"><text:s text:c="4"/>}</text:p>
      <text:p text:style-name="P120"/>
      <text:p text:style-name="P157"><text:span text:style-name="T19"><text:s text:c="4"/></text:span><text:span text:style-name="T215">public</text:span><text:span text:style-name="T19"> </text:span><text:span text:style-name="T215">int</text:span><text:span text:style-name="T19"> getNumeroPessoasCadastradas(){</text:span></text:p>
      <text:p text:style-name="P157"><text:span text:style-name="T19"><text:s text:c="8"/></text:span><text:span text:style-name="T215">return</text:span><text:span text:style-name="T19"> getPersistTemplate().execQueryForObject(Integer.</text:span><text:span text:style-name="T215">class</text:span><text:span text:style-name="T19">, </text:span><text:span text:style-name="T179">"qtdPessoas"</text:span><text:span text:style-name="T19">);</text:span></text:p>
      <text:p text:style-name="P120"><text:s text:c="4"/>}</text:p>
      <text:p text:style-name="P120"><text:s text:c="4"/></text:p>
      <text:p text:style-name="P157"><text:span text:style-name="T19"><text:s text:c="4"/></text:span><text:span text:style-name="T215">public</text:span><text:span text:style-name="T19"> </text:span><text:span text:style-name="T215">int</text:span><text:span text:style-name="T19"> getNumeroPessoasCadastradasUsandoFunction(){</text:span></text:p>
      <text:p text:style-name="P157"><text:soft-page-break/><text:span text:style-name="T19"><text:s text:c="8"/>Map&lt;String,BigDecimal&gt; map = </text:span><text:span text:style-name="T125">getPersistTemplate().callFunction(</text:span><text:span text:style-name="T208">"qtdPessoasUsandoFunction"</text:span><text:span text:style-name="T125">)</text:span><text:span text:style-name="T19">;</text:span></text:p>
      <text:p text:style-name="P157"><text:span text:style-name="T19"><text:s text:c="8"/>BigDecimal retorno = map.get(SqlFunction.</text:span><text:span text:style-name="T314">DEFAULT_RESULT_NAME</text:span><text:span text:style-name="T19">);</text:span></text:p>
      <text:p text:style-name="P157"><text:span text:style-name="T19"><text:s text:c="8"/></text:span><text:span text:style-name="T215">return</text:span><text:span text:style-name="T19"> retorno.intValue();</text:span></text:p>
      <text:p text:style-name="P120"><text:s text:c="4"/>}</text:p>
      <text:p text:style-name="P120">}</text:p>
      <text:p text:style-name="P51"/>
      <text:p text:style-name="P118"><text:span text:style-name="T165"><text:tab/>* Detalhando as operações do DAO <text:s/></text:span><text:span text:style-name="T169">PessoaDAOAcessandoRepositorio:</text:span></text:p>
      <text:p text:style-name="P75"/>
      <text:p text:style-name="P50"><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4"/>
      <text:p text:style-name="P125"><text:span text:style-name="T169">- listarPessoas: </text:span><text:span text:style-name="T164">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67">ResultSets </text:span><text:span text:style-name="T164">para criar cada objeto baseado em cada linha retornada no </text:span><text:span text:style-name="T167">ResultSet</text:span><text:span text:style-name="T164"> para a consulta.</text:span></text:p>
      <text:p text:style-name="P125"><text:span text:style-name="T164"><text:tab/><text:tab/> <text:s text:c="3"/>Observe que chamamos o método </text:span><text:span text:style-name="T167">execQuery</text:span><text:span text:style-name="T164"> do template passando com qual classe queremos popular cada linha do resultado da consulta. Passamos também o ID do comando sql no repositório de comandos que será executado para efetuar a consulta. Neste caso o ID é </text:span><text:span text:style-name="T167">'listarPessoas'</text:span><text:span text:style-name="T164">. Esse ID de comando está definido no nosso XML </text:span><text:span text:style-name="T167">exemploQueries.xml</text:span><text:span text:style-name="T164">, pois estamos usando um repositório de comandos baseado em XML.</text:span><text:span text:style-name="T167"> </text:span></text:p>
      <text:p text:style-name="P72"/>
      <text:p text:style-name="P124"><text:span text:style-name="T167"><text:tab/>* </text:span><text:span text:style-name="T164">Código java:</text:span></text:p>
      <text:p text:style-name="P157"><text:tab/><text:span text:style-name="T227">public</text:span><text:span text:style-name="T109"> List&lt;Pessoa&gt; listarPessoas(){</text:span></text:p>
      <text:p text:style-name="P157"><text:span text:style-name="T19"><text:s text:c="9"/></text:span><text:span text:style-name="T215">return</text:span><text:span text:style-name="T19"> getPersistTemplate().execQuery(Pessoa.</text:span><text:span text:style-name="T215">class</text:span><text:span text:style-name="T19">, </text:span><text:span text:style-name="T179">"listarPessoas"</text:span><text:span text:style-name="T19">);</text:span></text:p>
      <text:p text:style-name="P120"><text:s text:c="6"/>}</text:p>
      <text:p text:style-name="P108"/>
      <text:p text:style-name="P124"><text:span text:style-name="T164"><text:tab/>* Declaração do comando </text:span><text:span text:style-name="T167">'listarPessoas'</text:span><text:span text:style-name="T164"> no repositório:</text:span></text:p>
      <text:p text:style-name="P51"/>
      <text:p text:style-name="P195"/>
      <text:p text:style-name="P157"><text:span text:style-name="T19"><text:s text:c="7"/></text:span><text:span text:style-name="T234">&lt;</text:span><text:span text:style-name="T262">Sql-Command</text:span> <text:span text:style-name="T287">id</text:span><text:span text:style-name="T19">=</text:span><text:span text:style-name="T180">"</text:span><text:span text:style-name="T182">listarPessoas</text:span><text:span text:style-name="T180">"</text:span><text:span text:style-name="T234">&gt;</text:span></text:p>
      <text:p text:style-name="P157"><text:span text:style-name="T19"><text:s text:c="10"/></text:span><text:span text:style-name="T234">&lt;</text:span><text:span text:style-name="T262">Sql-Statement</text:span><text:span text:style-name="T234">&gt;</text:span><text:span text:style-name="T19">select </text:span><text:span text:style-name="T125">nome</text:span><text:span text:style-name="T19">, </text:span><text:span text:style-name="T125">cpf</text:span><text:span text:style-name="T19">, </text:span><text:span text:style-name="T125">bairro</text:span><text:span text:style-name="T19"> as endereco.bairro, </text:span></text:p>
      <text:p text:style-name="P120"><text:s text:c="10"/><text:tab/><text:tab/><text:tab/> <text:s/><text:span text:style-name="T324">rua</text:span> as endereco.rua, <text:span text:style-name="T324">numero</text:span> as endereco.numero, </text:p>
      <text:p text:style-name="P120"><text:s text:c="10"/><text:tab/><text:tab/><text:tab/>numeroCep as endereco.cep.numero</text:p>
      <text:p text:style-name="P120"><text:s text:c="10"/><text:tab/><text:tab/> <text:s text:c="2"/>from <text:span text:style-name="T324">pessoa</text:span></text:p>
      <text:p text:style-name="P157"><text:span text:style-name="T19"><text:s text:c="10"/></text:span><text:span text:style-name="T234">&lt;/</text:span><text:span text:style-name="T262">Sql-Statement</text:span><text:span text:style-name="T234">&gt;</text:span></text:p>
      <text:p text:style-name="P124"><text:span text:style-name="T143"><text:s text:c="7"/></text:span><text:span text:style-name="T254">&lt;/</text:span><text:span text:style-name="T280">Sql-Command</text:span><text:span text:style-name="T254">&gt;</text:span></text:p>
      <text:p text:style-name="P190"/>
      <text:p text:style-name="P190"><text:tab/><text:tab/></text:p>
      <text:p text:style-name="P125"><text:tab/><text:tab/><text:span text:style-name="T164">No sql desse comando estamos tirando proveito do conceito de população multinível. Nossa </text:span><text:span text:style-name="T164">classe Pessoa possui alguns atributos complexos que estes por sua vez possuem outros atributos e por ai vai. Neste caso por exemplo, Pessoa tem </text:span><text:span text:style-name="T167">Endereco</text:span><text:span text:style-name="T164"> e </text:span><text:span text:style-name="T167">Endereco</text:span><text:span text:style-name="T164"> tem Bairro. A consulta SQL retorna o valor de bairro apenas como um valor único. Esse valor tem que ser setado em </text:span><text:span text:style-name="T167">Endereco</text:span><text:span text:style-name="T164"> e o </text:span><text:span text:style-name="T167">Endereco</text:span><text:span text:style-name="T164"> em Pessoa. Para dizer ao </text:span><text:span text:style-name="T167">Linp </text:span><text:span text:style-name="T164">esse local onde seta o valor nós declaramos no comando </text:span><text:span text:style-name="T167">'endereco.bairro'</text:span><text:span text:style-name="T164"> dizendo que o valor da coluna bairro será setado em </text:span><text:span text:style-name="T167">Endereco</text:span><text:span text:style-name="T164"> e </text:span><text:span text:style-name="T167">Endereco</text:span><text:span text:style-name="T164"> dentro a própria instância onde está sendo populado o resultado. Neste caso, </text:span><text:span text:style-name="T167">Pessoa</text:span><text:span text:style-name="T164">.</text:span></text:p>
      <text:p text:style-name="P50"/>
      <text:p text:style-name="P99"><text:span text:style-name="T15">-</text:span><text:span text:style-name="T9"> <text:s/></text:span><text:span text:style-name="T15">inserirPessoa: </text:span><text:span text:style-name="T10">Efetua a inserção de uma nova </text:span><text:span text:style-name="T16">Pessoa. </text:span><text:span text:style-name="T10">Para tal, é chamado o método </text:span><text:span text:style-name="T16">execUpdate</text:span><text:span text:style-name="T10"> do template passando o ID do comando, </text:span><text:span text:style-name="T16">'inserirPessoa'</text:span><text:span text:style-name="T10">, <text:s/>e os parâmetros do sql na ordem em que são declarados (usando '?') no comando.</text:span></text:p>
      <text:p text:style-name="P51"/>
      <text:p text:style-name="P51"><text:tab/>* Código Java:</text:p>
      <text:p text:style-name="P51"/>
      <text:p text:style-name="P144"><text:soft-page-break/><text:span text:style-name="T109"><text:tab/></text:span><text:span text:style-name="T225">public</text:span><text:span text:style-name="T33"> </text:span><text:span text:style-name="T225">void</text:span><text:span text:style-name="T33"> inserirPessoa(Pessoa pessoa){</text:span></text:p>
      <text:p text:style-name="P120"><text:s text:c="9"/>Endereco endereco = pessoa.getEndereco();</text:p>
      <text:p text:style-name="P157"><text:span text:style-name="T19"><text:s text:c="9"/>getPersistTemplate().execUpdate(</text:span><text:span text:style-name="T179">"inserirPessoa"</text:span><text:span text:style-name="T19">, pessoa.getNome(), pessoa.getCpf(),</text:span></text:p>
      <text:p text:style-name="P120"><text:s text:c="58"/>endereco.getBairro(), <text:tab/><text:tab/><text:tab/><text:tab/><text:tab/><text:tab/> <text:s text:c="50"/>endereco.getRua(), </text:p>
      <text:p text:style-name="P120"><text:s text:c="58"/>endereco.getNumero(), endereco.getCep().getNumero());</text:p>
      <text:p text:style-name="P120"><text:s text:c="8"/>}</text:p>
      <text:p text:style-name="P120"/>
      <text:p text:style-name="P98"><text:span text:style-name="T164"><text:tab/>* Declaração do comando </text:span><text:span text:style-name="T167">'inserirPessoa'</text:span><text:span text:style-name="T164"> no repositório:</text:span></text:p>
      <text:p text:style-name="P51"/>
      <text:p text:style-name="P157"><text:span text:style-name="T119"><text:tab/></text:span><text:span text:style-name="T234">&lt;</text:span><text:span text:style-name="T262">Sql-Command</text:span> <text:span text:style-name="T287">id</text:span><text:span text:style-name="T19">=</text:span><text:span text:style-name="T180">"inserirPessoa"</text:span><text:span text:style-name="T234">&gt;</text:span></text:p>
      <text:p text:style-name="P157"><text:span text:style-name="T19"><text:s text:c="10"/></text:span><text:span text:style-name="T234">&lt;</text:span><text:span text:style-name="T262">Sql-Statement</text:span><text:span text:style-name="T234">&gt;</text:span><text:span text:style-name="T19">insert into </text:span><text:span text:style-name="T125">pessoa</text:span><text:span text:style-name="T19"> values(?,?,?,?,?,?)</text:span><text:span text:style-name="T234">&lt;/</text:span><text:span text:style-name="T262">Sql-Statement</text:span><text:span text:style-name="T234">&gt;</text:span></text:p>
      <text:p text:style-name="P157"><text:span text:style-name="T19"><text:s text:c="7"/></text:span><text:span text:style-name="T234">&lt;/</text:span><text:span text:style-name="T262">Sql-Command</text:span><text:span text:style-name="T234">&gt;</text:span></text:p>
      <text:p text:style-name="P194"/>
      <text:p text:style-name="P99"><text:span text:style-name="T15">-</text:span><text:span text:style-name="T9"> <text:s/></text:span><text:span text:style-name="T15">excluirPessoa: </text:span><text:span text:style-name="T10">Efetua a exclusão de uma </text:span><text:span text:style-name="T16">Pessoa. </text:span><text:span text:style-name="T10">Para tal, é chamado o método </text:span><text:span text:style-name="T16">execUpdate</text:span><text:span text:style-name="T10"> do template passando o ID do comando, </text:span><text:span text:style-name="T16">'excluirPessoa'</text:span><text:span text:style-name="T10">, <text:s/>e os parâmetros do sql na ordem em que são declarados (usando '?') no comando.</text:span></text:p>
      <text:p text:style-name="P51"/>
      <text:p text:style-name="P51"><text:tab/>* Código Java:</text:p>
      <text:p text:style-name="P144"><text:span text:style-name="T112"><text:tab/></text:span><text:span text:style-name="T225">public</text:span><text:span text:style-name="T33"> </text:span><text:span text:style-name="T225">void</text:span><text:span text:style-name="T33"> excluirPessoa(Pessoa pessoa){</text:span></text:p>
      <text:p text:style-name="P157"><text:span text:style-name="T19"><text:s text:c="9"/>getPersistTemplate().execUpdate(</text:span><text:span text:style-name="T179">"excluirPessoa"</text:span><text:span text:style-name="T19">, pessoa.getCpf());</text:span></text:p>
      <text:p text:style-name="P120"><text:s text:c="6"/>}</text:p>
      <text:p text:style-name="P108"/>
      <text:p text:style-name="P98"><text:span text:style-name="T164"><text:tab/>* Declaração do comando </text:span><text:span text:style-name="T167">'excluirPessoa'</text:span><text:span text:style-name="T164"> no repositório:</text:span></text:p>
      <text:p text:style-name="P51"/>
      <text:p text:style-name="P157"><text:span text:style-name="T119"><text:tab/></text:span><text:span text:style-name="T259">&lt;</text:span><text:span text:style-name="T283">Sql-Command</text:span><text:span text:style-name="T259"> </text:span><text:span text:style-name="T304">id</text:span><text:span text:style-name="T119">=</text:span><text:span text:style-name="T182">"excluirPessoa"</text:span><text:span text:style-name="T259">&gt;</text:span></text:p>
      <text:p text:style-name="P157"><text:span text:style-name="T19"><text:s text:c="10"/></text:span><text:span text:style-name="T234">&lt;</text:span><text:span text:style-name="T262">Sql-Statement</text:span><text:span text:style-name="T234">&gt;</text:span><text:span text:style-name="T19">delete from </text:span><text:span text:style-name="T125">pessoa</text:span><text:span text:style-name="T19"> where </text:span><text:span text:style-name="T125">cpf</text:span><text:span text:style-name="T19"> = ?</text:span><text:span text:style-name="T234">&lt;/</text:span><text:span text:style-name="T262">Sql-Statement</text:span><text:span text:style-name="T234">&gt;</text:span></text:p>
      <text:p text:style-name="P157"><text:span text:style-name="T19"><text:s text:c="7"/></text:span><text:span text:style-name="T234">&lt;/</text:span><text:span text:style-name="T262">Sql-Command</text:span><text:span text:style-name="T234">&gt;</text:span></text:p>
      <text:p text:style-name="P194"/>
      <text:p text:style-name="P181"><text:span text:style-name="T69">-</text:span><text:span text:style-name="T57"> <text:s/></text:span><text:span text:style-name="T69">consultarPessoa: </text:span><text:span text:style-name="T56">Efetua a consulta de uma </text:span><text:span text:style-name="T67">Pessoa. </text:span><text:span text:style-name="T56">Neste caso como queremos consultar uma pessoa pelo identificador único da mesma, usamos o método </text:span><text:span text:style-name="T67">execQueryForObject</text:span><text:span text:style-name="T56"> do template. Esse método faz a consulta onde é esperado o retorno de no máximo uma linha. Se nenhuma linha for retornada o retorno é </text:span><text:span text:style-name="T67">null</text:span><text:span text:style-name="T56">. Se uma linha for retornada, essa linha é populada em uma instância da classe passada como esperada para o resultado como parâmetro do método. Neste caso a classe </text:span><text:span text:style-name="T67">Pessoa.</text:span><text:span text:style-name="T56"> Se a consulta retornar mais de um registro então uma </text:span><text:span text:style-name="T67">NonUniqueRowException </text:span><text:span text:style-name="T56">é lançada</text:span><text:span text:style-name="T67">.</text:span></text:p>
      <text:p text:style-name="P134"><text:s/><text:tab/></text:p>
      <text:p text:style-name="P198"><text:span text:style-name="T113"><text:tab/>* </text:span><text:span text:style-name="T112">Código Java:</text:span></text:p>
      <text:p text:style-name="P135"/>
      <text:p text:style-name="P198"><text:span text:style-name="T112"><text:tab/></text:span><text:span text:style-name="T221">public</text:span><text:span text:style-name="T41"> Pessoa consultarPessoa(String cpf){</text:span></text:p>
      <text:p text:style-name="P157"><text:span text:style-name="T19"><text:s text:c="10"/></text:span><text:span text:style-name="T215">return</text:span><text:span text:style-name="T19"> getPersistTemplate().execQueryForObject(Pessoa.</text:span><text:span text:style-name="T215">class</text:span><text:span text:style-name="T19">, </text:span><text:span text:style-name="T179">"consultarPessoa"</text:span><text:span text:style-name="T19">, cpf);</text:span></text:p>
      <text:p text:style-name="P120"><text:s text:c="7"/>}</text:p>
      <text:p text:style-name="P51"/>
      <text:p text:style-name="P98"><text:span text:style-name="T164"><text:tab/>* Declaração do comando </text:span><text:span text:style-name="T167">'consultarPessoa'</text:span><text:span text:style-name="T164"> no repositório:</text:span></text:p>
      <text:p text:style-name="P51"/>
      <text:p text:style-name="P157"><text:span text:style-name="T119"><text:tab/></text:span><text:span text:style-name="T259">&lt;</text:span><text:span text:style-name="T283">Sql-Command</text:span><text:span text:style-name="T259"> </text:span><text:span text:style-name="T304">id</text:span><text:span text:style-name="T119">=</text:span><text:span text:style-name="T182">"consultarPessoa"</text:span><text:span text:style-name="T259">&gt;</text:span></text:p>
      <text:p text:style-name="P157"><text:span text:style-name="T19"><text:s text:c="10"/></text:span><text:span text:style-name="T234">&lt;</text:span><text:span text:style-name="T262">Sql-Statement</text:span><text:span text:style-name="T234">&gt;</text:span><text:span text:style-name="T19">select </text:span><text:span text:style-name="T125">nome</text:span><text:span text:style-name="T19">, </text:span><text:span text:style-name="T125">cpf</text:span><text:span text:style-name="T19">, </text:span><text:span text:style-name="T125">bairro</text:span><text:span text:style-name="T19"> as endereco.bairro, </text:span></text:p>
      <text:p text:style-name="P120"><text:s text:c="10"/><text:tab/><text:tab/><text:tab/><text:tab/> <text:tab/><text:span text:style-name="T324">rua</text:span> as endereco.rua, <text:span text:style-name="T324">numero</text:span> as endereco.numero, </text:p>
      <text:p text:style-name="P120"><text:s text:c="10"/><text:tab/><text:tab/><text:tab/><text:tab/> <text:tab/>numeroCep as endereco.cep.numero</text:p>
      <text:p text:style-name="P120"><text:s text:c="10"/><text:tab/><text:tab/><text:tab/><text:tab/> from <text:span text:style-name="T324">pessoa</text:span> where <text:span text:style-name="T324">cpf</text:span> = ?</text:p>
      <text:p text:style-name="P157"><text:span text:style-name="T19"><text:s text:c="10"/></text:span><text:span text:style-name="T234">&lt;/</text:span><text:span text:style-name="T262">Sql-Statement</text:span><text:span text:style-name="T234">&gt;</text:span></text:p>
      <text:p text:style-name="P157"><text:span text:style-name="T19"><text:s text:c="7"/></text:span><text:span text:style-name="T234">&lt;/</text:span><text:span text:style-name="T262">Sql-Command</text:span><text:span text:style-name="T234">&gt;</text:span></text:p>
      <text:p text:style-name="P194"/>
      <text:p text:style-name="P181"><text:span text:style-name="T69">-</text:span><text:span text:style-name="T57"> <text:s/></text:span><text:span text:style-name="T69">atualizarEnderecoPessoa: </text:span><text:span text:style-name="T56">Efetua a atualização de um endereço de uma pessoa</text:span><text:span text:style-name="T67">. </text:span><text:span text:style-name="T56">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7">execUpdate</text:span><text:span text:style-name="T56"> retorna um </text:span><text:span text:style-name="T67">int</text:span><text:span text:style-name="T56"> indicando quantos registros foram afetados pela atualização, seja ela qual for.</text:span></text:p>
      <text:p text:style-name="P134"><text:s/><text:tab/></text:p>
      <text:p text:style-name="P198"><text:soft-page-break/><text:span text:style-name="T113"><text:tab/>* </text:span><text:span text:style-name="T112">Código Java:</text:span></text:p>
      <text:p text:style-name="P135"/>
      <text:p text:style-name="P198"><text:span text:style-name="T112"><text:tab/></text:span><text:span text:style-name="T221">public</text:span><text:span text:style-name="T41"> </text:span><text:span text:style-name="T221">void</text:span><text:span text:style-name="T41"> atualizarEnderecoPessoa(Pessoa pessoa){</text:span></text:p>
      <text:p text:style-name="P120"><text:s text:c="8"/>Endereco endereco = pessoa.getEndereco();</text:p>
      <text:p text:style-name="P157"><text:span text:style-name="T19"><text:s text:c="8"/>getPersistTemplate().execUpdate(</text:span><text:span text:style-name="T179">"atualizarEnderecoPessoa"</text:span><text:span text:style-name="T19">, endereco.getBairro(),</text:span></text:p>
      <text:p text:style-name="P120"><text:s text:c="67"/>endereco.getRua(),</text:p>
      <text:p text:style-name="P120"><text:s text:c="67"/>endereco.getNumero(),</text:p>
      <text:p text:style-name="P120"><text:s text:c="67"/>endereco.getCep().getNumero(),</text:p>
      <text:p text:style-name="P120"><text:s text:c="67"/>pessoa.getCpf());</text:p>
      <text:p text:style-name="P120"><text:s text:c="7"/>}</text:p>
      <text:p text:style-name="P51"/>
      <text:p text:style-name="P98"><text:span text:style-name="T164"><text:tab/>* Declaração do comando </text:span><text:span text:style-name="T167">'consultarPessoa'</text:span><text:span text:style-name="T164"> no repositório:</text:span></text:p>
      <text:p text:style-name="P126"/>
      <text:p text:style-name="P157"><text:span text:style-name="T119"><text:tab/></text:span><text:span text:style-name="T259">&lt;</text:span><text:span text:style-name="T283">Sql-Command</text:span><text:span text:style-name="T259"> </text:span><text:span text:style-name="T304">id</text:span><text:span text:style-name="T119">=</text:span><text:span text:style-name="T182">"atualizarEnderecoPessoa"</text:span><text:span text:style-name="T259">&gt;</text:span></text:p>
      <text:p text:style-name="P157"><text:span text:style-name="T19"><text:s text:c="10"/></text:span><text:span text:style-name="T234">&lt;</text:span><text:span text:style-name="T262">Sql-Statement</text:span><text:span text:style-name="T234">&gt;</text:span><text:span text:style-name="T19">update </text:span><text:span text:style-name="T125">pessoa</text:span><text:span text:style-name="T19"> set </text:span><text:span text:style-name="T125">bairro</text:span><text:span text:style-name="T19"> = ?, </text:span><text:span text:style-name="T125">rua</text:span><text:span text:style-name="T19"> = ?, </text:span><text:span text:style-name="T125">numero</text:span><text:span text:style-name="T19"> = ?, </text:span></text:p>
      <text:p text:style-name="P157"><text:span text:style-name="T19"><text:s text:c="43"/>numeroCep = ? where </text:span><text:span text:style-name="T125">cpf</text:span><text:span text:style-name="T19"> = ?</text:span><text:span text:style-name="T234">&lt;/</text:span><text:span text:style-name="T262">Sql-Statement</text:span><text:span text:style-name="T234">&gt;</text:span></text:p>
      <text:p text:style-name="P157"><text:span text:style-name="T19"><text:s text:c="7"/></text:span><text:span text:style-name="T234">&lt;/</text:span><text:span text:style-name="T262">Sql-Command</text:span><text:span text:style-name="T234">&gt;</text:span></text:p>
      <text:p text:style-name="P194"/>
      <text:p text:style-name="P194"/>
      <text:p text:style-name="P57"><text:span text:style-name="T323">Observação: </text:span>Os próximos métodos descritos, mostram o uso fácil de stored procedures e functions. Observe como é fácil, transparente e pouco verboso trabalhar com procedures e functions sejam usando ou não cursores. <text:span text:style-name="T323">Desconsidere os nomes do mesmo pois estes não refletem um nome real de método em um sistema real. O intuito é apenas descrever a funcionalidade do template que está sendo abordada no método.</text:span></text:p>
      <text:p text:style-name="P194"/>
      <text:p text:style-name="P194"/>
      <text:p text:style-name="P181"><text:span text:style-name="T69">-</text:span><text:span text:style-name="T57"> <text:s/></text:span><text:span text:style-name="T69">listarPessoasPorIniciaisNomeUsandoProcedure: </text:span><text:span text:style-name="T56">Efetua a listagem de pessoas cadastradas que tem o nome com as iniciais passadas como parâmetro para o método usando uma stored procedure que tem um </text:span><text:span text:style-name="T67">cursor</text:span><text:span text:style-name="T56"> como parâmetro de saída e este cursor contém as pessoas retornadas pela consulta. Para tal, usamos o método </text:span><text:span text:style-name="T67">callProcedure</text:span><text:span text:style-name="T56"> do template</text:span><text:span text:style-name="T67"> </text:span><text:span text:style-name="T56">passando o ID do comando referente a stored procedure no repositório de comandos sql, </text:span><text:span text:style-name="T67">'listarPessoasPorIniciaisNomeUsandoProcedure'. </text:span><text:span text:style-name="T56">Note que precisamos passar as inicias do nome, sobre qual a busca vai filtrar as pessoas cadastradas, como argumento (parâmetro de entrada) para a procedure. Isso é feito definindo um </text:span><text:span text:style-name="T67">SqlArg</text:span><text:span text:style-name="T56"> onde o nome do parâmetro na assinatura da procedure e o seu respectivo valor são passados via esse </text:span><text:span text:style-name="T67">SqlArg. </text:span><text:span text:style-name="T56">Passando esse </text:span><text:span text:style-name="T67">SqlArg</text:span><text:span text:style-name="T56"> para o método </text:span><text:span text:style-name="T67">callProcedure, </text:span><text:span text:style-name="T56">que aceita um varagrs de </text:span><text:span text:style-name="T67">SqlArg</text:span><text:span text:style-name="T56">, ou seja </text:span><text:span text:style-name="T67">SqlArg...), </text:span><text:span text:style-name="T56">estamos definindo um o valor de argumento para o parâmetro da procedure. Neste caso, o nome do parâmetro é </text:span><text:span text:style-name="T67">'NOMEEXEMPLO'</text:span><text:span text:style-name="T56"> e seu valor é a variável </text:span><text:span text:style-name="T67">'exemploNome'. </text:span></text:p>
      <text:p text:style-name="P50"/>
      <text:p text:style-name="P181"><text:span text:style-name="T56"><text:tab/><text:tab/>Lembra que esta procedure tem um parâmetro de saída e que é um </text:span><text:span text:style-name="T67">cursor?</text:span><text:span text:style-name="T56"> Observe que em </text:span><text:span text:style-name="T56">nenhum momento aqui no nosso código java nós declaramos isso. Então como o </text:span><text:span text:style-name="T67">Linp </text:span><text:span text:style-name="T56">sabe que essa procedure tem um cursor de saída e que este deve ser populado em objetos do tipo </text:span><text:span text:style-name="T67">Pessoa? </text:span><text:span text:style-name="T56">Simples, isso está definido na declaração do comando la no repositório. Como estamos usando uma repositório de comandos SQL baseado em XML, observe no trecho abaixo do XML do comando a tag </text:span><text:span text:style-name="T67">&lt;OutCursor&gt;</text:span><text:span text:style-name="T56">. A presença de cada <text:s/>tag dessa na declaração de uma procedure define um cursor de saída e cada tag </text:span><text:span text:style-name="T67">&lt;OutCursur&gt; </text:span><text:span text:style-name="T56">define qual classe será usada para popular o cursor via o atributo </text:span><text:span text:style-name="T67">population-class</text:span><text:span text:style-name="T56">.</text:span></text:p>
      <text:p text:style-name="P50"><text:tab/><text:tab/></text:p>
      <text:p text:style-name="P181"><text:span text:style-name="T56"><text:tab/><text:tab/>Uma vez que chamamos a procedure o template nos devolve um </text:span><text:span text:style-name="T67">Map</text:span><text:span text:style-name="T56"> como resultado contendo os parâmetros de saída onde a chave é o nome do parãmetro declarado na assinatura da procedure e o valor é o próprio valor do parâmetro de saída. No caso dos </text:span><text:span text:style-name="T67">cursores</text:span><text:span text:style-name="T56"> o valor é uma lista de objetos do tipo definido via </text:span><text:span text:style-name="T67">population-class</text:span><text:span text:style-name="T56"> já prontos e populados a partir do </text:span><text:span text:style-name="T67">cursor</text:span><text:span text:style-name="T56">. Neste caso, uma lista de objetos do tipo </text:span><text:span text:style-name="T67">Pessoa.</text:span></text:p>
      <text:p text:style-name="P134"><text:s/><text:tab/></text:p>
      <text:p text:style-name="P198"><text:span text:style-name="T113"><text:tab/>* </text:span><text:span text:style-name="T112">Código Java:</text:span></text:p>
      <text:p text:style-name="P135"><text:soft-page-break/></text:p>
      <text:p text:style-name="P198"><text:span text:style-name="T112"><text:tab/></text:span><text:span text:style-name="T221">public</text:span><text:span text:style-name="T41"> List&lt;Pessoa&gt; listarPessoasPorIniciaisNomeUsandoProcedure(String exemploNome){</text:span></text:p>
      <text:p text:style-name="P157"><text:span text:style-name="T19"><text:s text:c="11"/></text:span><text:span text:style-name="T125">Map</text:span><text:span text:style-name="T19"> parametrosOut = getPersistTemplate()</text:span></text:p>
      <text:p text:style-name="P157"><text:span text:style-name="T19"><text:s/><text:tab/><text:tab/><text:tab/><text:tab/>.callProcedure(</text:span><text:span text:style-name="T179">"listarPessoasPorIniciaisNomeUsandoProcedure"</text:span><text:span text:style-name="T19">, </text:span></text:p>
      <text:p text:style-name="P157"><text:span text:style-name="T119"><text:tab/><text:tab/><text:tab/><text:tab/><text:tab/><text:tab/></text:span><text:span text:style-name="T215">new</text:span><text:span text:style-name="T19"> SqlArg(</text:span><text:span text:style-name="T179">"NOMEEXEMPLO"</text:span><text:span text:style-name="T19">, exemploNome));</text:span></text:p>
      <text:p text:style-name="P157"><text:span text:style-name="T19"><text:s text:c="11"/></text:span><text:span text:style-name="T215">return</text:span><text:span text:style-name="T19"> </text:span><text:span text:style-name="T125">(List&lt;Pessoa&gt;) parametrosOut.get(</text:span><text:span text:style-name="T208">"PESSOAS"</text:span><text:span text:style-name="T125">)</text:span><text:span text:style-name="T19">;</text:span></text:p>
      <text:p text:style-name="P120"><text:s text:c="7"/>}</text:p>
      <text:p text:style-name="P51"/>
      <text:p text:style-name="P98"><text:span text:style-name="T164"><text:tab/>* Declaração do comando </text:span><text:span text:style-name="T167">'listarPessoasPorIniciaisNomeUsandoProcedure'</text:span><text:span text:style-name="T164"> no repositório:</text:span></text:p>
      <text:p text:style-name="P126"/>
      <text:p text:style-name="P157"><text:span text:style-name="T119"><text:tab/></text:span><text:span text:style-name="T259">&lt;</text:span><text:span text:style-name="T283">Sql-Command</text:span><text:span text:style-name="T259"> </text:span><text:span text:style-name="T304">id</text:span><text:span text:style-name="T119">=</text:span><text:span text:style-name="T182">"listarPessoasPorIniciaisNomeUsandoProcedure"</text:span><text:span text:style-name="T259">&gt;</text:span></text:p>
      <text:p text:style-name="P157"><text:span text:style-name="T19"><text:s text:c="10"/></text:span><text:span text:style-name="T234">&lt;</text:span><text:span text:style-name="T262">Procedure</text:span> <text:span text:style-name="T287">name</text:span><text:span text:style-name="T19">=</text:span><text:span text:style-name="T180">"listarPessoasPorNomeProc"</text:span> <text:span text:style-name="T234">&gt;</text:span></text:p>
      <text:p text:style-name="P157"><text:span text:style-name="T19"><text:s text:c="13"/></text:span><text:span text:style-name="T234">&lt;</text:span><text:span text:style-name="T262">OutCursor</text:span> <text:span text:style-name="T287">population-class</text:span><text:span text:style-name="T19">=</text:span><text:span text:style-name="T180">"org.lindbergframework.exemplo.beans.Pessoa"</text:span><text:span text:style-name="T234">/&gt;</text:span></text:p>
      <text:p text:style-name="P157"><text:span text:style-name="T19"><text:s text:c="10"/></text:span><text:span text:style-name="T234">&lt;/</text:span><text:span text:style-name="T262">Procedure</text:span><text:span text:style-name="T234">&gt;</text:span></text:p>
      <text:p text:style-name="P157"><text:span text:style-name="T19"><text:s text:c="6"/></text:span><text:span text:style-name="T234">&lt;/</text:span><text:span text:style-name="T262">Sql-Command</text:span><text:span text:style-name="T234">&gt;</text:span></text:p>
      <text:p text:style-name="P194"/>
      <text:p text:style-name="P194"/>
      <text:p text:style-name="P181"><text:span text:style-name="T69">-</text:span><text:span text:style-name="T57"> <text:s/></text:span><text:span text:style-name="T69">excluirPessoaUsandoProcedure: </text:span><text:span text:style-name="T56">Efetua a exclusão de uma pessoa só que usando uma procedure. Para tal, chamamos novamente o método </text:span><text:span text:style-name="T67">callProcedure</text:span><text:span text:style-name="T56"> do template passando o ID do comando referente a procedure e o parâmetro de entrada, que é o </text:span><text:span text:style-name="T67">CPF </text:span><text:span text:style-name="T56">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7">cursor </text:span><text:span text:style-name="T56">nem qualquer parâmetro de saída a declaração do comando referente a procedure fica bem simples e se resume apenas ao ID do comando e o nome da procedure.</text:span></text:p>
      <text:p text:style-name="P134"><text:s/><text:tab/></text:p>
      <text:p text:style-name="P198"><text:span text:style-name="T113"><text:tab/>* </text:span><text:span text:style-name="T112">Código Java:</text:span></text:p>
      <text:p text:style-name="P135"/>
      <text:p text:style-name="P165"><text:span text:style-name="T109"><text:tab/></text:span><text:span text:style-name="T228">public</text:span><text:span text:style-name="T110"> </text:span><text:span text:style-name="T228">void</text:span><text:span text:style-name="T110"> excluirPessoaUsandoProcedure(String cpf){</text:span></text:p>
      <text:p text:style-name="P157"><text:span text:style-name="T19"><text:s text:c="10"/></text:span><text:span text:style-name="T125">Map</text:span><text:span text:style-name="T19"> mapParam = </text:span><text:span text:style-name="T215">new</text:span><text:span text:style-name="T19"> </text:span><text:span text:style-name="T125">HashMap</text:span><text:span text:style-name="T19">();</text:span></text:p>
      <text:p text:style-name="P157"><text:span text:style-name="T19"><text:s text:c="10"/></text:span><text:span text:style-name="T125">mapParam.put(</text:span><text:span text:style-name="T208">"P_CPF"</text:span><text:span text:style-name="T125">, cpf)</text:span><text:span text:style-name="T19">;</text:span></text:p>
      <text:p text:style-name="P157"><text:span text:style-name="T19"><text:s text:c="10"/>getPersistTemplate().callProcedure(</text:span><text:span text:style-name="T179">"excluirPessoaUsandoProcedure"</text:span><text:span text:style-name="T19">, </text:span><text:span text:style-name="T125">mapParam</text:span><text:span text:style-name="T19">);</text:span></text:p>
      <text:p text:style-name="P120"><text:s text:c="7"/>}</text:p>
      <text:p text:style-name="P51"/>
      <text:p text:style-name="P98"><text:span text:style-name="T164"><text:tab/>* Declaração do comando </text:span><text:span text:style-name="T167">'excluirPessoaUsandoProcedure'</text:span><text:span text:style-name="T164"> no repositório:</text:span></text:p>
      <text:p text:style-name="P126"/>
      <text:p text:style-name="P157"><text:span text:style-name="T259"><text:s text:c="7"/>&lt;</text:span><text:span text:style-name="T283">Sql-Command</text:span><text:span text:style-name="T259"> </text:span><text:span text:style-name="T304">id</text:span><text:span text:style-name="T119">=</text:span><text:span text:style-name="T182">"excluirPessoaUsandoProcedure"</text:span><text:span text:style-name="T259">&gt;</text:span></text:p>
      <text:p text:style-name="P157"><text:span text:style-name="T19"><text:s text:c="10"/></text:span><text:span text:style-name="T234">&lt;</text:span><text:span text:style-name="T262">Procedure</text:span> <text:span text:style-name="T287">name</text:span><text:span text:style-name="T19">=</text:span><text:span text:style-name="T180">"excluirPessoa"</text:span><text:span text:style-name="T234">/&gt;</text:span></text:p>
      <text:p text:style-name="P157"><text:span text:style-name="T19"><text:s text:c="7"/></text:span><text:span text:style-name="T234">&lt;/</text:span><text:span text:style-name="T262">Sql-Command</text:span><text:span text:style-name="T234">&gt;</text:span></text:p>
      <text:p text:style-name="P194"/>
      <text:p text:style-name="P194"/>
      <text:p text:style-name="P181"><text:span text:style-name="T69">-</text:span><text:span text:style-name="T57"> <text:s/></text:span><text:span text:style-name="T69">listarPessoasPorIniciaisNomeUsandoFunction: </text:span><text:span text:style-name="T56">Efetua a mesma listagem de pessoas filtrando pelas iniciais do nome que é feita no método </text:span><text:span text:style-name="T67">listarPessoasPorIniciaisNomeUsandoProcedure</text:span><text:span text:style-name="T56"> só que neste caso é usada uma </text:span><text:span text:style-name="T67">stored function</text:span><text:span text:style-name="T56"> que retorna como resultado um </text:span><text:span text:style-name="T67">cursor</text:span><text:span text:style-name="T56"> contendo as pessoas retornadas pela consulta. Para tal, chamamos o método </text:span><text:span text:style-name="T67">callFunction</text:span><text:span text:style-name="T56"> passando o ID do comando no repositório referente a function e da mesma forma como fizemos quando usamos procedure passamos o parâmetro de entrada '</text:span><text:span text:style-name="T67">exemploNome' </text:span><text:span text:style-name="T56">via instância de </text:span><text:span text:style-name="T67">SqlArg. </text:span><text:span text:style-name="T56">Mais uma vez observe que não referenciamos em lugar algum aqui a classe que será uasada para popular o </text:span><text:span text:style-name="T67">cursor</text:span><text:span text:style-name="T56"> retornado como resultado, nem muito menos que o resultado dessa função é um </text:span><text:span text:style-name="T67">cursor</text:span><text:span text:style-name="T56">. Isto mais uma vez é definido na declaração do comando no repositório. </text:span></text:p>
      <text:p text:style-name="P50"><text:tab/></text:p>
      <text:p text:style-name="P181"><text:span text:style-name="T56"><text:tab/><text:tab/>Neste caso, no XML via a tag </text:span><text:span text:style-name="T67"><text:s/>&lt;ResultCursor&gt;</text:span><text:span text:style-name="T56"> disponível hierarquicamente abaixo e exclusivamente para tag </text:span><text:span text:style-name="T67">&lt;Function&gt;</text:span><text:span text:style-name="T56">. A tag </text:span><text:span text:style-name="T67">&lt;ResultCursor&gt; </text:span><text:span text:style-name="T56">também possui um atributo </text:span><text:span text:style-name="T67">population-class </text:span><text:span text:style-name="T56"><text:s/>para a definição de qual classe será usada para popular o </text:span><text:span text:style-name="T67">cursor. </text:span><text:span text:style-name="T56">A tag </text:span><text:span text:style-name="T67">&lt;Function&gt;</text:span><text:span text:style-name="T56"> também possui um atributo </text:span><text:span text:style-name="T67">resultName</text:span><text:span text:style-name="T56"> que pode ser definido para configurar a </text:span><text:span text:style-name="T67">chave/alias/nome </text:span><text:span text:style-name="T56">do valor do resultado da </text:span><text:span text:style-name="T56">função no Map retornado pelo método </text:span><text:span text:style-name="T67">callFunction. </text:span></text:p>
      <text:p text:style-name="P70"><text:soft-page-break/></text:p>
      <text:p text:style-name="P181"><text:span text:style-name="T67"><text:tab/><text:tab/></text:span><text:span text:style-name="T56">No exemplo usando procedure foi dito que o Map retornado pelo método </text:span><text:span text:style-name="T67">callProcedure </text:span><text:span text:style-name="T56">contém os parâmetros de saída de </text:span><text:span text:style-name="T67">procedure. </text:span><text:span text:style-name="T56">O método </text:span><text:span text:style-name="T67">callFunction</text:span><text:span text:style-name="T56"> funciona da mesma forma, só que contém não apenas os parâmetro de saída mas também o resultado/retorno da </text:span><text:span text:style-name="T67">function</text:span><text:span text:style-name="T56">. Observe que neste caso não definimos no nosso xml do comando o atributo </text:span><text:span text:style-name="T67">resultName</text:span><text:span text:style-name="T56">. Quando este atributo não é definido o </text:span><text:span text:style-name="T67">Linp </text:span><text:span text:style-name="T56">usa o nome de chave padrão, que é definido na constante </text:span><text:span text:style-name="T67">SqlFunction.DEFAULT_RESULT_NAME. </text:span><text:span text:style-name="T56">Neste exemplo, como não definimos </text:span><text:span text:style-name="T67">resultName</text:span><text:span text:style-name="T56"> usamos essa constante para obter o valor do resultado da função no Map retornado pelo método </text:span><text:span text:style-name="T67">callFunction.</text:span></text:p>
      <text:p text:style-name="P134"><text:s/><text:tab/></text:p>
      <text:p text:style-name="P198"><text:span text:style-name="T113"><text:tab/>* </text:span><text:span text:style-name="T112">Código Java:</text:span></text:p>
      <text:p text:style-name="P135"/>
      <text:p text:style-name="P165"><text:span text:style-name="T109"><text:tab/></text:span><text:span text:style-name="T228">public</text:span><text:span text:style-name="T110"> List&lt;Pessoa&gt; listarPessoasPorIniciaisNomeUsandoFunction(String exemploNome){</text:span></text:p>
      <text:p text:style-name="P157"><text:span text:style-name="T19"><text:s text:c="10"/></text:span><text:span text:style-name="T125">Map</text:span><text:span text:style-name="T19"> parametrosOut = getPersistTemplate().callFunction(</text:span><text:span text:style-name="T179">"listarPessoasPorIniciaisNomeUsandoFunction"</text:span><text:span text:style-name="T19">, </text:span></text:p>
      <text:p text:style-name="P157"><text:span text:style-name="T119"><text:tab/> <text:s text:c="2"/><text:tab/><text:tab/><text:tab/><text:tab/><text:tab/><text:tab/><text:tab/> <text:s text:c="5"/></text:span><text:span text:style-name="T215">new</text:span><text:span text:style-name="T19"> SqlArg(</text:span><text:span text:style-name="T179">"NOMEEXEMPLO"</text:span><text:span text:style-name="T19">, exemploNome));</text:span></text:p>
      <text:p text:style-name="P157"><text:span text:style-name="T19"><text:s text:c="10"/></text:span><text:span text:style-name="T215">return</text:span><text:span text:style-name="T19"> </text:span><text:span text:style-name="T125">(List&lt;Pessoa&gt;) parametrosOut.get(SqlFunction.</text:span><text:span text:style-name="T316">DEFAULT_RESULT_NAME</text:span><text:span text:style-name="T125">)</text:span><text:span text:style-name="T19">;</text:span></text:p>
      <text:p text:style-name="P120"><text:s text:c="7"/>}</text:p>
      <text:p text:style-name="P51"/>
      <text:p text:style-name="P98"><text:span text:style-name="T10"><text:tab/>* Declaração do comando </text:span><text:span text:style-name="T16">'listarPessoasPorIniciaisNomeUsandoFunction'</text:span><text:span text:style-name="T10"> no repositório:</text:span></text:p>
      <text:p text:style-name="P126"/>
      <text:p text:style-name="P157"><text:span text:style-name="T259"><text:s text:c="7"/></text:span><text:span text:style-name="T259">&lt;</text:span><text:span text:style-name="T283">Sql-Command</text:span><text:span text:style-name="T259"> </text:span><text:span text:style-name="T304">id</text:span><text:span text:style-name="T119">=</text:span><text:span text:style-name="T182">"listarPessoasPorIniciaisNomeUsandoFunction"</text:span><text:span text:style-name="T259">&gt;</text:span></text:p>
      <text:p text:style-name="P157"><text:span text:style-name="T19"><text:s text:c="10"/></text:span><text:span text:style-name="T234">&lt;</text:span><text:span text:style-name="T262">Function</text:span> <text:span text:style-name="T287">name</text:span><text:span text:style-name="T19">=</text:span><text:span text:style-name="T180">"listarPessoasPorNomeFunc"</text:span><text:span text:style-name="T234">&gt;</text:span></text:p>
      <text:p text:style-name="P157"><text:span text:style-name="T19"><text:s text:c="13"/></text:span><text:span text:style-name="T234">&lt;</text:span><text:span text:style-name="T262">ResultCursor</text:span> <text:span text:style-name="T287">population-class</text:span><text:span text:style-name="T19">=</text:span><text:span text:style-name="T180">"org.lindbergframework.exemplo.beans.Pessoa"</text:span> <text:span text:style-name="T234">/&gt;</text:span></text:p>
      <text:p text:style-name="P157"><text:span text:style-name="T19"><text:s text:c="10"/></text:span><text:span text:style-name="T234">&lt;/</text:span><text:span text:style-name="T262">Function</text:span><text:span text:style-name="T234">&gt;</text:span></text:p>
      <text:p text:style-name="P157"><text:span text:style-name="T19"><text:s text:c="7"/></text:span><text:span text:style-name="T234">&lt;/</text:span><text:span text:style-name="T262">Sql-Command</text:span><text:span text:style-name="T234">&gt;</text:span></text:p>
      <text:p text:style-name="P194"/>
      <text:p text:style-name="P194"/>
      <text:p text:style-name="P181"><text:span text:style-name="T69">-</text:span><text:span text:style-name="T57"> <text:s/></text:span><text:span text:style-name="T69">excluirPessoasPorIniciaisRetornandoExcluidosENaoExcluidosUsandoFunction</text:span><text:span text:style-name="T69">: </text:span><text:span text:style-name="T56">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7">cursor</text:span><text:span text:style-name="T56"> e as não excluídas usando um </text:span><text:span text:style-name="T67">cursor</text:span><text:span text:style-name="T56"> também só que a partir de um parâmetro de saída. Para tal, chamamos novamente o método </text:span><text:span text:style-name="T67">callFunction, </text:span><text:span text:style-name="T56">passando o parâmetro </text:span><text:span text:style-name="T67">exemploNome </text:span><text:span text:style-name="T56">via</text:span><text:span text:style-name="T67"> SqlArg</text:span><text:span text:style-name="T56">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7">resultName</text:span><text:span text:style-name="T56">, que neste caso foi </text:span><text:span text:style-name="T67">'PESSOASEXCLUIDAS'. </text:span><text:span text:style-name="T56">Tanto para o resultado da function quanto para o parâmetro de saída nós definimos que o cursor deve ser populado usando a classe </text:span><text:span text:style-name="T67">Pessoa</text:span><text:span text:style-name="T56">. Observe no trecho a abaixo onde é mostrado um exemplo de chamada que o Map é obtido e as listas prontas tanto de pessoas excluídas quanto de não excluídas a partir do Map.</text:span></text:p>
      <text:p text:style-name="P134"><text:s/><text:tab/></text:p>
      <text:p text:style-name="P198"><text:span text:style-name="T113"><text:tab/>* </text:span><text:span text:style-name="T112">Código Java:</text:span></text:p>
      <text:p text:style-name="P135"/>
      <text:p text:style-name="P165"><text:span text:style-name="T228">public</text:span><text:span text:style-name="T110"> </text:span><text:span text:style-name="T107">Map</text:span><text:span text:style-name="T110"> excluirPessoasPorIniciaisRetornandoExcluidosENaoExcluidosUsandoFunction(String exemploNome){</text:span></text:p>
      <text:p text:style-name="P157"><text:span text:style-name="T19"><text:s/></text:span><text:span text:style-name="T215">return </text:span><text:span text:style-name="T19"><text:s/>getPersistTemplate().callFunction(</text:span><text:span text:style-name="T179">"excPessoasPorIniciaisRetornandoExcluidosENaoExcluidosUsandoFunction"</text:span><text:span text:style-name="T19">, </text:span></text:p>
      <text:p text:style-name="P157"><text:span text:style-name="T119"><text:s text:c="2"/><text:tab/><text:tab/><text:tab/><text:tab/><text:tab/> <text:s text:c="6"/></text:span><text:span text:style-name="T215">new</text:span><text:span text:style-name="T19"> SqlArg(</text:span><text:span text:style-name="T179">"NOMEEXEMPLO"</text:span><text:span text:style-name="T19">, exemploNome));</text:span></text:p>
      <text:p text:style-name="P120">}</text:p>
      <text:p text:style-name="P120"/>
      <text:p text:style-name="P51"><text:tab/>* Exemplo de chamada:</text:p>
      <text:p text:style-name="P120"/>
      <text:p text:style-name="P157"><text:span text:style-name="T127"><text:tab/>Map map = pessoaDAO.excluirPessoasPorIniciaisRetornandoExcluidosENaoExcluidosUsandoFunction(</text:span><text:span text:style-name="T212">"M"</text:span><text:span text:style-name="T127">);</text:span></text:p>
      <text:p text:style-name="P157"><text:span text:style-name="T19"><text:tab/>List&lt;Pessoa&gt; pessoasExcluidas = </text:span><text:span text:style-name="T125">(List&lt;Pessoa&gt;) map.get(</text:span><text:span text:style-name="T208">"PESSOASEXCLUIDAS"</text:span><text:span text:style-name="T125">)</text:span><text:span text:style-name="T19">;</text:span></text:p>
      <text:p text:style-name="P165"><text:span text:style-name="T133"><text:tab/>List&lt;Pessoa&gt; pessoasNaoExcluidas = </text:span><text:span text:style-name="T126">(List&lt;Pessoa&gt;) map.get(</text:span><text:span text:style-name="T209">"PESSOASNAOEXCLUIDAS"</text:span><text:span text:style-name="T126">)</text:span><text:span text:style-name="T133">;</text:span></text:p>
      <text:p text:style-name="P120"/>
      <text:p text:style-name="P120"/>
      <text:p text:style-name="P51"/>
      <text:p text:style-name="P98"><text:span text:style-name="T10"><text:tab/>* Declaração do comando </text:span><text:span text:style-name="T16">'</text:span><text:span text:style-name="T167">excluirPessoasPorIniciaisRetornandoExcluidos...Function</text:span><text:span text:style-name="T16">'</text:span><text:span text:style-name="T10"> no </text:span><text:soft-page-break/><text:span text:style-name="T10"><text:tab/>repositório:</text:span></text:p>
      <text:p text:style-name="P126"/>
      <text:p text:style-name="P157"><text:span text:style-name="T259"><text:s text:c="7"/>&lt;</text:span><text:span text:style-name="T283">Sql-Command</text:span><text:span text:style-name="T259"> </text:span><text:span text:style-name="T304">id</text:span><text:span text:style-name="T119">=</text:span><text:span text:style-name="T182">"excPessoasPorIniciaisRetornandoExcluidosENaoExcluidosUsandoFunction"</text:span><text:span text:style-name="T259">&gt;</text:span></text:p>
      <text:p text:style-name="P157"><text:span text:style-name="T19"><text:s text:c="10"/></text:span><text:span text:style-name="T234">&lt;</text:span><text:span text:style-name="T262">Function</text:span> <text:span text:style-name="T287">name</text:span><text:span text:style-name="T19">=</text:span><text:span text:style-name="T180">"excPessoasRetornaExcluidosFunc"</text:span> <text:span text:style-name="T287">resultName</text:span><text:span text:style-name="T19">=</text:span><text:span text:style-name="T180">"PESSOASEXCLUIDAS"</text:span><text:span text:style-name="T234">&gt;</text:span></text:p>
      <text:p text:style-name="P157"><text:span text:style-name="T19"><text:s text:c="13"/></text:span><text:span text:style-name="T234">&lt;</text:span><text:span text:style-name="T262">OutCursor</text:span> <text:span text:style-name="T287">population-class</text:span><text:span text:style-name="T19">=</text:span><text:span text:style-name="T180">"org.lindbergframework.exemplo.beans.Pessoa"</text:span><text:span text:style-name="T234">/&gt;</text:span><text:span text:style-name="T340">&lt;!-- </text:span><text:span text:style-name="T341">Não</text:span><text:span text:style-name="T340"> </text:span><text:span text:style-name="T341">Excluidos</text:span><text:span text:style-name="T340"> </text:span><text:span text:style-name="T341">--&gt;</text:span></text:p>
      <text:p text:style-name="P157"><text:span text:style-name="T19"><text:s text:c="13"/></text:span><text:span text:style-name="T234">&lt;</text:span><text:span text:style-name="T262">ResultCursor</text:span> <text:span text:style-name="T287">population-class</text:span><text:span text:style-name="T19">=</text:span><text:span text:style-name="T180">"org.lindbergframework.exemplo.beans.Pessoa"</text:span> <text:span text:style-name="T234">/&gt;</text:span><text:span text:style-name="T340">&lt;!-- </text:span><text:span text:style-name="T341">Excluidos</text:span><text:span text:style-name="T340"> --&gt;</text:span></text:p>
      <text:p text:style-name="P157"><text:span text:style-name="T19"><text:s text:c="10"/></text:span><text:span text:style-name="T234">&lt;/</text:span><text:span text:style-name="T262">Function</text:span><text:span text:style-name="T234">&gt;</text:span></text:p>
      <text:p text:style-name="P157"><text:span text:style-name="T19"><text:s text:c="7"/></text:span><text:span text:style-name="T234">&lt;/</text:span><text:span text:style-name="T262">Sql-Command</text:span><text:span text:style-name="T234">&gt;</text:span></text:p>
      <text:p text:style-name="P194"/>
      <text:p text:style-name="P194"/>
      <text:p text:style-name="P181"><text:span text:style-name="T69">-</text:span><text:span text:style-name="T57"> <text:s/></text:span><text:span text:style-name="T69">excluirPessoasPorIniciaisRetornandoExcluidosENaoExcluidosUsandoProcedure</text:span><text:span text:style-name="T69">: </text:span><text:span text:style-name="T56">Efetua a exclusão das pessoas de acordo com as iniciais do nome da mesma forma como apresentada no método anterior só que usando procedure. A chamada é a mesma só que usando </text:span><text:span text:style-name="T67">callProcedure</text:span><text:span text:style-name="T56">.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34"><text:s/><text:tab/></text:p>
      <text:p text:style-name="P198"><text:span text:style-name="T113"><text:tab/>* </text:span><text:span text:style-name="T112">Código Java:</text:span></text:p>
      <text:p text:style-name="P135"/>
      <text:p text:style-name="P157"><text:span text:style-name="T227">public</text:span><text:span text:style-name="T109"> </text:span><text:span text:style-name="T106">Map</text:span><text:span text:style-name="T109"> excluirPessoasPorIniciaisRetornandoExcluidosENaoExcluidosUsandoProcedure(String exemploNome){</text:span></text:p>
      <text:p text:style-name="P157"><text:span text:style-name="T19"><text:s text:c="2"/></text:span><text:span text:style-name="T215">return</text:span><text:span text:style-name="T19"> getPersistTemplate().callProcedure(</text:span><text:span text:style-name="T179">"excPessoasPorIniciaisRetornandoExcluidosENaoExcluidosUsandoProcedure"</text:span><text:span text:style-name="T19">, </text:span></text:p>
      <text:p text:style-name="P157"><text:span text:style-name="T119"><text:tab/><text:tab/><text:tab/><text:tab/><text:tab/><text:tab/></text:span><text:span text:style-name="T215">new</text:span><text:span text:style-name="T19"> SqlArg(</text:span><text:span text:style-name="T179">"NOMEEXEMPLO"</text:span><text:span text:style-name="T19">, exemploNome));</text:span></text:p>
      <text:p text:style-name="P120">}</text:p>
      <text:p text:style-name="P120"/>
      <text:p text:style-name="P51"><text:tab/>* Exemplo de chamada:</text:p>
      <text:p text:style-name="P120"/>
      <text:p text:style-name="P157"><text:span text:style-name="T127"><text:tab/>Map map = pessoaDAO.excluirPessoasPorIniciaisRetornandoExcluidosENaoExcluidosUsandoProcedure(</text:span><text:span text:style-name="T212">"M"</text:span><text:span text:style-name="T127">);</text:span></text:p>
      <text:p text:style-name="P157"><text:span text:style-name="T19"><text:tab/>List&lt;Pessoa&gt; pessoasExcluidas = </text:span><text:span text:style-name="T125">(List&lt;Pessoa&gt;) map.get(</text:span><text:span text:style-name="T208">"PESSOASEXCLUIDAS"</text:span><text:span text:style-name="T125">)</text:span><text:span text:style-name="T19">;</text:span></text:p>
      <text:p text:style-name="P165"><text:span text:style-name="T133"><text:tab/>List&lt;Pessoa&gt; pessoasNaoExcluidas = </text:span><text:span text:style-name="T126">(List&lt;Pessoa&gt;) map.get(</text:span><text:span text:style-name="T209">"PESSOASNAOEXCLUIDAS"</text:span><text:span text:style-name="T126">)</text:span><text:span text:style-name="T133">;</text:span></text:p>
      <text:p text:style-name="P120"/>
      <text:p text:style-name="P120"/>
      <text:p text:style-name="P51"/>
      <text:p text:style-name="P98"><text:span text:style-name="T10"><text:tab/>* Declaração do comando </text:span><text:span text:style-name="T16">'</text:span><text:span text:style-name="T167">excluirPessoasPorIniciaisRetornandoExcluidos...Procedure</text:span><text:span text:style-name="T16">'</text:span><text:span text:style-name="T10"> no <text:tab/>repositório:</text:span></text:p>
      <text:p text:style-name="P126"/>
      <text:p text:style-name="P157"><text:span text:style-name="T259"><text:s text:c="7"/>&lt;</text:span><text:span text:style-name="T283">Sql-Command</text:span><text:span text:style-name="T259"> </text:span><text:span text:style-name="T304">id</text:span><text:span text:style-name="T119">=</text:span><text:span text:style-name="T182">"excPessoasPorIniciaisRetornandoExcluidosENaoExcluidosUsandoProcedure"</text:span><text:span text:style-name="T259">&gt;</text:span></text:p>
      <text:p text:style-name="P157"><text:span text:style-name="T19"><text:s text:c="10"/></text:span><text:span text:style-name="T234">&lt;</text:span><text:span text:style-name="T262">Procedure</text:span> <text:span text:style-name="T287">name</text:span><text:span text:style-name="T19">=</text:span><text:span text:style-name="T180">"excPessoasRetornaExcluidosProc"</text:span><text:span text:style-name="T234">&gt;</text:span></text:p>
      <text:p text:style-name="P157"><text:span text:style-name="T19"><text:s text:c="13"/></text:span><text:span text:style-name="T234">&lt;</text:span><text:span text:style-name="T262">OutCursor</text:span> <text:span text:style-name="T287">population-class</text:span><text:span text:style-name="T19">=</text:span><text:span text:style-name="T180">"org.lindbergframework.exemplo.beans.Pessoa"</text:span><text:span text:style-name="T234">/&gt;</text:span><text:span text:style-name="T340">&lt;!-- </text:span><text:span text:style-name="T341">Não</text:span><text:span text:style-name="T340"> </text:span><text:span text:style-name="T341">Excluidos</text:span><text:span text:style-name="T340"> --&gt;</text:span></text:p>
      <text:p text:style-name="P157"><text:span text:style-name="T19"><text:s text:c="13"/></text:span><text:span text:style-name="T234">&lt;</text:span><text:span text:style-name="T262">OutCursor</text:span> <text:span text:style-name="T287">population-class</text:span><text:span text:style-name="T19">=</text:span><text:span text:style-name="T180">"org.lindbergframework.exemplo.beans.Pessoa"</text:span><text:span text:style-name="T234">/&gt;</text:span><text:span text:style-name="T340">&lt;!-- </text:span><text:span text:style-name="T341">Excluidos</text:span><text:span text:style-name="T340"> --&gt;</text:span></text:p>
      <text:p text:style-name="P157"><text:span text:style-name="T19"><text:s text:c="10"/></text:span><text:span text:style-name="T234">&lt;/</text:span><text:span text:style-name="T262">Procedure</text:span><text:span text:style-name="T234">&gt;</text:span></text:p>
      <text:p text:style-name="P157"><text:span text:style-name="T19"><text:s text:c="7"/></text:span><text:span text:style-name="T234">&lt;/</text:span><text:span text:style-name="T262">Sql-Command</text:span><text:span text:style-name="T234">&gt;</text:span></text:p>
      <text:p text:style-name="P194"/>
      <text:p text:style-name="P194"/>
      <text:p text:style-name="P181"><text:span text:style-name="T69">-</text:span><text:span text:style-name="T57"> <text:s/></text:span><text:span text:style-name="T69">getNumeroPessoasCadastradas</text:span><text:span text:style-name="T69">: </text:span><text:span text:style-name="T56">Obtem o número total de pessoas cadastradas usando um sql direto via </text:span><text:span text:style-name="T67">select count</text:span><text:span text:style-name="T56">.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7">execQueryForObject</text:span><text:span text:style-name="T56">. Neste caso como estamos obtendo uma simples quantidade, usamos a classe </text:span><text:span text:style-name="T67">Integer</text:span><text:span text:style-name="T56">.</text:span><text:span text:style-name="T67"> </text:span><text:span text:style-name="T56">E como temos certeza que será retornada uma única linha então usamos a variação do </text:span><text:span text:style-name="T67">execQuery <text:s/></text:span><text:span text:style-name="T56">para consultas que retornam no máximo uma linha, o </text:span><text:span text:style-name="T67">execQueryForObject. </text:span><text:span text:style-name="T56">Da mesma forma se usarmos o método </text:span><text:span text:style-name="T67">execQuery</text:span><text:span text:style-name="T56"> em uma consulta que retone um conjunto de linhas mas que contém apenas uma coluna, o </text:span><text:span text:style-name="T67">LINP</text:span><text:span text:style-name="T56"> converterá esse único valor dessa coluna diretamente para o tipo passado como parâmetro. Isto será feito para cada linha do resultado da consulta.</text:span></text:p>
      <text:p text:style-name="P181"><text:span text:style-name="T56"><text:tab/><text:tab/>Imagine que temos uma listagem que retorna uma série de linhas mas com apenas uma coluna contendo um valor financeiro. Neste caso o método </text:span><text:span text:style-name="T67">execQuery</text:span><text:span text:style-name="T56"> seria chamado passando por exemplo, como tipo a ser usado para popular o resulto, a classe </text:span><text:span text:style-name="T67">Double.</text:span><text:span text:style-name="T56"> O </text:span><text:span text:style-name="T67">LINP </text:span><text:span text:style-name="T56">devolveria uma lista de </text:span><text:span text:style-name="T67">Double </text:span><text:span text:style-name="T56">contendo </text:span><text:span text:style-name="T56">cada valor de cada lista da listagem</text:span><text:span text:style-name="T67">.</text:span></text:p>
      <text:p text:style-name="P134"><text:soft-page-break/><text:s/><text:tab/></text:p>
      <text:p text:style-name="P198"><text:span text:style-name="T113"><text:tab/>* </text:span><text:span text:style-name="T112">Código Java:</text:span></text:p>
      <text:p text:style-name="P135"/>
      <text:p text:style-name="P146"><text:span text:style-name="T109"><text:s text:c="4"/></text:span><text:span text:style-name="T230">public</text:span><text:span text:style-name="T129"> </text:span><text:span text:style-name="T230">int</text:span><text:span text:style-name="T129"> getNumeroPessoasCadastradas(){</text:span></text:p>
      <text:p text:style-name="P157"><text:span text:style-name="T19"><text:s text:c="8"/></text:span><text:span text:style-name="T215">return</text:span><text:span text:style-name="T19"> getPersistTemplate().execQueryForObject(Integer.</text:span><text:span text:style-name="T215">class</text:span><text:span text:style-name="T19">, </text:span><text:span text:style-name="T179">"qtdPessoas"</text:span><text:span text:style-name="T19">);</text:span></text:p>
      <text:p text:style-name="P120"><text:s text:c="5"/>}</text:p>
      <text:p text:style-name="P120"/>
      <text:p text:style-name="P51"/>
      <text:p text:style-name="P98"><text:span text:style-name="T10"><text:tab/>* Declaração do comando </text:span><text:span text:style-name="T16">'qtdPessoas'</text:span><text:span text:style-name="T10"> no repositório:</text:span></text:p>
      <text:p text:style-name="P126"/>
      <text:p text:style-name="P157"><text:span text:style-name="T259"><text:s text:c="7"/></text:span><text:span text:style-name="T259">&lt;</text:span><text:span text:style-name="T283">Sql-Command</text:span><text:span text:style-name="T259"> </text:span><text:span text:style-name="T304">id</text:span><text:span text:style-name="T119">=</text:span><text:span text:style-name="T182">"qtdPessoas"</text:span><text:span text:style-name="T259">&gt;</text:span></text:p>
      <text:p text:style-name="P157"><text:span text:style-name="T19"><text:s text:c="10"/></text:span><text:span text:style-name="T234">&lt;</text:span><text:span text:style-name="T262">Sql-Statement</text:span><text:span text:style-name="T234">&gt;</text:span><text:span text:style-name="T19">select count(*) from </text:span><text:span text:style-name="T125">pessoa</text:span><text:span text:style-name="T234">&lt;/</text:span><text:span text:style-name="T262">Sql-Statement</text:span><text:span text:style-name="T234">&gt;</text:span><text:span text:style-name="T19"> </text:span></text:p>
      <text:p text:style-name="P157"><text:span text:style-name="T19"><text:s text:c="7"/></text:span><text:span text:style-name="T234">&lt;/</text:span><text:span text:style-name="T262">Sql-Command</text:span><text:span text:style-name="T234">&gt;</text:span></text:p>
      <text:p text:style-name="P194"/>
      <text:p text:style-name="P194"/>
      <text:p text:style-name="P181"><text:span text:style-name="T69">-</text:span><text:span text:style-name="T57"> <text:s/></text:span><text:span text:style-name="T69">getNumeroPessoasCadastradasUsandoFunction</text:span><text:span text:style-name="T69">: </text:span><text:span text:style-name="T56">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7">LINP</text:span><text:span text:style-name="T56"> retornará o valor direto mas neste caso não é possível especificar o tipo que você deseja que o </text:span><text:span text:style-name="T67">LINP</text:span><text:span text:style-name="T56"> converta diretamente como no exemplo anterior. O </text:span><text:span text:style-name="T67">LINP</text:span><text:span text:style-name="T56"> converterá diretamente para o tipo </text:span><text:span text:style-name="T67">JAVA</text:span><text:span text:style-name="T56"> correspondente ao tipo </text:span><text:span text:style-name="T67">SQL</text:span><text:span text:style-name="T56"> retornado. Neste caso o valor foi convertido como um </text:span><text:span text:style-name="T67">BigDecimal </text:span><text:span text:style-name="T56">então a partir desse tipo é obtido o valor </text:span><text:span text:style-name="T67">inteiro</text:span><text:span text:style-name="T56"> que o retorno do método requer.</text:span></text:p>
      <text:p text:style-name="P134"><text:s/><text:tab/></text:p>
      <text:p text:style-name="P198"><text:span text:style-name="T113"><text:tab/>* </text:span><text:span text:style-name="T112">Código Java:</text:span></text:p>
      <text:p text:style-name="P135"/>
      <text:p text:style-name="P151"><text:span text:style-name="T110"><text:s text:c="3"/></text:span><text:span text:style-name="T130"><text:s/></text:span><text:span text:style-name="T231">public</text:span><text:span text:style-name="T130"> </text:span><text:span text:style-name="T231">int</text:span><text:span text:style-name="T130"> getNumeroPessoasCadastradasUsandoFunction(){</text:span></text:p>
      <text:p text:style-name="P157"><text:span text:style-name="T19"><text:s text:c="8"/></text:span><text:span text:style-name="T125">Map</text:span><text:span text:style-name="T19"> m = getPersistTemplate().callFunction(</text:span><text:span text:style-name="T179">"qtdPessoasUsandoFunction"</text:span><text:span text:style-name="T19">);</text:span></text:p>
      <text:p text:style-name="P157"><text:span text:style-name="T19"><text:s text:c="8"/>BigDecimal retorno = (BigDecimal) m.get(SqlFunction.</text:span><text:span text:style-name="T314">DEFAULT_RESULT_NAME</text:span><text:span text:style-name="T19">);</text:span></text:p>
      <text:p text:style-name="P157"><text:span text:style-name="T19"><text:s text:c="8"/></text:span><text:span text:style-name="T215">return</text:span><text:span text:style-name="T19"> retorno.intValue();</text:span></text:p>
      <text:p text:style-name="P120"><text:s text:c="4"/>}</text:p>
      <text:p text:style-name="P120"/>
      <text:p text:style-name="P51"/>
      <text:p text:style-name="P98"><text:span text:style-name="T10"><text:tab/>* Declaração do comando </text:span><text:span text:style-name="T16">'qtdPessoasUsandoFunction'</text:span><text:span text:style-name="T10"> no repositório:</text:span></text:p>
      <text:p text:style-name="P126"/>
      <text:p text:style-name="P157"><text:span text:style-name="T259"><text:s text:c="7"/>&lt;</text:span><text:span text:style-name="T283">Sql-Command</text:span><text:span text:style-name="T259"> </text:span><text:span text:style-name="T304">id</text:span><text:span text:style-name="T119">=</text:span><text:span text:style-name="T182">"qtdPessoasUsandoFunction"</text:span><text:span text:style-name="T259">&gt;</text:span></text:p>
      <text:p text:style-name="P157"><text:span text:style-name="T19"><text:s text:c="10"/></text:span><text:span text:style-name="T234">&lt;</text:span><text:span text:style-name="T262">Function</text:span> <text:span text:style-name="T287">name</text:span><text:span text:style-name="T19">=</text:span><text:span text:style-name="T180">"qtdPessoas"</text:span> <text:span text:style-name="T234">/&gt;</text:span></text:p>
      <text:p text:style-name="P157"><text:span text:style-name="T19"><text:s text:c="7"/></text:span><text:span text:style-name="T234">&lt;/</text:span><text:span text:style-name="T262">Sql-Command</text:span><text:span text:style-name="T234">&gt;</text:span></text:p>
      <text:p text:style-name="P50"><text:tab/></text:p>
      <text:p text:style-name="P164"><text:span text:style-name="T58"><text:tab/>- </text:span><text:span text:style-name="T70">OVERVIEW</text:span></text:p>
      <text:p text:style-name="P160"><text:span text:style-name="T55">Fazendo um </text:span><text:span text:style-name="T66">overview </text:span><text:span text:style-name="T55">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6">ResultSet</text:span><text:span text:style-name="T55"> ou seja lá o que você esteja usando. Veja que o </text:span><text:span text:style-name="T66">Linp</text:span><text:span text:style-name="T55"> abstrai toda a parte de população multinível, abstrai toda a parte de procedure e functions, tudo referente a cursores. Note que basta um </text:span><text:span text:style-name="T66">callProcedure </text:span><text:span text:style-name="T55">ou </text:span><text:span text:style-name="T66">callFunction</text:span><text:span text:style-name="T55"> para chamarmos facilmente uma procedure ou function, basta um </text:span><text:span text:style-name="T66">execQuery</text:span><text:span text:style-name="T55"> que retorna uma lista de objetos já prontos e populados baseados no resultado da listagem.</text:span></text:p>
      <text:p text:style-name="P194"><text:tab/></text:p>
      <text:p text:style-name="P52"><text:tab/><text:span text:style-name="T4">5.10.2 -</text:span> Exemplo DAO sem uso de <text:span text:style-name="T135">repositório de comandos SQL</text:span>:</text:p>
      <text:p text:style-name="P52"/>
      <text:p text:style-name="P52"><text:tab/><text:span text:style-name="T148">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oft-page-break/><text:span text:style-name="T148">procedures e functions as classes </text:span><text:span text:style-name="T136">SqlProcedure, SqlFunction </text:span><text:span text:style-name="T148">e </text:span><text:span text:style-name="T136">SqlFunctionForCursor.</text:span></text:p>
      <text:p text:style-name="P72"/>
      <text:p text:style-name="P58"><text:span text:style-name="T144"><text:tab/>Observe que agora declaramos tudo programaticamente, definimos cursores como parâmetros de saída tanto de procedures quanto de functions via construtor ou via método </text:span><text:span text:style-name="T136">registerSqlOutCursorsParam. </text:span><text:span text:style-name="T139">Note que nos casos onde temos uma função que seu resultado é um </text:span><text:span text:style-name="T136">cursor</text:span><text:span text:style-name="T139"> usamos uma especialização de </text:span><text:span text:style-name="T136">SqlFunction</text:span><text:span text:style-name="T139"> chamada </text:span><text:span text:style-name="T136">SqlFunctionForCursor</text:span><text:span text:style-name="T139">.</text:span></text:p>
      <text:p text:style-name="P37"/>
      <text:p text:style-name="P144"><text:span text:style-name="T219">import</text:span><text:span text:style-name="T20"> java.math.BigDecimal;</text:span></text:p>
      <text:p text:style-name="P157"><text:span text:style-name="T215">import</text:span><text:span text:style-name="T19"> java.util.HashMap;</text:span></text:p>
      <text:p text:style-name="P157"><text:span text:style-name="T215">import</text:span><text:span text:style-name="T19"> java.util.List;</text:span></text:p>
      <text:p text:style-name="P157"><text:span text:style-name="T215">import</text:span><text:span text:style-name="T19"> java.util.Map;</text:span></text:p>
      <text:p text:style-name="P157"><text:span text:style-name="T215">import</text:span><text:span text:style-name="T19"> org.lindbergframework.beans.di.annotation.Bean;</text:span></text:p>
      <text:p text:style-name="P157"><text:span text:style-name="T215">import</text:span><text:span text:style-name="T19"> org.lindbergframework.exemplo.beans.Endereco;</text:span></text:p>
      <text:p text:style-name="P157"><text:span text:style-name="T215">import</text:span><text:span text:style-name="T19"> org.lindbergframework.exemplo.beans.Pessoa;</text:span></text:p>
      <text:p text:style-name="P157"><text:span text:style-name="T215">import</text:span><text:span text:style-name="T19"> org.lindbergframework.persistence.dao.LinpDAO;</text:span></text:p>
      <text:p text:style-name="P157"><text:span text:style-name="T215">import</text:span><text:span text:style-name="T19"> org.lindbergframework.persistence.sql.SqlArg;</text:span></text:p>
      <text:p text:style-name="P157"><text:span text:style-name="T215">import</text:span><text:span text:style-name="T19"> org.lindbergframework.persistence.sql.SqlFunction;</text:span></text:p>
      <text:p text:style-name="P157"><text:span text:style-name="T215">import</text:span><text:span text:style-name="T19"> org.lindbergframework.persistence.sql.SqlFunctionForCursor;</text:span></text:p>
      <text:p text:style-name="P157"><text:span text:style-name="T215">import</text:span><text:span text:style-name="T19"> org.lindbergframework.persistence.sql.SqlOutCursorParam;</text:span></text:p>
      <text:p text:style-name="P157"><text:span text:style-name="T215">import</text:span><text:span text:style-name="T19"> org.lindbergframework.persistence.sql.SqlProcedure;</text:span></text:p>
      <text:p text:style-name="P157"/>
      <text:p text:style-name="P157"><text:span text:style-name="T319">@Bean</text:span><text:span text:style-name="T19">(</text:span><text:span text:style-name="T179">"pessoaDAOSemAcessarRepositorio"</text:span><text:span text:style-name="T19">)</text:span></text:p>
      <text:p text:style-name="P157"><text:span text:style-name="T215">public</text:span><text:span text:style-name="T19"> </text:span><text:span text:style-name="T215">class</text:span><text:span text:style-name="T19"> PessoaDAOSemAcessarRepositorio </text:span><text:span text:style-name="T215">extends</text:span><text:span text:style-name="T19"> LinpDAO </text:span><text:span text:style-name="T215">implements</text:span><text:span text:style-name="T19"> IPessoaDAO{</text:span></text:p>
      <text:p text:style-name="P157"/>
      <text:p text:style-name="P157"><text:span text:style-name="T19"><text:s text:c="4"/></text:span><text:span text:style-name="T215">public</text:span><text:span text:style-name="T19"> PessoaDAOSemAcessarRepositorio() {</text:span></text:p>
      <text:p text:style-name="P157"><text:span text:style-name="T19"><text:s text:c="8"/></text:span><text:span text:style-name="T342">//</text:span></text:p>
      <text:p text:style-name="P120"><text:s text:c="4"/>}</text:p>
      <text:p text:style-name="P157"/>
      <text:p text:style-name="P157"><text:span text:style-name="T19"><text:s text:c="4"/></text:span><text:span text:style-name="T319">@Override</text:span></text:p>
      <text:p text:style-name="P157"><text:span text:style-name="T19"><text:s text:c="4"/></text:span><text:span text:style-name="T215">public</text:span><text:span text:style-name="T19"> </text:span><text:span text:style-name="T215">void</text:span><text:span text:style-name="T19"> atualizarEnderecoPessoa(Pessoa pessoa) {</text:span></text:p>
      <text:p text:style-name="P120"><text:s text:c="8"/>Endereco endereco = pessoa.getEndereco();</text:p>
      <text:p text:style-name="P157"><text:span text:style-name="T19"><text:s text:c="8"/>getPersistTemplate().execSqlUpdate(</text:span><text:span text:style-name="T179">"update pessoa set bairro = ?, rua = ?, "</text:span><text:span text:style-name="T19"> +</text:span></text:p>
      <text:p text:style-name="P157"><text:span text:style-name="T19"><text:s text:c="8"/><text:tab/><text:tab/></text:span><text:span text:style-name="T179">"numero = ?, numeroCep = ? where cpf = ?"</text:span><text:span text:style-name="T19">, endereco.getBairro(),</text:span></text:p>
      <text:p text:style-name="P120"><text:s text:c="59"/>endereco.getRua(),</text:p>
      <text:p text:style-name="P120"><text:s text:c="59"/>endereco.getNumero(),</text:p>
      <text:p text:style-name="P120"><text:s text:c="59"/>endereco.getCep().getNumero(),</text:p>
      <text:p text:style-name="P120"><text:s text:c="59"/>pessoa.getCpf());</text:p>
      <text:p text:style-name="P120"><text:s text:c="4"/>}</text:p>
      <text:p text:style-name="P157"/>
      <text:p text:style-name="P157"><text:span text:style-name="T19"><text:s text:c="4"/></text:span><text:span text:style-name="T319">@Override</text:span></text:p>
      <text:p text:style-name="P157"><text:span text:style-name="T19"><text:s text:c="4"/></text:span><text:span text:style-name="T215">public</text:span><text:span text:style-name="T19"> Pessoa consultarPessoa(String cpf) {</text:span></text:p>
      <text:p text:style-name="P157"><text:span text:style-name="T19"><text:s text:c="8"/></text:span><text:span text:style-name="T215">return</text:span><text:span text:style-name="T19"> getPersistTemplate().execSqlQueryForObject(Pessoa.</text:span><text:span text:style-name="T215">class</text:span><text:span text:style-name="T19">, </text:span></text:p>
      <text:p text:style-name="P157"><text:span text:style-name="T19"><text:s text:c="12"/></text:span><text:span text:style-name="T179">"select nome, cpf, bairro as endereco.bairro,"</text:span><text:span text:style-name="T19">+</text:span></text:p>
      <text:p text:style-name="P157"><text:span text:style-name="T19"><text:s text:c="12"/></text:span><text:span text:style-name="T179">"rua as endereco.rua, numero as endereco.numero,"</text:span><text:span text:style-name="T19">+ </text:span></text:p>
      <text:p text:style-name="P157"><text:span text:style-name="T19"><text:s text:c="12"/></text:span><text:span text:style-name="T179">"numeroCep as endereco.cep.numero"</text:span><text:span text:style-name="T19">+</text:span></text:p>
      <text:p text:style-name="P157"><text:span text:style-name="T19"><text:s text:c="12"/></text:span><text:span text:style-name="T179">" from pessoa where cpf = ?"</text:span><text:span text:style-name="T19">, cpf);</text:span></text:p>
      <text:p text:style-name="P120"><text:s text:c="4"/>}</text:p>
      <text:p text:style-name="P157"/>
      <text:p text:style-name="P157"><text:span text:style-name="T19"><text:s text:c="4"/></text:span><text:span text:style-name="T319">@Override</text:span></text:p>
      <text:p text:style-name="P157"><text:span text:style-name="T19"><text:s text:c="4"/></text:span><text:span text:style-name="T215">public</text:span><text:span text:style-name="T19"> </text:span><text:span text:style-name="T215">void</text:span><text:span text:style-name="T19"> excluirPessoa(Pessoa pessoa) {</text:span></text:p>
      <text:p text:style-name="P157"><text:span text:style-name="T19"><text:s text:c="8"/>getPersistTemplate().execSqlUpdate(</text:span><text:span text:style-name="T179">"delete from pessoa where cpf = ?"</text:span><text:span text:style-name="T19">, pessoa.getCpf());</text:span></text:p>
      <text:p text:style-name="P120"><text:s text:c="4"/>}</text:p>
      <text:p text:style-name="P157"/>
      <text:p text:style-name="P157"><text:span text:style-name="T19"><text:s text:c="4"/></text:span><text:span text:style-name="T319">@Override</text:span></text:p>
      <text:p text:style-name="P157"><text:span text:style-name="T19"><text:s text:c="4"/></text:span><text:span text:style-name="T215">public</text:span><text:span text:style-name="T19"> </text:span><text:span text:style-name="T215">void</text:span><text:span text:style-name="T19"> excluirPessoaUsandoProcedure(String cpf) {</text:span></text:p>
      <text:p text:style-name="P157"><text:span text:style-name="T19"><text:s text:c="8"/></text:span><text:span text:style-name="T125">Map</text:span><text:span text:style-name="T19"> mapParam = </text:span><text:span text:style-name="T215">new</text:span><text:span text:style-name="T19"> </text:span><text:span text:style-name="T125">HashMap</text:span><text:span text:style-name="T19">();</text:span></text:p>
      <text:p text:style-name="P157"><text:span text:style-name="T19"><text:s text:c="8"/></text:span><text:span text:style-name="T125">mapParam.put(</text:span><text:span text:style-name="T208">"p_cpf"</text:span><text:span text:style-name="T125">, cpf)</text:span><text:span text:style-name="T19">;</text:span></text:p>
      <text:p text:style-name="P157"><text:span text:style-name="T19"><text:s text:c="8"/>getPersistTemplate().callProcedure(</text:span><text:span text:style-name="T215">new</text:span><text:span text:style-name="T19"> SqlProcedure(</text:span><text:span text:style-name="T179">"excluirPessoa"</text:span><text:span text:style-name="T19">), </text:span><text:span text:style-name="T125">mapParam</text:span><text:span text:style-name="T19">);</text:span></text:p>
      <text:p text:style-name="P120"><text:s text:c="4"/>}</text:p>
      <text:p text:style-name="P157"/>
      <text:p text:style-name="P157"><text:span text:style-name="T19"><text:s text:c="4"/></text:span><text:span text:style-name="T319">@Override</text:span></text:p>
      <text:p text:style-name="P157"><text:span text:style-name="T19"><text:s text:c="4"/></text:span><text:span text:style-name="T215">public</text:span><text:span text:style-name="T19"> </text:span><text:span text:style-name="T125">Map</text:span><text:span text:style-name="T19"> excluirPessoasPorIniciaisRetornandoExcluidosENaoExcluidosUsandoFunction(</text:span></text:p>
      <text:p text:style-name="P120"><text:s text:c="8"/>String exemploNome) {</text:p>
      <text:p text:style-name="P157"><text:span text:style-name="T19"><text:s text:c="8"/>SqlFunctionForCursor function = </text:span><text:span text:style-name="T215">new</text:span><text:span text:style-name="T19"> SqlFunctionForCursor(</text:span><text:span text:style-name="T179">"excPessoasRetornaExcluidosFunc"</text:span><text:span text:style-name="T19">, </text:span></text:p>
      <text:p text:style-name="P157"><text:span text:style-name="T19"><text:s text:c="47"/></text:span><text:span text:style-name="T179">"pessoasexcluidas"</text:span><text:span text:style-name="T19">, </text:span></text:p>
      <text:p text:style-name="P157"><text:span text:style-name="T19"><text:s text:c="47"/>Pessoa.</text:span><text:span text:style-name="T215">class</text:span><text:span text:style-name="T19">, </text:span></text:p>
      <text:p text:style-name="P157"><text:span text:style-name="T19"><text:s text:c="47"/></text:span><text:span text:style-name="T215">new</text:span><text:span text:style-name="T19"> SqlOutCursorParam(Pessoa.</text:span><text:span text:style-name="T215">class</text:span><text:span text:style-name="T19">));</text:span></text:p>
      <text:p text:style-name="P120"><text:s text:c="8"/></text:p>
      <text:p text:style-name="P157"><text:span text:style-name="T19"><text:s text:c="7"/></text:span><text:span text:style-name="T125">Map</text:span><text:span text:style-name="T19"> map = getPersistTemplate().callFunction(function, </text:span><text:span text:style-name="T215">new</text:span><text:span text:style-name="T19"> SqlArg(</text:span><text:span text:style-name="T179">"nomeexemplo"</text:span><text:span text:style-name="T19">, exemploNome));</text:span></text:p>
      <text:p text:style-name="P157"><text:span text:style-name="T19"><text:s text:c="7"/></text:span><text:span text:style-name="T215">return</text:span><text:span text:style-name="T19"> map;</text:span></text:p>
      <text:p text:style-name="P120"><text:s text:c="4"/>}</text:p>
      <text:p text:style-name="P157"/>
      <text:p text:style-name="P157"><text:soft-page-break/><text:span text:style-name="T19"><text:s text:c="4"/></text:span><text:span text:style-name="T319">@Override</text:span></text:p>
      <text:p text:style-name="P157"><text:span text:style-name="T19"><text:s text:c="4"/></text:span><text:span text:style-name="T215">public</text:span><text:span text:style-name="T19"> </text:span><text:span text:style-name="T125">Map</text:span><text:span text:style-name="T19"> excluirPessoasPorIniciaisRetornandoExcluidosENaoExcluidosUsandoProcedure(</text:span></text:p>
      <text:p text:style-name="P120"><text:s text:c="8"/>String exemploNome) {</text:p>
      <text:p text:style-name="P157"><text:span text:style-name="T19"><text:s text:c="8"/>SqlProcedure procedure = </text:span><text:span text:style-name="T215">new</text:span><text:span text:style-name="T19"> SqlProcedure(</text:span><text:span text:style-name="T179">"excPessoasRetornaExcluidosProc"</text:span><text:span text:style-name="T19">);</text:span></text:p>
      <text:p text:style-name="P157"><text:span text:style-name="T19"><text:s text:c="8"/>procedure.registerSqlOutCursorsParam(</text:span><text:span text:style-name="T215">new</text:span><text:span text:style-name="T19"> SqlOutCursorParam(Pessoa.</text:span><text:span text:style-name="T215">class</text:span><text:span text:style-name="T19">),</text:span></text:p>
      <text:p text:style-name="P157"><text:span text:style-name="T19"><text:s text:c="45"/></text:span><text:span text:style-name="T215">new</text:span><text:span text:style-name="T19"> SqlOutCursorParam(Pessoa.</text:span><text:span text:style-name="T215">class</text:span><text:span text:style-name="T19">));</text:span></text:p>
      <text:p text:style-name="P120"><text:s text:c="8"/></text:p>
      <text:p text:style-name="P157"><text:span text:style-name="T19"><text:s text:c="8"/></text:span><text:span text:style-name="T125">Map</text:span><text:span text:style-name="T19"> map = getPersistTemplate().callProcedure(procedure, </text:span><text:span text:style-name="T215">new</text:span><text:span text:style-name="T19"> SqlArg(</text:span><text:span text:style-name="T179">"nomeexemplo"</text:span><text:span text:style-name="T19">, exemploNome));</text:span></text:p>
      <text:p text:style-name="P157"><text:span text:style-name="T19"><text:s text:c="8"/></text:span><text:span text:style-name="T215">return</text:span><text:span text:style-name="T19"> map;</text:span></text:p>
      <text:p text:style-name="P120"><text:s text:c="4"/>}</text:p>
      <text:p text:style-name="P157"/>
      <text:p text:style-name="P157"><text:span text:style-name="T19"><text:s text:c="4"/></text:span><text:span text:style-name="T319">@Override</text:span></text:p>
      <text:p text:style-name="P157"><text:span text:style-name="T19"><text:s text:c="4"/></text:span><text:span text:style-name="T215">public</text:span><text:span text:style-name="T19"> </text:span><text:span text:style-name="T215">void</text:span><text:span text:style-name="T19"> inserirPessoa(Pessoa pessoa) {</text:span></text:p>
      <text:p text:style-name="P120"><text:s text:c="8"/>Endereco endereco = pessoa.getEndereco();</text:p>
      <text:p text:style-name="P157"><text:span text:style-name="T19"><text:s text:c="8"/>getPersistTemplate().execSqlUpdate(</text:span><text:span text:style-name="T179">"insert into pessoa values(?,?,?,?,?,?)"</text:span><text:span text:style-name="T19">, </text:span></text:p>
      <text:p text:style-name="P120"><text:s text:c="43"/>pessoa.getNome(), pessoa.getCpf(),</text:p>
      <text:p text:style-name="P120"><text:s text:c="43"/>endereco.getBairro(), endereco.getRua(), </text:p>
      <text:p text:style-name="P120"><text:s text:c="43"/>endereco.getNumero(), endereco.getCep().getNumero());</text:p>
      <text:p text:style-name="P120"><text:s text:c="4"/>}</text:p>
      <text:p text:style-name="P157"/>
      <text:p text:style-name="P157"><text:span text:style-name="T19"><text:s text:c="4"/></text:span><text:span text:style-name="T319">@Override</text:span></text:p>
      <text:p text:style-name="P157"><text:span text:style-name="T19"><text:s text:c="4"/></text:span><text:span text:style-name="T215">public</text:span><text:span text:style-name="T19"> List&lt;Pessoa&gt; listarPessoas() {</text:span></text:p>
      <text:p text:style-name="P157"><text:span text:style-name="T19"><text:s text:c="8"/></text:span><text:span text:style-name="T215">return</text:span><text:span text:style-name="T19"> getPersistTemplate().execSqlQuery(Pessoa.</text:span><text:span text:style-name="T215">class</text:span><text:span text:style-name="T19">, </text:span><text:span text:style-name="T179">"select nome, cpf, bairro as endereco.bairro,"</text:span><text:span text:style-name="T19">+ </text:span></text:p>
      <text:p text:style-name="P157"><text:span text:style-name="T19"><text:s text:c="63"/></text:span><text:span text:style-name="T179">"rua as endereco.rua, numero as endereco.numero,"</text:span><text:span text:style-name="T19">+ </text:span></text:p>
      <text:p text:style-name="P157"><text:span text:style-name="T19"><text:s text:c="63"/></text:span><text:span text:style-name="T179">"numeroCep as endereco.cep.numero"</text:span><text:span text:style-name="T19">+</text:span></text:p>
      <text:p text:style-name="P157"><text:span text:style-name="T19"><text:s text:c="63"/></text:span><text:span text:style-name="T179">" from pessoa"</text:span><text:span text:style-name="T19">);</text:span></text:p>
      <text:p text:style-name="P120"><text:s text:c="4"/>}</text:p>
      <text:p text:style-name="P157"/>
      <text:p text:style-name="P157"><text:span text:style-name="T19"><text:s text:c="4"/></text:span><text:span text:style-name="T319">@Override</text:span></text:p>
      <text:p text:style-name="P157"><text:span text:style-name="T19"><text:s text:c="4"/></text:span><text:span text:style-name="T215">public</text:span><text:span text:style-name="T19"> List&lt;Pessoa&gt; listarPessoasPorIniciaisNomeUsandoFunction(</text:span></text:p>
      <text:p text:style-name="P120"><text:s text:c="8"/>String exemploNome) {</text:p>
      <text:p text:style-name="P157"><text:span text:style-name="T19"><text:s text:c="8"/>SqlFunctionForCursor function = </text:span><text:span text:style-name="T215">new</text:span><text:span text:style-name="T19"> SqlFunctionForCursor(</text:span><text:span text:style-name="T179">"listarPessoasPorNomeFunc"</text:span><text:span text:style-name="T19">, </text:span></text:p>
      <text:p text:style-name="P157"><text:span text:style-name="T19"><text:s text:c="65"/>SqlFunction.</text:span><text:span text:style-name="T314">DEFAULT_RESULT_NAME</text:span><text:span text:style-name="T19">, </text:span></text:p>
      <text:p text:style-name="P157"><text:span text:style-name="T19"><text:s text:c="65"/>Pessoa.</text:span><text:span text:style-name="T215">class</text:span><text:span text:style-name="T19">);</text:span></text:p>
      <text:p text:style-name="P120"><text:s text:c="8"/></text:p>
      <text:p text:style-name="P157"><text:span text:style-name="T19"><text:s text:c="8"/></text:span><text:span text:style-name="T125">Map</text:span><text:span text:style-name="T19"> parametrosOut = getPersistTemplate().callFunction(function, </text:span><text:span text:style-name="T215">new</text:span><text:span text:style-name="T19"> SqlArg(</text:span><text:span text:style-name="T179">"nomeexemplo"</text:span><text:span text:style-name="T19">, exemploNome));</text:span></text:p>
      <text:p text:style-name="P157"><text:span text:style-name="T19"><text:s text:c="8"/></text:span><text:span text:style-name="T215">return</text:span><text:span text:style-name="T19"> </text:span><text:span text:style-name="T125">(List&lt;Pessoa&gt;) parametrosOut.get(SqlFunction.</text:span><text:span text:style-name="T316">DEFAULT_RESULT_NAME</text:span><text:span text:style-name="T125">)</text:span><text:span text:style-name="T19">;</text:span></text:p>
      <text:p text:style-name="P120"><text:s text:c="4"/>}</text:p>
      <text:p text:style-name="P157"/>
      <text:p text:style-name="P157"><text:span text:style-name="T19"><text:s text:c="4"/></text:span><text:span text:style-name="T319">@Override</text:span></text:p>
      <text:p text:style-name="P157"><text:span text:style-name="T19"><text:s text:c="4"/></text:span><text:span text:style-name="T215">public</text:span><text:span text:style-name="T19"> List&lt;Pessoa&gt; listarPessoasPorIniciaisNomeUsandoProcedure(</text:span></text:p>
      <text:p text:style-name="P120"><text:s text:c="8"/>String exemploNome) {</text:p>
      <text:p text:style-name="P157"><text:span text:style-name="T19"><text:s text:c="8"/>SqlProcedure procedure = </text:span><text:span text:style-name="T215">new</text:span><text:span text:style-name="T19"> SqlProcedure(</text:span><text:span text:style-name="T179">"listarPessoasPorNomeProc"</text:span><text:span text:style-name="T19">, </text:span><text:span text:style-name="T215">new</text:span><text:span text:style-name="T19"> SqlOutCursorParam(Pessoa.</text:span><text:span text:style-name="T215">class</text:span><text:span text:style-name="T19">));</text:span></text:p>
      <text:p text:style-name="P157"><text:span text:style-name="T19"><text:s text:c="8"/></text:span><text:span text:style-name="T125">Map</text:span><text:span text:style-name="T19"> parametrosOut = getPersistTemplate().callProcedure(procedure, </text:span><text:span text:style-name="T215">new</text:span><text:span text:style-name="T19"> SqlArg(</text:span><text:span text:style-name="T179">"nomeexemplo"</text:span><text:span text:style-name="T19">, exemploNome));</text:span></text:p>
      <text:p text:style-name="P157"><text:span text:style-name="T19"><text:s text:c="8"/></text:span><text:span text:style-name="T215">return</text:span><text:span text:style-name="T19"> </text:span><text:span text:style-name="T125">(List&lt;Pessoa&gt;) parametrosOut.get(</text:span><text:span text:style-name="T208">"pessoas"</text:span><text:span text:style-name="T125">)</text:span><text:span text:style-name="T19">;</text:span></text:p>
      <text:p text:style-name="P120"><text:s text:c="4"/>}</text:p>
      <text:p text:style-name="P157"/>
      <text:p text:style-name="P157"><text:span text:style-name="T19"><text:s text:c="4"/></text:span><text:span text:style-name="T215">public</text:span><text:span text:style-name="T19"> </text:span><text:span text:style-name="T215">int</text:span><text:span text:style-name="T19"> getNumeroPessoasCadastradas() {</text:span></text:p>
      <text:p text:style-name="P157"><text:span text:style-name="T19"><text:s text:c="8"/></text:span><text:span text:style-name="T215">return</text:span><text:span text:style-name="T19"> getPersistTemplate().execSqlQueryForObject(Integer.</text:span><text:span text:style-name="T215">class</text:span><text:span text:style-name="T19">, </text:span><text:span text:style-name="T179">"select count(*) from pessoa"</text:span><text:span text:style-name="T19">);</text:span></text:p>
      <text:p text:style-name="P120"><text:s text:c="4"/>}</text:p>
      <text:p text:style-name="P120"><text:s text:c="4"/></text:p>
      <text:p text:style-name="P157"><text:span text:style-name="T19"><text:s text:c="4"/></text:span><text:span text:style-name="T215">public</text:span><text:span text:style-name="T19"> </text:span><text:span text:style-name="T215">int</text:span><text:span text:style-name="T19"> getNumeroPessoasCadastradasUsandoFunction() {</text:span></text:p>
      <text:p text:style-name="P157"><text:span text:style-name="T19"><text:s text:c="8"/>SqlFunction function = </text:span><text:span text:style-name="T215">new</text:span><text:span text:style-name="T19"> SqlFunction(</text:span><text:span text:style-name="T179">"qtdPessoas"</text:span><text:span text:style-name="T19">);</text:span></text:p>
      <text:p text:style-name="P120"><text:s text:c="8"/>Map&lt;String,BigDecimal&gt; map = <text:span text:style-name="T324">getPersistTemplate().callFunction(function)</text:span>;</text:p>
      <text:p text:style-name="P157"><text:span text:style-name="T19"><text:s text:c="8"/></text:span><text:span text:style-name="T215">return</text:span><text:span text:style-name="T19"> map.get(SqlFunction.</text:span><text:span text:style-name="T314">DEFAULT_RESULT_NAME</text:span><text:span text:style-name="T19">).intValue();</text:span></text:p>
      <text:p text:style-name="P120"><text:s text:c="4"/>}</text:p>
      <text:p text:style-name="P157"/>
      <text:p text:style-name="P120">}</text:p>
      <text:p text:style-name="P58"/>
      <text:p text:style-name="P77"><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35">LinpTest </text:span><text:span text:style-name="T140">que é um simples </text:span><text:span text:style-name="T135">main</text:span><text:span text:style-name="T140"> fazendo uso dos métodos apresentados nos DAOs anteriormente. Poderia ter usado testes com o </text:span><text:span text:style-name="T135">junit</text:span><text:span text:style-name="T140"> por exemplo mas preferi um simples método </text:span><text:span text:style-name="T135">main</text:span><text:span text:style-name="T140"> com </text:span><text:span text:style-name="T135">system.out.println</text:span><text:span text:style-name="T140"> escrevendo no console cada passo executado de modo <text:s/>a não ser necessário você nem conhecer o </text:span><text:span text:style-name="T135">junit.</text:span><text:span text:style-name="T140"> A classe </text:span><text:span text:style-name="T135">LinpTest</text:span><text:span text:style-name="T140"> aplica o teste nas duas implementações da interface </text:span><text:span text:style-name="T135">IpessoaDAO, </text:span><text:span text:style-name="T140">usando e não usando o repositório de comandos.</text:span></text:p>
      <text:p text:style-name="P35"/>
      <text:p text:style-name="P77"><text:soft-page-break/><text:span text:style-name="T141">Observação: O exemplo abaixo já contém uma pasta </text:span><text:span text:style-name="T137">lib</text:span><text:span text:style-name="T141"> com todas as dependências necessárias para o projeto. Para o exemplo foi usado banco oracle 10g. O </text:span><text:span text:style-name="T137">script</text:span><text:span text:style-name="T141"> SQL de criação do banco está em </text:span><text:span text:style-name="T137">\src\org\lindbergframework\exemplo\sql\create.sql.</text:span></text:p>
      <text:p text:style-name="P35"/>
      <text:p text:style-name="P77"><text:span text:style-name="T140">Link do exemplo: </text:span><text:a xlink:type="simple" xlink:href="http://www.lindbergframework.org/downloads/ExemploLinp.zip"><text:span text:style-name="T140">http://www.lindbergframework.org/downloads/ExemploLinp.zip</text:span></text:a></text:p>
      <text:p text:style-name="P35"/>
      <text:p text:style-name="P77"><text:span text:style-name="T140"><text:tab/>As duas implementações da interface </text:span><text:span text:style-name="T135">IPessoaDAO</text:span><text:span text:style-name="T140"> estão anotadas com a annotation </text:span><text:span text:style-name="T135">@Bean,</text:span><text:span text:style-name="T140"> e desta forma ambas as implementações podem ser obtidas a partir do contexto de beans de injeção usando o </text:span><text:span text:style-name="T135">singleton UserBeanContext. </text:span><text:span text:style-name="T140">A classe </text:span><text:span text:style-name="T135">LinpTest </text:span><text:span text:style-name="T140">usa </text:span><text:span text:style-name="T135">UserBeanContext </text:span><text:span text:style-name="T140">para a obtenção dessas implementações</text:span><text:span text:style-name="T135">.</text:span></text:p>
      <text:p text:style-name="P61"/>
      <text:p text:style-name="P181"><text:span text:style-name="T60"><text:tab/></text:span><text:span text:style-name="T47">Observe também que o método </text:span><text:span text:style-name="T60">test</text:span><text:span text:style-name="T47"> da classe </text:span><text:span text:style-name="T60">LinpTest</text:span><text:span text:style-name="T47"> está anotado com </text:span><text:span text:style-name="T60">@Transax</text:span><text:span text:style-name="T47">. Isso indica que o método deve ser executado dentro de um contexto transacional. Para que isto ocorra note que a própria classe </text:span><text:span text:style-name="T60">LinpTest</text:span><text:span text:style-name="T47"> está anotada também com </text:span><text:span text:style-name="T60">@Bean</text:span><text:span text:style-name="T47"> e que no método </text:span><text:span text:style-name="T60">main</text:span><text:span text:style-name="T47"> da mesma classe nós obtemos a instância de </text:span><text:span text:style-name="T60">LinpTest</text:span><text:span text:style-name="T47"> usando </text:span><text:span text:style-name="T60">UserBeanContext</text:span><text:span text:style-name="T47">. Isto foi feito para que ao obter a instância a partir do contexto de injeção do framework o recurso de injeção de dependências automática é ativado e desta foram, também o mecanismo transacional a partir da annotation </text:span><text:span text:style-name="T60">@Transax</text:span><text:span text:style-name="T47">. Se tivéssemos usado o operador </text:span><text:span text:style-name="T60">new</text:span><text:span text:style-name="T47"> para criação da instância de </text:span><text:span text:style-name="T60">LinpContext</text:span><text:span text:style-name="T47"> o método </text:span><text:span text:style-name="T60">test</text:span><text:span text:style-name="T47"> não executaria dentro de um contexto transacional e a annotation </text:span><text:span text:style-name="T60">@Transax</text:span><text:span text:style-name="T47"> de nada adiantaria. O mecanismo de gerenciamento de transações é abordado na próxima sessão.</text:span></text:p>
      <text:p text:style-name="P61"/>
      <text:p text:style-name="P61"/>
      <text:p text:style-name="P89"><text:tab/>5.11 – Gerenciamento de Transações</text:p>
      <text:p text:style-name="P89"/>
      <text:p text:style-name="P89"><text:tab/><text:span text:style-name="T17">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5"/>
      <text:p text:style-name="P89"><text:span text:style-name="T17"><text:tab/>Entenda como gerenciador de transações (</text:span><text:span text:style-name="T11">TransactionManager</text:span><text:span text:style-name="T17">) o objeto que será responsável por executar um determinado contexto dentro de uma transação e de acordo com o resultado dessa execução decidir o que fazer, </text:span><text:span text:style-name="T11">commit </text:span><text:span text:style-name="T17">ou </text:span><text:span text:style-name="T11">rollback.</text:span><text:span text:style-name="T17"> Da mesma forma, entenda como um contexto transacional (</text:span><text:span text:style-name="T11">TransactionalContext</text:span><text:span text:style-name="T17">)</text:span><text:span text:style-name="T11"> </text:span><text:span text:style-name="T17">um determinado ponto do sistema, como uma classe como um todo ou um método específico, que deve ser executado dentro de uma transação onde a partir dai todas as operações de persistência são executadas dentro de uma transação de banco. Esses pontos transacionais são definidos facilmente via annotation e serão abordados mais a frente.</text:span></text:p>
      <text:p text:style-name="P35"/>
      <text:p text:style-name="P35"><text:tab/>Um gerenciador de transações é definido a partir da interface:</text:p>
      <text:p text:style-name="P61"><text:tab/><text:tab/>org.lindbergframework.persistence.transaction.TransactionManager</text:p>
      <text:p text:style-name="P61"/>
      <text:p text:style-name="P93"><text:span text:style-name="T17"><text:tab/></text:span><text:span text:style-name="T7">Esta interface possui um método chamado </text:span><text:span text:style-name="T17">execute</text:span><text:span text:style-name="T7"> que é chamado pelo contexto de persistência, quando uma transação for requerida, para gerenciar a transação de um contexto transacional específico. O método </text:span><text:span text:style-name="T17">execute</text:span><text:span text:style-name="T7"> possui um parâmetro em sua assinatura que justamente o contexto transacional que deve ser gerenciado. Um contexto transacional é definido a partir da interface:</text:span></text:p>
      <text:p text:style-name="P61"><text:tab/><text:tab/>org.lindbergframework.persistence.transaction.TransactionalContext.</text:p>
      <text:p text:style-name="P61"/>
      <text:p text:style-name="P93"><text:span text:style-name="T17"><text:tab/></text:span><text:span text:style-name="T7">Caso uma transação falhe, ou seja, uma exceção dentro contexto transacional seja lançada o </text:span><text:span text:style-name="T17">rollback </text:span><text:soft-page-break/><text:span text:style-name="T7">da transação é efetuado a exceção não checada <text:s/>abaixo é lançada. Caso nenhuma exceção seja lançada e todo o processamento do contexto transacional que deu origem a transação corrente seja concluído, o </text:span><text:span text:style-name="T17">commit</text:span><text:span text:style-name="T7"> é realizado.</text:span></text:p>
      <text:p text:style-name="P61"><text:tab/><text:tab/>org.lindbergframework.exception.TransactionFailureException</text:p>
      <text:p text:style-name="P61"/>
      <text:p text:style-name="P93"><text:span text:style-name="T7"><text:tab/>Você não precisa se preocupar com nada disso. O framework já fornece a implementação padrão de cada uma dessas interfaces. De qualquer forma você pode mudar a implementação de </text:span><text:span text:style-name="T17">TransactionManager</text:span><text:span text:style-name="T7"> que deve ser usada definindo explicitamente na configuração do </text:span><text:span text:style-name="T17">LINP</text:span><text:span text:style-name="T7">. Isso será mostrado mais a frente.</text:span></text:p>
      <text:p text:style-name="P35"/>
      <text:p text:style-name="P93"><text:span text:style-name="T7"><text:tab/>A implementação padrão provida pelo framework para </text:span><text:span text:style-name="T17">TransactionManager</text:span><text:span text:style-name="T7"> é:</text:span></text:p>
      <text:p text:style-name="P61"><text:tab/><text:tab/>org.lindbergframework.persistence.transaction.LinpTransactionManager</text:p>
      <text:p text:style-name="P61"><text:tab/> <text:s text:c="9"/></text:p>
      <text:p text:style-name="P93"><text:span text:style-name="T17"><text:tab/></text:span><text:span text:style-name="T7">A implementação padrão usada para </text:span><text:span text:style-name="T17">TransactionalContext</text:span><text:span text:style-name="T7"> é provida via classe anônima dentro do proxy de transações, </text:span><text:span text:style-name="T17">TransactionProxy. </text:span><text:span text:style-name="T7">Este proxy é responsável por delegar ao gerenciador de transações definido, o gerenciamento da transação corrente.</text:span></text:p>
      <text:p text:style-name="P35"/>
      <text:p text:style-name="P93"><text:span text:style-name="T7"><text:tab/>Mas você não precisa se preocupar com nada disso. Isso é transparente para aplicação. Você não precisa sabe nem manusear nada disso. O </text:span><text:span text:style-name="T17">LINP</text:span><text:span text:style-name="T7"> faz para você. Foi abordado aqui apenas para que saiba de uma forma mais geral a função e responsabilidade das classes que compõem esse importante mecanismo.</text:span></text:p>
      <text:p text:style-name="P35"/>
      <text:p text:style-name="P93"><text:span text:style-name="T7"><text:tab/></text:span><text:span text:style-name="T140">5.11.1 – Como definir seu próprio Gerenciador de Transações (</text:span>TransactionManager)</text:p>
      <text:p text:style-name="P93"/>
      <text:p text:style-name="P35"><text:tab/>Como foi abordado na sessão de configuração <text:span text:style-name="T135">LINP</text:span> quando foram apresentadas as propriedades de configuração disponíveis para definições de persistência, é possível definir explicitamente qual gerenciador de transações a ser usado. A interface <text:span text:style-name="T135">LinpConfiguration</text:span> define um método chamado <text:span text:style-name="T135">getPersistenceTemplate</text:span> e é a partir deste que o contexto de persistência, quando inicializado com uma <text:span text:style-name="T135">LinpConfiguration</text:span>, obterá a implementação de <text:span text:style-name="T135">TransactionManager</text:span> que deverá ser usada. Abaixo é mostrado como definir um gerenciador de transações usando configuração baseada em XML e programaticamente.</text:p>
      <text:p text:style-name="P35"><text:tab/></text:p>
      <text:p text:style-name="P35"><text:tab/><text:span text:style-name="T323">- Definindo via XML:</text:span> Para definir um <text:span text:style-name="T135">TransactionManager</text:span> específico usando XML basta definir com propriedade de configuração do <text:span text:style-name="T135">LINP </text:span>(dentro da tag <text:span text:style-name="T135">linp</text:span>) a propriedade <text:span text:style-name="T135">lindberg.persistence.TransactionManager</text:span> e seu respectivo valor como a implementação desejada. Abaixo é mostrado um exemplo desta definição configurando um gerenciador de transações chamado <text:span text:style-name="T135">CustomTransactionManager</text:span>.</text:p>
      <text:p text:style-name="P35"/>
      <text:p text:style-name="P128"><text:span text:style-name="T156"><text:tab/></text:span><text:span text:style-name="T234">&lt;</text:span><text:span text:style-name="T262">config-property</text:span> <text:span text:style-name="T287">name</text:span>=<text:span text:style-name="T180">"lindberg.persistence.TransactionManager"</text:span></text:p>
      <text:p text:style-name="P152"><text:tab/><text:tab/><text:tab/><text:span text:style-name="T287">value</text:span><text:span text:style-name="T19">=</text:span><text:span text:style-name="T180">"com.company.CustomTransactionManager"</text:span> <text:span text:style-name="T234">/&gt;</text:span></text:p>
      <text:p text:style-name="P93"/>
      <text:p text:style-name="P181"><text:s text:c="8"/>- Definindo via programaticamente: <text:span text:style-name="T47">A definição de um </text:span><text:span text:style-name="T60">TransactionManager</text:span><text:span text:style-name="T47"> específico, assim como qualquer outra propriedade de configuração, pode ser definido programaticamente. Para tal, basta usar as implementações de </text:span><text:span text:style-name="T60">simple</text:span><text:span text:style-name="T47"> das interfaces de core e persistence. Neste caso como queremos especificar uma propriedade de persistência vamos utilizar uma implementação que fornece métodos de escrita para as propriedades de configuração de persistência, a classe </text:span><text:span text:style-name="T60">SimpleLinpConfiguration. <text:s/></text:span><text:span text:style-name="T47">Abaixo é mostrado um exemplo desconsiderando as demais propriedades que são requeridas para a correta configuração do </text:span><text:span text:style-name="T60">LINP </text:span><text:span text:style-name="T47">e desconsiderando também a configuração do </text:span><text:span text:style-name="T60">CORE</text:span><text:span text:style-name="T47">, que apesar de não requerida para se usar o </text:span><text:span text:style-name="T60">LINP, </text:span><text:span text:style-name="T47">será algo que normalmente será feito</text:span><text:span text:style-name="T60">.</text:span></text:p>
      <text:p text:style-name="P86"><text:soft-page-break/></text:p>
      <text:p text:style-name="P119"><text:span text:style-name="T175"><text:tab/><text:tab/></text:span><text:span text:style-name="T306">SimpleLinpConfiguration linpConfig = </text:span><text:span text:style-name="T232">new</text:span><text:span text:style-name="T306"> SimpleLinpConfiguration();</text:span></text:p>
      <text:p text:style-name="P155"><text:span text:style-name="T19"><text:tab/><text:tab/></text:span><text:span text:style-name="T342">//... </text:span><text:span text:style-name="T342">configurações</text:span><text:span text:style-name="T342"> </text:span><text:span text:style-name="T342">das</text:span><text:span text:style-name="T342"> </text:span><text:span text:style-name="T342">demais</text:span><text:span text:style-name="T342"> </text:span><text:span text:style-name="T342">propriedades de persistência</text:span><text:span text:style-name="T342"> </text:span><text:span text:style-name="T342">necessárias</text:span></text:p>
      <text:p text:style-name="P152"><text:span text:style-name="T19"><text:tab/><text:tab/>linpConfig.setTransactionManager(</text:span><text:span text:style-name="T215">new</text:span><text:span text:style-name="T19"> CustomTransactionManager());</text:span></text:p>
      <text:p text:style-name="P130"><text:tab/><text:tab/>linpConfig.initializeContext();</text:p>
      <text:p text:style-name="P89"/>
      <text:p text:style-name="P61"><text:span text:style-name="T140"><text:tab/><text:tab/>Abaixo o mesmo exemplo só que configurando o </text:span>CORE<text:span text:style-name="T140"> e encapsulando o as configurações de persistência no </text:span>CORE. Observe que no exemplo abaixo, apenas <text:span text:style-name="T140">chamamos </text:span>initializeContext <text:span text:style-name="T140"><text:s/>no </text:span>CORE. <text:span text:style-name="T140">Apenas</text:span> <text:span text:style-name="T140">isso é feito porque como as configurações de </text:span>LINP<text:span text:style-name="T140"> estão encapsuladas no </text:span>CORE<text:span text:style-name="T140"> então este último, quando inicializado, já inicializará os módulos que ele encapsula. Neste caso, o </text:span>LINP<text:span text:style-name="T140">. No log de inicalização aparecerá informando </text:span>'inicializando core'<text:span text:style-name="T140"> e logo em seguida </text:span>'inicializando persistence'<text:span text:style-name="T140"> e </text:span>'persistence inicializado'<text:span text:style-name="T140">. Só após a inicialização do módulo encapsulado é que a mensagem de inicialização concluída do </text:span>CORE<text:span text:style-name="T140"> é exibida,</text:span> 'core inicializado'<text:span text:style-name="T140">.</text:span></text:p>
      <text:p text:style-name="P35"/>
      <text:p text:style-name="P139"><text:span text:style-name="T101"><text:tab/></text:span><text:span text:style-name="T23">SimpleLinpConfiguration linpConfig = </text:span><text:span text:style-name="T216">new</text:span><text:span text:style-name="T23"> SimpleLinpConfiguration();</text:span></text:p>
      <text:p text:style-name="P146"><text:span text:style-name="T19"><text:tab/></text:span><text:span text:style-name="T342">//... </text:span><text:span text:style-name="T344">configurações</text:span><text:span text:style-name="T342"> </text:span><text:span text:style-name="T344">das</text:span><text:span text:style-name="T342"> </text:span><text:span text:style-name="T344">demais</text:span><text:span text:style-name="T342"> </text:span><text:span text:style-name="T344">propriedades</text:span><text:span text:style-name="T342"> </text:span><text:span text:style-name="T344">de</text:span><text:span text:style-name="T342"> </text:span><text:span text:style-name="T344">persistência</text:span><text:span text:style-name="T342"> </text:span><text:span text:style-name="T344">necessárias</text:span></text:p>
      <text:p text:style-name="P146"><text:span text:style-name="T19"><text:tab/>linpConfig.setTransactionManager(</text:span><text:span text:style-name="T215">new</text:span><text:span text:style-name="T19"> CustomTransactionManager());</text:span></text:p>
      <text:p text:style-name="P108"><text:tab/><text:tab/></text:p>
      <text:p text:style-name="P146"><text:span text:style-name="T19"><text:tab/>SimpleCoreConfiguration simpleCore = </text:span><text:span text:style-name="T215">new</text:span><text:span text:style-name="T19"> SimpleCoreConfiguration();</text:span></text:p>
      <text:p text:style-name="P146"><text:span text:style-name="T19"><text:tab/></text:span><text:span text:style-name="T342">//... </text:span><text:span text:style-name="T344">configurações</text:span><text:span text:style-name="T342"> </text:span><text:span text:style-name="T344">das</text:span><text:span text:style-name="T342"> </text:span><text:span text:style-name="T344">demais</text:span><text:span text:style-name="T342"> </text:span><text:span text:style-name="T344">propriedades</text:span><text:span text:style-name="T342"> </text:span><text:span text:style-name="T344">de</text:span><text:span text:style-name="T342"> core </text:span><text:span text:style-name="T344">necessárias</text:span></text:p>
      <text:p text:style-name="P108"><text:tab/>simpleCore.setLinpConfiguration(linpConfig);</text:p>
      <text:p text:style-name="P108"><text:tab/>simpleCore.initializeContext();</text:p>
      <text:p text:style-name="P63"/>
      <text:p text:style-name="P93"><text:span text:style-name="T7"><text:tab/></text:span><text:span text:style-name="T140">5.11.2 – A annotation @Transax. Como definir um Contexto Transacional.</text:span></text:p>
      <text:p text:style-name="P89"/>
      <text:p text:style-name="P35"><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5"/>
      <text:p text:style-name="P61"><text:span text:style-name="T140"><text:tab/>Para definir estes pontos de entrada que serão processados em um contexto transacional, o framework prover uma anotação simples chama </text:span>@Transax<text:span text:style-name="T140">. Essa anotação pode ser usada no escopo de método ou de classe e uma vez utilizada sinaliza ao framework que a partir dali o processamento deve ser realizado em uma transação.</text:span></text:p>
      <text:p text:style-name="P35"/>
      <text:p text:style-name="P61"><text:span text:style-name="T140"><text:tab/>O ponto de entrada definido com a anotação </text:span>@Transax<text:span text:style-name="T140">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40"> adota o padrão de participar da transação corrente se esta existir.</text:span></text:p>
      <text:p text:style-name="P35"/>
      <text:p text:style-name="P61"><text:span text:style-name="T140"><text:tab/></text:span><text:span text:style-name="T141">IMPORTANTE</text:span><text:span text:style-name="T323">: </text:span><text:span text:style-name="T140">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40">a partir de </text:span>UserBeanContext<text:span text:style-name="T140"> ou da </text:span>BeanFactory <text:span text:style-name="T140">definida obtida a partir de </text:span>CoreContext<text:span text:style-name="T140">.</text:span>getInstance().getBeanFactory(). <text:span text:style-name="T140">É importante lembrar que para que um bean seja obtido a partir do contexto de beans usando qualquer um desses modos apresentados, a classe do bean deve estar anotada com </text:span>@Bean <text:span text:style-name="T140">e esta classe está dentro ou abaixo do pacote base para injeção de dependência </text:span>(DIBasePackage),<text:span text:style-name="T140"> definido nas configurações do </text:span>CORE. <text:span text:style-name="T140">Isso é necessário pois no momento </text:span><text:soft-page-break/><text:span text:style-name="T140">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40"> na classe do bean desejado. Obter a instância via operador </text:span>new<text:span text:style-name="T140"> não ativará o mecanismo de gerenciamento de transações.</text:span></text:p>
      <text:p text:style-name="P35"/>
      <text:p text:style-name="P61"><text:span text:style-name="T140"><text:tab/></text:span><text:span text:style-name="T141">IMPORTANTE: </text:span><text:span text:style-name="T140">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Bean, <text:span text:style-name="T140">pois a implementação padrão de </text:span>BeanPopulator<text:span text:style-name="T140"> no momento da população do </text:span>Bean<text:span text:style-name="T140"> para o retorno como resultado de uma operação de persistência, como consulta, cursores de saída de parâmetros, cursores de resultado de funções, etc... já verifica a necessidade da ativação ou não do contexto transacional para o </text:span>Bean<text:span text:style-name="T140"> em questão. Então qualquer obtenção, por exemplo de uma entidade </text:span>ContaBancaria<text:span text:style-name="T140"> que deve ter suas operações executadas dentro de uma transação, basta anotar a classe ou os métodos específicos com devem ser executados no contexto transacional com </text:span>@Transax<text:span text:style-name="T140">, e só isso, para que todo o gerenciamento de transações seja ativado e efetuado de forma transparente.<text:tab/></text:span></text:p>
      <text:p text:style-name="P35"/>
      <text:p text:style-name="P61"><text:span text:style-name="T140"><text:tab/>* </text:span><text:span text:style-name="T141">Exemplos de uso</text:span></text:p>
      <text:p text:style-name="P45"/>
      <text:p text:style-name="P45"><text:tab/>- Definindo um contexto transacional em um escopo de classe<text:tab/></text:p>
      <text:p text:style-name="P45"><text:span text:style-name="T148"><text:tab/>Um escopo de classe é quando toda a classe é o ponto de entrada para o contexto transacional. Todo <text:tab/>e qualquer método chamado da classe é executado dentro de uma transação. Um bom exemplo disso <text:tab/>seria uma classe </text:span><text:span text:style-name="T136">ContaBancaria</text:span><text:span text:style-name="T148">, onde qualquer operação realizada dentro da mesma deve ser <text:tab/>efetuada dentro de um contexto transacional. Então abaixo teríamos um exemplo de uma classe <text:tab/></text:span><text:span text:style-name="T136">ContaBancaria</text:span><text:span text:style-name="T148"> anotada com </text:span><text:span text:style-name="T136">@Transax</text:span><text:span text:style-name="T148"> em escopo de classe.</text:span></text:p>
      <text:p text:style-name="P35"/>
      <text:p text:style-name="P100"><text:span text:style-name="T139"><text:tab/></text:span><text:span text:style-name="T321">@Transax</text:span></text:p>
      <text:p text:style-name="P157"><text:span text:style-name="T215"><text:tab/>public</text:span><text:span text:style-name="T19"> </text:span><text:span text:style-name="T215">class</text:span><text:span text:style-name="T19"> ContaBancaria {</text:span></text:p>
      <text:p text:style-name="P157"/>
      <text:p text:style-name="P157"><text:span text:style-name="T19"><text:tab/><text:tab/></text:span><text:span text:style-name="T215">public</text:span><text:span text:style-name="T19"> </text:span><text:span text:style-name="T215">void</text:span><text:span text:style-name="T19"> transferir(ContaBancaria contaDestino, </text:span><text:span text:style-name="T215">double</text:span><text:span text:style-name="T19"> valor){</text:span></text:p>
      <text:p text:style-name="P157"><text:span text:style-name="T19"><text:tab/><text:tab/><text:tab/></text:span><text:span text:style-name="T342">//...</text:span></text:p>
      <text:p text:style-name="P120"><text:tab/><text:tab/>}</text:p>
      <text:p text:style-name="P120"><text:tab/></text:p>
      <text:p text:style-name="P157"><text:span text:style-name="T19"><text:tab/><text:tab/></text:span><text:span text:style-name="T215">public</text:span><text:span text:style-name="T19"> </text:span><text:span text:style-name="T215">void</text:span><text:span text:style-name="T19"> depositar(</text:span><text:span text:style-name="T215">double</text:span><text:span text:style-name="T19"> valor){</text:span></text:p>
      <text:p text:style-name="P157"><text:span text:style-name="T19"><text:tab/><text:tab/><text:tab/></text:span><text:span text:style-name="T342">//...</text:span></text:p>
      <text:p text:style-name="P120"><text:tab/><text:tab/>}</text:p>
      <text:p text:style-name="P120"><text:tab/></text:p>
      <text:p text:style-name="P157"><text:span text:style-name="T19"><text:tab/><text:tab/></text:span><text:span text:style-name="T215">public</text:span><text:span text:style-name="T19"> </text:span><text:span text:style-name="T215">void</text:span><text:span text:style-name="T19"> sacar(</text:span><text:span text:style-name="T215">double</text:span><text:span text:style-name="T19"> valor){</text:span></text:p>
      <text:p text:style-name="P157"><text:span text:style-name="T19"><text:tab/><text:tab/><text:tab/></text:span><text:span text:style-name="T342">//</text:span></text:p>
      <text:p text:style-name="P120"><text:tab/><text:tab/>}</text:p>
      <text:p text:style-name="P120"><text:tab/></text:p>
      <text:p text:style-name="P157"><text:span text:style-name="T19"><text:tab/><text:tab/></text:span><text:span text:style-name="T215">public</text:span><text:span text:style-name="T19"> Extrato emitirExtrato(Date dataInicio, Date dataFim){</text:span></text:p>
      <text:p text:style-name="P157"><text:span text:style-name="T19"><text:tab/><text:tab/><text:tab/></text:span><text:span text:style-name="T215">return</text:span><text:span text:style-name="T19"> </text:span><text:span text:style-name="T215">null</text:span><text:span text:style-name="T19">;</text:span><text:span text:style-name="T342">//</text:span><text:span text:style-name="T344">implementação</text:span><text:span text:style-name="T342"> </text:span><text:span text:style-name="T344">da</text:span><text:span text:style-name="T342"> </text:span><text:span text:style-name="T344">emisão</text:span><text:span text:style-name="T342"> do </text:span><text:span text:style-name="T344">extrato</text:span></text:p>
      <text:p text:style-name="P120"><text:tab/><text:tab/>}</text:p>
      <text:p text:style-name="P120"><text:tab/></text:p>
      <text:p text:style-name="P157"><text:span text:style-name="T19"><text:tab/><text:tab/></text:span><text:span text:style-name="T215">public</text:span><text:span text:style-name="T19"> List&lt;ComprovantePagameto&gt; listarComprovantesPagamento(Date dataInicio, Date dataFim){</text:span></text:p>
      <text:p text:style-name="P157"><text:span text:style-name="T19"><text:tab/><text:tab/><text:tab/></text:span><text:span text:style-name="T215">return</text:span><text:span text:style-name="T19"> </text:span><text:span text:style-name="T215">null</text:span><text:span text:style-name="T19">;</text:span><text:span text:style-name="T342">//</text:span><text:span text:style-name="T344">implementação</text:span><text:span text:style-name="T342"> </text:span><text:span text:style-name="T344">da</text:span><text:span text:style-name="T342"> </text:span><text:span text:style-name="T344">listagem</text:span><text:span text:style-name="T342"> </text:span><text:span text:style-name="T344">de</text:span><text:span text:style-name="T342"> </text:span><text:span text:style-name="T344">comprovantes</text:span></text:p>
      <text:p text:style-name="P120"><text:tab/><text:tab/>}</text:p>
      <text:p text:style-name="P120"><text:tab/>}</text:p>
      <text:p text:style-name="P37"/>
      <text:p text:style-name="P121"><text:span text:style-name="T162"><text:tab/>Na classe acima, </text:span><text:span text:style-name="T166">ContaBancaria, </text:span><text:span text:style-name="T162">todos os métodos são executados dentro de uma transação, pois o o contexto transacional foi definido como escopo de classe. Observe que anotamos apenas com </text:span><text:span text:style-name="T166">@Transax </text:span><text:span text:style-name="T162">e não foi necessário a anotação </text:span><text:span text:style-name="T166">@Bean.</text:span><text:span text:style-name="T162"> Isso foi feito, seguindo o que foi dito anteriormente, pois esta classe corresponde a uma entidade e nunca teremos a necessidade de obter a partir do contexto de beans (ou da fábrica) diretamente uma instância de </text:span><text:span text:style-name="T166">ContaBancaria</text:span><text:span text:style-name="T162">, pois as entidades serão adicionadas e recuparadas a partir da camada de persistência usando o </text:span><text:span text:style-name="T166">LINP</text:span><text:span text:style-name="T162"> e como foi dito, neste caso basta a anotação </text:span><text:span text:style-name="T166">@Transax </text:span><text:span text:style-name="T162">para </text:span><text:soft-page-break/><text:span text:style-name="T162">quo </text:span><text:span text:style-name="T166">LINP</text:span><text:span text:style-name="T162"> efetue a ativação do contexto transacional.</text:span></text:p>
      <text:p text:style-name="P35"/>
      <text:p text:style-name="P121"><text:span text:style-name="T162"><text:tab/>Da mesma forma considere agora que tivéssemos um controlador de negócio (</text:span><text:span text:style-name="T166">BusinessController) </text:span><text:span text:style-name="T162">para tratar das operações referentes a negócio da entidade </text:span><text:span text:style-name="T166">ContaBancaria. </text:span><text:span text:style-name="T162">Uma classe desse tipo, não será persistida nem muito menos recuperada. Ela é uma classe controladora que me fornecerá os métodos pertinentes no que diz respeito a entidade </text:span><text:span text:style-name="T166">ContaBancaria</text:span><text:span text:style-name="T162"> referente ao negócio. Ela será usada por outros objetos atendendo solicitações por exemplo, </text:span><text:span text:style-name="T166">criação, atualização, listagem, consulta e exclusão</text:span><text:span text:style-name="T162"> de contas bancárias. Uma vez que podemos usa-la por exemplo, em uma </text:span><text:span text:style-name="T166">Fachada</text:span><text:span text:style-name="T162"> (</text:span><text:span text:style-name="T166">Facade)</text:span><text:span text:style-name="T162"> do nosso subsistema, nos nossos controladores de visão (</text:span><text:span text:style-name="T166">ViewController),</text:span><text:span text:style-name="T162"> ou em qualquer outro ponto, é necessário anota-la, caso desejarmos o controle transacional em algum ponto desta classe, com @</text:span><text:span text:style-name="T166">Bean</text:span><text:span text:style-name="T162">, pois através desta anotação defimos um </text:span><text:span text:style-name="T166">ID</text:span><text:span text:style-name="T162"> para este </text:span><text:span text:style-name="T166">Bean </text:span><text:span text:style-name="T162"><text:s/>e podemos facilmente obter a instância a partir do contexto de beans, fábrica de beans ou injet-la diretamente em uma propriedade de classe específica via anotação:</text:span></text:p>
      <text:p text:style-name="P35"><text:tab/><text:tab/></text:p>
      <text:p text:style-name="P121"><text:span text:style-name="T162"><text:tab/><text:tab/></text:span><text:span text:style-name="T166">@Inject(“id do bean”)</text:span></text:p>
      <text:p text:style-name="P61"><text:tab/></text:p>
      <text:p text:style-name="P121"><text:span text:style-name="T166"><text:tab/></text:span><text:span text:style-name="T162">Onde o </text:span><text:span text:style-name="T166">“id do bean” </text:span><text:span text:style-name="T162">é o </text:span><text:span text:style-name="T166">ID </text:span><text:span text:style-name="T162">definido via anotação </text:span><text:span text:style-name="T166">@Bean</text:span><text:span text:style-name="T162"> na classe desejada.</text:span></text:p>
      <text:p text:style-name="P35"/>
      <text:p text:style-name="P121"><text:span text:style-name="T162"><text:tab/>Abaixo vai um exemplo do </text:span><text:span text:style-name="T167">BusinessController (BC)</text:span><text:span text:style-name="T164"> de conta bancária:</text:span></text:p>
      <text:p text:style-name="P50"/>
      <text:p text:style-name="P121"><text:span text:style-name="T164"><text:tab/></text:span><text:span text:style-name="T322">@Transax</text:span></text:p>
      <text:p text:style-name="P157"><text:span text:style-name="T319"><text:tab/>@Bean</text:span><text:span text:style-name="T19">(</text:span><text:span text:style-name="T179">"contaBancariaBC"</text:span><text:span text:style-name="T19">)</text:span></text:p>
      <text:p text:style-name="P157"><text:span text:style-name="T215"><text:tab/>public</text:span><text:span text:style-name="T19"> </text:span><text:span text:style-name="T215">class</text:span><text:span text:style-name="T19"> ContaBancariaBCImpl </text:span><text:span text:style-name="T215">implements</text:span><text:span text:style-name="T19"> ContaBancariaBC{</text:span></text:p>
      <text:p text:style-name="P157"/>
      <text:p text:style-name="P157"><text:span text:style-name="T19"><text:tab/><text:tab/></text:span><text:span text:style-name="T342">//...</text:span></text:p>
      <text:p text:style-name="P120"><text:tab/><text:tab/></text:p>
      <text:p text:style-name="P120"><text:tab/>}</text:p>
      <text:p text:style-name="P97"/>
      <text:p text:style-name="P109"><text:span text:style-name="T178"><text:tab/></text:span><text:span text:style-name="T164">Uma vez definido o </text:span><text:span text:style-name="T167">ID</text:span><text:span text:style-name="T164"> para o </text:span><text:span text:style-name="T167">BC</text:span><text:span text:style-name="T164"> de conta bancária, agora podemos obter diretamente a instância do bean com o gerenciamento transacional ativo a partir do contexto de beans, da fábrica ou injeta-lo diretamente. Abaixo estão os exemplos desses três modos de uso respectivamente:</text:span></text:p>
      <text:p text:style-name="P51"><text:tab/><text:tab/></text:p>
      <text:p text:style-name="P51"><text:tab/>* A partir do contexto de Beans:</text:p>
      <text:p text:style-name="P146"><text:span text:style-name="T55"><text:tab/></text:span><text:span text:style-name="T129">ContaBancariaBC </text:span><text:span text:style-name="T131">contaBancariaBC</text:span><text:span text:style-name="T129"> = UserBeanContext.</text:span><text:span text:style-name="T132">getInstance</text:span><text:span text:style-name="T129">().getBean(</text:span><text:span text:style-name="T211">"contaBancariaBC"</text:span><text:span text:style-name="T129">);</text:span><text:span text:style-name="T99"><text:tab/></text:span></text:p>
      <text:p text:style-name="P51"/>
      <text:p text:style-name="P51"><text:tab/>* <text:s/>A partir da fábrica de Beans:</text:p>
      <text:p text:style-name="P157"><text:span text:style-name="T80"><text:tab/></text:span><text:span text:style-name="T109">ContaBancariaBC </text:span><text:span text:style-name="T106">contaBancariaBC</text:span><text:span text:style-name="T109"> = CoreContext.</text:span><text:span text:style-name="T118">getInstance</text:span><text:span text:style-name="T109">().getBeanFactory().getBean(</text:span><text:span text:style-name="T186">"contaBancariaBC"</text:span><text:span text:style-name="T109">);</text:span></text:p>
      <text:p text:style-name="P51"/>
      <text:p text:style-name="P51"><text:tab/>* Injeção direta em uma propriedade de classe:</text:p>
      <text:p text:style-name="P157"><text:span text:style-name="T80"><text:tab/></text:span><text:span text:style-name="T322">@Bean</text:span><text:span text:style-name="T109">(</text:span><text:span text:style-name="T186">"bancoFacade"</text:span><text:span text:style-name="T109">)</text:span></text:p>
      <text:p text:style-name="P157"><text:span text:style-name="T215"><text:tab/>public</text:span><text:span text:style-name="T19"> </text:span><text:span text:style-name="T215">class</text:span><text:span text:style-name="T19"> BancoFacade {</text:span></text:p>
      <text:p text:style-name="P157"/>
      <text:p text:style-name="P157"><text:span text:style-name="T19"><text:tab/><text:tab/></text:span><text:span text:style-name="T319">@Inject</text:span><text:span text:style-name="T19">(</text:span><text:span text:style-name="T179">"contaBancariaBC"</text:span><text:span text:style-name="T19">)</text:span></text:p>
      <text:p text:style-name="P157"><text:span text:style-name="T19"><text:tab/><text:tab/></text:span><text:span text:style-name="T215">private</text:span><text:span text:style-name="T19"> ContaBancariaBC </text:span><text:span text:style-name="T318">contaBancariaBC</text:span><text:span text:style-name="T19">;</text:span></text:p>
      <text:p text:style-name="P120"><text:tab/></text:p>
      <text:p text:style-name="P157"><text:span text:style-name="T19"><text:tab/><text:tab/></text:span><text:span text:style-name="T342">//...</text:span></text:p>
      <text:p text:style-name="P120"><text:tab/>}</text:p>
      <text:p text:style-name="P37"/>
      <text:p text:style-name="P45"><text:tab/>- Definindo um contexto transacional em um escopo de método:</text:p>
      <text:p text:style-name="P45"><text:tab/> <text:s/><text:span text:style-name="T148">Observe que no exemplo anterior, quando definimos o contexto transacional para um escopo de classe, todos os métodos da classe </text:span><text:span text:style-name="T136">ContaBancaria</text:span><text:span text:style-name="T148"> estão dentro do contexto. Isso faz com que inclusive os métodos de listagem, </text:span><text:span text:style-name="T136">emitirExtrato</text:span><text:span text:style-name="T148"> e </text:span><text:span text:style-name="T136">listarComprovantesPagamento</text:span><text:span text:style-name="T148">, também sejam executados em uma transação. Por serem métodos de leitura apenas para extração de dados, não necessariamente temos que ter uma transação para estas operações, deixando dentro do contexto transacional apenas os métodos que </text:span><text:soft-page-break/><text:span text:style-name="T148">requerem realmente uma, </text:span><text:span text:style-name="T136">transferir, depositar </text:span><text:span text:style-name="T148">e </text:span><text:span text:style-name="T136">sacar.</text:span><text:span text:style-name="T148">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36">ContaBancaria, </text:span><text:span text:style-name="T148">quando chamados, não serão executados dentro de uma transação. Já os demais métodos, anotados com </text:span><text:span text:style-name="T136">@Transax,</text:span><text:span text:style-name="T148"> são obrigatoriamente executados em uma transação. Abaixo é mostrada a classe </text:span><text:span text:style-name="T136">ContaBancaria</text:span><text:span text:style-name="T148"> com essas alterações.</text:span></text:p>
      <text:p text:style-name="P35"/>
      <text:p text:style-name="P45"><text:span text:style-name="T148"><text:tab/></text:span>IMPORTANTE: <text:span text:style-name="T148">O fato de um método não estar anotado com </text:span><text:span text:style-name="T136">@Transax</text:span><text:span text:style-name="T148"> não quer dizer que ele não possar participar de uma transação já existente. Um método </text:span><text:span text:style-name="T135">X</text:span><text:span text:style-name="T148"> que não possui contexto transacional, ou seja, não está anotado com </text:span><text:span text:style-name="T136">@Transax</text:span><text:span text:style-name="T148"> e nem está em uma classe que esteja anotada com esta mesma anotação, que é chamado por um método </text:span><text:span text:style-name="T135">Y</text:span><text:span text:style-name="T148"> que é executado dentro de um contexto transacional, por fazer parte da pilha de chamadas dentro contexto transacional de </text:span><text:span text:style-name="T135">Y</text:span><text:span text:style-name="T148">, está participando da transação iniciada em </text:span><text:span text:style-name="T135">Y</text:span><text:span text:style-name="T148"> e por esta razão caso </text:span><text:span text:style-name="T135">X</text:span><text:span text:style-name="T148"> lance uma exceção, a transação de </text:span><text:span text:style-name="T135">Y</text:span><text:span text:style-name="T148"> falhará e sofrerá </text:span><text:span text:style-name="T136">rollback</text:span><text:span text:style-name="T148">.</text:span></text:p>
      <text:p text:style-name="P35"/>
      <text:p text:style-name="P139"><text:span text:style-name="T103"><text:tab/></text:span><text:span text:style-name="T222">public</text:span><text:span text:style-name="T43"> </text:span><text:span text:style-name="T222">class</text:span><text:span text:style-name="T43"> ContaBancaria {</text:span></text:p>
      <text:p text:style-name="P120"><text:tab/></text:p>
      <text:p text:style-name="P157"><text:span text:style-name="T19"><text:tab/><text:tab/></text:span><text:span text:style-name="T319">@Transax</text:span></text:p>
      <text:p text:style-name="P157"><text:span text:style-name="T19"><text:tab/><text:tab/></text:span><text:span text:style-name="T215">public</text:span><text:span text:style-name="T19"> </text:span><text:span text:style-name="T215">void</text:span><text:span text:style-name="T19"> transferir(ContaBancaria contaDestino, </text:span><text:span text:style-name="T215">double</text:span><text:span text:style-name="T19"> valor){</text:span></text:p>
      <text:p text:style-name="P157"><text:span text:style-name="T19"><text:tab/><text:tab/><text:tab/></text:span><text:span text:style-name="T342">//...</text:span></text:p>
      <text:p text:style-name="P120"><text:tab/><text:tab/>}</text:p>
      <text:p text:style-name="P120"><text:tab/></text:p>
      <text:p text:style-name="P157"><text:span text:style-name="T19"><text:tab/><text:tab/></text:span><text:span text:style-name="T319">@Transax</text:span></text:p>
      <text:p text:style-name="P157"><text:span text:style-name="T19"><text:tab/><text:tab/></text:span><text:span text:style-name="T215">public</text:span><text:span text:style-name="T19"> </text:span><text:span text:style-name="T215">void</text:span><text:span text:style-name="T19"> depositar(</text:span><text:span text:style-name="T215">double</text:span><text:span text:style-name="T19"> valor){</text:span></text:p>
      <text:p text:style-name="P157"><text:span text:style-name="T19"><text:tab/><text:tab/><text:tab/></text:span><text:span text:style-name="T342">//...</text:span></text:p>
      <text:p text:style-name="P120"><text:tab/><text:tab/>}</text:p>
      <text:p text:style-name="P120"><text:tab/></text:p>
      <text:p text:style-name="P157"><text:span text:style-name="T19"><text:tab/><text:tab/></text:span><text:span text:style-name="T319">@Transax</text:span></text:p>
      <text:p text:style-name="P157"><text:span text:style-name="T19"><text:tab/><text:tab/></text:span><text:span text:style-name="T215">public</text:span><text:span text:style-name="T19"> </text:span><text:span text:style-name="T215">void</text:span><text:span text:style-name="T19"> sacar(</text:span><text:span text:style-name="T215">double</text:span><text:span text:style-name="T19"> valor){</text:span></text:p>
      <text:p text:style-name="P157"><text:span text:style-name="T19"><text:tab/><text:tab/><text:tab/></text:span><text:span text:style-name="T342">//</text:span></text:p>
      <text:p text:style-name="P120"><text:tab/><text:tab/>}</text:p>
      <text:p text:style-name="P120"><text:tab/></text:p>
      <text:p text:style-name="P157"><text:span text:style-name="T19"><text:tab/><text:tab/></text:span><text:span text:style-name="T215">public</text:span><text:span text:style-name="T19"> Extrato emitirExtrato(Date dataInicio, Date dataFim){</text:span></text:p>
      <text:p text:style-name="P157"><text:span text:style-name="T19"><text:tab/><text:tab/><text:tab/></text:span><text:span text:style-name="T215">return</text:span><text:span text:style-name="T19"> </text:span><text:span text:style-name="T215">null</text:span><text:span text:style-name="T19">;</text:span><text:span text:style-name="T342">//</text:span><text:span text:style-name="T344">implementação</text:span><text:span text:style-name="T342"> </text:span><text:span text:style-name="T344">da</text:span><text:span text:style-name="T342"> </text:span><text:span text:style-name="T344">emisão</text:span><text:span text:style-name="T342"> do </text:span><text:span text:style-name="T344">extrato</text:span></text:p>
      <text:p text:style-name="P120"><text:tab/><text:tab/>}</text:p>
      <text:p text:style-name="P120"><text:tab/><text:tab/></text:p>
      <text:p text:style-name="P157"><text:span text:style-name="T19"><text:tab/><text:tab/></text:span><text:span text:style-name="T215">public</text:span><text:span text:style-name="T19"> List&lt;ComprovantePagameto&gt; listarComprovantesPagamento(Date dataInicio, Date dataFim){</text:span></text:p>
      <text:p text:style-name="P157"><text:span text:style-name="T19"><text:tab/><text:tab/><text:tab/></text:span><text:span text:style-name="T215">return</text:span><text:span text:style-name="T19"> </text:span><text:span text:style-name="T215">null</text:span><text:span text:style-name="T19">;</text:span><text:span text:style-name="T342">//</text:span><text:span text:style-name="T344">implementação</text:span><text:span text:style-name="T342"> </text:span><text:span text:style-name="T344">da</text:span><text:span text:style-name="T342"> </text:span><text:span text:style-name="T344">listagem</text:span><text:span text:style-name="T342"> </text:span><text:span text:style-name="T344">de</text:span><text:span text:style-name="T342"> </text:span><text:span text:style-name="T344">comprovantes</text:span></text:p>
      <text:p text:style-name="P120"><text:tab/><text:tab/>}</text:p>
      <text:p text:style-name="P120"><text:tab/>}</text:p>
      <text:p text:style-name="P45"/>
      <text:p text:style-name="P45"><text:tab/>- Definindo múltiplos contextos transacionais que interagem entre si</text:p>
      <text:p text:style-name="P45"/>
      <text:p text:style-name="P45"><text:tab/><text:span text:style-name="T148">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45"><text:span text:style-name="T148"><text:tab/>Para tal considere o código da classe </text:span><text:span text:style-name="T136">ContaBancariaBC </text:span><text:span text:style-name="T148">abaixo: </text:span></text:p>
      <text:p text:style-name="P35"><text:tab/></text:p>
      <text:p text:style-name="P204"><text:tab/>@Transax</text:p>
      <text:p text:style-name="P157"><text:span text:style-name="T319"><text:tab/>@Bean</text:span><text:span text:style-name="T19">(</text:span><text:span text:style-name="T179">"contaBancariaBC"</text:span><text:span text:style-name="T19">)</text:span></text:p>
      <text:p text:style-name="P157"><text:span text:style-name="T215"><text:tab/>public</text:span><text:span text:style-name="T19"> </text:span><text:span text:style-name="T215">class</text:span><text:span text:style-name="T19"> ContaBancariaBCImpl </text:span><text:span text:style-name="T215">implements</text:span><text:span text:style-name="T19"> ContaBancariaBC{</text:span></text:p>
      <text:p text:style-name="P157"/>
      <text:p text:style-name="P157"><text:span text:style-name="T19"><text:tab/><text:tab/></text:span><text:span text:style-name="T215">public</text:span><text:span text:style-name="T19"> </text:span><text:span text:style-name="T215">void</text:span><text:span text:style-name="T19"> criarConta(ContaBancaria contaBancaria, </text:span><text:span text:style-name="T215">double</text:span><text:span text:style-name="T19"> depositoInicial){</text:span></text:p>
      <text:p text:style-name="P157"><text:span text:style-name="T19"><text:tab/><text:tab/><text:tab/></text:span><text:span text:style-name="T342">//...</text:span><text:span text:style-name="T344">implementação</text:span><text:span text:style-name="T342"> </text:span><text:span text:style-name="T344">da</text:span><text:span text:style-name="T342"> </text:span><text:span text:style-name="T344">criação</text:span><text:span text:style-name="T342"> </text:span><text:span text:style-name="T344">da</text:span><text:span text:style-name="T342"> </text:span><text:span text:style-name="T344">conta</text:span></text:p>
      <text:p text:style-name="P120"><text:tab/><text:tab/><text:tab/>contaBancaria.depositar(depositoInicial);</text:p>
      <text:p text:style-name="P120"><text:tab/><text:tab/>}</text:p>
      <text:p text:style-name="P120"><text:tab/></text:p>
      <text:p text:style-name="P120"><text:tab/>}</text:p>
      <text:p text:style-name="P35"/>
      <text:p text:style-name="P45"><text:soft-page-break/><text:span text:style-name="T148"><text:tab/>Como demonstrado no código acima, o método de criação de conta estaria no </text:span><text:span text:style-name="T136">BC, ContaBancariaBC, </text:span><text:span text:style-name="T148">e o método de depósito estaria na classe </text:span><text:span text:style-name="T136">ContaBancaria</text:span><text:span text:style-name="T148">. O </text:span><text:span text:style-name="T136">BC</text:span><text:span text:style-name="T148"> possui contexto transacional de classe e a classe </text:span><text:span text:style-name="T136">ContaBancaria </text:span><text:span text:style-name="T148">de método. O método </text:span><text:span text:style-name="T136">depositar, </text:span><text:span text:style-name="T339">que chamaremos para efetivar o deposito,</text:span><text:span text:style-name="T148"> faz parte do contexto transacional da classe </text:span><text:span text:style-name="T136">ContaBancaria</text:span><text:span text:style-name="T148">. Então no momento da chamada ao método </text:span><text:span text:style-name="T136">criarConta</text:span><text:span text:style-name="T148"> na classe </text:span><text:span text:style-name="T136">ContaBancariaBC, </text:span><text:span text:style-name="T148">uma transação é requerida, então caso não exista uma para o contexto corrente uma nova será criada. Após a criação da conta o depósito requerido para criação da mesma é feito chamando o método </text:span><text:span text:style-name="T136">depositar</text:span><text:span text:style-name="T148"> da classe </text:span><text:span text:style-name="T136">ContaBancaria</text:span><text:span text:style-name="T148">. Uma nova transação não será criada, pois o contexto do método </text:span><text:span text:style-name="T136">depositar</text:span><text:span text:style-name="T148"> foi acessado a partir de outro contexto transacional (método </text:span><text:span text:style-name="T136">criarConta</text:span><text:span text:style-name="T148">) e como já existe uma transação corrente, este último método participará da mesma.</text:span></text:p>
      <text:p text:style-name="P35"/>
      <text:p text:style-name="P45"><text:span text:style-name="T148"><text:tab/>Observe que todo o processo de criação da conta e deposito foi efetuado dentro de uma mesma transação. Se por exemplo, a criação da conta em si, o </text:span><text:span text:style-name="T136">insert </text:span><text:span text:style-name="T148">no banco, foi feito sem problemas mas no momento da operação de depósito ocorrer algum problema, todo o processo sofre </text:span><text:span text:style-name="T136">rollback </text:span><text:span text:style-name="T148">e o </text:span><text:span text:style-name="T136">insert</text:span><text:span text:style-name="T148"> da conta no banco não será efetivado.</text:span></text:p>
      <text:p text:style-name="P35"/>
      <text:p text:style-name="P35"/>
      <text:p text:style-name="P89"><text:tab/>5.12 – Integrando o <text:span text:style-name="T135">LINP </text:span>com o <text:span text:style-name="T135">Springframework</text:span></text:p>
      <text:p text:style-name="P93"/>
      <text:p text:style-name="P89"><text:span text:style-name="T135"><text:tab/></text:span><text:span text:style-name="T17">É possível usar o </text:span><text:span text:style-name="T11">LINP</text:span><text:span text:style-name="T17"> integrado com o </text:span><text:span text:style-name="T11">Springframework </text:span><text:span text:style-name="T17">de modo a deixar a injeção de dependências a cargo do </text:span><text:span text:style-name="T11">spring</text:span><text:span text:style-name="T17"> enquanto toda a parte de persistência fica sobre responsabilidade do </text:span><text:span text:style-name="T11">LINP</text:span><text:span text:style-name="T17">. Para tal, é necessário uma simples configuração para que o gerenciamento de transações do </text:span><text:span text:style-name="T11">LINP</text:span><text:span text:style-name="T17"> seja efetivado e trabalhe de forma integrada com o s</text:span><text:span text:style-name="T11">pring.</text:span></text:p>
      <text:p text:style-name="P35"/>
      <text:p text:style-name="P89"><text:span text:style-name="T6"><text:tab/>- Injeção de dependências do </text:span><text:span text:style-name="T14">spring</text:span><text:span text:style-name="T6"> integrada com o gerenciamento de transações do </text:span><text:span text:style-name="T14">LINP</text:span></text:p>
      <text:p text:style-name="P89"><text:span text:style-name="T17"><text:tab/> Você pode optar também por não usar o mecanismo de injeção do </text:span><text:span text:style-name="T11">lindbergframework</text:span><text:span text:style-name="T17"> e usar o </text:span><text:span text:style-name="T11">spring</text:span><text:span text:style-name="T17"> ao invés disso mas ainda sim usar o mecanismo de transações do </text:span><text:span text:style-name="T11">LINP</text:span><text:span text:style-name="T17">. Isso é feito facilmente, bastando para tal apenas declarar a implementação de </text:span><text:span text:style-name="T11">BeanPostProcessor </text:span><text:span text:style-name="T17">provida pelo </text:span><text:span text:style-name="T11">LINP</text:span><text:span text:style-name="T17"> que promove esta integração:</text:span></text:p>
      <text:p text:style-name="P61"><text:tab/> org.lindbergframework.persistence.integration.spring.LinpTransactionBeanPostProcessor</text:p>
      <text:p text:style-name="P61"/>
      <text:p text:style-name="P61"><text:tab/><text:span text:style-name="T140">Exemplo de definição em um xml do spring:</text:span></text:p>
      <text:p text:style-name="P61"><text:span text:style-name="T140"/></text:p>
      <text:p text:style-name="P139"><text:span text:style-name="T115"><text:tab/></text:span><text:span text:style-name="T248">&lt;?</text:span><text:span text:style-name="T274">xml</text:span><text:span text:style-name="T45"> </text:span><text:span text:style-name="T300">version</text:span><text:span text:style-name="T45">=</text:span><text:span text:style-name="T201">"1.0"</text:span><text:span text:style-name="T45"> </text:span><text:span text:style-name="T300">encoding</text:span><text:span text:style-name="T45">=</text:span><text:span text:style-name="T201">"UTF-8"</text:span><text:span text:style-name="T248">?&gt;</text:span></text:p>
      <text:p text:style-name="P276"><text:span text:style-name="T234"><text:tab/><text:tab/>&lt;</text:span><text:span text:style-name="T262">beans</text:span> <text:span text:style-name="T287">xmlns</text:span><text:span text:style-name="T19">=</text:span><text:span text:style-name="T180">"http://www.springframework.org/schema/beans"</text:span> <text:s/></text:p>
      <text:p text:style-name="P276"><text:tab/><text:tab/> <text:s text:c="6"/><text:span text:style-name="T287">xmlns:xsi</text:span><text:span text:style-name="T19">=</text:span><text:span text:style-name="T180">"http://www.w3.org/2001/XMLSchema-instance"</text:span> <text:s/></text:p>
      <text:p text:style-name="P276"><text:tab/><text:tab/> <text:s text:c="6"/><text:span text:style-name="T287">xmlns:context</text:span><text:span text:style-name="T19">=</text:span><text:span text:style-name="T180">"http://www.springframework.org/schema/context"</text:span></text:p>
      <text:p text:style-name="P276"><text:tab/><text:tab/> <text:s text:c="6"/><text:span text:style-name="T287">xsi:schemaLocation</text:span><text:span text:style-name="T19">=</text:span><text:span text:style-name="T180">"http://www.springframework.org/schema/beans <text:s/></text:span></text:p>
      <text:p text:style-name="P277"><text:tab/><text:tab/> <text:s text:c="11"/>http://www.springframework.org/schema/beans/spring-beans-2.5.xsd <text:s/></text:p>
      <text:p text:style-name="P277"><text:tab/><text:tab/> <text:s text:c="11"/>http://www.springframework.org/schema/context <text:s/></text:p>
      <text:p text:style-name="P276"><text:span text:style-name="T180"><text:tab/><text:tab/> <text:s text:c="11"/>http://www.springframework.org/schema/context/spring-context-2.5.xsd"</text:span><text:span text:style-name="T234">&gt;</text:span></text:p>
      <text:p text:style-name="P139"><text:span text:style-name="T45"/></text:p>
      <text:p text:style-name="P276"/>
      <text:p text:style-name="P276"><text:span text:style-name="T19"><text:tab/> <text:s text:c="3"/></text:span><text:span text:style-name="T234">&lt;</text:span><text:span text:style-name="T262">bean</text:span> <text:span text:style-name="T287">class</text:span><text:span text:style-name="T19">=</text:span><text:span text:style-name="T180">"org.lindbergframework.persistence.integration.spring.LinpTransactionBeanPostProcessor"</text:span> <text:span text:style-name="T234">/&gt;</text:span></text:p>
      <text:p text:style-name="P274"><text:tab/><text:tab/> </text:p>
      <text:p text:style-name="P276"><text:span text:style-name="T234"><text:tab/>&lt;/</text:span><text:span text:style-name="T262">beans</text:span><text:span text:style-name="T234">&gt;</text:span></text:p>
      <text:p text:style-name="P276"><text:span text:style-name="T234"/></text:p>
      <text:p text:style-name="P276"><text:span text:style-name="T234"><text:tab/></text:span></text:p>
      <text:p text:style-name="P35"><text:tab/>Apenas a simples definição do bean <text:span text:style-name="T135">LinpTransactionBeanPostProcessor </text:span>no arquivo de context do spring, como demonstrado acima, já é trabalhar com o mecanismo de injeção de dependências do <text:span text:style-name="T135">spring</text:span> <text:span text:style-name="T135"><text:s/></text:span><text:span text:style-name="T338">usando o gerenciamento de transações do </text:span><text:span text:style-name="T138">LINP</text:span><text:span text:style-name="T338"> via annotation </text:span><text:span text:style-name="T138">@Transa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10T13:26:33.23</dc:date>
    <meta:editing-duration>PT838H05M16S</meta:editing-duration>
    <meta:editing-cycles>789</meta:editing-cycles>
    <meta:generator>BrOffice.org/3.2$Win32 OpenOffice.org_project/320m12$Build-9483</meta:generator>
    <meta:document-statistic meta:table-count="0" meta:image-count="9" meta:object-count="0" meta:page-count="73" meta:paragraph-count="1721" meta:word-count="23034" meta:character-count="178434"/>
  </office:meta>
</office:document-meta>
</file>